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5.383cm"/>
    </style:style>
    <style:style style:name="co4" style:family="table-column">
      <style:table-column-properties fo:break-before="auto" style:column-width="0.637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0.185cm"/>
    </style:style>
    <style:style style:name="co9" style:family="table-column">
      <style:table-column-properties fo:break-before="auto" style:column-width="6.165cm"/>
    </style:style>
    <style:style style:name="co10" style:family="table-column">
      <style:table-column-properties fo:break-before="auto" style:column-width="0.926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page" style:column-width="1.799cm"/>
    </style:style>
    <style:style style:name="co14" style:family="table-column">
      <style:table-column-properties fo:break-before="auto" style:column-width="5.05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5.076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3.745cm"/>
    </style:style>
    <style:style style:name="co21" style:family="table-column">
      <style:table-column-properties fo:break-before="auto" style:column-width="4.948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5.188cm"/>
    </style:style>
    <style:style style:name="co24" style:family="table-column">
      <style:table-column-properties fo:break-before="auto" style:column-width="1.508cm"/>
    </style:style>
    <style:style style:name="co25" style:family="table-column">
      <style:table-column-properties fo:break-before="auto" style:column-width="2.552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3.302cm"/>
    </style:style>
    <style:style style:name="co28" style:family="table-column">
      <style:table-column-properties fo:break-before="auto" style:column-width="2.413cm"/>
    </style:style>
    <style:style style:name="co29" style:family="table-column">
      <style:table-column-properties fo:break-before="auto" style:column-width="2.746cm"/>
    </style:style>
    <style:style style:name="co30" style:family="table-column">
      <style:table-column-properties fo:break-before="auto" style:column-width="3.052cm"/>
    </style:style>
    <style:style style:name="co31" style:family="table-column">
      <style:table-column-properties fo:break-before="auto" style:column-width="2.514cm"/>
    </style:style>
    <style:style style:name="co32" style:family="table-column">
      <style:table-column-properties fo:break-before="auto" style:column-width="1.609cm"/>
    </style:style>
    <style:style style:name="co33" style:family="table-column">
      <style:table-column-properties fo:break-before="auto" style:column-width="4.47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2.064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0.503cm"/>
    </style:style>
    <style:style style:name="co39" style:family="table-column">
      <style:table-column-properties fo:break-before="auto" style:column-width="3.884cm"/>
    </style:style>
    <style:style style:name="co40" style:family="table-column">
      <style:table-column-properties fo:break-before="auto" style:column-width="1.879cm"/>
    </style:style>
    <style:style style:name="co41" style:family="table-column">
      <style:table-column-properties fo:break-before="auto" style:column-width="0.079cm"/>
    </style:style>
    <style:style style:name="co42" style:family="table-column">
      <style:table-column-properties fo:break-before="auto" style:column-width="0.106cm"/>
    </style:style>
    <style:style style:name="co43" style:family="table-column">
      <style:table-column-properties fo:break-before="auto" style:column-width="0.721cm"/>
    </style:style>
    <style:style style:name="co44" style:family="table-column">
      <style:table-column-properties fo:break-before="auto" style:column-width="0.397cm"/>
    </style:style>
    <style:style style:name="co45" style:family="table-column">
      <style:table-column-properties fo:break-before="auto" style:column-width="0.609cm"/>
    </style:style>
    <style:style style:name="co46" style:family="table-column">
      <style:table-column-properties fo:break-before="auto" style:column-width="0.471cm"/>
    </style:style>
    <style:style style:name="co47" style:family="table-column">
      <style:table-column-properties fo:break-before="auto" style:column-width="0.318cm"/>
    </style:style>
    <style:style style:name="co48" style:family="table-column">
      <style:table-column-properties fo:break-before="auto" style:column-width="6.826cm"/>
    </style:style>
    <style:style style:name="co49" style:family="table-column">
      <style:table-column-properties fo:break-before="auto" style:column-width="0.265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1.482cm"/>
    </style:style>
    <style:style style:name="co52" style:family="table-column">
      <style:table-column-properties fo:break-before="auto" style:column-width="3.496cm"/>
    </style:style>
    <style:style style:name="co53" style:family="table-column">
      <style:table-column-properties fo:break-before="auto" style:column-width="0.291cm"/>
    </style:style>
    <style:style style:name="co54" style:family="table-column">
      <style:table-column-properties fo:break-before="auto" style:column-width="0.873cm"/>
    </style:style>
    <style:style style:name="co55" style:family="table-column">
      <style:table-column-properties fo:break-before="auto" style:column-width="2.496cm"/>
    </style:style>
    <style:style style:name="co56" style:family="table-column">
      <style:table-column-properties fo:break-before="auto" style:column-width="2.886cm"/>
    </style:style>
    <style:style style:name="co57" style:family="table-column">
      <style:table-column-properties fo:break-before="auto" style:column-width="2.037cm"/>
    </style:style>
    <style:style style:name="co58" style:family="table-column">
      <style:table-column-properties fo:break-before="auto" style:column-width="1.164cm"/>
    </style:style>
    <style:style style:name="co59" style:family="table-column">
      <style:table-column-properties fo:break-before="auto" style:column-width="1.323cm"/>
    </style:style>
    <style:style style:name="co60" style:family="table-column">
      <style:table-column-properties fo:break-before="auto" style:column-width="3.191cm"/>
    </style:style>
    <style:style style:name="co61" style:family="table-column">
      <style:table-column-properties fo:break-before="auto" style:column-width="3.4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12cm" fo:break-before="page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792cm" fo:break-before="auto" style:use-optimal-row-height="tru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53cm" fo:break-before="page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0.45cm" fo:break-before="page" style:use-optimal-row-height="false"/>
    </style:style>
    <style:style style:name="ro28" style:family="table-row">
      <style:table-row-properties style:row-height="0.9cm" fo:break-before="auto" style:use-optimal-row-height="false"/>
    </style:style>
    <style:style style:name="ro29" style:family="table-row">
      <style:table-row-properties style:row-height="0.635cm" fo:break-before="auto" style:use-optimal-row-height="false"/>
    </style:style>
    <style:style style:name="ro30" style:family="table-row">
      <style:table-row-properties style:row-height="0.582cm" fo:break-before="auto" style:use-optimal-row-height="false"/>
    </style:style>
    <style:style style:name="ro31" style:family="table-row">
      <style:table-row-properties style:row-height="0.286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318cm" fo:break-before="auto" style:use-optimal-row-height="false"/>
    </style:style>
    <style:style style:name="ro34" style:family="table-row">
      <style:table-row-properties style:row-height="0.139cm" fo:break-before="auto" style:use-optimal-row-height="false"/>
    </style:style>
    <style:style style:name="ro35" style:family="table-row">
      <style:table-row-properties style:row-height="0.404cm" fo:break-before="auto" style:use-optimal-row-height="false"/>
    </style:style>
    <style:style style:name="ro36" style:family="table-row">
      <style:table-row-properties style:row-height="0.074cm" fo:break-before="auto" style:use-optimal-row-height="false"/>
    </style:style>
    <style:style style:name="ro37" style:family="table-row">
      <style:table-row-properties style:row-height="0.106cm" fo:break-before="auto" style:use-optimal-row-height="false"/>
    </style:style>
    <style:style style:name="ro38" style:family="table-row">
      <style:table-row-properties style:row-height="0.392cm" fo:break-before="auto" style:use-optimal-row-height="false"/>
    </style:style>
    <style:style style:name="ro39" style:family="table-row">
      <style:table-row-properties style:row-height="0.351cm" fo:break-before="auto" style:use-optimal-row-height="false"/>
    </style:style>
    <style:style style:name="ro40" style:family="table-row">
      <style:table-row-properties style:row-height="0.026cm" fo:break-before="auto" style:use-optimal-row-height="false"/>
    </style:style>
    <style:style style:name="ro41" style:family="table-row">
      <style:table-row-properties style:row-height="0.563cm" fo:break-before="auto" style:use-optimal-row-height="false"/>
    </style:style>
    <style:style style:name="ro42" style:family="table-row">
      <style:table-row-properties style:row-height="0.709cm" fo:break-before="auto" style:use-optimal-row-height="false"/>
    </style:style>
    <style:style style:name="ro43" style:family="table-row">
      <style:table-row-properties style:row-height="0.18cm" fo:break-before="auto" style:use-optimal-row-height="false"/>
    </style:style>
    <style:style style:name="ro44" style:family="table-row">
      <style:table-row-properties style:row-height="0.529cm" fo:break-before="page" style:use-optimal-row-height="false"/>
    </style:style>
    <style:style style:name="ro45" style:family="table-row">
      <style:table-row-properties style:row-height="1.632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3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4" style:family="table-cell" style:parent-style-name="Default" style:data-style-name="N109">
      <style:text-properties fo:font-size="8pt" style:font-size-asian="8pt" style:font-size-complex="8pt"/>
    </style:style>
    <style:style style:name="ce5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6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7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8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9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20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21" style:family="table-cell" style:parent-style-name="Default" style:data-style-name="N109">
      <style:table-cell-properties fo:background-color="#ffffcc" fo:wrap-option="wrap" style:vertical-align="automatic"/>
    </style:style>
    <style:style style:name="ce22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25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26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27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28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29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30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35" style:family="table-cell" style:parent-style-name="Default" style:data-style-name="N109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36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38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4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7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109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7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06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11">
      <style:text-properties fo:font-size="9pt" style:font-size-asian="9pt" style:font-size-complex="9pt"/>
    </style:style>
    <style:style style:name="ce91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94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 style:data-style-name="N111">
      <style:text-properties fo:color="#ff0000" fo:font-size="9pt" style:font-size-asian="9pt" style:font-size-complex="9pt"/>
    </style:style>
    <style:style style:name="ce97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8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99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5106">
      <style:text-properties fo:font-size="9pt" fo:font-weight="bold" style:font-size-asian="9pt" style:font-weight-asian="bold" style:font-size-complex="9pt" style:font-weight-complex="bold"/>
    </style:style>
    <style:style style:name="ce106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7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10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2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3">
      <style:text-properties fo:font-size="9pt" style:font-size-asian="9pt" style:font-size-complex="9pt"/>
    </style:style>
    <style:style style:name="ce114" style:family="table-cell" style:parent-style-name="Default" style:data-style-name="N0">
      <style:text-properties fo:font-size="9pt" style:font-size-asian="9pt" style:font-size-complex="9pt"/>
    </style:style>
    <style:style style:name="ce115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6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17" style:family="table-cell" style:parent-style-name="Default" style:data-style-name="N510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9" style:family="table-cell" style:parent-style-name="Default" style:data-style-name="N510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3" style:family="table-cell" style:parent-style-name="Default" style:data-style-name="N5106">
      <style:text-properties fo:font-size="9pt" style:font-size-asian="9pt" style:font-size-complex="9pt"/>
    </style:style>
    <style:style style:name="ce124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5" style:family="table-cell" style:parent-style-name="Default" style:data-style-name="N111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26" style:family="table-cell" style:parent-style-name="Default" style:data-style-name="N111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8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3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33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4" style:family="table-cell" style:parent-style-name="Default" style:data-style-name="N111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5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510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4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4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 style:data-style-name="N10">
      <style:text-properties fo:font-size="9pt" style:font-size-asian="9pt" style:font-size-complex="9pt"/>
    </style:style>
    <style:style style:name="ce14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51" style:family="table-cell" style:parent-style-name="Default" style:data-style-name="N0"/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5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56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59" style:family="table-cell" style:parent-style-name="Default" style:data-style-name="N0">
      <style:text-properties style:font-name="Verdana" style:font-name-asian="Verdana" style:font-name-complex="Verdana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1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6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6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6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6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9" style:family="table-cell" style:parent-style-name="Default" style:data-style-name="N0"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71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72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3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17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9" style:family="table-cell" style:parent-style-name="Default" style:data-style-name="N3">
      <style:text-properties style:font-name="Verdana" style:font-name-asian="Verdana" style:font-name-complex="Verdana"/>
    </style:style>
    <style:style style:name="ce18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82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183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18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ackground-color="transparent" style:vertical-align="automatic"/>
    </style:style>
    <style:style style:name="ce188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190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5" style:family="table-cell" style:parent-style-name="Default" style:data-style-name="N0">
      <style:table-cell-properties fo:background-color="#ffffcc" style:vertical-align="automatic"/>
    </style:style>
    <style:style style:name="ce196" style:family="table-cell" style:parent-style-name="Default" style:data-style-name="N113">
      <style:text-properties fo:font-size="9pt" style:font-size-asian="9pt" style:font-size-complex="9pt"/>
    </style:style>
    <style:style style:name="ce197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0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17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 style:data-style-name="N106">
      <style:table-cell-properties fo:background-color="#ffffcc"/>
      <style:text-properties fo:font-size="9pt" style:font-size-asian="9pt" style:font-size-complex="9pt"/>
    </style:style>
    <style:style style:name="ce219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20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5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2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29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32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39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4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45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46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7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8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5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53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54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5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57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58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59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62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264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65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66" style:family="table-cell" style:parent-style-name="Default" style:data-style-name="N0">
      <style:table-cell-properties style:vertical-align="automatic"/>
    </style:style>
    <style:style style:name="ce267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8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6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70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0">
      <style:table-cell-properties fo:background-color="#ccffff"/>
    </style:style>
    <style:style style:name="ce272" style:family="table-cell" style:parent-style-name="Default" style:data-style-name="N0">
      <style:table-cell-properties fo:background-color="#ffffff" style:vertical-align="automatic"/>
    </style:style>
    <style:style style:name="ce273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76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7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79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280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282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287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297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9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05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11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13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15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18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19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20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21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23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24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25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26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27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28" style:family="table-cell" style:parent-style-name="Default" style:data-style-name="N0">
      <style:table-cell-properties fo:background-color="#ccffff" style:vertical-align="automatic"/>
    </style:style>
    <style:style style:name="ce32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3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34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3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36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37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40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3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44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45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4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49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53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4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55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56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60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64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5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66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68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69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70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71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373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74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77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8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379" style:family="table-cell" style:parent-style-name="Default" style:data-style-name="N0">
      <style:table-cell-properties fo:background-color="transparent"/>
    </style:style>
    <style:style style:name="ce380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382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83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38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85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8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8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4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6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7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8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9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0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5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56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60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61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2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106">
      <style:table-cell-properties fo:border-bottom="0.071cm solid #000000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5" style:family="table-cell" style:parent-style-name="Default" style:data-style-name="N106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6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467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8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2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3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4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7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106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7" style:family="table-cell" style:parent-style-name="Default" style:data-style-name="N1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1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1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4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5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7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8" style:family="table-cell" style:parent-style-name="Default" style:data-style-name="N112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9" style:family="table-cell" style:parent-style-name="Default" style:data-style-name="N5106">
      <style:table-cell-properties fo:border-bottom="none" fo:background-color="#ffffcc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91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2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3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4" style:family="table-cell" style:parent-style-name="Default" style:data-style-name="N2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5" style:family="table-cell" style:parent-style-name="Default" style:data-style-name="N106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496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497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5" table:number-columns-repeated="5" table:default-cell-style-name="ce4"/>
        <table:table-column table:style-name="co1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5" table:default-cell-style-name="ce4"/>
        <table:table-column table:style-name="co1" table:default-cell-style-name="ce4"/>
        <table:table-column table:style-name="co7" table:number-columns-repeated="1006" table:default-cell-style-name="ce4"/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Name (including Limited)</text:p>
          </table:table-cell>
          <table:table-cell table:style-name="ce2"/>
          <table:table-cell table:style-name="ce16" table:number-columns-spanned="4" table:number-rows-spanned="1"/>
          <table:covered-table-cell table:number-columns-repeated="3"/>
          <table:table-cell table:style-name="ce2"/>
          <table:table-cell table:style-name="ce2" office:value-type="string">
            <text:p>Registered Office Address</text:p>
          </table:table-cell>
          <table:table-cell table:style-name="ce2" table:number-columns-repeated="4"/>
          <table:table-cell table:style-name="ce32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registration number</text:p>
          </table:table-cell>
          <table:table-cell table:style-name="ce2"/>
          <table:table-cell table:style-name="ce17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number-columns-repeated="3" table:style-name="ce33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elephone number (including STD Code)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First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34" office:value-type="string" table:number-columns-spanned="2" table:number-rows-spanned="1">
            <text:p>Loss brought forward</text:p>
          </table:table-cell>
          <table:covered-table-cell/>
          <table:table-cell table:style-name="ce20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econd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26" table:number-columns-spanned="2" table:number-rows-spanned="1"/>
          <table:covered-table-cell/>
          <table:table-cell table:style-name="ce30" office:value-type="string" table:number-columns-spanned="2" table:number-rows-spanned="1">
            <text:p>Postcode</text:p>
          </table:table-cell>
          <table:covered-table-cell/>
          <table:table-cell table:style-name="ce31"/>
          <table:table-cell table:style-name="ce3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he principal activity of the company is</text:p>
          </table:table-cell>
          <table:table-cell table:style-name="ce2"/>
          <table:table-cell table:style-name="ce18" table:number-columns-spanned="5" table:number-rows-spanned="1"/>
          <table:covered-table-cell table:number-columns-repeated="4"/>
          <table:table-cell table:style-name="ce27"/>
          <table:table-cell table:style-name="ce28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36" table:content-validation-name="val1"/>
          <table:table-cell table:style-name="ce2" table:number-columns-repeated="2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2" table:number-columns-repeated="2"/>
          <table:table-cell table:style-name="ce7" office:value-type="string">
            <text:p>PREVIOUS YEAR BALANCE SHEET</text:p>
          </table:table-cell>
          <table:table-cell table:style-name="ce2"/>
          <table:table-cell table:style-name="ce3" office:value-type="string" table:number-columns-spanned="1" table:number-rows-spanned="2">
            <text:p>OPENING BALANCE SHEET</text:p>
          </table:table-cell>
          <table:table-cell table:style-name="ce3"/>
          <table:table-cell table:style-name="ce22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22"/>
          <table:table-cell table:style-name="ce22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2"/>
          <table:table-cell table:number-columns-repeated="1006"/>
        </table:table-row>
        <table:table-row table:style-name="ro3">
          <table:table-cell table:style-name="ce3"/>
          <table:table-cell table:style-name="ce3" office:value-type="string">
            <text:p>AUDIT CHECK</text:p>
          </table:table-cell>
          <table:table-cell table:style-name="ce3" table:number-columns-repeated="2"/>
          <table:covered-table-cell/>
          <table:table-cell table:style-name="ce21"/>
          <table:table-cell table:style-name="ce2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7" table:number-columns-repeated="1006"/>
        </table:table-row>
        <table:table-row table:style-name="ro4">
          <table:table-cell table:style-name="ce2" table:number-columns-repeated="2"/>
          <table:table-cell table:style-name="ce8" office:value-type="string">
            <text:p>Fixed Assets</text:p>
          </table:table-cell>
          <table:table-cell table:style-name="ce8"/>
          <table:table-cell table:style-name="ce2" table:number-columns-repeated="2"/>
          <table:table-cell table:style-name="ce24"/>
          <table:table-cell table:style-name="ce2" table:number-columns-repeated="11"/>
          <table:table-cell table:number-columns-repeated="1006"/>
        </table:table-row>
        <table:table-row table:style-name="ro1">
          <table:table-cell table:style-name="ce2"/>
          <table:table-cell table:style-name="ce5" table:formula="of:=[.E13]-[.G13]-[.H13]-[.I13]-[.J13]-[.K13]+[.M13]+[.N13]+[.O13]+[.P13]+[.Q13]" office:value-type="float" office:value="0">
            <text:p>0.00 </text:p>
          </table:table-cell>
          <table:table-cell table:style-name="ce2" office:value-type="string">
            <text:p>Tangible assets (note 1)</text:p>
          </table:table-cell>
          <table:table-cell table:style-name="ce2"/>
          <table:table-cell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Asset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tock at cos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5">
          <table:table-cell table:style-name="ce2" table:number-columns-repeated="2"/>
          <table:table-cell table:style-name="ce2" office:value-type="string">
            <text:p>Trade Debtors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4"/>
          <table:table-cell table:style-name="ce2" table:number-columns-repeated="8"/>
          <table:table-cell table:number-columns-repeated="1006"/>
        </table:table-row>
        <table:table-row table:style-name="ro3">
          <table:table-cell table:style-name="ce2" table:number-columns-repeated="6"/>
          <table:table-cell table:style-name="ce22" office:value-type="string">
            <text:p>Current Account</text:p>
          </table:table-cell>
          <table:table-cell table:style-name="ce22" office:value-type="string">
            <text:p>Savings Account</text:p>
          </table:table-cell>
          <table:table-cell table:style-name="ce22" office:value-type="string">
            <text:p>Credit Card Account</text:p>
          </table:table-cell>
          <table:table-cell table:style-name="ce22" office:value-type="string">
            <text:p>Cash Account</text:p>
          </table:table-cell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/>
          <table:table-cell table:style-name="ce5" table:formula="of:=[.E18]-[.G18]-[.H18]-[.I18]-[.J18]" office:value-type="float" office:value="0">
            <text:p>0.00 </text:p>
          </table:table-cell>
          <table:table-cell table:style-name="ce2" office:value-type="string">
            <text:p>Cash and Bank Balances</text:p>
          </table:table-cell>
          <table:table-cell table:style-name="ce2"/>
          <table:table-cell table:style-name="ce19"/>
          <table:table-cell table:style-name="ce2"/>
          <table:table-cell table:number-columns-repeated="4" table:style-name="ce19"/>
          <table:table-cell table:style-name="ce29" office:value-type="string" table:number-columns-spanned="5" table:number-rows-spanned="2">
            <text:p>Enter all bank balances on this row including accounts overdrawn as negative amounts</text:p>
          </table:table-cell>
          <table:covered-table-cell table:number-columns-repeated="4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Liabilities</text:p>
          </table:table-cell>
          <table:table-cell table:style-name="ce8"/>
          <table:table-cell table:style-name="ce2" table:number-columns-repeated="6"/>
          <table:covered-table-cell table:number-columns-repeated="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rade Creditor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Net wage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Wage deduction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vidend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rporation Tax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3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6"/>
          <table:table-cell table:style-name="ce2" office:value-type="string">
            <text:p>HMRC Paye</text:p>
          </table:table-cell>
          <table:table-cell table:style-name="ce2" office:value-type="string">
            <text:p>HMRC Vat</text:p>
          </table:table-cell>
          <table:table-cell table:style-name="ce2" office:value-type="string">
            <text:p>HMRC CIS</text:p>
          </table:table-cell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5" table:formula="of:=[.E26]-[.G26]-[.H26]-[.I26]" office:value-type="float" office:value="0">
            <text:p>0.00 </text:p>
          </table:table-cell>
          <table:table-cell table:style-name="ce2" office:value-type="string">
            <text:p>Taxation and Social Security</text:p>
          </table:table-cell>
          <table:table-cell table:style-name="ce2"/>
          <table:table-cell table:style-name="ce19"/>
          <table:table-cell table:style-name="ce2"/>
          <table:table-cell table:number-columns-repeated="3" table:style-name="ce19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Debtors (3-5 years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Other Creditor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rectors Loan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Creditors (over 1 year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apital and Reserve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lled up share capital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Retained Profit and Loss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pital Reserve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9" office:value-type="string">
            <text:p>ACCURACY CHECK</text:p>
          </table:table-cell>
          <table:table-cell table:style-name="ce9"/>
          <table:table-cell table:style-name="ce5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6">
          <table:table-cell/>
          <table:table-cell table:style-name="ce6" table:number-columns-repeated="17"/>
          <table:table-cell table:number-columns-repeated="1006"/>
        </table:table-row>
        <table:table-row table:style-name="ro7">
          <table:table-cell table:style-name="ce2" table:number-columns-repeated="8"/>
          <table:table-cell table:style-name="ce25" table:number-columns-repeated="1016"/>
        </table:table-row>
        <table:table-row table:style-name="ro2">
          <table:table-cell table:style-name="ce2" table:number-columns-repeated="2"/>
          <table:table-cell table:style-name="ce10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2" table:number-columns-repeated="3"/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11" table:number-columns-repeated="3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ales Turnover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Investment Grants receive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Sales Turnover</text:p>
          </table:table-cell>
          <table:table-cell table:style-name="ce2" table:number-columns-repeated="3"/>
          <table:table-cell table:style-name="ce5" table:formula="of:=SUM([.E43:.E44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Opening Stock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Purcha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ess Closing Stock</text:p>
          </table:table-cell>
          <table:table-cell table:style-name="ce2"/>
          <table:table-cell table:style-name="ce20" table:formula="of:=[.E15]" office:value-type="float" office:value="0">
            <text:p>0.00 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ub contractor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Cost of Sales</text:p>
          </table:table-cell>
          <table:table-cell table:style-name="ce2" table:number-columns-repeated="3"/>
          <table:table-cell table:style-name="ce5" table:formula="of:=[.E46]+[.E47]-[.E48]+[.E49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Gross Profit</text:p>
          </table:table-cell>
          <table:table-cell table:style-name="ce2" table:number-columns-repeated="3"/>
          <table:table-cell table:style-name="ce5" table:formula="of:=[.G45]-[.G5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4" office:value-type="string">
            <text:p>Administrative Expenses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Wages and Salari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irectors Wa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National Insur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Rent &amp; Rat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Light &amp; Heating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Distribution Transport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Equipment Tools &amp; Plant Hir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Repairs &amp; Mainten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onsumable Material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Advertising &amp; Promo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elephone Postage &amp; Stationery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ravel &amp; Hotel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Motor Vehicle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Insurance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asing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gal &amp; Professional Fe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d Debts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Interest Pai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haritable Donation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Goodwill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oss on disposal of asse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eprecia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Administrative Expenses</text:p>
          </table:table-cell>
          <table:table-cell table:style-name="ce2" table:number-columns-repeated="3"/>
          <table:table-cell table:style-name="ce5" table:formula="of:=SUM([.E54:.E76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/>
          <table:table-cell table:style-name="ce2"/>
          <table:table-cell table:style-name="ce13" office:value-type="string">
            <text:p>Operating Profit</text:p>
          </table:table-cell>
          <table:table-cell table:style-name="ce2" table:number-columns-repeated="3"/>
          <table:table-cell table:style-name="ce5" table:formula="of:=[.G52]-[.G77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Other Incom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before Tax</text:p>
          </table:table-cell>
          <table:table-cell table:style-name="ce2" table:number-columns-repeated="3"/>
          <table:table-cell table:style-name="ce5" table:formula="of:=[.G79]+[.E8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Corporation tax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after Tax</text:p>
          </table:table-cell>
          <table:table-cell table:style-name="ce2" table:number-columns-repeated="3"/>
          <table:table-cell table:style-name="ce5" table:formula="of:=[.G81]-[.E82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Dividend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Retained Profit (Loss) for the year</text:p>
          </table:table-cell>
          <table:table-cell table:style-name="ce2" table:number-columns-repeated="3"/>
          <table:table-cell table:style-name="ce5" table:formula="of:=[.G83]-[.E84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Balance" table:style-name="ta2" table:protected="true">
        <table:table-column table:style-name="co8" table:default-cell-style-name="ce42"/>
        <table:table-column table:style-name="co9" table:default-cell-style-name="ce42"/>
        <table:table-column table:style-name="co10" table:default-cell-style-name="ce50"/>
        <table:table-column table:style-name="co11" table:default-cell-style-name="ce42"/>
        <table:table-column table:style-name="co1" table:default-cell-style-name="ce42"/>
        <table:table-column table:style-name="co12" table:number-columns-repeated="7" table:default-cell-style-name="ce42"/>
        <table:table-column table:style-name="co12" table:default-cell-style-name="ce57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3" table:default-cell-style-name="ce42"/>
        <table:table-column table:style-name="co12" table:number-columns-repeated="7" table:default-cell-style-name="ce42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11" table:default-cell-style-name="ce57"/>
        <table:table-column table:style-name="co1" table:default-cell-style-name="ce42"/>
        <table:table-column table:style-name="co11" table:default-cell-style-name="ce42"/>
        <table:table-column table:style-name="co1" table:default-cell-style-name="ce42"/>
        <table:table-column table:style-name="co7" table:number-columns-repeated="883" table:default-cell-style-name="ce42"/>
        <table:table-row table:style-name="ro8">
          <table:table-cell table:style-name="ce38"/>
          <table:table-cell table:style-name="ce43" office:value-type="string">
            <text:p><text:a xlink:href="http://www.diyaccounting.co.uk/">www.DIYaccounting.co.uk</text:a></text:p>
          </table:table-cell>
          <table:table-cell table:style-name="ce49" office:value-type="string" table:number-columns-spanned="1" table:number-rows-spanned="2">
            <text:p>Acct Code Letter</text:p>
          </table:table-cell>
          <table:table-cell table:style-name="ce54" table:formula="of:=[$Admin.B17]" office:value-type="date" office:date-value="2009-08-01">
            <text:p>01-Aug-09</text:p>
          </table:table-cell>
          <table:table-cell table:style-name="ce49" table:number-columns-spanned="1" table:number-rows-spanned="2"/>
          <table:table-cell table:style-name="ce59" table:formula="of:=[$Admin.B18]" office:value-type="date" office:date-value="2009-08-31" table:number-columns-spanned="8" table:number-rows-spanned="1">
            <text:p>Monday, August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F1]" office:value-type="date" office:date-value="2009-08-31">
            <text:p>31-Aug-09</text:p>
          </table:table-cell>
          <table:table-cell table:style-name="ce49" table:number-columns-spanned="1" table:number-rows-spanned="2"/>
          <table:table-cell table:style-name="ce49" table:formula="of:=[$Admin.B20]" office:value-type="date" office:date-value="2009-09-30" table:number-columns-spanned="8" table:number-rows-spanned="1">
            <text:p>Wednesday, September 30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Q1]" office:value-type="date" office:date-value="2009-09-30">
            <text:p>30-Sep-09</text:p>
          </table:table-cell>
          <table:table-cell table:style-name="ce49" table:number-columns-spanned="1" table:number-rows-spanned="2"/>
          <table:table-cell table:style-name="ce49" table:formula="of:=[$Admin.B22]" office:value-type="date" office:date-value="2009-10-31" table:number-columns-spanned="8" table:number-rows-spanned="1">
            <text:p>Saturday, October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B1]" office:value-type="date" office:date-value="2009-10-31">
            <text:p>31-Oct-09</text:p>
          </table:table-cell>
          <table:table-cell table:style-name="ce49" table:number-columns-spanned="1" table:number-rows-spanned="2"/>
          <table:table-cell table:style-name="ce49" table:formula="of:=[$Admin.B24]" office:value-type="date" office:date-value="2009-11-30" table:number-columns-spanned="8" table:number-rows-spanned="1">
            <text:p>Monday, November 30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M1]" office:value-type="date" office:date-value="2009-11-30">
            <text:p>30-Nov-09</text:p>
          </table:table-cell>
          <table:table-cell table:style-name="ce49" table:number-columns-spanned="1" table:number-rows-spanned="2"/>
          <table:table-cell table:style-name="ce49" table:formula="of:=[$Admin.B26]" office:value-type="date" office:date-value="2009-12-31" table:number-columns-spanned="8" table:number-rows-spanned="1">
            <text:p>Thursday, December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X1]" office:value-type="date" office:date-value="2009-12-31">
            <text:p>31-Dec-09</text:p>
          </table:table-cell>
          <table:table-cell table:style-name="ce49" table:number-columns-spanned="1" table:number-rows-spanned="2"/>
          <table:table-cell table:style-name="ce49" table:formula="of:=[$Admin.B28]" office:value-type="date" office:date-value="2010-01-31" table:number-columns-spanned="8" table:number-rows-spanned="1">
            <text:p>Sunday, January 31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BI1]" office:value-type="date" office:date-value="2010-01-31">
            <text:p>31-Jan-10</text:p>
          </table:table-cell>
          <table:table-cell table:style-name="ce49" table:number-columns-spanned="1" table:number-rows-spanned="2"/>
          <table:table-cell table:style-name="ce49" table:formula="of:=[$Admin.B30]" office:value-type="date" office:date-value="2010-02-28" table:number-columns-spanned="8" table:number-rows-spanned="1">
            <text:p>Sunday, February 28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BT1]" office:value-type="date" office:date-value="2010-02-28">
            <text:p>28-Feb-10</text:p>
          </table:table-cell>
          <table:table-cell table:style-name="ce49" table:number-columns-spanned="1" table:number-rows-spanned="2"/>
          <table:table-cell table:style-name="ce49" table:formula="of:=[$Admin.B32]" office:value-type="date" office:date-value="2010-03-31" table:number-columns-spanned="8" table:number-rows-spanned="1">
            <text:p>Wednesday, March 31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CE1]" office:value-type="date" office:date-value="2010-03-31">
            <text:p>31-Mar-10</text:p>
          </table:table-cell>
          <table:table-cell table:style-name="ce49" table:number-columns-spanned="1" table:number-rows-spanned="2"/>
          <table:table-cell table:style-name="ce49" table:formula="of:=[$Admin.B34]" office:value-type="date" office:date-value="2010-04-30" table:number-columns-spanned="8" table:number-rows-spanned="1">
            <text:p>Friday, April 30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CP1]" office:value-type="date" office:date-value="2010-04-30">
            <text:p>30-Apr-10</text:p>
          </table:table-cell>
          <table:table-cell table:style-name="ce49" table:number-columns-spanned="1" table:number-rows-spanned="2"/>
          <table:table-cell table:style-name="ce49" table:formula="of:=[$Admin.B36]" office:value-type="date" office:date-value="2010-05-31" table:number-columns-spanned="8" table:number-rows-spanned="1">
            <text:p>Monday, May 31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A1]" office:value-type="date" office:date-value="2010-05-31">
            <text:p>31-May-10</text:p>
          </table:table-cell>
          <table:table-cell table:style-name="ce49" table:number-columns-spanned="1" table:number-rows-spanned="2"/>
          <table:table-cell table:style-name="ce49" table:formula="of:=[$Admin.B38]" office:value-type="date" office:date-value="2010-06-30" table:number-columns-spanned="8" table:number-rows-spanned="1">
            <text:p>Wednesday, June 30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L1]" office:value-type="date" office:date-value="2010-06-30">
            <text:p>30-Jun-10</text:p>
          </table:table-cell>
          <table:table-cell table:style-name="ce49" table:number-columns-spanned="1" table:number-rows-spanned="2"/>
          <table:table-cell table:style-name="ce49" table:formula="of:=[$Admin.B40]" office:value-type="date" office:date-value="2010-07-31" table:number-columns-spanned="8" table:number-rows-spanned="1">
            <text:p>Saturday, July 31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W1]" office:value-type="date" office:date-value="2010-07-31">
            <text:p>31-Jul-10</text:p>
          </table:table-cell>
          <table:table-cell table:style-name="ce49" table:number-columns-spanned="1" table:number-rows-spanned="2"/>
          <table:table-cell table:style-name="ce49" office:value-type="string" table:number-columns-spanned="1" table:number-rows-spanned="2">
            <text:p>Year End Accounting</text:p>
          </table:table-cell>
          <table:table-cell table:style-name="ce49" table:number-columns-spanned="1" table:number-rows-spanned="2"/>
          <table:table-cell table:style-name="ce54" table:formula="of:=[.EF1]" office:value-type="date" office:date-value="2010-07-31">
            <text:p>31-Jul-10</text:p>
          </table:table-cell>
          <table:table-cell table:style-name="ce49" table:number-columns-spanned="1" table:number-rows-spanned="2"/>
          <table:table-cell table:style-name="ce63" table:number-columns-repeated="883"/>
        </table:table-row>
        <table:table-row table:style-name="ro9">
          <table:table-cell table:style-name="ce39"/>
          <table:table-cell table:style-name="ce44" office:value-type="string">
            <text:p>AUTOMATED TRIAL BALANCE</text:p>
          </table:table-cell>
          <table:covered-table-cell/>
          <table:table-cell table:style-name="ce55" office:value-type="string">
            <text:p>Open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 table:number-columns-repeated="3"/>
          <table:table-cell table:style-name="ce55" office:value-type="string">
            <text:p>FINAL Balances</text:p>
          </table:table-cell>
          <table:covered-table-cell/>
          <table:table-cell table:style-name="ce64" table:number-columns-repeated="883"/>
        </table:table-row>
        <table:table-row table:style-name="ro10">
          <table:table-cell table:style-name="ce40"/>
          <table:table-cell table:style-name="ce45"/>
          <table:table-cell table:style-name="ce51"/>
          <table:table-cell table:style-name="ce45" table:number-columns-repeated="2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/>
          <table:table-cell table:style-name="ce60"/>
          <table:table-cell table:style-name="ce45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2"/>
          <table:table-cell table:style-name="ce45" table:number-columns-repeated="3"/>
          <table:table-cell table:style-name="ce65" table:number-columns-repeated="883"/>
        </table:table-row>
        <table:table-row table:style-name="ro10">
          <table:table-cell table:style-name="ce41"/>
          <table:table-cell table:style-name="ce46" office:value-type="string">
            <text:p>BALANCE SHEET ITEM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FIXED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Land &amp; Property</text:p>
          </table:table-cell>
          <table:table-cell table:style-name="ce52" office:value-type="string">
            <text:p>FL</text:p>
          </table:table-cell>
          <table:table-cell table:style-name="ce57" table:formula="of:=[$OpenAccounts.G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6:.N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6:.Y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6:.AJ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6:.AU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6:.BF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6:.BQ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6:.CB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6:.CM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6:.CX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6:.DI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6:.DT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6:.EE6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E$64]-(['file:///C:/Users/Antony/diy/GB%20Accounts/GB%20Accounts%202010/GB%20Accounts%20Company%202010-07-31%20(Jul10)%20OpenOffice/Fixedassets.ods'#$Schedule.$W$11]+['file:///C:/Users/Antony/diy/GB%20Accounts/GB%20Accounts%202010/GB%20Accounts%20Company%202010-07-31%20(Jul10)%20OpenOffice/Fixedassets.ods'#$Schedule.$W$64])" office:value-type="float" office:value="0">
            <text:p>0.00 </text:p>
          </table:table-cell>
          <table:table-cell table:style-name="ce41"/>
          <table:table-cell table:style-name="ce57" table:formula="of:=SUM([.EF6:.EH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Plant &amp; Machinery</text:p>
          </table:table-cell>
          <table:table-cell table:style-name="ce52" office:value-type="string">
            <text:p>FP</text:p>
          </table:table-cell>
          <table:table-cell table:style-name="ce57" table:formula="of:=[$OpenAccounts.H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7:.N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7:.Y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7:.AJ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7:.AU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7:.BF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7:.BQ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7:.CB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7:.CM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7:.CX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7:.DI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7:.DT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7:.EE7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E$75]-(['file:///C:/Users/Antony/diy/GB%20Accounts/GB%20Accounts%202010/GB%20Accounts%20Company%202010-07-31%20(Jul10)%20OpenOffice/Fixedassets.ods'#$Schedule.$W$22]+['file:///C:/Users/Antony/diy/GB%20Accounts/GB%20Accounts%202010/GB%20Accounts%20Company%202010-07-31%20(Jul10)%20OpenOffice/Fixedassets.ods'#$Schedule.$W$75])" office:value-type="float" office:value="0">
            <text:p>0.00 </text:p>
          </table:table-cell>
          <table:table-cell table:style-name="ce41"/>
          <table:table-cell table:style-name="ce57" table:formula="of:=SUM([.EF7:.EH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Fixtures &amp; Fittings</text:p>
          </table:table-cell>
          <table:table-cell table:style-name="ce52" office:value-type="string">
            <text:p>FF</text:p>
          </table:table-cell>
          <table:table-cell table:style-name="ce57" table:formula="of:=[$OpenAccounts.I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8:.N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8:.Y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8:.AJ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8:.AU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8:.BF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8:.BQ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8:.CB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8:.CM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8:.CX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8:.DI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8:.DT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8:.EE8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E$83]-(['file:///C:/Users/Antony/diy/GB%20Accounts/GB%20Accounts%202010/GB%20Accounts%20Company%202010-07-31%20(Jul10)%20OpenOffice/Fixedassets.ods'#$Schedule.$W$30]+['file:///C:/Users/Antony/diy/GB%20Accounts/GB%20Accounts%202010/GB%20Accounts%20Company%202010-07-31%20(Jul10)%20OpenOffice/Fixedassets.ods'#$Schedule.$W$83])" office:value-type="float" office:value="0">
            <text:p>0.00 </text:p>
          </table:table-cell>
          <table:table-cell table:style-name="ce41"/>
          <table:table-cell table:style-name="ce57" table:formula="of:=SUM([.EF8:.EH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Computers</text:p>
          </table:table-cell>
          <table:table-cell table:style-name="ce52" office:value-type="string">
            <text:p>FC</text:p>
          </table:table-cell>
          <table:table-cell table:style-name="ce57" table:formula="of:=[$OpenAccounts.J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9:.N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9:.Y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9:.AJ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9:.AU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9:.BF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9:.BQ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9:.CB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9:.CM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9:.CX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9:.DI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9:.DT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9:.EE9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E$94]-(['file:///C:/Users/Antony/diy/GB%20Accounts/GB%20Accounts%202010/GB%20Accounts%20Company%202010-07-31%20(Jul10)%20OpenOffice/Fixedassets.ods'#$Schedule.$W$41]+['file:///C:/Users/Antony/diy/GB%20Accounts/GB%20Accounts%202010/GB%20Accounts%20Company%202010-07-31%20(Jul10)%20OpenOffice/Fixedassets.ods'#$Schedule.$W$94])" office:value-type="float" office:value="0">
            <text:p>0.00 </text:p>
          </table:table-cell>
          <table:table-cell table:style-name="ce41"/>
          <table:table-cell table:style-name="ce57" table:formula="of:=SUM([.EF9:.EH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Motor Vehicles</text:p>
          </table:table-cell>
          <table:table-cell table:style-name="ce52" office:value-type="string">
            <text:p>FM</text:p>
          </table:table-cell>
          <table:table-cell table:style-name="ce57" table:formula="of:=[$OpenAccounts.K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10:.N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10:.Y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10:.AJ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10:.AU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10:.BF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10:.BQ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10:.CB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10:.CM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10:.CX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10:.DI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10:.DT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10:.EE10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E$108]-(['file:///C:/Users/Antony/diy/GB%20Accounts/GB%20Accounts%202010/GB%20Accounts%20Company%202010-07-31%20(Jul10)%20OpenOffice/Fixedassets.ods'#$Schedule.$W$55]+['file:///C:/Users/Antony/diy/GB%20Accounts/GB%20Accounts%202010/GB%20Accounts%20Company%202010-07-31%20(Jul10)%20OpenOffice/Fixedassets.ods'#$Schedule.$W$108])" office:value-type="float" office:value="0">
            <text:p>0.00 </text:p>
          </table:table-cell>
          <table:table-cell table:style-name="ce41"/>
          <table:table-cell table:style-name="ce57" table:formula="of:=SUM([.EF10:.EH1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Land &amp; Property</text:p>
          </table:table-cell>
          <table:table-cell table:style-name="ce52"/>
          <table:table-cell table:style-name="ce57" table:formula="of:=-[$OpenAccounts.M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56"/>
          <table:table-cell table:style-name="ce57" table:formula="of:=SUM([.D11:.N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O11:.Y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Z11:.AJ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K11:.AU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V11:.BF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G11:.BQ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R11:.CB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C11:.CM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N11:.CX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Y11:.DI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J11:.DT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U11:.EE11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X$11]+['file:///C:/Users/Antony/diy/GB%20Accounts/GB%20Accounts%202010/GB%20Accounts%20Company%202010-07-31%20(Jul10)%20OpenOffice/Fixedassets.ods'#$Schedule.$X$64]" office:value-type="float" office:value="0">
            <text:p>0.00 </text:p>
          </table:table-cell>
          <table:table-cell table:style-name="ce41"/>
          <table:table-cell table:style-name="ce57" table:formula="of:=SUM([.EF11:.EH1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Plant &amp; Machinery</text:p>
          </table:table-cell>
          <table:table-cell table:style-name="ce52"/>
          <table:table-cell table:style-name="ce57" table:formula="of:=-[$OpenAccounts.N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56"/>
          <table:table-cell table:style-name="ce57" table:formula="of:=SUM([.D12:.N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O12:.Y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Z12:.AJ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K12:.AU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V12:.BF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G12:.BQ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R12:.CB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C12:.CM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N12:.CX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Y12:.DI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J12:.DT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U12:.EE12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X$22]+['file:///C:/Users/Antony/diy/GB%20Accounts/GB%20Accounts%202010/GB%20Accounts%20Company%202010-07-31%20(Jul10)%20OpenOffice/Fixedassets.ods'#$Schedule.$X$75]" office:value-type="float" office:value="0">
            <text:p>0.00 </text:p>
          </table:table-cell>
          <table:table-cell table:style-name="ce41"/>
          <table:table-cell table:style-name="ce57" table:formula="of:=SUM([.EF12:.EH1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Fixtures &amp; Fittings</text:p>
          </table:table-cell>
          <table:table-cell table:style-name="ce52"/>
          <table:table-cell table:style-name="ce57" table:formula="of:=-[$OpenAccounts.O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56"/>
          <table:table-cell table:style-name="ce57" table:formula="of:=SUM([.D13:.N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O13:.Y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Z13:.AJ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K13:.AU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V13:.BF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G13:.BQ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R13:.CB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C13:.CM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N13:.CX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Y13:.DI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J13:.DT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U13:.EE13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X$30]+['file:///C:/Users/Antony/diy/GB%20Accounts/GB%20Accounts%202010/GB%20Accounts%20Company%202010-07-31%20(Jul10)%20OpenOffice/Fixedassets.ods'#$Schedule.$X$83]" office:value-type="float" office:value="0">
            <text:p>0.00 </text:p>
          </table:table-cell>
          <table:table-cell table:style-name="ce41"/>
          <table:table-cell table:style-name="ce57" table:formula="of:=SUM([.EF13:.EH1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Computers</text:p>
          </table:table-cell>
          <table:table-cell table:style-name="ce52"/>
          <table:table-cell table:style-name="ce57" table:formula="of:=-[$OpenAccounts.P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56"/>
          <table:table-cell table:style-name="ce57" table:formula="of:=SUM([.D14:.N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O14:.Y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Z14:.AJ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K14:.AU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V14:.BF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G14:.BQ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R14:.CB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C14:.CM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N14:.CX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Y14:.DI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J14:.DT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U14:.EE14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X$41]+['file:///C:/Users/Antony/diy/GB%20Accounts/GB%20Accounts%202010/GB%20Accounts%20Company%202010-07-31%20(Jul10)%20OpenOffice/Fixedassets.ods'#$Schedule.$X$94]" office:value-type="float" office:value="0">
            <text:p>0.00 </text:p>
          </table:table-cell>
          <table:table-cell table:style-name="ce41"/>
          <table:table-cell table:style-name="ce57" table:formula="of:=SUM([.EF14:.EH1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Motor Vehicles</text:p>
          </table:table-cell>
          <table:table-cell table:style-name="ce52"/>
          <table:table-cell table:style-name="ce57" table:formula="of:=-[$OpenAccounts.Q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56"/>
          <table:table-cell table:style-name="ce57" table:formula="of:=SUM([.D15:.N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O15:.Y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Z15:.AJ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K15:.AU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V15:.BF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G15:.BQ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R15:.CB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C15:.CM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N15:.CX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Y15:.DI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J15:.DT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U15:.EE15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X$55]+['file:///C:/Users/Antony/diy/GB%20Accounts/GB%20Accounts%202010/GB%20Accounts%20Company%202010-07-31%20(Jul10)%20OpenOffice/Fixedassets.ods'#$Schedule.$X$108]" office:value-type="float" office:value="0">
            <text:p>0.00 </text:p>
          </table:table-cell>
          <table:table-cell table:style-name="ce41"/>
          <table:table-cell table:style-name="ce57" table:formula="of:=SUM([.EF15:.EH1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Additions accrued</text:p>
          </table:table-cell>
          <table:table-cell table:style-name="ce52"/>
          <table:table-cell table:style-name="ce57"/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ug09.$AI$1]" office:value-type="float" office:value="0">
            <text:p>0.00 </text:p>
          </table:table-cell>
          <table:table-cell table:style-name="ce58" table:number-columns-repeated="5"/>
          <table:table-cell/>
          <table:table-cell table:style-name="ce56"/>
          <table:table-cell table:style-name="ce57" table:formula="of:=SUM([.D16:.N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O16:.Y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Z16:.AJ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AK16:.AU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AV16:.BF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BG16:.BQ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BR16:.CB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C16:.CM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N16:.CX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Y16:.DI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DJ16:.DT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DU16:.EE16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7-31%20(Jul10)%20OpenOffice/Fixedassets.ods'#$Schedule.$E$110]" office:value-type="float" office:value="-0">
            <text:p>0.00 </text:p>
          </table:table-cell>
          <table:table-cell table:style-name="ce41"/>
          <table:table-cell table:style-name="ce57" table:formula="of:=SUM([.EF16:.EH1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Disposal Value accrued</text:p>
          </table:table-cell>
          <table:table-cell table:style-name="ce52" office:value-type="string">
            <text:p>FS</text:p>
          </table:table-cell>
          <table:table-cell table:style-name="ce57"/>
          <table:table-cell table:style-name="ce56"/>
          <table:table-cell table:style-name="ce57" table:formula="of:=-['file:///C:/Users/Antony/diy/GB%20Accounts/GB%20Accounts%202010/GB%20Accounts%20Company%202010-07-31%20(Jul10)%20OpenOffice/Sales.ods'#$Aug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56"/>
          <table:table-cell table:style-name="ce57" table:formula="of:=SUM([.D17:.N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Sep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O17:.Y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Oct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Z17:.AJ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Nov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K17:.AU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Dec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V17:.BF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an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G17:.BQ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Feb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R17:.CB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r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C17:.CM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Apr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N17:.CX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y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Y17:.DI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n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J17:.DT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l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U17:.EE17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" office:value-type="float" office:value="0">
            <text:p>0.00 </text:p>
          </table:table-cell>
          <table:table-cell table:style-name="ce41"/>
          <table:table-cell table:style-name="ce57" table:formula="of:=SUM([.EF17:.EH1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URRENT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tock</text:p>
          </table:table-cell>
          <table:table-cell table:style-name="ce52"/>
          <table:table-cell table:style-name="ce57" table:formula="of:=[$OpenAccounts.E15]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6"/>
          <table:table-cell table:style-name="ce57" table:formula="of:=SUM([.D19:.N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0]-[$Stock.$L$10]-[$Stock.$R$10]-[$Stock.$X$10]+[$Stock.$Z$10]" office:value-type="float" office:value="0">
            <text:p>0.00 </text:p>
          </table:table-cell>
          <table:table-cell table:style-name="ce41"/>
          <table:table-cell table:style-name="ce57" table:formula="of:=SUM([.O19:.Y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2]-[$Stock.$L$12]-[$Stock.$R$12]-[$Stock.$X$12]+[$Stock.$Z$12]" office:value-type="float" office:value="0">
            <text:p>0.00 </text:p>
          </table:table-cell>
          <table:table-cell table:style-name="ce41"/>
          <table:table-cell table:style-name="ce57" table:formula="of:=SUM([.Z19:.AJ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4]-[$Stock.$L$14]-[$Stock.$R$14]-[$Stock.$X$14]+[$Stock.$Z$14]" office:value-type="float" office:value="0">
            <text:p>0.00 </text:p>
          </table:table-cell>
          <table:table-cell table:style-name="ce41"/>
          <table:table-cell table:style-name="ce57" table:formula="of:=SUM([.AK19:.AU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6]-[$Stock.$L$16]-[$Stock.$R$16]-[$Stock.$X$16]+[$Stock.$Z$16]" office:value-type="float" office:value="0">
            <text:p>0.00 </text:p>
          </table:table-cell>
          <table:table-cell table:style-name="ce41"/>
          <table:table-cell table:style-name="ce57" table:formula="of:=SUM([.AV19:.BF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8]-[$Stock.$L$18]-[$Stock.$R$18]-[$Stock.$X$18]+[$Stock.$Z$18]" office:value-type="float" office:value="0">
            <text:p>0.00 </text:p>
          </table:table-cell>
          <table:table-cell table:style-name="ce41"/>
          <table:table-cell table:style-name="ce57" table:formula="of:=SUM([.BG19:.BQ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0]-[$Stock.$L$20]-[$Stock.$R$20]-[$Stock.$X$20]+[$Stock.$Z$20]" office:value-type="float" office:value="0">
            <text:p>0.00 </text:p>
          </table:table-cell>
          <table:table-cell table:style-name="ce41"/>
          <table:table-cell table:style-name="ce57" table:formula="of:=SUM([.BR19:.CB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2]-[$Stock.$L$22]-[$Stock.$R$22]-[$Stock.$X$22]+[$Stock.$Z$22]" office:value-type="float" office:value="0">
            <text:p>0.00 </text:p>
          </table:table-cell>
          <table:table-cell table:style-name="ce41"/>
          <table:table-cell table:style-name="ce57" table:formula="of:=SUM([.CC19:.CM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4]-[$Stock.$L$24]-[$Stock.$R$24]-[$Stock.$X$24]+[$Stock.$Z$24]" office:value-type="float" office:value="0">
            <text:p>0.00 </text:p>
          </table:table-cell>
          <table:table-cell table:style-name="ce41"/>
          <table:table-cell table:style-name="ce57" table:formula="of:=SUM([.CN19:.CX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6]-[$Stock.$L$26]-[$Stock.$R$26]-[$Stock.$X$26]+[$Stock.$Z$26]" office:value-type="float" office:value="0">
            <text:p>0.00 </text:p>
          </table:table-cell>
          <table:table-cell table:style-name="ce41"/>
          <table:table-cell table:style-name="ce57" table:formula="of:=SUM([.CY19:.DI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8]-[$Stock.$L$28]-[$Stock.$R$28]-[$Stock.$X$28]+[$Stock.$Z$28]" office:value-type="float" office:value="0">
            <text:p>0.00 </text:p>
          </table:table-cell>
          <table:table-cell table:style-name="ce41"/>
          <table:table-cell table:style-name="ce57" table:formula="of:=SUM([.DJ19:.DT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30]-[$Stock.$L$30]-[$Stock.$R$30]-[$Stock.$X$30]+[$Stock.$Z$30]" office:value-type="float" office:value="0">
            <text:p>0.00 </text:p>
          </table:table-cell>
          <table:table-cell table:style-name="ce41"/>
          <table:table-cell table:style-name="ce57" table:formula="of:=SUM([.DU19:.EE1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19:.EH1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Debtors</text:p>
          </table:table-cell>
          <table:table-cell table:style-name="ce52" office:value-type="string">
            <text:p>DR</text:p>
          </table:table-cell>
          <table:table-cell table:style-name="ce57" table:formula="of:=[$OpenAccounts.E16]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Aug09.$F$1]-['file:///C:/Users/Antony/diy/GB%20Accounts/GB%20Accounts%202010/GB%20Accounts%20Company%202010-07-31%20(Jul10)%20OpenOffice/Sales.ods'#$Aug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Aug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ug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ug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ug09.$J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0:.N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Sep09.$F$1]-['file:///C:/Users/Antony/diy/GB%20Accounts/GB%20Accounts%202010/GB%20Accounts%20Company%202010-07-31%20(Jul10)%20OpenOffice/Sales.ods'#$Sep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Sep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Sep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Sep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Sep09.$J$1]" office:value-type="float" office:value="-0">
            <text:p>0.00 </text:p>
          </table:table-cell>
          <table:table-cell table:style-name="ce57"/>
          <table:table-cell table:style-name="ce57" office:value-type="string">
            <text:p><text:s/></text:p>
          </table:table-cell>
          <table:table-cell table:style-name="ce41"/>
          <table:table-cell table:style-name="ce57" table:formula="of:=SUM([.O20:.Y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Oct09.$F$1]-['file:///C:/Users/Antony/diy/GB%20Accounts/GB%20Accounts%202010/GB%20Accounts%20Company%202010-07-31%20(Jul10)%20OpenOffice/Sales.ods'#$Oct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Oct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Oct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Oct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Oct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0:.AJ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Nov09.$F$1]-['file:///C:/Users/Antony/diy/GB%20Accounts/GB%20Accounts%202010/GB%20Accounts%20Company%202010-07-31%20(Jul10)%20OpenOffice/Sales.ods'#$Nov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Nov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Nov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Nov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Nov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0:.AU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Dec09.$F$1]-['file:///C:/Users/Antony/diy/GB%20Accounts/GB%20Accounts%202010/GB%20Accounts%20Company%202010-07-31%20(Jul10)%20OpenOffice/Sales.ods'#$Dec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Dec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Dec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Dec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Dec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0:.BF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Jan10.$F$1]-['file:///C:/Users/Antony/diy/GB%20Accounts/GB%20Accounts%202010/GB%20Accounts%20Company%202010-07-31%20(Jul10)%20OpenOffice/Sales.ods'#$Jan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Ja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a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a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an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0:.BQ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Feb10.$F$1]-['file:///C:/Users/Antony/diy/GB%20Accounts/GB%20Accounts%202010/GB%20Accounts%20Company%202010-07-31%20(Jul10)%20OpenOffice/Sales.ods'#$Feb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Feb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Feb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Feb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Feb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0:.CB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Mar10.$F$1]-['file:///C:/Users/Antony/diy/GB%20Accounts/GB%20Accounts%202010/GB%20Accounts%20Company%202010-07-31%20(Jul10)%20OpenOffice/Sales.ods'#$Mar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Ma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r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0:.CM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Apr10.$F$1]-['file:///C:/Users/Antony/diy/GB%20Accounts/GB%20Accounts%202010/GB%20Accounts%20Company%202010-07-31%20(Jul10)%20OpenOffice/Sales.ods'#$Apr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Ap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p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p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pr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0:.CX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May10.$F$1]-['file:///C:/Users/Antony/diy/GB%20Accounts/GB%20Accounts%202010/GB%20Accounts%20Company%202010-07-31%20(Jul10)%20OpenOffice/Sales.ods'#$May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May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y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y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y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0:.DI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Jun10.$F$1]-['file:///C:/Users/Antony/diy/GB%20Accounts/GB%20Accounts%202010/GB%20Accounts%20Company%202010-07-31%20(Jul10)%20OpenOffice/Sales.ods'#$Jun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Ju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n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0:.DT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Jul10.$F$1]-['file:///C:/Users/Antony/diy/GB%20Accounts/GB%20Accounts%202010/GB%20Accounts%20Company%202010-07-31%20(Jul10)%20OpenOffice/Sales.ods'#$Jul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7-31%20(Jul10)%20OpenOffice/Currentaccount.ods'#$Jul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l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l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l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0:.EE2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0:.EH2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7" office:value-type="string">
            <text:p>Cash &amp; Bank Receip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Bank Current Accountt</text:p>
          </table:table-cell>
          <table:table-cell table:style-name="ce52" office:value-type="string">
            <text:p>BB</text:p>
          </table:table-cell>
          <table:table-cell table:style-name="ce57" table:formula="of:=[$OpenAccounts.G18]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Aug09.$F$1]-['file:///C:/Users/Antony/diy/GB%20Accounts/GB%20Accounts%202010/GB%20Accounts%20Company%202010-07-31%20(Jul10)%20OpenOffice/Currentaccount.ods'#$Aug09.$X$1]" office:value-type="float" office:value="0">
            <text:p>0.00 </text:p>
          </table:table-cell>
          <table:table-cell table:style-name="ce58" table:number-columns-repeated="4"/>
          <table:table-cell/>
          <table:table-cell table:style-name="ce56"/>
          <table:table-cell table:style-name="ce57" table:formula="of:=SUM([.D22:.N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Sep09.$F$1]-['file:///C:/Users/Antony/diy/GB%20Accounts/GB%20Accounts%202010/GB%20Accounts%20Company%202010-07-31%20(Jul10)%20OpenOffice/Currentaccount.ods'#$Sep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O22:.Y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Oct09.$F$1]-['file:///C:/Users/Antony/diy/GB%20Accounts/GB%20Accounts%202010/GB%20Accounts%20Company%202010-07-31%20(Jul10)%20OpenOffice/Currentaccount.ods'#$Oct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Z22:.AJ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Nov09.$F$1]-['file:///C:/Users/Antony/diy/GB%20Accounts/GB%20Accounts%202010/GB%20Accounts%20Company%202010-07-31%20(Jul10)%20OpenOffice/Currentaccount.ods'#$Nov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AK22:.AU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Dec09.$F$1]-['file:///C:/Users/Antony/diy/GB%20Accounts/GB%20Accounts%202010/GB%20Accounts%20Company%202010-07-31%20(Jul10)%20OpenOffice/Currentaccount.ods'#$Dec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AV22:.BF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Jan10.$F$1]-['file:///C:/Users/Antony/diy/GB%20Accounts/GB%20Accounts%202010/GB%20Accounts%20Company%202010-07-31%20(Jul10)%20OpenOffice/Currentaccount.ods'#$Jan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BG22:.BQ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Feb10.$F$1]-['file:///C:/Users/Antony/diy/GB%20Accounts/GB%20Accounts%202010/GB%20Accounts%20Company%202010-07-31%20(Jul10)%20OpenOffice/Currentaccount.ods'#$Feb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BR22:.CB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Mar10.$F$1]-['file:///C:/Users/Antony/diy/GB%20Accounts/GB%20Accounts%202010/GB%20Accounts%20Company%202010-07-31%20(Jul10)%20OpenOffice/Currentaccount.ods'#$Mar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C22:.CM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Apr10.$F$1]-['file:///C:/Users/Antony/diy/GB%20Accounts/GB%20Accounts%202010/GB%20Accounts%20Company%202010-07-31%20(Jul10)%20OpenOffice/Currentaccount.ods'#$Apr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N22:.CX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May10.$F$1]-['file:///C:/Users/Antony/diy/GB%20Accounts/GB%20Accounts%202010/GB%20Accounts%20Company%202010-07-31%20(Jul10)%20OpenOffice/Currentaccount.ods'#$May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Y22:.DI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Jun10.$F$1]-['file:///C:/Users/Antony/diy/GB%20Accounts/GB%20Accounts%202010/GB%20Accounts%20Company%202010-07-31%20(Jul10)%20OpenOffice/Currentaccount.ods'#$Jun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DJ22:.DT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7-31%20(Jul10)%20OpenOffice/Currentaccount.ods'#$Jul10.$F$1]-['file:///C:/Users/Antony/diy/GB%20Accounts/GB%20Accounts%202010/GB%20Accounts%20Company%202010-07-31%20(Jul10)%20OpenOffice/Currentaccount.ods'#$Jul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DU22:.EE2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2:.EH2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Savings Account</text:p>
          </table:table-cell>
          <table:table-cell table:style-name="ce52" office:value-type="string">
            <text:p>BS</text:p>
          </table:table-cell>
          <table:table-cell table:style-name="ce57" table:formula="of:=[$OpenAccounts.H18]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Aug09.$F$1]-['file:///C:/Users/Antony/diy/GB%20Accounts/GB%20Accounts%202010/GB%20Accounts%20Company%202010-07-31%20(Jul10)%20OpenOffice/Savingaccount.ods'#$Aug09.$X$1]" office:value-type="float" office:value="0">
            <text:p>0.00 </text:p>
          </table:table-cell>
          <table:table-cell table:style-name="ce58" table:number-columns-repeated="3"/>
          <table:table-cell/>
          <table:table-cell table:style-name="ce56"/>
          <table:table-cell table:style-name="ce57" table:formula="of:=SUM([.D23:.N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Sep09.$F$1]-['file:///C:/Users/Antony/diy/GB%20Accounts/GB%20Accounts%202010/GB%20Accounts%20Company%202010-07-31%20(Jul10)%20OpenOffice/Savingaccount.ods'#$Sep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O23:.Y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Oct09.$F$1]-['file:///C:/Users/Antony/diy/GB%20Accounts/GB%20Accounts%202010/GB%20Accounts%20Company%202010-07-31%20(Jul10)%20OpenOffice/Savingaccount.ods'#$Oct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Z23:.AJ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Nov09.$F$1]-['file:///C:/Users/Antony/diy/GB%20Accounts/GB%20Accounts%202010/GB%20Accounts%20Company%202010-07-31%20(Jul10)%20OpenOffice/Savingaccount.ods'#$Nov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AK23:.AU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Dec09.$F$1]-['file:///C:/Users/Antony/diy/GB%20Accounts/GB%20Accounts%202010/GB%20Accounts%20Company%202010-07-31%20(Jul10)%20OpenOffice/Savingaccount.ods'#$Dec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AV23:.BF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Jan10.$F$1]-['file:///C:/Users/Antony/diy/GB%20Accounts/GB%20Accounts%202010/GB%20Accounts%20Company%202010-07-31%20(Jul10)%20OpenOffice/Savingaccount.ods'#$Jan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BG23:.BQ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Feb10.$F$1]-['file:///C:/Users/Antony/diy/GB%20Accounts/GB%20Accounts%202010/GB%20Accounts%20Company%202010-07-31%20(Jul10)%20OpenOffice/Savingaccount.ods'#$Feb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BR23:.CB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Mar10.$F$1]-['file:///C:/Users/Antony/diy/GB%20Accounts/GB%20Accounts%202010/GB%20Accounts%20Company%202010-07-31%20(Jul10)%20OpenOffice/Savingaccount.ods'#$Mar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C23:.CM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Apr10.$F$1]-['file:///C:/Users/Antony/diy/GB%20Accounts/GB%20Accounts%202010/GB%20Accounts%20Company%202010-07-31%20(Jul10)%20OpenOffice/Savingaccount.ods'#$Apr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N23:.CX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May10.$F$1]-['file:///C:/Users/Antony/diy/GB%20Accounts/GB%20Accounts%202010/GB%20Accounts%20Company%202010-07-31%20(Jul10)%20OpenOffice/Savingaccount.ods'#$May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Y23:.DI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Jun10.$F$1]-['file:///C:/Users/Antony/diy/GB%20Accounts/GB%20Accounts%202010/GB%20Accounts%20Company%202010-07-31%20(Jul10)%20OpenOffice/Savingaccount.ods'#$Jun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DJ23:.DT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7-31%20(Jul10)%20OpenOffice/Savingaccount.ods'#$Jul10.$F$1]-['file:///C:/Users/Antony/diy/GB%20Accounts/GB%20Accounts%202010/GB%20Accounts%20Company%202010-07-31%20(Jul10)%20OpenOffice/Savingaccount.ods'#$Jul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DU23:.EE2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3:.EH2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 Card Account</text:p>
          </table:table-cell>
          <table:table-cell table:style-name="ce52" office:value-type="string">
            <text:p>BD</text:p>
          </table:table-cell>
          <table:table-cell table:style-name="ce57" table:formula="of:=[$OpenAccounts.I18]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Aug09.$F$1]-['file:///C:/Users/Antony/diy/GB%20Accounts/GB%20Accounts%202010/GB%20Accounts%20Company%202010-07-31%20(Jul10)%20OpenOffice/Creditcardaccount.ods'#$Aug09.$X$1]" office:value-type="float" office:value="0">
            <text:p>0.00 </text:p>
          </table:table-cell>
          <table:table-cell table:style-name="ce58" table:number-columns-repeated="2"/>
          <table:table-cell/>
          <table:table-cell table:style-name="ce56"/>
          <table:table-cell table:style-name="ce57" table:formula="of:=SUM([.D24:.N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Sep09.$F$1]-['file:///C:/Users/Antony/diy/GB%20Accounts/GB%20Accounts%202010/GB%20Accounts%20Company%202010-07-31%20(Jul10)%20OpenOffice/Creditcardaccount.ods'#$Sep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O24:.Y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Oct09.$F$1]-['file:///C:/Users/Antony/diy/GB%20Accounts/GB%20Accounts%202010/GB%20Accounts%20Company%202010-07-31%20(Jul10)%20OpenOffice/Creditcardaccount.ods'#$Oct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Z24:.AJ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Nov09.$F$1]-['file:///C:/Users/Antony/diy/GB%20Accounts/GB%20Accounts%202010/GB%20Accounts%20Company%202010-07-31%20(Jul10)%20OpenOffice/Creditcardaccount.ods'#$Nov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AK24:.AU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Dec09.$F$1]-['file:///C:/Users/Antony/diy/GB%20Accounts/GB%20Accounts%202010/GB%20Accounts%20Company%202010-07-31%20(Jul10)%20OpenOffice/Creditcardaccount.ods'#$Dec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AV24:.BF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Jan10.$F$1]-['file:///C:/Users/Antony/diy/GB%20Accounts/GB%20Accounts%202010/GB%20Accounts%20Company%202010-07-31%20(Jul10)%20OpenOffice/Creditcardaccount.ods'#$Jan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BG24:.BQ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Feb10.$F$1]-['file:///C:/Users/Antony/diy/GB%20Accounts/GB%20Accounts%202010/GB%20Accounts%20Company%202010-07-31%20(Jul10)%20OpenOffice/Creditcardaccount.ods'#$Feb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BR24:.CB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Mar10.$F$1]-['file:///C:/Users/Antony/diy/GB%20Accounts/GB%20Accounts%202010/GB%20Accounts%20Company%202010-07-31%20(Jul10)%20OpenOffice/Creditcardaccount.ods'#$Mar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C24:.CM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Apr10.$F$1]-['file:///C:/Users/Antony/diy/GB%20Accounts/GB%20Accounts%202010/GB%20Accounts%20Company%202010-07-31%20(Jul10)%20OpenOffice/Creditcardaccount.ods'#$Apr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N24:.CX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May10.$F$1]-['file:///C:/Users/Antony/diy/GB%20Accounts/GB%20Accounts%202010/GB%20Accounts%20Company%202010-07-31%20(Jul10)%20OpenOffice/Creditcardaccount.ods'#$May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Y24:.DI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Jun10.$F$1]-['file:///C:/Users/Antony/diy/GB%20Accounts/GB%20Accounts%202010/GB%20Accounts%20Company%202010-07-31%20(Jul10)%20OpenOffice/Creditcardaccount.ods'#$Jun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DJ24:.DT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7-31%20(Jul10)%20OpenOffice/Creditcardaccount.ods'#$Jul10.$F$1]-['file:///C:/Users/Antony/diy/GB%20Accounts/GB%20Accounts%202010/GB%20Accounts%20Company%202010-07-31%20(Jul10)%20OpenOffice/Creditcardaccount.ods'#$Jul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DU24:.EE2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4:.EH2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sh Account</text:p>
          </table:table-cell>
          <table:table-cell table:style-name="ce52" office:value-type="string">
            <text:p>BC</text:p>
          </table:table-cell>
          <table:table-cell table:style-name="ce57" table:formula="of:=[$OpenAccounts.J18]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Aug09.$F$1]-['file:///C:/Users/Antony/diy/GB%20Accounts/GB%20Accounts%202010/GB%20Accounts%20Company%202010-07-31%20(Jul10)%20OpenOffice/Cashaccount.ods'#$Aug09.$U$1]" office:value-type="float" office:value="0">
            <text:p>0.00 </text:p>
          </table:table-cell>
          <table:table-cell table:style-name="ce58"/>
          <table:table-cell/>
          <table:table-cell table:style-name="ce56"/>
          <table:table-cell table:style-name="ce57" table:formula="of:=SUM([.D25:.N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Sep09.$F$1]-['file:///C:/Users/Antony/diy/GB%20Accounts/GB%20Accounts%202010/GB%20Accounts%20Company%202010-07-31%20(Jul10)%20OpenOffice/Cashaccount.ods'#$Sep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O25:.Y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Oct09.$F$1]-['file:///C:/Users/Antony/diy/GB%20Accounts/GB%20Accounts%202010/GB%20Accounts%20Company%202010-07-31%20(Jul10)%20OpenOffice/Cashaccount.ods'#$Oct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Z25:.AJ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Nov09.$F$1]-['file:///C:/Users/Antony/diy/GB%20Accounts/GB%20Accounts%202010/GB%20Accounts%20Company%202010-07-31%20(Jul10)%20OpenOffice/Cashaccount.ods'#$Nov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AK25:.AU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Dec09.$F$1]-['file:///C:/Users/Antony/diy/GB%20Accounts/GB%20Accounts%202010/GB%20Accounts%20Company%202010-07-31%20(Jul10)%20OpenOffice/Cashaccount.ods'#$Dec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AV25:.BF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Jan10.$F$1]-['file:///C:/Users/Antony/diy/GB%20Accounts/GB%20Accounts%202010/GB%20Accounts%20Company%202010-07-31%20(Jul10)%20OpenOffice/Cashaccount.ods'#$Jan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BG25:.BQ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Feb10.$F$1]-['file:///C:/Users/Antony/diy/GB%20Accounts/GB%20Accounts%202010/GB%20Accounts%20Company%202010-07-31%20(Jul10)%20OpenOffice/Cashaccount.ods'#$Feb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BR25:.CB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Mar10.$F$1]-['file:///C:/Users/Antony/diy/GB%20Accounts/GB%20Accounts%202010/GB%20Accounts%20Company%202010-07-31%20(Jul10)%20OpenOffice/Cashaccount.ods'#$Mar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C25:.CM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Apr10.$F$1]-['file:///C:/Users/Antony/diy/GB%20Accounts/GB%20Accounts%202010/GB%20Accounts%20Company%202010-07-31%20(Jul10)%20OpenOffice/Cashaccount.ods'#$Apr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N25:.CX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May10.$F$1]-['file:///C:/Users/Antony/diy/GB%20Accounts/GB%20Accounts%202010/GB%20Accounts%20Company%202010-07-31%20(Jul10)%20OpenOffice/Cashaccount.ods'#$May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Y25:.DI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Jun10.$F$1]-['file:///C:/Users/Antony/diy/GB%20Accounts/GB%20Accounts%202010/GB%20Accounts%20Company%202010-07-31%20(Jul10)%20OpenOffice/Cashaccount.ods'#$Jun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DJ25:.DT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7-31%20(Jul10)%20OpenOffice/Cashaccount.ods'#$Jul10.$F$1]-['file:///C:/Users/Antony/diy/GB%20Accounts/GB%20Accounts%202010/GB%20Accounts%20Company%202010-07-31%20(Jul10)%20OpenOffice/Cashaccount.ods'#$Jul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DU25:.EE25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Companysecretary.ods'#$Boardmeeting.$E$6]" office:value-type="float" office:value="0">
            <text:p>0.00 </text:p>
          </table:table-cell>
          <table:table-cell table:style-name="ce41"/>
          <table:table-cell table:style-name="ce57" table:formula="of:=SUM([.EF25:.EH2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ra Cash &amp; Bank Transfers</text:p>
          </table:table-cell>
          <table:table-cell table:style-name="ce52"/>
          <table:table-cell table:style-name="ce58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Aug09.$G$1]-['file:///C:/Users/Antony/diy/GB%20Accounts/GB%20Accounts%202010/GB%20Accounts%20Company%202010-07-31%20(Jul10)%20OpenOffice/Currentaccount.ods'#$Aug09.$H$1]-['file:///C:/Users/Antony/diy/GB%20Accounts/GB%20Accounts%202010/GB%20Accounts%20Company%202010-07-31%20(Jul10)%20OpenOffice/Currentaccount.ods'#$Aug09.$I$1]+['file:///C:/Users/Antony/diy/GB%20Accounts/GB%20Accounts%202010/GB%20Accounts%20Company%202010-07-31%20(Jul10)%20OpenOffice/Currentaccount.ods'#$Aug09.$Y$1]+['file:///C:/Users/Antony/diy/GB%20Accounts/GB%20Accounts%202010/GB%20Accounts%20Company%202010-07-31%20(Jul10)%20OpenOffice/Currentaccount.ods'#$Aug09.$Z$1]+['file:///C:/Users/Antony/diy/GB%20Accounts/GB%20Accounts%202010/GB%20Accounts%20Company%202010-07-31%20(Jul10)%20OpenOffice/Currentaccount.ods'#$Aug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Aug09.$G$1]-['file:///C:/Users/Antony/diy/GB%20Accounts/GB%20Accounts%202010/GB%20Accounts%20Company%202010-07-31%20(Jul10)%20OpenOffice/Savingaccount.ods'#$Aug09.$H$1]-['file:///C:/Users/Antony/diy/GB%20Accounts/GB%20Accounts%202010/GB%20Accounts%20Company%202010-07-31%20(Jul10)%20OpenOffice/Savingaccount.ods'#$Aug09.$I$1]+['file:///C:/Users/Antony/diy/GB%20Accounts/GB%20Accounts%202010/GB%20Accounts%20Company%202010-07-31%20(Jul10)%20OpenOffice/Savingaccount.ods'#$Aug09.$Y$1]+['file:///C:/Users/Antony/diy/GB%20Accounts/GB%20Accounts%202010/GB%20Accounts%20Company%202010-07-31%20(Jul10)%20OpenOffice/Savingaccount.ods'#$Aug09.$Z$1]+['file:///C:/Users/Antony/diy/GB%20Accounts/GB%20Accounts%202010/GB%20Accounts%20Company%202010-07-31%20(Jul10)%20OpenOffice/Savingaccount.ods'#$Aug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Aug09.$G$1]-['file:///C:/Users/Antony/diy/GB%20Accounts/GB%20Accounts%202010/GB%20Accounts%20Company%202010-07-31%20(Jul10)%20OpenOffice/Creditcardaccount.ods'#$Aug09.$H$1]-['file:///C:/Users/Antony/diy/GB%20Accounts/GB%20Accounts%202010/GB%20Accounts%20Company%202010-07-31%20(Jul10)%20OpenOffice/Creditcardaccount.ods'#$Aug09.$I$1]+['file:///C:/Users/Antony/diy/GB%20Accounts/GB%20Accounts%202010/GB%20Accounts%20Company%202010-07-31%20(Jul10)%20OpenOffice/Creditcardaccount.ods'#$Aug09.$Y$1]+['file:///C:/Users/Antony/diy/GB%20Accounts/GB%20Accounts%202010/GB%20Accounts%20Company%202010-07-31%20(Jul10)%20OpenOffice/Creditcardaccount.ods'#$Aug09.$Z$1]+['file:///C:/Users/Antony/diy/GB%20Accounts/GB%20Accounts%202010/GB%20Accounts%20Company%202010-07-31%20(Jul10)%20OpenOffice/Creditcardaccount.ods'#$Aug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Aug09.$G$1]-['file:///C:/Users/Antony/diy/GB%20Accounts/GB%20Accounts%202010/GB%20Accounts%20Company%202010-07-31%20(Jul10)%20OpenOffice/Cashaccount.ods'#$Aug09.$H$1]-['file:///C:/Users/Antony/diy/GB%20Accounts/GB%20Accounts%202010/GB%20Accounts%20Company%202010-07-31%20(Jul10)%20OpenOffice/Cashaccount.ods'#$Aug09.$I$1]+['file:///C:/Users/Antony/diy/GB%20Accounts/GB%20Accounts%202010/GB%20Accounts%20Company%202010-07-31%20(Jul10)%20OpenOffice/Cashaccount.ods'#$Aug09.$V$1]+['file:///C:/Users/Antony/diy/GB%20Accounts/GB%20Accounts%202010/GB%20Accounts%20Company%202010-07-31%20(Jul10)%20OpenOffice/Cashaccount.ods'#$Aug09.$W$1]+['file:///C:/Users/Antony/diy/GB%20Accounts/GB%20Accounts%202010/GB%20Accounts%20Company%202010-07-31%20(Jul10)%20OpenOffice/Cashaccount.ods'#$Aug09.$X$1]" office:value-type="float" office:value="0">
            <text:p>0.00 </text:p>
          </table:table-cell>
          <table:table-cell table:style-name="ce58" table:number-columns-repeated="2"/>
          <table:table-cell table:style-name="ce56"/>
          <table:table-cell table:style-name="ce57" table:formula="of:=SUM([.D26:.N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Sep09.$G$1]-['file:///C:/Users/Antony/diy/GB%20Accounts/GB%20Accounts%202010/GB%20Accounts%20Company%202010-07-31%20(Jul10)%20OpenOffice/Currentaccount.ods'#$Sep09.$H$1]-['file:///C:/Users/Antony/diy/GB%20Accounts/GB%20Accounts%202010/GB%20Accounts%20Company%202010-07-31%20(Jul10)%20OpenOffice/Currentaccount.ods'#$Sep09.$I$1]+['file:///C:/Users/Antony/diy/GB%20Accounts/GB%20Accounts%202010/GB%20Accounts%20Company%202010-07-31%20(Jul10)%20OpenOffice/Currentaccount.ods'#$Sep09.$Y$1]+['file:///C:/Users/Antony/diy/GB%20Accounts/GB%20Accounts%202010/GB%20Accounts%20Company%202010-07-31%20(Jul10)%20OpenOffice/Currentaccount.ods'#$Sep09.$Z$1]+['file:///C:/Users/Antony/diy/GB%20Accounts/GB%20Accounts%202010/GB%20Accounts%20Company%202010-07-31%20(Jul10)%20OpenOffice/Currentaccount.ods'#$Sep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Sep09.$G$1]-['file:///C:/Users/Antony/diy/GB%20Accounts/GB%20Accounts%202010/GB%20Accounts%20Company%202010-07-31%20(Jul10)%20OpenOffice/Savingaccount.ods'#$Sep09.$H$1]-['file:///C:/Users/Antony/diy/GB%20Accounts/GB%20Accounts%202010/GB%20Accounts%20Company%202010-07-31%20(Jul10)%20OpenOffice/Savingaccount.ods'#$Sep09.$I$1]+['file:///C:/Users/Antony/diy/GB%20Accounts/GB%20Accounts%202010/GB%20Accounts%20Company%202010-07-31%20(Jul10)%20OpenOffice/Savingaccount.ods'#$Sep09.$Y$1]+['file:///C:/Users/Antony/diy/GB%20Accounts/GB%20Accounts%202010/GB%20Accounts%20Company%202010-07-31%20(Jul10)%20OpenOffice/Savingaccount.ods'#$Sep09.$Z$1]+['file:///C:/Users/Antony/diy/GB%20Accounts/GB%20Accounts%202010/GB%20Accounts%20Company%202010-07-31%20(Jul10)%20OpenOffice/Savingaccount.ods'#$Sep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Sep09.$G$1]-['file:///C:/Users/Antony/diy/GB%20Accounts/GB%20Accounts%202010/GB%20Accounts%20Company%202010-07-31%20(Jul10)%20OpenOffice/Creditcardaccount.ods'#$Sep09.$H$1]-['file:///C:/Users/Antony/diy/GB%20Accounts/GB%20Accounts%202010/GB%20Accounts%20Company%202010-07-31%20(Jul10)%20OpenOffice/Creditcardaccount.ods'#$Sep09.$I$1]+['file:///C:/Users/Antony/diy/GB%20Accounts/GB%20Accounts%202010/GB%20Accounts%20Company%202010-07-31%20(Jul10)%20OpenOffice/Creditcardaccount.ods'#$Sep09.$Y$1]+['file:///C:/Users/Antony/diy/GB%20Accounts/GB%20Accounts%202010/GB%20Accounts%20Company%202010-07-31%20(Jul10)%20OpenOffice/Creditcardaccount.ods'#$Sep09.$Z$1]+['file:///C:/Users/Antony/diy/GB%20Accounts/GB%20Accounts%202010/GB%20Accounts%20Company%202010-07-31%20(Jul10)%20OpenOffice/Creditcardaccount.ods'#$Sep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Sep09.$G$1]-['file:///C:/Users/Antony/diy/GB%20Accounts/GB%20Accounts%202010/GB%20Accounts%20Company%202010-07-31%20(Jul10)%20OpenOffice/Cashaccount.ods'#$Sep09.$H$1]-['file:///C:/Users/Antony/diy/GB%20Accounts/GB%20Accounts%202010/GB%20Accounts%20Company%202010-07-31%20(Jul10)%20OpenOffice/Cashaccount.ods'#$Sep09.$I$1]+['file:///C:/Users/Antony/diy/GB%20Accounts/GB%20Accounts%202010/GB%20Accounts%20Company%202010-07-31%20(Jul10)%20OpenOffice/Cashaccount.ods'#$Sep09.$V$1]+['file:///C:/Users/Antony/diy/GB%20Accounts/GB%20Accounts%202010/GB%20Accounts%20Company%202010-07-31%20(Jul10)%20OpenOffice/Cashaccount.ods'#$Sep09.$W$1]+['file:///C:/Users/Antony/diy/GB%20Accounts/GB%20Accounts%202010/GB%20Accounts%20Company%202010-07-31%20(Jul10)%20OpenOffice/Cashaccount.ods'#$Sep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O26:.Y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Oct09.$G$1]-['file:///C:/Users/Antony/diy/GB%20Accounts/GB%20Accounts%202010/GB%20Accounts%20Company%202010-07-31%20(Jul10)%20OpenOffice/Currentaccount.ods'#$Oct09.$H$1]-['file:///C:/Users/Antony/diy/GB%20Accounts/GB%20Accounts%202010/GB%20Accounts%20Company%202010-07-31%20(Jul10)%20OpenOffice/Currentaccount.ods'#$Oct09.$I$1]+['file:///C:/Users/Antony/diy/GB%20Accounts/GB%20Accounts%202010/GB%20Accounts%20Company%202010-07-31%20(Jul10)%20OpenOffice/Currentaccount.ods'#$Oct09.$Y$1]+['file:///C:/Users/Antony/diy/GB%20Accounts/GB%20Accounts%202010/GB%20Accounts%20Company%202010-07-31%20(Jul10)%20OpenOffice/Currentaccount.ods'#$Oct09.$Z$1]+['file:///C:/Users/Antony/diy/GB%20Accounts/GB%20Accounts%202010/GB%20Accounts%20Company%202010-07-31%20(Jul10)%20OpenOffice/Currentaccount.ods'#$Oct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Oct09.$G$1]-['file:///C:/Users/Antony/diy/GB%20Accounts/GB%20Accounts%202010/GB%20Accounts%20Company%202010-07-31%20(Jul10)%20OpenOffice/Savingaccount.ods'#$Oct09.$H$1]-['file:///C:/Users/Antony/diy/GB%20Accounts/GB%20Accounts%202010/GB%20Accounts%20Company%202010-07-31%20(Jul10)%20OpenOffice/Savingaccount.ods'#$Oct09.$I$1]+['file:///C:/Users/Antony/diy/GB%20Accounts/GB%20Accounts%202010/GB%20Accounts%20Company%202010-07-31%20(Jul10)%20OpenOffice/Savingaccount.ods'#$Oct09.$Y$1]+['file:///C:/Users/Antony/diy/GB%20Accounts/GB%20Accounts%202010/GB%20Accounts%20Company%202010-07-31%20(Jul10)%20OpenOffice/Savingaccount.ods'#$Oct09.$Z$1]+['file:///C:/Users/Antony/diy/GB%20Accounts/GB%20Accounts%202010/GB%20Accounts%20Company%202010-07-31%20(Jul10)%20OpenOffice/Savingaccount.ods'#$Oct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Oct09.$G$1]-['file:///C:/Users/Antony/diy/GB%20Accounts/GB%20Accounts%202010/GB%20Accounts%20Company%202010-07-31%20(Jul10)%20OpenOffice/Creditcardaccount.ods'#$Oct09.$H$1]-['file:///C:/Users/Antony/diy/GB%20Accounts/GB%20Accounts%202010/GB%20Accounts%20Company%202010-07-31%20(Jul10)%20OpenOffice/Creditcardaccount.ods'#$Oct09.$I$1]+['file:///C:/Users/Antony/diy/GB%20Accounts/GB%20Accounts%202010/GB%20Accounts%20Company%202010-07-31%20(Jul10)%20OpenOffice/Creditcardaccount.ods'#$Oct09.$Y$1]+['file:///C:/Users/Antony/diy/GB%20Accounts/GB%20Accounts%202010/GB%20Accounts%20Company%202010-07-31%20(Jul10)%20OpenOffice/Creditcardaccount.ods'#$Oct09.$Z$1]+['file:///C:/Users/Antony/diy/GB%20Accounts/GB%20Accounts%202010/GB%20Accounts%20Company%202010-07-31%20(Jul10)%20OpenOffice/Creditcardaccount.ods'#$Oct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Oct09.$G$1]-['file:///C:/Users/Antony/diy/GB%20Accounts/GB%20Accounts%202010/GB%20Accounts%20Company%202010-07-31%20(Jul10)%20OpenOffice/Cashaccount.ods'#$Oct09.$H$1]-['file:///C:/Users/Antony/diy/GB%20Accounts/GB%20Accounts%202010/GB%20Accounts%20Company%202010-07-31%20(Jul10)%20OpenOffice/Cashaccount.ods'#$Oct09.$I$1]+['file:///C:/Users/Antony/diy/GB%20Accounts/GB%20Accounts%202010/GB%20Accounts%20Company%202010-07-31%20(Jul10)%20OpenOffice/Cashaccount.ods'#$Oct09.$V$1]+['file:///C:/Users/Antony/diy/GB%20Accounts/GB%20Accounts%202010/GB%20Accounts%20Company%202010-07-31%20(Jul10)%20OpenOffice/Cashaccount.ods'#$Oct09.$W$1]+['file:///C:/Users/Antony/diy/GB%20Accounts/GB%20Accounts%202010/GB%20Accounts%20Company%202010-07-31%20(Jul10)%20OpenOffice/Cashaccount.ods'#$Oct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Z26:.AJ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Nov09.$G$1]-['file:///C:/Users/Antony/diy/GB%20Accounts/GB%20Accounts%202010/GB%20Accounts%20Company%202010-07-31%20(Jul10)%20OpenOffice/Currentaccount.ods'#$Nov09.$H$1]-['file:///C:/Users/Antony/diy/GB%20Accounts/GB%20Accounts%202010/GB%20Accounts%20Company%202010-07-31%20(Jul10)%20OpenOffice/Currentaccount.ods'#$Nov09.$I$1]+['file:///C:/Users/Antony/diy/GB%20Accounts/GB%20Accounts%202010/GB%20Accounts%20Company%202010-07-31%20(Jul10)%20OpenOffice/Currentaccount.ods'#$Nov09.$Y$1]+['file:///C:/Users/Antony/diy/GB%20Accounts/GB%20Accounts%202010/GB%20Accounts%20Company%202010-07-31%20(Jul10)%20OpenOffice/Currentaccount.ods'#$Nov09.$Z$1]+['file:///C:/Users/Antony/diy/GB%20Accounts/GB%20Accounts%202010/GB%20Accounts%20Company%202010-07-31%20(Jul10)%20OpenOffice/Currentaccount.ods'#$Nov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Nov09.$G$1]-['file:///C:/Users/Antony/diy/GB%20Accounts/GB%20Accounts%202010/GB%20Accounts%20Company%202010-07-31%20(Jul10)%20OpenOffice/Savingaccount.ods'#$Nov09.$H$1]-['file:///C:/Users/Antony/diy/GB%20Accounts/GB%20Accounts%202010/GB%20Accounts%20Company%202010-07-31%20(Jul10)%20OpenOffice/Savingaccount.ods'#$Nov09.$I$1]+['file:///C:/Users/Antony/diy/GB%20Accounts/GB%20Accounts%202010/GB%20Accounts%20Company%202010-07-31%20(Jul10)%20OpenOffice/Savingaccount.ods'#$Nov09.$Y$1]+['file:///C:/Users/Antony/diy/GB%20Accounts/GB%20Accounts%202010/GB%20Accounts%20Company%202010-07-31%20(Jul10)%20OpenOffice/Savingaccount.ods'#$Nov09.$Z$1]+['file:///C:/Users/Antony/diy/GB%20Accounts/GB%20Accounts%202010/GB%20Accounts%20Company%202010-07-31%20(Jul10)%20OpenOffice/Savingaccount.ods'#$Nov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Nov09.$G$1]-['file:///C:/Users/Antony/diy/GB%20Accounts/GB%20Accounts%202010/GB%20Accounts%20Company%202010-07-31%20(Jul10)%20OpenOffice/Creditcardaccount.ods'#$Nov09.$H$1]-['file:///C:/Users/Antony/diy/GB%20Accounts/GB%20Accounts%202010/GB%20Accounts%20Company%202010-07-31%20(Jul10)%20OpenOffice/Creditcardaccount.ods'#$Nov09.$I$1]+['file:///C:/Users/Antony/diy/GB%20Accounts/GB%20Accounts%202010/GB%20Accounts%20Company%202010-07-31%20(Jul10)%20OpenOffice/Creditcardaccount.ods'#$Nov09.$Y$1]+['file:///C:/Users/Antony/diy/GB%20Accounts/GB%20Accounts%202010/GB%20Accounts%20Company%202010-07-31%20(Jul10)%20OpenOffice/Creditcardaccount.ods'#$Nov09.$Z$1]+['file:///C:/Users/Antony/diy/GB%20Accounts/GB%20Accounts%202010/GB%20Accounts%20Company%202010-07-31%20(Jul10)%20OpenOffice/Creditcardaccount.ods'#$Nov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Nov09.$G$1]-['file:///C:/Users/Antony/diy/GB%20Accounts/GB%20Accounts%202010/GB%20Accounts%20Company%202010-07-31%20(Jul10)%20OpenOffice/Cashaccount.ods'#$Nov09.$H$1]-['file:///C:/Users/Antony/diy/GB%20Accounts/GB%20Accounts%202010/GB%20Accounts%20Company%202010-07-31%20(Jul10)%20OpenOffice/Cashaccount.ods'#$Nov09.$I$1]+['file:///C:/Users/Antony/diy/GB%20Accounts/GB%20Accounts%202010/GB%20Accounts%20Company%202010-07-31%20(Jul10)%20OpenOffice/Cashaccount.ods'#$Nov09.$V$1]+['file:///C:/Users/Antony/diy/GB%20Accounts/GB%20Accounts%202010/GB%20Accounts%20Company%202010-07-31%20(Jul10)%20OpenOffice/Cashaccount.ods'#$Nov09.$W$1]+['file:///C:/Users/Antony/diy/GB%20Accounts/GB%20Accounts%202010/GB%20Accounts%20Company%202010-07-31%20(Jul10)%20OpenOffice/Cashaccount.ods'#$Nov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AK26:.AU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Dec09.$G$1]-['file:///C:/Users/Antony/diy/GB%20Accounts/GB%20Accounts%202010/GB%20Accounts%20Company%202010-07-31%20(Jul10)%20OpenOffice/Currentaccount.ods'#$Dec09.$H$1]-['file:///C:/Users/Antony/diy/GB%20Accounts/GB%20Accounts%202010/GB%20Accounts%20Company%202010-07-31%20(Jul10)%20OpenOffice/Currentaccount.ods'#$Dec09.$I$1]+['file:///C:/Users/Antony/diy/GB%20Accounts/GB%20Accounts%202010/GB%20Accounts%20Company%202010-07-31%20(Jul10)%20OpenOffice/Currentaccount.ods'#$Dec09.$Y$1]+['file:///C:/Users/Antony/diy/GB%20Accounts/GB%20Accounts%202010/GB%20Accounts%20Company%202010-07-31%20(Jul10)%20OpenOffice/Currentaccount.ods'#$Dec09.$Z$1]+['file:///C:/Users/Antony/diy/GB%20Accounts/GB%20Accounts%202010/GB%20Accounts%20Company%202010-07-31%20(Jul10)%20OpenOffice/Currentaccount.ods'#$Dec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Dec09.$G$1]-['file:///C:/Users/Antony/diy/GB%20Accounts/GB%20Accounts%202010/GB%20Accounts%20Company%202010-07-31%20(Jul10)%20OpenOffice/Savingaccount.ods'#$Dec09.$H$1]-['file:///C:/Users/Antony/diy/GB%20Accounts/GB%20Accounts%202010/GB%20Accounts%20Company%202010-07-31%20(Jul10)%20OpenOffice/Savingaccount.ods'#$Dec09.$I$1]+['file:///C:/Users/Antony/diy/GB%20Accounts/GB%20Accounts%202010/GB%20Accounts%20Company%202010-07-31%20(Jul10)%20OpenOffice/Savingaccount.ods'#$Dec09.$Y$1]+['file:///C:/Users/Antony/diy/GB%20Accounts/GB%20Accounts%202010/GB%20Accounts%20Company%202010-07-31%20(Jul10)%20OpenOffice/Savingaccount.ods'#$Dec09.$Z$1]+['file:///C:/Users/Antony/diy/GB%20Accounts/GB%20Accounts%202010/GB%20Accounts%20Company%202010-07-31%20(Jul10)%20OpenOffice/Savingaccount.ods'#$Dec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Dec09.$G$1]-['file:///C:/Users/Antony/diy/GB%20Accounts/GB%20Accounts%202010/GB%20Accounts%20Company%202010-07-31%20(Jul10)%20OpenOffice/Creditcardaccount.ods'#$Dec09.$H$1]-['file:///C:/Users/Antony/diy/GB%20Accounts/GB%20Accounts%202010/GB%20Accounts%20Company%202010-07-31%20(Jul10)%20OpenOffice/Creditcardaccount.ods'#$Dec09.$I$1]+['file:///C:/Users/Antony/diy/GB%20Accounts/GB%20Accounts%202010/GB%20Accounts%20Company%202010-07-31%20(Jul10)%20OpenOffice/Creditcardaccount.ods'#$Dec09.$Y$1]+['file:///C:/Users/Antony/diy/GB%20Accounts/GB%20Accounts%202010/GB%20Accounts%20Company%202010-07-31%20(Jul10)%20OpenOffice/Creditcardaccount.ods'#$Dec09.$Z$1]+['file:///C:/Users/Antony/diy/GB%20Accounts/GB%20Accounts%202010/GB%20Accounts%20Company%202010-07-31%20(Jul10)%20OpenOffice/Creditcardaccount.ods'#$Dec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Dec09.$G$1]-['file:///C:/Users/Antony/diy/GB%20Accounts/GB%20Accounts%202010/GB%20Accounts%20Company%202010-07-31%20(Jul10)%20OpenOffice/Cashaccount.ods'#$Dec09.$H$1]-['file:///C:/Users/Antony/diy/GB%20Accounts/GB%20Accounts%202010/GB%20Accounts%20Company%202010-07-31%20(Jul10)%20OpenOffice/Cashaccount.ods'#$Dec09.$I$1]+['file:///C:/Users/Antony/diy/GB%20Accounts/GB%20Accounts%202010/GB%20Accounts%20Company%202010-07-31%20(Jul10)%20OpenOffice/Cashaccount.ods'#$Dec09.$V$1]+['file:///C:/Users/Antony/diy/GB%20Accounts/GB%20Accounts%202010/GB%20Accounts%20Company%202010-07-31%20(Jul10)%20OpenOffice/Cashaccount.ods'#$Dec09.$W$1]+['file:///C:/Users/Antony/diy/GB%20Accounts/GB%20Accounts%202010/GB%20Accounts%20Company%202010-07-31%20(Jul10)%20OpenOffice/Cashaccount.ods'#$Dec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AV26:.BF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Jan10.$G$1]-['file:///C:/Users/Antony/diy/GB%20Accounts/GB%20Accounts%202010/GB%20Accounts%20Company%202010-07-31%20(Jul10)%20OpenOffice/Currentaccount.ods'#$Jan10.$H$1]-['file:///C:/Users/Antony/diy/GB%20Accounts/GB%20Accounts%202010/GB%20Accounts%20Company%202010-07-31%20(Jul10)%20OpenOffice/Currentaccount.ods'#$Jan10.$I$1]+['file:///C:/Users/Antony/diy/GB%20Accounts/GB%20Accounts%202010/GB%20Accounts%20Company%202010-07-31%20(Jul10)%20OpenOffice/Currentaccount.ods'#$Jan10.$Y$1]+['file:///C:/Users/Antony/diy/GB%20Accounts/GB%20Accounts%202010/GB%20Accounts%20Company%202010-07-31%20(Jul10)%20OpenOffice/Currentaccount.ods'#$Jan10.$Z$1]+['file:///C:/Users/Antony/diy/GB%20Accounts/GB%20Accounts%202010/GB%20Accounts%20Company%202010-07-31%20(Jul10)%20OpenOffice/Currentaccount.ods'#$Ja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Jan10.$G$1]-['file:///C:/Users/Antony/diy/GB%20Accounts/GB%20Accounts%202010/GB%20Accounts%20Company%202010-07-31%20(Jul10)%20OpenOffice/Savingaccount.ods'#$Jan10.$H$1]-['file:///C:/Users/Antony/diy/GB%20Accounts/GB%20Accounts%202010/GB%20Accounts%20Company%202010-07-31%20(Jul10)%20OpenOffice/Savingaccount.ods'#$Jan10.$I$1]+['file:///C:/Users/Antony/diy/GB%20Accounts/GB%20Accounts%202010/GB%20Accounts%20Company%202010-07-31%20(Jul10)%20OpenOffice/Savingaccount.ods'#$Jan10.$Y$1]+['file:///C:/Users/Antony/diy/GB%20Accounts/GB%20Accounts%202010/GB%20Accounts%20Company%202010-07-31%20(Jul10)%20OpenOffice/Savingaccount.ods'#$Jan10.$Z$1]+['file:///C:/Users/Antony/diy/GB%20Accounts/GB%20Accounts%202010/GB%20Accounts%20Company%202010-07-31%20(Jul10)%20OpenOffice/Savingaccount.ods'#$Ja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Jan10.$G$1]-['file:///C:/Users/Antony/diy/GB%20Accounts/GB%20Accounts%202010/GB%20Accounts%20Company%202010-07-31%20(Jul10)%20OpenOffice/Creditcardaccount.ods'#$Jan10.$H$1]-['file:///C:/Users/Antony/diy/GB%20Accounts/GB%20Accounts%202010/GB%20Accounts%20Company%202010-07-31%20(Jul10)%20OpenOffice/Creditcardaccount.ods'#$Jan10.$I$1]+['file:///C:/Users/Antony/diy/GB%20Accounts/GB%20Accounts%202010/GB%20Accounts%20Company%202010-07-31%20(Jul10)%20OpenOffice/Creditcardaccount.ods'#$Jan10.$Y$1]+['file:///C:/Users/Antony/diy/GB%20Accounts/GB%20Accounts%202010/GB%20Accounts%20Company%202010-07-31%20(Jul10)%20OpenOffice/Creditcardaccount.ods'#$Jan10.$Z$1]+['file:///C:/Users/Antony/diy/GB%20Accounts/GB%20Accounts%202010/GB%20Accounts%20Company%202010-07-31%20(Jul10)%20OpenOffice/Creditcardaccount.ods'#$Ja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Jan10.$G$1]-['file:///C:/Users/Antony/diy/GB%20Accounts/GB%20Accounts%202010/GB%20Accounts%20Company%202010-07-31%20(Jul10)%20OpenOffice/Cashaccount.ods'#$Jan10.$H$1]-['file:///C:/Users/Antony/diy/GB%20Accounts/GB%20Accounts%202010/GB%20Accounts%20Company%202010-07-31%20(Jul10)%20OpenOffice/Cashaccount.ods'#$Jan10.$I$1]+['file:///C:/Users/Antony/diy/GB%20Accounts/GB%20Accounts%202010/GB%20Accounts%20Company%202010-07-31%20(Jul10)%20OpenOffice/Cashaccount.ods'#$Jan10.$V$1]+['file:///C:/Users/Antony/diy/GB%20Accounts/GB%20Accounts%202010/GB%20Accounts%20Company%202010-07-31%20(Jul10)%20OpenOffice/Cashaccount.ods'#$Jan10.$W$1]+['file:///C:/Users/Antony/diy/GB%20Accounts/GB%20Accounts%202010/GB%20Accounts%20Company%202010-07-31%20(Jul10)%20OpenOffice/Cashaccount.ods'#$Jan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BG26:.BQ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Feb10.$G$1]-['file:///C:/Users/Antony/diy/GB%20Accounts/GB%20Accounts%202010/GB%20Accounts%20Company%202010-07-31%20(Jul10)%20OpenOffice/Currentaccount.ods'#$Feb10.$H$1]-['file:///C:/Users/Antony/diy/GB%20Accounts/GB%20Accounts%202010/GB%20Accounts%20Company%202010-07-31%20(Jul10)%20OpenOffice/Currentaccount.ods'#$Feb10.$I$1]+['file:///C:/Users/Antony/diy/GB%20Accounts/GB%20Accounts%202010/GB%20Accounts%20Company%202010-07-31%20(Jul10)%20OpenOffice/Currentaccount.ods'#$Feb10.$Y$1]+['file:///C:/Users/Antony/diy/GB%20Accounts/GB%20Accounts%202010/GB%20Accounts%20Company%202010-07-31%20(Jul10)%20OpenOffice/Currentaccount.ods'#$Feb10.$Z$1]+['file:///C:/Users/Antony/diy/GB%20Accounts/GB%20Accounts%202010/GB%20Accounts%20Company%202010-07-31%20(Jul10)%20OpenOffice/Currentaccount.ods'#$Feb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Feb10.$G$1]-['file:///C:/Users/Antony/diy/GB%20Accounts/GB%20Accounts%202010/GB%20Accounts%20Company%202010-07-31%20(Jul10)%20OpenOffice/Savingaccount.ods'#$Feb10.$H$1]-['file:///C:/Users/Antony/diy/GB%20Accounts/GB%20Accounts%202010/GB%20Accounts%20Company%202010-07-31%20(Jul10)%20OpenOffice/Savingaccount.ods'#$Feb10.$I$1]+['file:///C:/Users/Antony/diy/GB%20Accounts/GB%20Accounts%202010/GB%20Accounts%20Company%202010-07-31%20(Jul10)%20OpenOffice/Savingaccount.ods'#$Feb10.$Y$1]+['file:///C:/Users/Antony/diy/GB%20Accounts/GB%20Accounts%202010/GB%20Accounts%20Company%202010-07-31%20(Jul10)%20OpenOffice/Savingaccount.ods'#$Feb10.$Z$1]+['file:///C:/Users/Antony/diy/GB%20Accounts/GB%20Accounts%202010/GB%20Accounts%20Company%202010-07-31%20(Jul10)%20OpenOffice/Savingaccount.ods'#$Feb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Feb10.$G$1]-['file:///C:/Users/Antony/diy/GB%20Accounts/GB%20Accounts%202010/GB%20Accounts%20Company%202010-07-31%20(Jul10)%20OpenOffice/Creditcardaccount.ods'#$Feb10.$H$1]-['file:///C:/Users/Antony/diy/GB%20Accounts/GB%20Accounts%202010/GB%20Accounts%20Company%202010-07-31%20(Jul10)%20OpenOffice/Creditcardaccount.ods'#$Feb10.$I$1]+['file:///C:/Users/Antony/diy/GB%20Accounts/GB%20Accounts%202010/GB%20Accounts%20Company%202010-07-31%20(Jul10)%20OpenOffice/Creditcardaccount.ods'#$Feb10.$Y$1]+['file:///C:/Users/Antony/diy/GB%20Accounts/GB%20Accounts%202010/GB%20Accounts%20Company%202010-07-31%20(Jul10)%20OpenOffice/Creditcardaccount.ods'#$Feb10.$Z$1]+['file:///C:/Users/Antony/diy/GB%20Accounts/GB%20Accounts%202010/GB%20Accounts%20Company%202010-07-31%20(Jul10)%20OpenOffice/Creditcardaccount.ods'#$Feb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Feb10.$G$1]-['file:///C:/Users/Antony/diy/GB%20Accounts/GB%20Accounts%202010/GB%20Accounts%20Company%202010-07-31%20(Jul10)%20OpenOffice/Cashaccount.ods'#$Feb10.$H$1]-['file:///C:/Users/Antony/diy/GB%20Accounts/GB%20Accounts%202010/GB%20Accounts%20Company%202010-07-31%20(Jul10)%20OpenOffice/Cashaccount.ods'#$Feb10.$I$1]+['file:///C:/Users/Antony/diy/GB%20Accounts/GB%20Accounts%202010/GB%20Accounts%20Company%202010-07-31%20(Jul10)%20OpenOffice/Cashaccount.ods'#$Feb10.$V$1]+['file:///C:/Users/Antony/diy/GB%20Accounts/GB%20Accounts%202010/GB%20Accounts%20Company%202010-07-31%20(Jul10)%20OpenOffice/Cashaccount.ods'#$Feb10.$W$1]+['file:///C:/Users/Antony/diy/GB%20Accounts/GB%20Accounts%202010/GB%20Accounts%20Company%202010-07-31%20(Jul10)%20OpenOffice/Cashaccount.ods'#$Feb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BR26:.CB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Mar10.$G$1]-['file:///C:/Users/Antony/diy/GB%20Accounts/GB%20Accounts%202010/GB%20Accounts%20Company%202010-07-31%20(Jul10)%20OpenOffice/Currentaccount.ods'#$Mar10.$H$1]-['file:///C:/Users/Antony/diy/GB%20Accounts/GB%20Accounts%202010/GB%20Accounts%20Company%202010-07-31%20(Jul10)%20OpenOffice/Currentaccount.ods'#$Mar10.$I$1]+['file:///C:/Users/Antony/diy/GB%20Accounts/GB%20Accounts%202010/GB%20Accounts%20Company%202010-07-31%20(Jul10)%20OpenOffice/Currentaccount.ods'#$Mar10.$Y$1]+['file:///C:/Users/Antony/diy/GB%20Accounts/GB%20Accounts%202010/GB%20Accounts%20Company%202010-07-31%20(Jul10)%20OpenOffice/Currentaccount.ods'#$Mar10.$Z$1]+['file:///C:/Users/Antony/diy/GB%20Accounts/GB%20Accounts%202010/GB%20Accounts%20Company%202010-07-31%20(Jul10)%20OpenOffice/Currentaccount.ods'#$Ma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Mar10.$G$1]-['file:///C:/Users/Antony/diy/GB%20Accounts/GB%20Accounts%202010/GB%20Accounts%20Company%202010-07-31%20(Jul10)%20OpenOffice/Savingaccount.ods'#$Mar10.$H$1]-['file:///C:/Users/Antony/diy/GB%20Accounts/GB%20Accounts%202010/GB%20Accounts%20Company%202010-07-31%20(Jul10)%20OpenOffice/Savingaccount.ods'#$Mar10.$I$1]+['file:///C:/Users/Antony/diy/GB%20Accounts/GB%20Accounts%202010/GB%20Accounts%20Company%202010-07-31%20(Jul10)%20OpenOffice/Savingaccount.ods'#$Mar10.$Y$1]+['file:///C:/Users/Antony/diy/GB%20Accounts/GB%20Accounts%202010/GB%20Accounts%20Company%202010-07-31%20(Jul10)%20OpenOffice/Savingaccount.ods'#$Mar10.$Z$1]+['file:///C:/Users/Antony/diy/GB%20Accounts/GB%20Accounts%202010/GB%20Accounts%20Company%202010-07-31%20(Jul10)%20OpenOffice/Savingaccount.ods'#$Ma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Mar10.$G$1]-['file:///C:/Users/Antony/diy/GB%20Accounts/GB%20Accounts%202010/GB%20Accounts%20Company%202010-07-31%20(Jul10)%20OpenOffice/Creditcardaccount.ods'#$Mar10.$H$1]-['file:///C:/Users/Antony/diy/GB%20Accounts/GB%20Accounts%202010/GB%20Accounts%20Company%202010-07-31%20(Jul10)%20OpenOffice/Creditcardaccount.ods'#$Mar10.$I$1]+['file:///C:/Users/Antony/diy/GB%20Accounts/GB%20Accounts%202010/GB%20Accounts%20Company%202010-07-31%20(Jul10)%20OpenOffice/Creditcardaccount.ods'#$Mar10.$Y$1]+['file:///C:/Users/Antony/diy/GB%20Accounts/GB%20Accounts%202010/GB%20Accounts%20Company%202010-07-31%20(Jul10)%20OpenOffice/Creditcardaccount.ods'#$Mar10.$Z$1]+['file:///C:/Users/Antony/diy/GB%20Accounts/GB%20Accounts%202010/GB%20Accounts%20Company%202010-07-31%20(Jul10)%20OpenOffice/Creditcardaccount.ods'#$Ma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Mar10.$G$1]-['file:///C:/Users/Antony/diy/GB%20Accounts/GB%20Accounts%202010/GB%20Accounts%20Company%202010-07-31%20(Jul10)%20OpenOffice/Cashaccount.ods'#$Mar10.$H$1]-['file:///C:/Users/Antony/diy/GB%20Accounts/GB%20Accounts%202010/GB%20Accounts%20Company%202010-07-31%20(Jul10)%20OpenOffice/Cashaccount.ods'#$Mar10.$I$1]+['file:///C:/Users/Antony/diy/GB%20Accounts/GB%20Accounts%202010/GB%20Accounts%20Company%202010-07-31%20(Jul10)%20OpenOffice/Cashaccount.ods'#$Mar10.$V$1]+['file:///C:/Users/Antony/diy/GB%20Accounts/GB%20Accounts%202010/GB%20Accounts%20Company%202010-07-31%20(Jul10)%20OpenOffice/Cashaccount.ods'#$Mar10.$W$1]+['file:///C:/Users/Antony/diy/GB%20Accounts/GB%20Accounts%202010/GB%20Accounts%20Company%202010-07-31%20(Jul10)%20OpenOffice/Cashaccount.ods'#$Mar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C26:.CM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Apr10.$G$1]-['file:///C:/Users/Antony/diy/GB%20Accounts/GB%20Accounts%202010/GB%20Accounts%20Company%202010-07-31%20(Jul10)%20OpenOffice/Currentaccount.ods'#$Apr10.$H$1]-['file:///C:/Users/Antony/diy/GB%20Accounts/GB%20Accounts%202010/GB%20Accounts%20Company%202010-07-31%20(Jul10)%20OpenOffice/Currentaccount.ods'#$Apr10.$I$1]+['file:///C:/Users/Antony/diy/GB%20Accounts/GB%20Accounts%202010/GB%20Accounts%20Company%202010-07-31%20(Jul10)%20OpenOffice/Currentaccount.ods'#$Apr10.$Y$1]+['file:///C:/Users/Antony/diy/GB%20Accounts/GB%20Accounts%202010/GB%20Accounts%20Company%202010-07-31%20(Jul10)%20OpenOffice/Currentaccount.ods'#$Apr10.$Z$1]+['file:///C:/Users/Antony/diy/GB%20Accounts/GB%20Accounts%202010/GB%20Accounts%20Company%202010-07-31%20(Jul10)%20OpenOffice/Currentaccount.ods'#$Ap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Apr10.$G$1]-['file:///C:/Users/Antony/diy/GB%20Accounts/GB%20Accounts%202010/GB%20Accounts%20Company%202010-07-31%20(Jul10)%20OpenOffice/Savingaccount.ods'#$Apr10.$H$1]-['file:///C:/Users/Antony/diy/GB%20Accounts/GB%20Accounts%202010/GB%20Accounts%20Company%202010-07-31%20(Jul10)%20OpenOffice/Savingaccount.ods'#$Apr10.$I$1]+['file:///C:/Users/Antony/diy/GB%20Accounts/GB%20Accounts%202010/GB%20Accounts%20Company%202010-07-31%20(Jul10)%20OpenOffice/Savingaccount.ods'#$Apr10.$Y$1]+['file:///C:/Users/Antony/diy/GB%20Accounts/GB%20Accounts%202010/GB%20Accounts%20Company%202010-07-31%20(Jul10)%20OpenOffice/Savingaccount.ods'#$Apr10.$Z$1]+['file:///C:/Users/Antony/diy/GB%20Accounts/GB%20Accounts%202010/GB%20Accounts%20Company%202010-07-31%20(Jul10)%20OpenOffice/Savingaccount.ods'#$Ap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Apr10.$G$1]-['file:///C:/Users/Antony/diy/GB%20Accounts/GB%20Accounts%202010/GB%20Accounts%20Company%202010-07-31%20(Jul10)%20OpenOffice/Creditcardaccount.ods'#$Apr10.$H$1]-['file:///C:/Users/Antony/diy/GB%20Accounts/GB%20Accounts%202010/GB%20Accounts%20Company%202010-07-31%20(Jul10)%20OpenOffice/Creditcardaccount.ods'#$Apr10.$I$1]+['file:///C:/Users/Antony/diy/GB%20Accounts/GB%20Accounts%202010/GB%20Accounts%20Company%202010-07-31%20(Jul10)%20OpenOffice/Creditcardaccount.ods'#$Apr10.$Y$1]+['file:///C:/Users/Antony/diy/GB%20Accounts/GB%20Accounts%202010/GB%20Accounts%20Company%202010-07-31%20(Jul10)%20OpenOffice/Creditcardaccount.ods'#$Apr10.$Z$1]+['file:///C:/Users/Antony/diy/GB%20Accounts/GB%20Accounts%202010/GB%20Accounts%20Company%202010-07-31%20(Jul10)%20OpenOffice/Creditcardaccount.ods'#$Ap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Apr10.$G$1]-['file:///C:/Users/Antony/diy/GB%20Accounts/GB%20Accounts%202010/GB%20Accounts%20Company%202010-07-31%20(Jul10)%20OpenOffice/Cashaccount.ods'#$Apr10.$H$1]-['file:///C:/Users/Antony/diy/GB%20Accounts/GB%20Accounts%202010/GB%20Accounts%20Company%202010-07-31%20(Jul10)%20OpenOffice/Cashaccount.ods'#$Apr10.$I$1]+['file:///C:/Users/Antony/diy/GB%20Accounts/GB%20Accounts%202010/GB%20Accounts%20Company%202010-07-31%20(Jul10)%20OpenOffice/Cashaccount.ods'#$Apr10.$V$1]+['file:///C:/Users/Antony/diy/GB%20Accounts/GB%20Accounts%202010/GB%20Accounts%20Company%202010-07-31%20(Jul10)%20OpenOffice/Cashaccount.ods'#$Apr10.$W$1]+['file:///C:/Users/Antony/diy/GB%20Accounts/GB%20Accounts%202010/GB%20Accounts%20Company%202010-07-31%20(Jul10)%20OpenOffice/Cashaccount.ods'#$Apr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N26:.CX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May10.$G$1]-['file:///C:/Users/Antony/diy/GB%20Accounts/GB%20Accounts%202010/GB%20Accounts%20Company%202010-07-31%20(Jul10)%20OpenOffice/Currentaccount.ods'#$May10.$H$1]-['file:///C:/Users/Antony/diy/GB%20Accounts/GB%20Accounts%202010/GB%20Accounts%20Company%202010-07-31%20(Jul10)%20OpenOffice/Currentaccount.ods'#$May10.$I$1]+['file:///C:/Users/Antony/diy/GB%20Accounts/GB%20Accounts%202010/GB%20Accounts%20Company%202010-07-31%20(Jul10)%20OpenOffice/Currentaccount.ods'#$May10.$Y$1]+['file:///C:/Users/Antony/diy/GB%20Accounts/GB%20Accounts%202010/GB%20Accounts%20Company%202010-07-31%20(Jul10)%20OpenOffice/Currentaccount.ods'#$May10.$Z$1]+['file:///C:/Users/Antony/diy/GB%20Accounts/GB%20Accounts%202010/GB%20Accounts%20Company%202010-07-31%20(Jul10)%20OpenOffice/Currentaccount.ods'#$May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May10.$G$1]-['file:///C:/Users/Antony/diy/GB%20Accounts/GB%20Accounts%202010/GB%20Accounts%20Company%202010-07-31%20(Jul10)%20OpenOffice/Savingaccount.ods'#$May10.$H$1]-['file:///C:/Users/Antony/diy/GB%20Accounts/GB%20Accounts%202010/GB%20Accounts%20Company%202010-07-31%20(Jul10)%20OpenOffice/Savingaccount.ods'#$May10.$I$1]+['file:///C:/Users/Antony/diy/GB%20Accounts/GB%20Accounts%202010/GB%20Accounts%20Company%202010-07-31%20(Jul10)%20OpenOffice/Savingaccount.ods'#$May10.$Y$1]+['file:///C:/Users/Antony/diy/GB%20Accounts/GB%20Accounts%202010/GB%20Accounts%20Company%202010-07-31%20(Jul10)%20OpenOffice/Savingaccount.ods'#$May10.$Z$1]+['file:///C:/Users/Antony/diy/GB%20Accounts/GB%20Accounts%202010/GB%20Accounts%20Company%202010-07-31%20(Jul10)%20OpenOffice/Savingaccount.ods'#$May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May10.$G$1]-['file:///C:/Users/Antony/diy/GB%20Accounts/GB%20Accounts%202010/GB%20Accounts%20Company%202010-07-31%20(Jul10)%20OpenOffice/Creditcardaccount.ods'#$May10.$H$1]-['file:///C:/Users/Antony/diy/GB%20Accounts/GB%20Accounts%202010/GB%20Accounts%20Company%202010-07-31%20(Jul10)%20OpenOffice/Creditcardaccount.ods'#$May10.$I$1]+['file:///C:/Users/Antony/diy/GB%20Accounts/GB%20Accounts%202010/GB%20Accounts%20Company%202010-07-31%20(Jul10)%20OpenOffice/Creditcardaccount.ods'#$May10.$Y$1]+['file:///C:/Users/Antony/diy/GB%20Accounts/GB%20Accounts%202010/GB%20Accounts%20Company%202010-07-31%20(Jul10)%20OpenOffice/Creditcardaccount.ods'#$May10.$Z$1]+['file:///C:/Users/Antony/diy/GB%20Accounts/GB%20Accounts%202010/GB%20Accounts%20Company%202010-07-31%20(Jul10)%20OpenOffice/Creditcardaccount.ods'#$May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May10.$G$1]-['file:///C:/Users/Antony/diy/GB%20Accounts/GB%20Accounts%202010/GB%20Accounts%20Company%202010-07-31%20(Jul10)%20OpenOffice/Cashaccount.ods'#$May10.$H$1]-['file:///C:/Users/Antony/diy/GB%20Accounts/GB%20Accounts%202010/GB%20Accounts%20Company%202010-07-31%20(Jul10)%20OpenOffice/Cashaccount.ods'#$May10.$I$1]+['file:///C:/Users/Antony/diy/GB%20Accounts/GB%20Accounts%202010/GB%20Accounts%20Company%202010-07-31%20(Jul10)%20OpenOffice/Cashaccount.ods'#$May10.$V$1]+['file:///C:/Users/Antony/diy/GB%20Accounts/GB%20Accounts%202010/GB%20Accounts%20Company%202010-07-31%20(Jul10)%20OpenOffice/Cashaccount.ods'#$May10.$W$1]+['file:///C:/Users/Antony/diy/GB%20Accounts/GB%20Accounts%202010/GB%20Accounts%20Company%202010-07-31%20(Jul10)%20OpenOffice/Cashaccount.ods'#$May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Y26:.DI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Jun10.$G$1]-['file:///C:/Users/Antony/diy/GB%20Accounts/GB%20Accounts%202010/GB%20Accounts%20Company%202010-07-31%20(Jul10)%20OpenOffice/Currentaccount.ods'#$Jun10.$H$1]-['file:///C:/Users/Antony/diy/GB%20Accounts/GB%20Accounts%202010/GB%20Accounts%20Company%202010-07-31%20(Jul10)%20OpenOffice/Currentaccount.ods'#$Jun10.$I$1]+['file:///C:/Users/Antony/diy/GB%20Accounts/GB%20Accounts%202010/GB%20Accounts%20Company%202010-07-31%20(Jul10)%20OpenOffice/Currentaccount.ods'#$Jun10.$Y$1]+['file:///C:/Users/Antony/diy/GB%20Accounts/GB%20Accounts%202010/GB%20Accounts%20Company%202010-07-31%20(Jul10)%20OpenOffice/Currentaccount.ods'#$Jun10.$Z$1]+['file:///C:/Users/Antony/diy/GB%20Accounts/GB%20Accounts%202010/GB%20Accounts%20Company%202010-07-31%20(Jul10)%20OpenOffice/Currentaccount.ods'#$Ju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Jun10.$G$1]-['file:///C:/Users/Antony/diy/GB%20Accounts/GB%20Accounts%202010/GB%20Accounts%20Company%202010-07-31%20(Jul10)%20OpenOffice/Savingaccount.ods'#$Jun10.$H$1]-['file:///C:/Users/Antony/diy/GB%20Accounts/GB%20Accounts%202010/GB%20Accounts%20Company%202010-07-31%20(Jul10)%20OpenOffice/Savingaccount.ods'#$Jun10.$I$1]+['file:///C:/Users/Antony/diy/GB%20Accounts/GB%20Accounts%202010/GB%20Accounts%20Company%202010-07-31%20(Jul10)%20OpenOffice/Savingaccount.ods'#$Jun10.$Y$1]+['file:///C:/Users/Antony/diy/GB%20Accounts/GB%20Accounts%202010/GB%20Accounts%20Company%202010-07-31%20(Jul10)%20OpenOffice/Savingaccount.ods'#$Jun10.$Z$1]+['file:///C:/Users/Antony/diy/GB%20Accounts/GB%20Accounts%202010/GB%20Accounts%20Company%202010-07-31%20(Jul10)%20OpenOffice/Savingaccount.ods'#$Ju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Jun10.$G$1]-['file:///C:/Users/Antony/diy/GB%20Accounts/GB%20Accounts%202010/GB%20Accounts%20Company%202010-07-31%20(Jul10)%20OpenOffice/Creditcardaccount.ods'#$Jun10.$H$1]-['file:///C:/Users/Antony/diy/GB%20Accounts/GB%20Accounts%202010/GB%20Accounts%20Company%202010-07-31%20(Jul10)%20OpenOffice/Creditcardaccount.ods'#$Jun10.$I$1]+['file:///C:/Users/Antony/diy/GB%20Accounts/GB%20Accounts%202010/GB%20Accounts%20Company%202010-07-31%20(Jul10)%20OpenOffice/Creditcardaccount.ods'#$Jun10.$Y$1]+['file:///C:/Users/Antony/diy/GB%20Accounts/GB%20Accounts%202010/GB%20Accounts%20Company%202010-07-31%20(Jul10)%20OpenOffice/Creditcardaccount.ods'#$Jun10.$Z$1]+['file:///C:/Users/Antony/diy/GB%20Accounts/GB%20Accounts%202010/GB%20Accounts%20Company%202010-07-31%20(Jul10)%20OpenOffice/Creditcardaccount.ods'#$Ju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Jun10.$G$1]-['file:///C:/Users/Antony/diy/GB%20Accounts/GB%20Accounts%202010/GB%20Accounts%20Company%202010-07-31%20(Jul10)%20OpenOffice/Cashaccount.ods'#$Jun10.$H$1]-['file:///C:/Users/Antony/diy/GB%20Accounts/GB%20Accounts%202010/GB%20Accounts%20Company%202010-07-31%20(Jul10)%20OpenOffice/Cashaccount.ods'#$Jun10.$I$1]+['file:///C:/Users/Antony/diy/GB%20Accounts/GB%20Accounts%202010/GB%20Accounts%20Company%202010-07-31%20(Jul10)%20OpenOffice/Cashaccount.ods'#$Jun10.$V$1]+['file:///C:/Users/Antony/diy/GB%20Accounts/GB%20Accounts%202010/GB%20Accounts%20Company%202010-07-31%20(Jul10)%20OpenOffice/Cashaccount.ods'#$Jun10.$W$1]+['file:///C:/Users/Antony/diy/GB%20Accounts/GB%20Accounts%202010/GB%20Accounts%20Company%202010-07-31%20(Jul10)%20OpenOffice/Cashaccount.ods'#$Jun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DJ26:.DT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7-31%20(Jul10)%20OpenOffice/Currentaccount.ods'#$Jul10.$G$1]-['file:///C:/Users/Antony/diy/GB%20Accounts/GB%20Accounts%202010/GB%20Accounts%20Company%202010-07-31%20(Jul10)%20OpenOffice/Currentaccount.ods'#$Jul10.$H$1]-['file:///C:/Users/Antony/diy/GB%20Accounts/GB%20Accounts%202010/GB%20Accounts%20Company%202010-07-31%20(Jul10)%20OpenOffice/Currentaccount.ods'#$Jul10.$I$1]+['file:///C:/Users/Antony/diy/GB%20Accounts/GB%20Accounts%202010/GB%20Accounts%20Company%202010-07-31%20(Jul10)%20OpenOffice/Currentaccount.ods'#$Jul10.$Y$1]+['file:///C:/Users/Antony/diy/GB%20Accounts/GB%20Accounts%202010/GB%20Accounts%20Company%202010-07-31%20(Jul10)%20OpenOffice/Currentaccount.ods'#$Jul10.$Z$1]+['file:///C:/Users/Antony/diy/GB%20Accounts/GB%20Accounts%202010/GB%20Accounts%20Company%202010-07-31%20(Jul10)%20OpenOffice/Currentaccount.ods'#$Jul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Savingaccount.ods'#$Jul10.$G$1]-['file:///C:/Users/Antony/diy/GB%20Accounts/GB%20Accounts%202010/GB%20Accounts%20Company%202010-07-31%20(Jul10)%20OpenOffice/Savingaccount.ods'#$Jul10.$H$1]-['file:///C:/Users/Antony/diy/GB%20Accounts/GB%20Accounts%202010/GB%20Accounts%20Company%202010-07-31%20(Jul10)%20OpenOffice/Savingaccount.ods'#$Jul10.$I$1]+['file:///C:/Users/Antony/diy/GB%20Accounts/GB%20Accounts%202010/GB%20Accounts%20Company%202010-07-31%20(Jul10)%20OpenOffice/Savingaccount.ods'#$Jul10.$Y$1]+['file:///C:/Users/Antony/diy/GB%20Accounts/GB%20Accounts%202010/GB%20Accounts%20Company%202010-07-31%20(Jul10)%20OpenOffice/Savingaccount.ods'#$Jul10.$Z$1]+['file:///C:/Users/Antony/diy/GB%20Accounts/GB%20Accounts%202010/GB%20Accounts%20Company%202010-07-31%20(Jul10)%20OpenOffice/Savingaccount.ods'#$Jul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reditcardaccount.ods'#$Jul10.$G$1]-['file:///C:/Users/Antony/diy/GB%20Accounts/GB%20Accounts%202010/GB%20Accounts%20Company%202010-07-31%20(Jul10)%20OpenOffice/Creditcardaccount.ods'#$Jul10.$H$1]-['file:///C:/Users/Antony/diy/GB%20Accounts/GB%20Accounts%202010/GB%20Accounts%20Company%202010-07-31%20(Jul10)%20OpenOffice/Creditcardaccount.ods'#$Jul10.$I$1]+['file:///C:/Users/Antony/diy/GB%20Accounts/GB%20Accounts%202010/GB%20Accounts%20Company%202010-07-31%20(Jul10)%20OpenOffice/Creditcardaccount.ods'#$Jul10.$Y$1]+['file:///C:/Users/Antony/diy/GB%20Accounts/GB%20Accounts%202010/GB%20Accounts%20Company%202010-07-31%20(Jul10)%20OpenOffice/Creditcardaccount.ods'#$Jul10.$Z$1]+['file:///C:/Users/Antony/diy/GB%20Accounts/GB%20Accounts%202010/GB%20Accounts%20Company%202010-07-31%20(Jul10)%20OpenOffice/Creditcardaccount.ods'#$Jul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7-31%20(Jul10)%20OpenOffice/Cashaccount.ods'#$Jul10.$G$1]-['file:///C:/Users/Antony/diy/GB%20Accounts/GB%20Accounts%202010/GB%20Accounts%20Company%202010-07-31%20(Jul10)%20OpenOffice/Cashaccount.ods'#$Jul10.$H$1]-['file:///C:/Users/Antony/diy/GB%20Accounts/GB%20Accounts%202010/GB%20Accounts%20Company%202010-07-31%20(Jul10)%20OpenOffice/Cashaccount.ods'#$Jul10.$I$1]+['file:///C:/Users/Antony/diy/GB%20Accounts/GB%20Accounts%202010/GB%20Accounts%20Company%202010-07-31%20(Jul10)%20OpenOffice/Cashaccount.ods'#$Jul10.$V$1]+['file:///C:/Users/Antony/diy/GB%20Accounts/GB%20Accounts%202010/GB%20Accounts%20Company%202010-07-31%20(Jul10)%20OpenOffice/Cashaccount.ods'#$Jul10.$W$1]+['file:///C:/Users/Antony/diy/GB%20Accounts/GB%20Accounts%202010/GB%20Accounts%20Company%202010-07-31%20(Jul10)%20OpenOffice/Cashaccount.ods'#$Jul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DU26:.EE26])" office:value-type="float" office:value="0">
            <text:p>0.00 </text:p>
          </table:table-cell>
          <table:table-cell table:style-name="ce41"/>
          <table:table-cell table:style-name="ce58"/>
          <table:table-cell table:style-name="ce41"/>
          <table:table-cell table:style-name="ce57" table:formula="of:=SUM([.EF26:.EH2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URRENT LIABILITI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Creditors</text:p>
          </table:table-cell>
          <table:table-cell table:style-name="ce52" office:value-type="string">
            <text:p>CR</text:p>
          </table:table-cell>
          <table:table-cell table:style-name="ce57" table:formula="of:=-[$OpenAccounts.E20]" office:value-type="float" office:value="-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Aug09.$F$1]+['file:///C:/Users/Antony/diy/GB%20Accounts/GB%20Accounts%202010/GB%20Accounts%20Company%202010-07-31%20(Jul10)%20OpenOffice/Purchases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Aug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ug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ug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ug09.$Y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8:.N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Sep09.$F$1]+['file:///C:/Users/Antony/diy/GB%20Accounts/GB%20Accounts%202010/GB%20Accounts%20Company%202010-07-31%20(Jul10)%20OpenOffice/Purchases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Sep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Sep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Sep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Sep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28:.Y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Oct09.$F$1]+['file:///C:/Users/Antony/diy/GB%20Accounts/GB%20Accounts%202010/GB%20Accounts%20Company%202010-07-31%20(Jul10)%20OpenOffice/Purchases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Oct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Oct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Oct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Oct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8:.AJ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Nov09.$F$1]+['file:///C:/Users/Antony/diy/GB%20Accounts/GB%20Accounts%202010/GB%20Accounts%20Company%202010-07-31%20(Jul10)%20OpenOffice/Purchases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Nov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Nov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Nov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Nov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8:.AU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Dec09.$F$1]+['file:///C:/Users/Antony/diy/GB%20Accounts/GB%20Accounts%202010/GB%20Accounts%20Company%202010-07-31%20(Jul10)%20OpenOffice/Purchases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Dec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Dec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Dec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Dec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8:.BF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Jan10.$F$1]+['file:///C:/Users/Antony/diy/GB%20Accounts/GB%20Accounts%202010/GB%20Accounts%20Company%202010-07-31%20(Jul10)%20OpenOffice/Purchases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Ja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a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a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an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8:.BQ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Feb10.$F$1]+['file:///C:/Users/Antony/diy/GB%20Accounts/GB%20Accounts%202010/GB%20Accounts%20Company%202010-07-31%20(Jul10)%20OpenOffice/Purchases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Feb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Feb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Feb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Feb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8:.CB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Mar10.$F$1]+['file:///C:/Users/Antony/diy/GB%20Accounts/GB%20Accounts%202010/GB%20Accounts%20Company%202010-07-31%20(Jul10)%20OpenOffice/Purchases.ods'#$Ma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Ma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r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8:.CM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Apr10.$F$1]+['file:///C:/Users/Antony/diy/GB%20Accounts/GB%20Accounts%202010/GB%20Accounts%20Company%202010-07-31%20(Jul10)%20OpenOffice/Purchases.ods'#$Ap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Ap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p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p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pr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8:.CX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May10.$F$1]+['file:///C:/Users/Antony/diy/GB%20Accounts/GB%20Accounts%202010/GB%20Accounts%20Company%202010-07-31%20(Jul10)%20OpenOffice/Purchases.ods'#$May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May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y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y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y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8:.DI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Jun10.$F$1]+['file:///C:/Users/Antony/diy/GB%20Accounts/GB%20Accounts%202010/GB%20Accounts%20Company%202010-07-31%20(Jul10)%20OpenOffice/Purchases.ods'#$Ju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Ju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n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8:.DT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7-31%20(Jul10)%20OpenOffice/Purchases.ods'#$Jul10.$F$1]+['file:///C:/Users/Antony/diy/GB%20Accounts/GB%20Accounts%202010/GB%20Accounts%20Company%202010-07-31%20(Jul10)%20OpenOffice/Purchases.ods'#$Jul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urrentaccount.ods'#$Jul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l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l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l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8:.EE28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Fixedassets.ods'#$HPfinance.$E$2]" office:value-type="float" office:value="0">
            <text:p>0.00 </text:p>
          </table:table-cell>
          <table:table-cell table:style-name="ce41"/>
          <table:table-cell table:style-name="ce57" table:formula="of:=SUM([.EF28:.EH2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Net Wages Creditor</text:p>
          </table:table-cell>
          <table:table-cell table:style-name="ce52"/>
          <table:table-cell table:style-name="ce57" table:formula="of:=-[$OpenAccounts.E2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ug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ug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ug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ug09.$Z$1]" office:value-type="float" office:value="0">
            <text:p>0.00 </text:p>
          </table:table-cell>
          <table:table-cell table:style-name="ce57" table:formula="of:=-[$WagesInterface.G4]-[$WagesInterface.G17]" office:value-type="float" office:value="-0">
            <text:p>0.00 </text:p>
          </table:table-cell>
          <table:table-cell/>
          <table:table-cell table:style-name="ce56"/>
          <table:table-cell table:style-name="ce57" table:formula="of:=SUM([.D29:.N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Sep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Sep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Sep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Sep09.$Z$1]" office:value-type="float" office:value="0">
            <text:p>0.00 </text:p>
          </table:table-cell>
          <table:table-cell table:style-name="ce57" table:formula="of:=-[$WagesInterface.G5]-[$WagesInterface.G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29:.Y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Oct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Oct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Oct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Oct09.$Z$1]" office:value-type="float" office:value="0">
            <text:p>0.00 </text:p>
          </table:table-cell>
          <table:table-cell table:style-name="ce57" table:formula="of:=-[$WagesInterface.G6]-[$WagesInterface.G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29:.AJ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Nov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Nov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Nov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Nov09.$Z$1]" office:value-type="float" office:value="0">
            <text:p>0.00 </text:p>
          </table:table-cell>
          <table:table-cell table:style-name="ce57" table:formula="of:=-[$WagesInterface.G7]-[$WagesInterface.G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29:.AU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Dec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Dec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Dec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Dec09.$Z$1]" office:value-type="float" office:value="0">
            <text:p>0.00 </text:p>
          </table:table-cell>
          <table:table-cell table:style-name="ce57" table:formula="of:=-[$WagesInterface.G8]-[$WagesInterface.G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29:.BF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a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a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a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an10.$Z$1]" office:value-type="float" office:value="0">
            <text:p>0.00 </text:p>
          </table:table-cell>
          <table:table-cell table:style-name="ce57" table:formula="of:=-[$WagesInterface.G9]-[$WagesInterface.G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29:.BQ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Feb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Feb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Feb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Feb10.$Z$1]" office:value-type="float" office:value="0">
            <text:p>0.00 </text:p>
          </table:table-cell>
          <table:table-cell table:style-name="ce57" table:formula="of:=-[$WagesInterface.G10]-[$WagesInterface.G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29:.CB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r10.$Z$1]" office:value-type="float" office:value="0">
            <text:p>0.00 </text:p>
          </table:table-cell>
          <table:table-cell table:style-name="ce57" table:formula="of:=-[$WagesInterface.G11]-[$WagesInterface.G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29:.CM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p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p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p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pr10.$Z$1]" office:value-type="float" office:value="0">
            <text:p>0.00 </text:p>
          </table:table-cell>
          <table:table-cell table:style-name="ce57" table:formula="of:=-[$WagesInterface.G12]-[$WagesInterface.G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29:.CX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y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y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y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y10.$Z$1]" office:value-type="float" office:value="0">
            <text:p>0.00 </text:p>
          </table:table-cell>
          <table:table-cell table:style-name="ce57" table:formula="of:=-[$WagesInterface.G13]-[$WagesInterface.G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29:.DI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n10.$Z$1]" office:value-type="float" office:value="0">
            <text:p>0.00 </text:p>
          </table:table-cell>
          <table:table-cell table:style-name="ce57" table:formula="of:=-[$WagesInterface.G14]-[$WagesInterface.G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29:.DT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l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l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l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l10.$Z$1]" office:value-type="float" office:value="0">
            <text:p>0.00 </text:p>
          </table:table-cell>
          <table:table-cell table:style-name="ce57" table:formula="of:=-[$WagesInterface.G15]-[$WagesInterface.G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29:.EE2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9:.EH2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Deductions from wages</text:p>
          </table:table-cell>
          <table:table-cell table:style-name="ce52"/>
          <table:table-cell table:style-name="ce57" table:formula="of:=-[$OpenAccounts.E22]" office:value-type="float" office:value="-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4]-[$WagesInterface.F17]" office:value-type="float" office:value="-0">
            <text:p>0.00 </text:p>
          </table:table-cell>
          <table:table-cell/>
          <table:table-cell table:style-name="ce56"/>
          <table:table-cell table:style-name="ce57" table:formula="of:=SUM([.D30:.N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5]-[$WagesInterface.F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30:.Y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6]-[$WagesInterface.F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30:.AJ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7]-[$WagesInterface.F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30:.AU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8]-[$WagesInterface.F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30:.BF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9]-[$WagesInterface.F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30:.BQ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0]-[$WagesInterface.F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30:.CB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1]-[$WagesInterface.F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30:.CM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2]-[$WagesInterface.F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30:.CX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3]-[$WagesInterface.F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30:.DI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4]-[$WagesInterface.F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30:.DT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5]-[$WagesInterface.F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30:.EE3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0:.EH3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 Creditor</text:p>
          </table:table-cell>
          <table:table-cell table:style-name="ce52" office:value-type="string">
            <text:p>DV</text:p>
          </table:table-cell>
          <table:table-cell table:style-name="ce57" table:formula="of:=-[$OpenAccounts.E2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ug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ug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ug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ug09.$AI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1:.N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Sep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Sep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Sep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Sep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1:.Y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Oct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Oct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Oct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Oct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1:.AJ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Nov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Nov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Nov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Nov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1:.AU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Dec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Dec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Dec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Dec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1:.BF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a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a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a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an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1:.BQ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Feb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Feb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Feb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Feb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1:.CB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r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1:.CM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p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p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p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pr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1:.CX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y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y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y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y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1:.DI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n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1:.DT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l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l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l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l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1:.EE31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7-31%20(Jul10)%20OpenOffice/Companysecretary.ods'#$Boardmeeting.$E$4]" office:value-type="float" office:value="-0">
            <text:p>0.00 </text:p>
          </table:table-cell>
          <table:table-cell table:style-name="ce41"/>
          <table:table-cell table:style-name="ce57" table:formula="of:=SUM([.EF31:.EH3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IS</text:p>
          </table:table-cell>
          <table:table-cell table:style-name="ce52" office:value-type="string">
            <text:p>RC</text:p>
          </table:table-cell>
          <table:table-cell table:style-name="ce57" table:formula="of:=-[$OpenAccounts.I26]" office:value-type="float" office:value="-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Aug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Aug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Aug09.$O$1]+['file:///C:/Users/Antony/diy/GB%20Accounts/GB%20Accounts%202010/GB%20Accounts%20Company%202010-07-31%20(Jul10)%20OpenOffice/Currentaccount.ods'#$Aug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ug09.$O$1]+['file:///C:/Users/Antony/diy/GB%20Accounts/GB%20Accounts%202010/GB%20Accounts%20Company%202010-07-31%20(Jul10)%20OpenOffice/Savingaccount.ods'#$Aug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ug09.$O$1]+['file:///C:/Users/Antony/diy/GB%20Accounts/GB%20Accounts%202010/GB%20Accounts%20Company%202010-07-31%20(Jul10)%20OpenOffice/Creditcardaccount.ods'#$Aug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ug09.$AG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2:.N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Sep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Sep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Sep09.$O$1]+['file:///C:/Users/Antony/diy/GB%20Accounts/GB%20Accounts%202010/GB%20Accounts%20Company%202010-07-31%20(Jul10)%20OpenOffice/Currentaccount.ods'#$Sep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Sep09.$O$1]+['file:///C:/Users/Antony/diy/GB%20Accounts/GB%20Accounts%202010/GB%20Accounts%20Company%202010-07-31%20(Jul10)%20OpenOffice/Savingaccount.ods'#$Sep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Sep09.$O$1]+['file:///C:/Users/Antony/diy/GB%20Accounts/GB%20Accounts%202010/GB%20Accounts%20Company%202010-07-31%20(Jul10)%20OpenOffice/Creditcardaccount.ods'#$Sep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Sep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2:.Y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Oct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Oct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Oct09.$O$1]+['file:///C:/Users/Antony/diy/GB%20Accounts/GB%20Accounts%202010/GB%20Accounts%20Company%202010-07-31%20(Jul10)%20OpenOffice/Currentaccount.ods'#$Oct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Oct09.$O$1]+['file:///C:/Users/Antony/diy/GB%20Accounts/GB%20Accounts%202010/GB%20Accounts%20Company%202010-07-31%20(Jul10)%20OpenOffice/Savingaccount.ods'#$Oct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Oct09.$O$1]+['file:///C:/Users/Antony/diy/GB%20Accounts/GB%20Accounts%202010/GB%20Accounts%20Company%202010-07-31%20(Jul10)%20OpenOffice/Creditcardaccount.ods'#$Oct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Oct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2:.AJ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Nov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Nov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Nov09.$O$1]+['file:///C:/Users/Antony/diy/GB%20Accounts/GB%20Accounts%202010/GB%20Accounts%20Company%202010-07-31%20(Jul10)%20OpenOffice/Currentaccount.ods'#$Nov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Nov09.$O$1]+['file:///C:/Users/Antony/diy/GB%20Accounts/GB%20Accounts%202010/GB%20Accounts%20Company%202010-07-31%20(Jul10)%20OpenOffice/Savingaccount.ods'#$Nov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Nov09.$O$1]+['file:///C:/Users/Antony/diy/GB%20Accounts/GB%20Accounts%202010/GB%20Accounts%20Company%202010-07-31%20(Jul10)%20OpenOffice/Creditcardaccount.ods'#$Nov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Nov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2:.AU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Dec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Dec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Dec09.$O$1]+['file:///C:/Users/Antony/diy/GB%20Accounts/GB%20Accounts%202010/GB%20Accounts%20Company%202010-07-31%20(Jul10)%20OpenOffice/Currentaccount.ods'#$Dec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Dec09.$O$1]+['file:///C:/Users/Antony/diy/GB%20Accounts/GB%20Accounts%202010/GB%20Accounts%20Company%202010-07-31%20(Jul10)%20OpenOffice/Savingaccount.ods'#$Dec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Dec09.$O$1]+['file:///C:/Users/Antony/diy/GB%20Accounts/GB%20Accounts%202010/GB%20Accounts%20Company%202010-07-31%20(Jul10)%20OpenOffice/Creditcardaccount.ods'#$Dec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Dec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2:.BF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Jan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Jan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Jan10.$O$1]+['file:///C:/Users/Antony/diy/GB%20Accounts/GB%20Accounts%202010/GB%20Accounts%20Company%202010-07-31%20(Jul10)%20OpenOffice/Currentaccount.ods'#$Jan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an10.$O$1]+['file:///C:/Users/Antony/diy/GB%20Accounts/GB%20Accounts%202010/GB%20Accounts%20Company%202010-07-31%20(Jul10)%20OpenOffice/Savingaccount.ods'#$Jan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an10.$O$1]+['file:///C:/Users/Antony/diy/GB%20Accounts/GB%20Accounts%202010/GB%20Accounts%20Company%202010-07-31%20(Jul10)%20OpenOffice/Creditcardaccount.ods'#$Jan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an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2:.BQ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Feb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Feb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Feb10.$O$1]+['file:///C:/Users/Antony/diy/GB%20Accounts/GB%20Accounts%202010/GB%20Accounts%20Company%202010-07-31%20(Jul10)%20OpenOffice/Currentaccount.ods'#$Feb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Feb10.$O$1]+['file:///C:/Users/Antony/diy/GB%20Accounts/GB%20Accounts%202010/GB%20Accounts%20Company%202010-07-31%20(Jul10)%20OpenOffice/Savingaccount.ods'#$Feb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Feb10.$O$1]+['file:///C:/Users/Antony/diy/GB%20Accounts/GB%20Accounts%202010/GB%20Accounts%20Company%202010-07-31%20(Jul10)%20OpenOffice/Creditcardaccount.ods'#$Feb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Feb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2:.CB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Mar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Mar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Mar10.$O$1]+['file:///C:/Users/Antony/diy/GB%20Accounts/GB%20Accounts%202010/GB%20Accounts%20Company%202010-07-31%20(Jul10)%20OpenOffice/Currentaccount.ods'#$Mar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r10.$O$1]+['file:///C:/Users/Antony/diy/GB%20Accounts/GB%20Accounts%202010/GB%20Accounts%20Company%202010-07-31%20(Jul10)%20OpenOffice/Savingaccount.ods'#$Mar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r10.$O$1]+['file:///C:/Users/Antony/diy/GB%20Accounts/GB%20Accounts%202010/GB%20Accounts%20Company%202010-07-31%20(Jul10)%20OpenOffice/Creditcardaccount.ods'#$Mar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r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2:.CM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Apr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Apr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Apr10.$O$1]+['file:///C:/Users/Antony/diy/GB%20Accounts/GB%20Accounts%202010/GB%20Accounts%20Company%202010-07-31%20(Jul10)%20OpenOffice/Currentaccount.ods'#$Apr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pr10.$O$1]+['file:///C:/Users/Antony/diy/GB%20Accounts/GB%20Accounts%202010/GB%20Accounts%20Company%202010-07-31%20(Jul10)%20OpenOffice/Savingaccount.ods'#$Apr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pr10.$O$1]+['file:///C:/Users/Antony/diy/GB%20Accounts/GB%20Accounts%202010/GB%20Accounts%20Company%202010-07-31%20(Jul10)%20OpenOffice/Creditcardaccount.ods'#$Apr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pr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2:.CX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May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May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May10.$O$1]+['file:///C:/Users/Antony/diy/GB%20Accounts/GB%20Accounts%202010/GB%20Accounts%20Company%202010-07-31%20(Jul10)%20OpenOffice/Currentaccount.ods'#$May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y10.$O$1]+['file:///C:/Users/Antony/diy/GB%20Accounts/GB%20Accounts%202010/GB%20Accounts%20Company%202010-07-31%20(Jul10)%20OpenOffice/Savingaccount.ods'#$May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y10.$O$1]+['file:///C:/Users/Antony/diy/GB%20Accounts/GB%20Accounts%202010/GB%20Accounts%20Company%202010-07-31%20(Jul10)%20OpenOffice/Creditcardaccount.ods'#$May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y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2:.DI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Jun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Jun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Jun10.$O$1]+['file:///C:/Users/Antony/diy/GB%20Accounts/GB%20Accounts%202010/GB%20Accounts%20Company%202010-07-31%20(Jul10)%20OpenOffice/Currentaccount.ods'#$Jun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n10.$O$1]+['file:///C:/Users/Antony/diy/GB%20Accounts/GB%20Accounts%202010/GB%20Accounts%20Company%202010-07-31%20(Jul10)%20OpenOffice/Savingaccount.ods'#$Jun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n10.$O$1]+['file:///C:/Users/Antony/diy/GB%20Accounts/GB%20Accounts%202010/GB%20Accounts%20Company%202010-07-31%20(Jul10)%20OpenOffice/Creditcardaccount.ods'#$Jun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n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2:.DT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7-31%20(Jul10)%20OpenOffice/Sales.ods'#$Jul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Purchases.ods'#$Jul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Jul10.$O$1]+['file:///C:/Users/Antony/diy/GB%20Accounts/GB%20Accounts%202010/GB%20Accounts%20Company%202010-07-31%20(Jul10)%20OpenOffice/Currentaccount.ods'#$Jul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l10.$O$1]+['file:///C:/Users/Antony/diy/GB%20Accounts/GB%20Accounts%202010/GB%20Accounts%20Company%202010-07-31%20(Jul10)%20OpenOffice/Savingaccount.ods'#$Jul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l10.$O$1]+['file:///C:/Users/Antony/diy/GB%20Accounts/GB%20Accounts%202010/GB%20Accounts%20Company%202010-07-31%20(Jul10)%20OpenOffice/Creditcardaccount.ods'#$Jul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l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2:.EE3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2:.EH3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Vat</text:p>
          </table:table-cell>
          <table:table-cell table:style-name="ce52" office:value-type="string">
            <text:p>RV</text:p>
          </table:table-cell>
          <table:table-cell table:style-name="ce57" table:formula="of:=-[$OpenAccounts.H26]" office:value-type="float" office:value="-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Aug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Aug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Aug09.$N$1]+['file:///C:/Users/Antony/diy/GB%20Accounts/GB%20Accounts%202010/GB%20Accounts%20Company%202010-07-31%20(Jul10)%20OpenOffice/Currentaccount.ods'#$Aug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ug09.$N$1]+['file:///C:/Users/Antony/diy/GB%20Accounts/GB%20Accounts%202010/GB%20Accounts%20Company%202010-07-31%20(Jul10)%20OpenOffice/Savingaccount.ods'#$Aug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ug09.$N$1]+['file:///C:/Users/Antony/diy/GB%20Accounts/GB%20Accounts%202010/GB%20Accounts%20Company%202010-07-31%20(Jul10)%20OpenOffice/Creditcardaccount.ods'#$Aug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ug09.$AF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3:.N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Sep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Sep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Sep09.$N$1]+['file:///C:/Users/Antony/diy/GB%20Accounts/GB%20Accounts%202010/GB%20Accounts%20Company%202010-07-31%20(Jul10)%20OpenOffice/Currentaccount.ods'#$Sep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Sep09.$N$1]+['file:///C:/Users/Antony/diy/GB%20Accounts/GB%20Accounts%202010/GB%20Accounts%20Company%202010-07-31%20(Jul10)%20OpenOffice/Savingaccount.ods'#$Sep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Sep09.$N$1]+['file:///C:/Users/Antony/diy/GB%20Accounts/GB%20Accounts%202010/GB%20Accounts%20Company%202010-07-31%20(Jul10)%20OpenOffice/Creditcardaccount.ods'#$Sep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Sep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3:.Y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Oct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Oct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Oct09.$N$1]+['file:///C:/Users/Antony/diy/GB%20Accounts/GB%20Accounts%202010/GB%20Accounts%20Company%202010-07-31%20(Jul10)%20OpenOffice/Currentaccount.ods'#$Oct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Oct09.$N$1]+['file:///C:/Users/Antony/diy/GB%20Accounts/GB%20Accounts%202010/GB%20Accounts%20Company%202010-07-31%20(Jul10)%20OpenOffice/Savingaccount.ods'#$Oct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Oct09.$N$1]+['file:///C:/Users/Antony/diy/GB%20Accounts/GB%20Accounts%202010/GB%20Accounts%20Company%202010-07-31%20(Jul10)%20OpenOffice/Creditcardaccount.ods'#$Oct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Oct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3:.AJ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Nov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Nov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Nov09.$N$1]+['file:///C:/Users/Antony/diy/GB%20Accounts/GB%20Accounts%202010/GB%20Accounts%20Company%202010-07-31%20(Jul10)%20OpenOffice/Currentaccount.ods'#$Nov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Nov09.$N$1]+['file:///C:/Users/Antony/diy/GB%20Accounts/GB%20Accounts%202010/GB%20Accounts%20Company%202010-07-31%20(Jul10)%20OpenOffice/Savingaccount.ods'#$Nov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Nov09.$N$1]+['file:///C:/Users/Antony/diy/GB%20Accounts/GB%20Accounts%202010/GB%20Accounts%20Company%202010-07-31%20(Jul10)%20OpenOffice/Creditcardaccount.ods'#$Nov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Nov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3:.AU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Dec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Dec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Dec09.$N$1]+['file:///C:/Users/Antony/diy/GB%20Accounts/GB%20Accounts%202010/GB%20Accounts%20Company%202010-07-31%20(Jul10)%20OpenOffice/Currentaccount.ods'#$Dec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Dec09.$N$1]+['file:///C:/Users/Antony/diy/GB%20Accounts/GB%20Accounts%202010/GB%20Accounts%20Company%202010-07-31%20(Jul10)%20OpenOffice/Savingaccount.ods'#$Dec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Dec09.$N$1]+['file:///C:/Users/Antony/diy/GB%20Accounts/GB%20Accounts%202010/GB%20Accounts%20Company%202010-07-31%20(Jul10)%20OpenOffice/Creditcardaccount.ods'#$Dec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Dec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3:.BF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an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Jan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Jan10.$N$1]+['file:///C:/Users/Antony/diy/GB%20Accounts/GB%20Accounts%202010/GB%20Accounts%20Company%202010-07-31%20(Jul10)%20OpenOffice/Currentaccount.ods'#$Jan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an10.$N$1]+['file:///C:/Users/Antony/diy/GB%20Accounts/GB%20Accounts%202010/GB%20Accounts%20Company%202010-07-31%20(Jul10)%20OpenOffice/Savingaccount.ods'#$Jan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an10.$N$1]+['file:///C:/Users/Antony/diy/GB%20Accounts/GB%20Accounts%202010/GB%20Accounts%20Company%202010-07-31%20(Jul10)%20OpenOffice/Creditcardaccount.ods'#$Jan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an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3:.BQ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Feb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Feb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Feb10.$N$1]+['file:///C:/Users/Antony/diy/GB%20Accounts/GB%20Accounts%202010/GB%20Accounts%20Company%202010-07-31%20(Jul10)%20OpenOffice/Currentaccount.ods'#$Feb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Feb10.$N$1]+['file:///C:/Users/Antony/diy/GB%20Accounts/GB%20Accounts%202010/GB%20Accounts%20Company%202010-07-31%20(Jul10)%20OpenOffice/Savingaccount.ods'#$Feb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Feb10.$N$1]+['file:///C:/Users/Antony/diy/GB%20Accounts/GB%20Accounts%202010/GB%20Accounts%20Company%202010-07-31%20(Jul10)%20OpenOffice/Creditcardaccount.ods'#$Feb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Feb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3:.CB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r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Mar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Mar10.$N$1]+['file:///C:/Users/Antony/diy/GB%20Accounts/GB%20Accounts%202010/GB%20Accounts%20Company%202010-07-31%20(Jul10)%20OpenOffice/Currentaccount.ods'#$Mar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r10.$N$1]+['file:///C:/Users/Antony/diy/GB%20Accounts/GB%20Accounts%202010/GB%20Accounts%20Company%202010-07-31%20(Jul10)%20OpenOffice/Savingaccount.ods'#$Mar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r10.$N$1]+['file:///C:/Users/Antony/diy/GB%20Accounts/GB%20Accounts%202010/GB%20Accounts%20Company%202010-07-31%20(Jul10)%20OpenOffice/Creditcardaccount.ods'#$Mar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r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3:.CM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Apr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Apr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Apr10.$N$1]+['file:///C:/Users/Antony/diy/GB%20Accounts/GB%20Accounts%202010/GB%20Accounts%20Company%202010-07-31%20(Jul10)%20OpenOffice/Currentaccount.ods'#$Apr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pr10.$N$1]+['file:///C:/Users/Antony/diy/GB%20Accounts/GB%20Accounts%202010/GB%20Accounts%20Company%202010-07-31%20(Jul10)%20OpenOffice/Savingaccount.ods'#$Apr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pr10.$N$1]+['file:///C:/Users/Antony/diy/GB%20Accounts/GB%20Accounts%202010/GB%20Accounts%20Company%202010-07-31%20(Jul10)%20OpenOffice/Creditcardaccount.ods'#$Apr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pr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3:.CX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y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May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May10.$N$1]+['file:///C:/Users/Antony/diy/GB%20Accounts/GB%20Accounts%202010/GB%20Accounts%20Company%202010-07-31%20(Jul10)%20OpenOffice/Currentaccount.ods'#$May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y10.$N$1]+['file:///C:/Users/Antony/diy/GB%20Accounts/GB%20Accounts%202010/GB%20Accounts%20Company%202010-07-31%20(Jul10)%20OpenOffice/Savingaccount.ods'#$May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y10.$N$1]+['file:///C:/Users/Antony/diy/GB%20Accounts/GB%20Accounts%202010/GB%20Accounts%20Company%202010-07-31%20(Jul10)%20OpenOffice/Creditcardaccount.ods'#$May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y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3:.DI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n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Jun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Jun10.$N$1]+['file:///C:/Users/Antony/diy/GB%20Accounts/GB%20Accounts%202010/GB%20Accounts%20Company%202010-07-31%20(Jul10)%20OpenOffice/Currentaccount.ods'#$Jun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n10.$N$1]+['file:///C:/Users/Antony/diy/GB%20Accounts/GB%20Accounts%202010/GB%20Accounts%20Company%202010-07-31%20(Jul10)%20OpenOffice/Savingaccount.ods'#$Jun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n10.$N$1]+['file:///C:/Users/Antony/diy/GB%20Accounts/GB%20Accounts%202010/GB%20Accounts%20Company%202010-07-31%20(Jul10)%20OpenOffice/Creditcardaccount.ods'#$Jun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n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3:.DT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l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7-31%20(Jul10)%20OpenOffice/Purchases.ods'#$Jul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urrentaccount.ods'#$Jul10.$N$1]+['file:///C:/Users/Antony/diy/GB%20Accounts/GB%20Accounts%202010/GB%20Accounts%20Company%202010-07-31%20(Jul10)%20OpenOffice/Currentaccount.ods'#$Jul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l10.$N$1]+['file:///C:/Users/Antony/diy/GB%20Accounts/GB%20Accounts%202010/GB%20Accounts%20Company%202010-07-31%20(Jul10)%20OpenOffice/Savingaccount.ods'#$Jul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l10.$N$1]+['file:///C:/Users/Antony/diy/GB%20Accounts/GB%20Accounts%202010/GB%20Accounts%20Company%202010-07-31%20(Jul10)%20OpenOffice/Creditcardaccount.ods'#$Jul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l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3:.EE3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3:.EH3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Creditor HMRC Paye</text:p>
          </table:table-cell>
          <table:table-cell table:style-name="ce52" office:value-type="string">
            <text:p>RP</text:p>
          </table:table-cell>
          <table:table-cell table:style-name="ce57" table:formula="of:=-[$OpenAccounts.G26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ug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ug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ug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ug09.$AE$1]" office:value-type="float" office:value="0">
            <text:p>0.00 </text:p>
          </table:table-cell>
          <table:table-cell table:style-name="ce57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6"/>
          <table:table-cell table:style-name="ce57" table:formula="of:=SUM([.D34:.N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Sep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Sep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Sep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Sep09.$AE$1]" office:value-type="float" office:value="0">
            <text:p>0.00 </text:p>
          </table:table-cell>
          <table:table-cell table:style-name="ce57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34:.Y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Oct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Oct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Oct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Oct09.$AE$1]" office:value-type="float" office:value="0">
            <text:p>0.00 </text:p>
          </table:table-cell>
          <table:table-cell table:style-name="ce57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34:.AJ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Nov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Nov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Nov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Nov09.$AE$1]" office:value-type="float" office:value="0">
            <text:p>0.00 </text:p>
          </table:table-cell>
          <table:table-cell table:style-name="ce57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34:.AU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Dec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Dec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Dec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Dec09.$AE$1]" office:value-type="float" office:value="0">
            <text:p>0.00 </text:p>
          </table:table-cell>
          <table:table-cell table:style-name="ce57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34:.BF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a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a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a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an10.$AE$1]" office:value-type="float" office:value="0">
            <text:p>0.00 </text:p>
          </table:table-cell>
          <table:table-cell table:style-name="ce57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34:.BQ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Feb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Feb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Feb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Feb10.$AE$1]" office:value-type="float" office:value="0">
            <text:p>0.00 </text:p>
          </table:table-cell>
          <table:table-cell table:style-name="ce57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34:.CB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r10.$AE$1]" office:value-type="float" office:value="0">
            <text:p>0.00 </text:p>
          </table:table-cell>
          <table:table-cell table:style-name="ce57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34:.CM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p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p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p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pr10.$AE$1]" office:value-type="float" office:value="0">
            <text:p>0.00 </text:p>
          </table:table-cell>
          <table:table-cell table:style-name="ce57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34:.CX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y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y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y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y10.$AE$1]" office:value-type="float" office:value="0">
            <text:p>0.00 </text:p>
          </table:table-cell>
          <table:table-cell table:style-name="ce57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34:.DI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n10.$AE$1]" office:value-type="float" office:value="0">
            <text:p>0.00 </text:p>
          </table:table-cell>
          <table:table-cell table:style-name="ce57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34:.DT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l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l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l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l10.$AE$1]" office:value-type="float" office:value="0">
            <text:p>0.00 </text:p>
          </table:table-cell>
          <table:table-cell table:style-name="ce57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34:.EE3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4:.EH3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orporation Tax</text:p>
          </table:table-cell>
          <table:table-cell table:style-name="ce52" office:value-type="string">
            <text:p>RT</text:p>
          </table:table-cell>
          <table:table-cell table:style-name="ce57" table:formula="of:=-[$OpenAccounts.E24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ug09.$AH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5:.N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Sep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5:.Y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Oct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5:.AJ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Nov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5:.AU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Dec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5:.BF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an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5:.BQ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Feb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5:.CB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r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5:.CM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p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p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p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pr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5:.CX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y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y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y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y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5:.DI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n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5:.DT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l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l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l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l10.$AH$1]" office:value-type="float" office:value="0">
            <text:p>0.00 </text:p>
          </table:table-cell>
          <table:table-cell table:style-name="ce57"/>
          <table:table-cell table:style-name="ce57" table:formula="of:=-[$CorporationTax.K35]" office:value-type="float" office:value="-0">
            <text:p>0.00 </text:p>
          </table:table-cell>
          <table:table-cell table:style-name="ce41"/>
          <table:table-cell table:style-name="ce57" table:formula="of:=SUM([.DU35:.EE35])" office:value-type="float" office:value="0">
            <text:p>0.00 </text:p>
          </table:table-cell>
          <table:table-cell table:style-name="ce41"/>
          <table:table-cell table:formula="of:=-[.EH58]" office:value-type="float" office:value="-0">
            <text:p>0.00 </text:p>
          </table:table-cell>
          <table:table-cell table:style-name="ce41"/>
          <table:table-cell table:style-name="ce57" table:formula="of:=SUM([.EF35:.EH3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OTHER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btor Long Term (repayable 3 - 5 years)</text:p>
          </table:table-cell>
          <table:table-cell table:style-name="ce52" office:value-type="string">
            <text:p>LDR</text:p>
          </table:table-cell>
          <table:table-cell table:style-name="ce57" table:formula="of:=[$OpenAccounts.E28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ug09.$L$1]+['file:///C:/Users/Antony/diy/GB%20Accounts/GB%20Accounts%202010/GB%20Accounts%20Company%202010-07-31%20(Jul10)%20OpenOffice/Currentaccount.ods'#$Aug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ug09.$L$1]+['file:///C:/Users/Antony/diy/GB%20Accounts/GB%20Accounts%202010/GB%20Accounts%20Company%202010-07-31%20(Jul10)%20OpenOffice/Savingaccount.ods'#$Aug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ug09.$L$1]+['file:///C:/Users/Antony/diy/GB%20Accounts/GB%20Accounts%202010/GB%20Accounts%20Company%202010-07-31%20(Jul10)%20OpenOffice/Creditcardaccount.ods'#$Aug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ug09.$L$1]+['file:///C:/Users/Antony/diy/GB%20Accounts/GB%20Accounts%202010/GB%20Accounts%20Company%202010-07-31%20(Jul10)%20OpenOffice/Cashaccount.ods'#$Aug09.$AC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7:.N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Sep09.$L$1]+['file:///C:/Users/Antony/diy/GB%20Accounts/GB%20Accounts%202010/GB%20Accounts%20Company%202010-07-31%20(Jul10)%20OpenOffice/Currentaccount.ods'#$Sep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Sep09.$L$1]+['file:///C:/Users/Antony/diy/GB%20Accounts/GB%20Accounts%202010/GB%20Accounts%20Company%202010-07-31%20(Jul10)%20OpenOffice/Savingaccount.ods'#$Sep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Sep09.$L$1]+['file:///C:/Users/Antony/diy/GB%20Accounts/GB%20Accounts%202010/GB%20Accounts%20Company%202010-07-31%20(Jul10)%20OpenOffice/Creditcardaccount.ods'#$Sep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Sep09.$L$1]+['file:///C:/Users/Antony/diy/GB%20Accounts/GB%20Accounts%202010/GB%20Accounts%20Company%202010-07-31%20(Jul10)%20OpenOffice/Cashaccount.ods'#$Sep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7:.Y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Oct09.$L$1]+['file:///C:/Users/Antony/diy/GB%20Accounts/GB%20Accounts%202010/GB%20Accounts%20Company%202010-07-31%20(Jul10)%20OpenOffice/Currentaccount.ods'#$Oct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Oct09.$L$1]+['file:///C:/Users/Antony/diy/GB%20Accounts/GB%20Accounts%202010/GB%20Accounts%20Company%202010-07-31%20(Jul10)%20OpenOffice/Savingaccount.ods'#$Oct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Oct09.$L$1]+['file:///C:/Users/Antony/diy/GB%20Accounts/GB%20Accounts%202010/GB%20Accounts%20Company%202010-07-31%20(Jul10)%20OpenOffice/Creditcardaccount.ods'#$Oct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Oct09.$L$1]+['file:///C:/Users/Antony/diy/GB%20Accounts/GB%20Accounts%202010/GB%20Accounts%20Company%202010-07-31%20(Jul10)%20OpenOffice/Cashaccount.ods'#$Oct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7:.AJ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Nov09.$L$1]+['file:///C:/Users/Antony/diy/GB%20Accounts/GB%20Accounts%202010/GB%20Accounts%20Company%202010-07-31%20(Jul10)%20OpenOffice/Currentaccount.ods'#$Nov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Nov09.$L$1]+['file:///C:/Users/Antony/diy/GB%20Accounts/GB%20Accounts%202010/GB%20Accounts%20Company%202010-07-31%20(Jul10)%20OpenOffice/Savingaccount.ods'#$Nov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Nov09.$L$1]+['file:///C:/Users/Antony/diy/GB%20Accounts/GB%20Accounts%202010/GB%20Accounts%20Company%202010-07-31%20(Jul10)%20OpenOffice/Creditcardaccount.ods'#$Nov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Nov09.$L$1]+['file:///C:/Users/Antony/diy/GB%20Accounts/GB%20Accounts%202010/GB%20Accounts%20Company%202010-07-31%20(Jul10)%20OpenOffice/Cashaccount.ods'#$Nov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7:.AU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Dec09.$L$1]+['file:///C:/Users/Antony/diy/GB%20Accounts/GB%20Accounts%202010/GB%20Accounts%20Company%202010-07-31%20(Jul10)%20OpenOffice/Currentaccount.ods'#$Dec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Dec09.$L$1]+['file:///C:/Users/Antony/diy/GB%20Accounts/GB%20Accounts%202010/GB%20Accounts%20Company%202010-07-31%20(Jul10)%20OpenOffice/Savingaccount.ods'#$Dec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Dec09.$L$1]+['file:///C:/Users/Antony/diy/GB%20Accounts/GB%20Accounts%202010/GB%20Accounts%20Company%202010-07-31%20(Jul10)%20OpenOffice/Creditcardaccount.ods'#$Dec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Dec09.$L$1]+['file:///C:/Users/Antony/diy/GB%20Accounts/GB%20Accounts%202010/GB%20Accounts%20Company%202010-07-31%20(Jul10)%20OpenOffice/Cashaccount.ods'#$Dec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7:.BF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an10.$L$1]+['file:///C:/Users/Antony/diy/GB%20Accounts/GB%20Accounts%202010/GB%20Accounts%20Company%202010-07-31%20(Jul10)%20OpenOffice/Currentaccount.ods'#$Ja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an10.$L$1]+['file:///C:/Users/Antony/diy/GB%20Accounts/GB%20Accounts%202010/GB%20Accounts%20Company%202010-07-31%20(Jul10)%20OpenOffice/Savingaccount.ods'#$Ja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an10.$L$1]+['file:///C:/Users/Antony/diy/GB%20Accounts/GB%20Accounts%202010/GB%20Accounts%20Company%202010-07-31%20(Jul10)%20OpenOffice/Creditcardaccount.ods'#$Ja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an10.$L$1]+['file:///C:/Users/Antony/diy/GB%20Accounts/GB%20Accounts%202010/GB%20Accounts%20Company%202010-07-31%20(Jul10)%20OpenOffice/Cashaccount.ods'#$Jan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7:.BQ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Feb10.$L$1]+['file:///C:/Users/Antony/diy/GB%20Accounts/GB%20Accounts%202010/GB%20Accounts%20Company%202010-07-31%20(Jul10)%20OpenOffice/Currentaccount.ods'#$Feb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Feb10.$L$1]+['file:///C:/Users/Antony/diy/GB%20Accounts/GB%20Accounts%202010/GB%20Accounts%20Company%202010-07-31%20(Jul10)%20OpenOffice/Savingaccount.ods'#$Feb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Feb10.$L$1]+['file:///C:/Users/Antony/diy/GB%20Accounts/GB%20Accounts%202010/GB%20Accounts%20Company%202010-07-31%20(Jul10)%20OpenOffice/Creditcardaccount.ods'#$Feb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Feb10.$L$1]+['file:///C:/Users/Antony/diy/GB%20Accounts/GB%20Accounts%202010/GB%20Accounts%20Company%202010-07-31%20(Jul10)%20OpenOffice/Cashaccount.ods'#$Feb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7:.CB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r10.$L$1]+['file:///C:/Users/Antony/diy/GB%20Accounts/GB%20Accounts%202010/GB%20Accounts%20Company%202010-07-31%20(Jul10)%20OpenOffice/Currentaccount.ods'#$Ma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r10.$L$1]+['file:///C:/Users/Antony/diy/GB%20Accounts/GB%20Accounts%202010/GB%20Accounts%20Company%202010-07-31%20(Jul10)%20OpenOffice/Savingaccount.ods'#$Ma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r10.$L$1]+['file:///C:/Users/Antony/diy/GB%20Accounts/GB%20Accounts%202010/GB%20Accounts%20Company%202010-07-31%20(Jul10)%20OpenOffice/Creditcardaccount.ods'#$Ma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r10.$L$1]+['file:///C:/Users/Antony/diy/GB%20Accounts/GB%20Accounts%202010/GB%20Accounts%20Company%202010-07-31%20(Jul10)%20OpenOffice/Cashaccount.ods'#$Mar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7:.CM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pr10.$L$1]+['file:///C:/Users/Antony/diy/GB%20Accounts/GB%20Accounts%202010/GB%20Accounts%20Company%202010-07-31%20(Jul10)%20OpenOffice/Currentaccount.ods'#$Ap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pr10.$L$1]+['file:///C:/Users/Antony/diy/GB%20Accounts/GB%20Accounts%202010/GB%20Accounts%20Company%202010-07-31%20(Jul10)%20OpenOffice/Savingaccount.ods'#$Ap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pr10.$L$1]+['file:///C:/Users/Antony/diy/GB%20Accounts/GB%20Accounts%202010/GB%20Accounts%20Company%202010-07-31%20(Jul10)%20OpenOffice/Creditcardaccount.ods'#$Ap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pr10.$L$1]+['file:///C:/Users/Antony/diy/GB%20Accounts/GB%20Accounts%202010/GB%20Accounts%20Company%202010-07-31%20(Jul10)%20OpenOffice/Cashaccount.ods'#$Apr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7:.CX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y10.$L$1]+['file:///C:/Users/Antony/diy/GB%20Accounts/GB%20Accounts%202010/GB%20Accounts%20Company%202010-07-31%20(Jul10)%20OpenOffice/Currentaccount.ods'#$May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y10.$L$1]+['file:///C:/Users/Antony/diy/GB%20Accounts/GB%20Accounts%202010/GB%20Accounts%20Company%202010-07-31%20(Jul10)%20OpenOffice/Savingaccount.ods'#$May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y10.$L$1]+['file:///C:/Users/Antony/diy/GB%20Accounts/GB%20Accounts%202010/GB%20Accounts%20Company%202010-07-31%20(Jul10)%20OpenOffice/Creditcardaccount.ods'#$May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y10.$L$1]+['file:///C:/Users/Antony/diy/GB%20Accounts/GB%20Accounts%202010/GB%20Accounts%20Company%202010-07-31%20(Jul10)%20OpenOffice/Cashaccount.ods'#$May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7:.DI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n10.$L$1]+['file:///C:/Users/Antony/diy/GB%20Accounts/GB%20Accounts%202010/GB%20Accounts%20Company%202010-07-31%20(Jul10)%20OpenOffice/Currentaccount.ods'#$Ju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n10.$L$1]+['file:///C:/Users/Antony/diy/GB%20Accounts/GB%20Accounts%202010/GB%20Accounts%20Company%202010-07-31%20(Jul10)%20OpenOffice/Savingaccount.ods'#$Ju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n10.$L$1]+['file:///C:/Users/Antony/diy/GB%20Accounts/GB%20Accounts%202010/GB%20Accounts%20Company%202010-07-31%20(Jul10)%20OpenOffice/Creditcardaccount.ods'#$Ju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n10.$L$1]+['file:///C:/Users/Antony/diy/GB%20Accounts/GB%20Accounts%202010/GB%20Accounts%20Company%202010-07-31%20(Jul10)%20OpenOffice/Cashaccount.ods'#$Jun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7:.DT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l10.$L$1]+['file:///C:/Users/Antony/diy/GB%20Accounts/GB%20Accounts%202010/GB%20Accounts%20Company%202010-07-31%20(Jul10)%20OpenOffice/Currentaccount.ods'#$Jul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l10.$L$1]+['file:///C:/Users/Antony/diy/GB%20Accounts/GB%20Accounts%202010/GB%20Accounts%20Company%202010-07-31%20(Jul10)%20OpenOffice/Savingaccount.ods'#$Jul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l10.$L$1]+['file:///C:/Users/Antony/diy/GB%20Accounts/GB%20Accounts%202010/GB%20Accounts%20Company%202010-07-31%20(Jul10)%20OpenOffice/Creditcardaccount.ods'#$Jul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l10.$L$1]+['file:///C:/Users/Antony/diy/GB%20Accounts/GB%20Accounts%202010/GB%20Accounts%20Company%202010-07-31%20(Jul10)%20OpenOffice/Cashaccount.ods'#$Jul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7:.EE3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7:.EH3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OTHER CREDITOR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Loan Account</text:p>
          </table:table-cell>
          <table:table-cell table:style-name="ce52" office:value-type="string">
            <text:p>DL</text:p>
          </table:table-cell>
          <table:table-cell table:style-name="ce57" table:formula="of:=-[$OpenAccounts.E30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ug09.$P$1]+['file:///C:/Users/Antony/diy/GB%20Accounts/GB%20Accounts%202010/GB%20Accounts%20Company%202010-07-31%20(Jul10)%20OpenOffice/Currentaccount.ods'#$Aug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ug09.$P$1]+['file:///C:/Users/Antony/diy/GB%20Accounts/GB%20Accounts%202010/GB%20Accounts%20Company%202010-07-31%20(Jul10)%20OpenOffice/Savingaccount.ods'#$Aug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ug09.$P$1]+['file:///C:/Users/Antony/diy/GB%20Accounts/GB%20Accounts%202010/GB%20Accounts%20Company%202010-07-31%20(Jul10)%20OpenOffice/Creditcardaccount.ods'#$Aug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ug09.$N$1]+['file:///C:/Users/Antony/diy/GB%20Accounts/GB%20Accounts%202010/GB%20Accounts%20Company%202010-07-31%20(Jul10)%20OpenOffice/Cashaccount.ods'#$Aug09.$AJ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9:.N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Sep09.$P$1]+['file:///C:/Users/Antony/diy/GB%20Accounts/GB%20Accounts%202010/GB%20Accounts%20Company%202010-07-31%20(Jul10)%20OpenOffice/Currentaccount.ods'#$Sep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Sep09.$P$1]+['file:///C:/Users/Antony/diy/GB%20Accounts/GB%20Accounts%202010/GB%20Accounts%20Company%202010-07-31%20(Jul10)%20OpenOffice/Savingaccount.ods'#$Sep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Sep09.$P$1]+['file:///C:/Users/Antony/diy/GB%20Accounts/GB%20Accounts%202010/GB%20Accounts%20Company%202010-07-31%20(Jul10)%20OpenOffice/Creditcardaccount.ods'#$Sep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Sep09.$N$1]+['file:///C:/Users/Antony/diy/GB%20Accounts/GB%20Accounts%202010/GB%20Accounts%20Company%202010-07-31%20(Jul10)%20OpenOffice/Cashaccount.ods'#$Sep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9:.Y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Oct09.$P$1]+['file:///C:/Users/Antony/diy/GB%20Accounts/GB%20Accounts%202010/GB%20Accounts%20Company%202010-07-31%20(Jul10)%20OpenOffice/Currentaccount.ods'#$Oct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Oct09.$P$1]+['file:///C:/Users/Antony/diy/GB%20Accounts/GB%20Accounts%202010/GB%20Accounts%20Company%202010-07-31%20(Jul10)%20OpenOffice/Savingaccount.ods'#$Oct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Oct09.$P$1]+['file:///C:/Users/Antony/diy/GB%20Accounts/GB%20Accounts%202010/GB%20Accounts%20Company%202010-07-31%20(Jul10)%20OpenOffice/Creditcardaccount.ods'#$Oct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Oct09.$N$1]+['file:///C:/Users/Antony/diy/GB%20Accounts/GB%20Accounts%202010/GB%20Accounts%20Company%202010-07-31%20(Jul10)%20OpenOffice/Cashaccount.ods'#$Oct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9:.AJ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Nov09.$P$1]+['file:///C:/Users/Antony/diy/GB%20Accounts/GB%20Accounts%202010/GB%20Accounts%20Company%202010-07-31%20(Jul10)%20OpenOffice/Currentaccount.ods'#$Nov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Nov09.$P$1]+['file:///C:/Users/Antony/diy/GB%20Accounts/GB%20Accounts%202010/GB%20Accounts%20Company%202010-07-31%20(Jul10)%20OpenOffice/Savingaccount.ods'#$Nov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Nov09.$P$1]+['file:///C:/Users/Antony/diy/GB%20Accounts/GB%20Accounts%202010/GB%20Accounts%20Company%202010-07-31%20(Jul10)%20OpenOffice/Creditcardaccount.ods'#$Nov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Nov09.$N$1]+['file:///C:/Users/Antony/diy/GB%20Accounts/GB%20Accounts%202010/GB%20Accounts%20Company%202010-07-31%20(Jul10)%20OpenOffice/Cashaccount.ods'#$Nov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9:.AU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Dec09.$P$1]+['file:///C:/Users/Antony/diy/GB%20Accounts/GB%20Accounts%202010/GB%20Accounts%20Company%202010-07-31%20(Jul10)%20OpenOffice/Currentaccount.ods'#$Dec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Dec09.$P$1]+['file:///C:/Users/Antony/diy/GB%20Accounts/GB%20Accounts%202010/GB%20Accounts%20Company%202010-07-31%20(Jul10)%20OpenOffice/Savingaccount.ods'#$Dec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Dec09.$P$1]+['file:///C:/Users/Antony/diy/GB%20Accounts/GB%20Accounts%202010/GB%20Accounts%20Company%202010-07-31%20(Jul10)%20OpenOffice/Creditcardaccount.ods'#$Dec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Dec09.$N$1]+['file:///C:/Users/Antony/diy/GB%20Accounts/GB%20Accounts%202010/GB%20Accounts%20Company%202010-07-31%20(Jul10)%20OpenOffice/Cashaccount.ods'#$Dec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9:.BF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an10.$P$1]+['file:///C:/Users/Antony/diy/GB%20Accounts/GB%20Accounts%202010/GB%20Accounts%20Company%202010-07-31%20(Jul10)%20OpenOffice/Currentaccount.ods'#$Ja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an10.$P$1]+['file:///C:/Users/Antony/diy/GB%20Accounts/GB%20Accounts%202010/GB%20Accounts%20Company%202010-07-31%20(Jul10)%20OpenOffice/Savingaccount.ods'#$Ja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an10.$P$1]+['file:///C:/Users/Antony/diy/GB%20Accounts/GB%20Accounts%202010/GB%20Accounts%20Company%202010-07-31%20(Jul10)%20OpenOffice/Creditcardaccount.ods'#$Ja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an10.$N$1]+['file:///C:/Users/Antony/diy/GB%20Accounts/GB%20Accounts%202010/GB%20Accounts%20Company%202010-07-31%20(Jul10)%20OpenOffice/Cashaccount.ods'#$Jan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9:.BQ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Feb10.$P$1]+['file:///C:/Users/Antony/diy/GB%20Accounts/GB%20Accounts%202010/GB%20Accounts%20Company%202010-07-31%20(Jul10)%20OpenOffice/Currentaccount.ods'#$Feb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Feb10.$P$1]+['file:///C:/Users/Antony/diy/GB%20Accounts/GB%20Accounts%202010/GB%20Accounts%20Company%202010-07-31%20(Jul10)%20OpenOffice/Savingaccount.ods'#$Feb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Feb10.$P$1]+['file:///C:/Users/Antony/diy/GB%20Accounts/GB%20Accounts%202010/GB%20Accounts%20Company%202010-07-31%20(Jul10)%20OpenOffice/Creditcardaccount.ods'#$Feb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Feb10.$N$1]+['file:///C:/Users/Antony/diy/GB%20Accounts/GB%20Accounts%202010/GB%20Accounts%20Company%202010-07-31%20(Jul10)%20OpenOffice/Cashaccount.ods'#$Feb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9:.CB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r10.$P$1]+['file:///C:/Users/Antony/diy/GB%20Accounts/GB%20Accounts%202010/GB%20Accounts%20Company%202010-07-31%20(Jul10)%20OpenOffice/Currentaccount.ods'#$Ma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r10.$P$1]+['file:///C:/Users/Antony/diy/GB%20Accounts/GB%20Accounts%202010/GB%20Accounts%20Company%202010-07-31%20(Jul10)%20OpenOffice/Savingaccount.ods'#$Ma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r10.$P$1]+['file:///C:/Users/Antony/diy/GB%20Accounts/GB%20Accounts%202010/GB%20Accounts%20Company%202010-07-31%20(Jul10)%20OpenOffice/Creditcardaccount.ods'#$Ma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r10.$N$1]+['file:///C:/Users/Antony/diy/GB%20Accounts/GB%20Accounts%202010/GB%20Accounts%20Company%202010-07-31%20(Jul10)%20OpenOffice/Cashaccount.ods'#$Mar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9:.CM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pr10.$P$1]+['file:///C:/Users/Antony/diy/GB%20Accounts/GB%20Accounts%202010/GB%20Accounts%20Company%202010-07-31%20(Jul10)%20OpenOffice/Currentaccount.ods'#$Ap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pr10.$P$1]+['file:///C:/Users/Antony/diy/GB%20Accounts/GB%20Accounts%202010/GB%20Accounts%20Company%202010-07-31%20(Jul10)%20OpenOffice/Savingaccount.ods'#$Ap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pr10.$P$1]+['file:///C:/Users/Antony/diy/GB%20Accounts/GB%20Accounts%202010/GB%20Accounts%20Company%202010-07-31%20(Jul10)%20OpenOffice/Creditcardaccount.ods'#$Ap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pr10.$N$1]+['file:///C:/Users/Antony/diy/GB%20Accounts/GB%20Accounts%202010/GB%20Accounts%20Company%202010-07-31%20(Jul10)%20OpenOffice/Cashaccount.ods'#$Apr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9:.CX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y10.$P$1]+['file:///C:/Users/Antony/diy/GB%20Accounts/GB%20Accounts%202010/GB%20Accounts%20Company%202010-07-31%20(Jul10)%20OpenOffice/Currentaccount.ods'#$May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y10.$P$1]+['file:///C:/Users/Antony/diy/GB%20Accounts/GB%20Accounts%202010/GB%20Accounts%20Company%202010-07-31%20(Jul10)%20OpenOffice/Savingaccount.ods'#$May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y10.$P$1]+['file:///C:/Users/Antony/diy/GB%20Accounts/GB%20Accounts%202010/GB%20Accounts%20Company%202010-07-31%20(Jul10)%20OpenOffice/Creditcardaccount.ods'#$May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y10.$N$1]+['file:///C:/Users/Antony/diy/GB%20Accounts/GB%20Accounts%202010/GB%20Accounts%20Company%202010-07-31%20(Jul10)%20OpenOffice/Cashaccount.ods'#$May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9:.DI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n10.$P$1]+['file:///C:/Users/Antony/diy/GB%20Accounts/GB%20Accounts%202010/GB%20Accounts%20Company%202010-07-31%20(Jul10)%20OpenOffice/Currentaccount.ods'#$Ju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n10.$P$1]+['file:///C:/Users/Antony/diy/GB%20Accounts/GB%20Accounts%202010/GB%20Accounts%20Company%202010-07-31%20(Jul10)%20OpenOffice/Savingaccount.ods'#$Ju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n10.$P$1]+['file:///C:/Users/Antony/diy/GB%20Accounts/GB%20Accounts%202010/GB%20Accounts%20Company%202010-07-31%20(Jul10)%20OpenOffice/Creditcardaccount.ods'#$Ju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n10.$N$1]+['file:///C:/Users/Antony/diy/GB%20Accounts/GB%20Accounts%202010/GB%20Accounts%20Company%202010-07-31%20(Jul10)%20OpenOffice/Cashaccount.ods'#$Jun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9:.DT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l10.$P$1]+['file:///C:/Users/Antony/diy/GB%20Accounts/GB%20Accounts%202010/GB%20Accounts%20Company%202010-07-31%20(Jul10)%20OpenOffice/Currentaccount.ods'#$Jul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l10.$P$1]+['file:///C:/Users/Antony/diy/GB%20Accounts/GB%20Accounts%202010/GB%20Accounts%20Company%202010-07-31%20(Jul10)%20OpenOffice/Savingaccount.ods'#$Jul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l10.$P$1]+['file:///C:/Users/Antony/diy/GB%20Accounts/GB%20Accounts%202010/GB%20Accounts%20Company%202010-07-31%20(Jul10)%20OpenOffice/Creditcardaccount.ods'#$Jul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l10.$N$1]+['file:///C:/Users/Antony/diy/GB%20Accounts/GB%20Accounts%202010/GB%20Accounts%20Company%202010-07-31%20(Jul10)%20OpenOffice/Cashaccount.ods'#$Jul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9:.EE3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9:.EH3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Long Term (falling due after 1 year)</text:p>
          </table:table-cell>
          <table:table-cell table:style-name="ce52" office:value-type="string">
            <text:p>LCR</text:p>
          </table:table-cell>
          <table:table-cell table:style-name="ce57" table:formula="of:=-[$OpenAccounts.E3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ug09.$M$1]+['file:///C:/Users/Antony/diy/GB%20Accounts/GB%20Accounts%202010/GB%20Accounts%20Company%202010-07-31%20(Jul10)%20OpenOffice/Currentaccount.ods'#$Aug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ug09.$M$1]+['file:///C:/Users/Antony/diy/GB%20Accounts/GB%20Accounts%202010/GB%20Accounts%20Company%202010-07-31%20(Jul10)%20OpenOffice/Savingaccount.ods'#$Aug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ug09.$M$1]+['file:///C:/Users/Antony/diy/GB%20Accounts/GB%20Accounts%202010/GB%20Accounts%20Company%202010-07-31%20(Jul10)%20OpenOffice/Creditcardaccount.ods'#$Aug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ug09.$M$1]+['file:///C:/Users/Antony/diy/GB%20Accounts/GB%20Accounts%202010/GB%20Accounts%20Company%202010-07-31%20(Jul10)%20OpenOffice/Cashaccount.ods'#$Aug09.$AD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40:.N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Sep09.$M$1]+['file:///C:/Users/Antony/diy/GB%20Accounts/GB%20Accounts%202010/GB%20Accounts%20Company%202010-07-31%20(Jul10)%20OpenOffice/Currentaccount.ods'#$Sep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Sep09.$M$1]+['file:///C:/Users/Antony/diy/GB%20Accounts/GB%20Accounts%202010/GB%20Accounts%20Company%202010-07-31%20(Jul10)%20OpenOffice/Savingaccount.ods'#$Sep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Sep09.$M$1]+['file:///C:/Users/Antony/diy/GB%20Accounts/GB%20Accounts%202010/GB%20Accounts%20Company%202010-07-31%20(Jul10)%20OpenOffice/Creditcardaccount.ods'#$Sep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Sep09.$M$1]+['file:///C:/Users/Antony/diy/GB%20Accounts/GB%20Accounts%202010/GB%20Accounts%20Company%202010-07-31%20(Jul10)%20OpenOffice/Cashaccount.ods'#$Sep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40:.Y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Oct09.$M$1]+['file:///C:/Users/Antony/diy/GB%20Accounts/GB%20Accounts%202010/GB%20Accounts%20Company%202010-07-31%20(Jul10)%20OpenOffice/Currentaccount.ods'#$Oct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Oct09.$M$1]+['file:///C:/Users/Antony/diy/GB%20Accounts/GB%20Accounts%202010/GB%20Accounts%20Company%202010-07-31%20(Jul10)%20OpenOffice/Savingaccount.ods'#$Oct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Oct09.$M$1]+['file:///C:/Users/Antony/diy/GB%20Accounts/GB%20Accounts%202010/GB%20Accounts%20Company%202010-07-31%20(Jul10)%20OpenOffice/Creditcardaccount.ods'#$Oct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Oct09.$M$1]+['file:///C:/Users/Antony/diy/GB%20Accounts/GB%20Accounts%202010/GB%20Accounts%20Company%202010-07-31%20(Jul10)%20OpenOffice/Cashaccount.ods'#$Oct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40:.AJ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Nov09.$M$1]+['file:///C:/Users/Antony/diy/GB%20Accounts/GB%20Accounts%202010/GB%20Accounts%20Company%202010-07-31%20(Jul10)%20OpenOffice/Currentaccount.ods'#$Nov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Nov09.$M$1]+['file:///C:/Users/Antony/diy/GB%20Accounts/GB%20Accounts%202010/GB%20Accounts%20Company%202010-07-31%20(Jul10)%20OpenOffice/Savingaccount.ods'#$Nov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Nov09.$M$1]+['file:///C:/Users/Antony/diy/GB%20Accounts/GB%20Accounts%202010/GB%20Accounts%20Company%202010-07-31%20(Jul10)%20OpenOffice/Creditcardaccount.ods'#$Nov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Nov09.$M$1]+['file:///C:/Users/Antony/diy/GB%20Accounts/GB%20Accounts%202010/GB%20Accounts%20Company%202010-07-31%20(Jul10)%20OpenOffice/Cashaccount.ods'#$Nov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40:.AU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Dec09.$M$1]+['file:///C:/Users/Antony/diy/GB%20Accounts/GB%20Accounts%202010/GB%20Accounts%20Company%202010-07-31%20(Jul10)%20OpenOffice/Currentaccount.ods'#$Dec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Dec09.$M$1]+['file:///C:/Users/Antony/diy/GB%20Accounts/GB%20Accounts%202010/GB%20Accounts%20Company%202010-07-31%20(Jul10)%20OpenOffice/Savingaccount.ods'#$Dec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Dec09.$M$1]+['file:///C:/Users/Antony/diy/GB%20Accounts/GB%20Accounts%202010/GB%20Accounts%20Company%202010-07-31%20(Jul10)%20OpenOffice/Creditcardaccount.ods'#$Dec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Dec09.$M$1]+['file:///C:/Users/Antony/diy/GB%20Accounts/GB%20Accounts%202010/GB%20Accounts%20Company%202010-07-31%20(Jul10)%20OpenOffice/Cashaccount.ods'#$Dec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40:.BF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an10.$M$1]+['file:///C:/Users/Antony/diy/GB%20Accounts/GB%20Accounts%202010/GB%20Accounts%20Company%202010-07-31%20(Jul10)%20OpenOffice/Currentaccount.ods'#$Ja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an10.$M$1]+['file:///C:/Users/Antony/diy/GB%20Accounts/GB%20Accounts%202010/GB%20Accounts%20Company%202010-07-31%20(Jul10)%20OpenOffice/Savingaccount.ods'#$Ja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an10.$M$1]+['file:///C:/Users/Antony/diy/GB%20Accounts/GB%20Accounts%202010/GB%20Accounts%20Company%202010-07-31%20(Jul10)%20OpenOffice/Creditcardaccount.ods'#$Ja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an10.$M$1]+['file:///C:/Users/Antony/diy/GB%20Accounts/GB%20Accounts%202010/GB%20Accounts%20Company%202010-07-31%20(Jul10)%20OpenOffice/Cashaccount.ods'#$Jan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40:.BQ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Feb10.$M$1]+['file:///C:/Users/Antony/diy/GB%20Accounts/GB%20Accounts%202010/GB%20Accounts%20Company%202010-07-31%20(Jul10)%20OpenOffice/Currentaccount.ods'#$Feb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Feb10.$M$1]+['file:///C:/Users/Antony/diy/GB%20Accounts/GB%20Accounts%202010/GB%20Accounts%20Company%202010-07-31%20(Jul10)%20OpenOffice/Savingaccount.ods'#$Feb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Feb10.$M$1]+['file:///C:/Users/Antony/diy/GB%20Accounts/GB%20Accounts%202010/GB%20Accounts%20Company%202010-07-31%20(Jul10)%20OpenOffice/Creditcardaccount.ods'#$Feb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Feb10.$M$1]+['file:///C:/Users/Antony/diy/GB%20Accounts/GB%20Accounts%202010/GB%20Accounts%20Company%202010-07-31%20(Jul10)%20OpenOffice/Cashaccount.ods'#$Feb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40:.CB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r10.$M$1]+['file:///C:/Users/Antony/diy/GB%20Accounts/GB%20Accounts%202010/GB%20Accounts%20Company%202010-07-31%20(Jul10)%20OpenOffice/Currentaccount.ods'#$Ma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r10.$M$1]+['file:///C:/Users/Antony/diy/GB%20Accounts/GB%20Accounts%202010/GB%20Accounts%20Company%202010-07-31%20(Jul10)%20OpenOffice/Savingaccount.ods'#$Ma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r10.$M$1]+['file:///C:/Users/Antony/diy/GB%20Accounts/GB%20Accounts%202010/GB%20Accounts%20Company%202010-07-31%20(Jul10)%20OpenOffice/Creditcardaccount.ods'#$Ma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r10.$M$1]+['file:///C:/Users/Antony/diy/GB%20Accounts/GB%20Accounts%202010/GB%20Accounts%20Company%202010-07-31%20(Jul10)%20OpenOffice/Cashaccount.ods'#$Mar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40:.CM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pr10.$M$1]+['file:///C:/Users/Antony/diy/GB%20Accounts/GB%20Accounts%202010/GB%20Accounts%20Company%202010-07-31%20(Jul10)%20OpenOffice/Currentaccount.ods'#$Ap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pr10.$M$1]+['file:///C:/Users/Antony/diy/GB%20Accounts/GB%20Accounts%202010/GB%20Accounts%20Company%202010-07-31%20(Jul10)%20OpenOffice/Savingaccount.ods'#$Ap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pr10.$M$1]+['file:///C:/Users/Antony/diy/GB%20Accounts/GB%20Accounts%202010/GB%20Accounts%20Company%202010-07-31%20(Jul10)%20OpenOffice/Creditcardaccount.ods'#$Ap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pr10.$M$1]+['file:///C:/Users/Antony/diy/GB%20Accounts/GB%20Accounts%202010/GB%20Accounts%20Company%202010-07-31%20(Jul10)%20OpenOffice/Cashaccount.ods'#$Apr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40:.CX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y10.$M$1]+['file:///C:/Users/Antony/diy/GB%20Accounts/GB%20Accounts%202010/GB%20Accounts%20Company%202010-07-31%20(Jul10)%20OpenOffice/Currentaccount.ods'#$May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y10.$M$1]+['file:///C:/Users/Antony/diy/GB%20Accounts/GB%20Accounts%202010/GB%20Accounts%20Company%202010-07-31%20(Jul10)%20OpenOffice/Savingaccount.ods'#$May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y10.$M$1]+['file:///C:/Users/Antony/diy/GB%20Accounts/GB%20Accounts%202010/GB%20Accounts%20Company%202010-07-31%20(Jul10)%20OpenOffice/Creditcardaccount.ods'#$May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y10.$M$1]+['file:///C:/Users/Antony/diy/GB%20Accounts/GB%20Accounts%202010/GB%20Accounts%20Company%202010-07-31%20(Jul10)%20OpenOffice/Cashaccount.ods'#$May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40:.DI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n10.$M$1]+['file:///C:/Users/Antony/diy/GB%20Accounts/GB%20Accounts%202010/GB%20Accounts%20Company%202010-07-31%20(Jul10)%20OpenOffice/Currentaccount.ods'#$Ju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n10.$M$1]+['file:///C:/Users/Antony/diy/GB%20Accounts/GB%20Accounts%202010/GB%20Accounts%20Company%202010-07-31%20(Jul10)%20OpenOffice/Savingaccount.ods'#$Ju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n10.$M$1]+['file:///C:/Users/Antony/diy/GB%20Accounts/GB%20Accounts%202010/GB%20Accounts%20Company%202010-07-31%20(Jul10)%20OpenOffice/Creditcardaccount.ods'#$Ju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n10.$M$1]+['file:///C:/Users/Antony/diy/GB%20Accounts/GB%20Accounts%202010/GB%20Accounts%20Company%202010-07-31%20(Jul10)%20OpenOffice/Cashaccount.ods'#$Jun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40:.DT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l10.$M$1]+['file:///C:/Users/Antony/diy/GB%20Accounts/GB%20Accounts%202010/GB%20Accounts%20Company%202010-07-31%20(Jul10)%20OpenOffice/Currentaccount.ods'#$Jul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l10.$M$1]+['file:///C:/Users/Antony/diy/GB%20Accounts/GB%20Accounts%202010/GB%20Accounts%20Company%202010-07-31%20(Jul10)%20OpenOffice/Savingaccount.ods'#$Jul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l10.$M$1]+['file:///C:/Users/Antony/diy/GB%20Accounts/GB%20Accounts%202010/GB%20Accounts%20Company%202010-07-31%20(Jul10)%20OpenOffice/Creditcardaccount.ods'#$Jul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l10.$M$1]+['file:///C:/Users/Antony/diy/GB%20Accounts/GB%20Accounts%202010/GB%20Accounts%20Company%202010-07-31%20(Jul10)%20OpenOffice/Cashaccount.ods'#$Jul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40:.EE40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7-31%20(Jul10)%20OpenOffice/Fixedassets.ods'#$HPfinance.$E$2]" office:value-type="float" office:value="-0">
            <text:p>0.00 </text:p>
          </table:table-cell>
          <table:table-cell table:style-name="ce41"/>
          <table:table-cell table:style-name="ce57" table:formula="of:=SUM([.EF40:.EH4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APITAL &amp; RESERV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hare Capital</text:p>
          </table:table-cell>
          <table:table-cell table:style-name="ce52"/>
          <table:table-cell table:style-name="ce57" table:formula="of:=-[$OpenAccounts.E33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2:.N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2:.Y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2:.AJ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2:.AU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2:.BF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2:.BQ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2:.CB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2:.CM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2:.CX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2:.DI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2:.DT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2:.EE42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7-31%20(Jul10)%20OpenOffice/Companysecretary.ods'#$Boardmeeting.$E$6]" office:value-type="float" office:value="-0">
            <text:p>0.00 </text:p>
          </table:table-cell>
          <table:table-cell table:style-name="ce41"/>
          <table:table-cell table:style-name="ce57" table:formula="of:=SUM([.EF42:.EH4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venue Reserve Profit &amp; Loss Account</text:p>
          </table:table-cell>
          <table:table-cell table:style-name="ce52"/>
          <table:table-cell table:style-name="ce57" table:formula="of:=-[$OpenAccounts.E34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3:.N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3:.Y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3:.AJ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3:.AU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3:.BF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3:.BQ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3:.CB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3:.CM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3:.CX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3:.DI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3:.DT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3:.EE43])" office:value-type="float" office:value="0">
            <text:p>0.00 </text:p>
          </table:table-cell>
          <table:table-cell table:style-name="ce41"/>
          <table:table-cell table:formula="of:=-[$'PubP&amp;L'.F54]" office:value-type="float" office:value="-0">
            <text:p>0.00 </text:p>
          </table:table-cell>
          <table:table-cell table:style-name="ce41"/>
          <table:table-cell table:style-name="ce57" table:formula="of:=SUM([.EF43:.EH4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pital Reserve</text:p>
          </table:table-cell>
          <table:table-cell table:style-name="ce52"/>
          <table:table-cell table:style-name="ce57" table:formula="of:=-[$OpenAccounts.E35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4:.N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4:.Y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4:.AJ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4:.AU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4:.BF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4:.BQ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4:.CB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4:.CM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4:.CX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4:.DI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4:.DT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4:.EE4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4:.EH4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PROFIT DISTRIBUTION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rporation Tax Payable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7:.N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7:.Y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7:.AJ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7:.AU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7:.BF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7:.BQ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7:.CB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7:.CM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7:.CX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7:.DI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7:.DT4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CorporationTax.K35]" office:value-type="float" office:value="0">
            <text:p>0.00 </text:p>
          </table:table-cell>
          <table:table-cell table:style-name="ce41"/>
          <table:table-cell table:style-name="ce57" table:formula="of:=SUM([.DU47:.EE4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7:.EH4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</text:p>
          </table:table-cell>
          <table:table-cell table:style-name="ce52" office:value-type="string">
            <text:p>DV</text:p>
          </table:table-cell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8:.N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8:.Y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8:.AJ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8:.AU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8:.BF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8:.BQ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8:.CB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8:.CM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8:.CX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8:.DI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8:.DT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8:.EE48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7-31%20(Jul10)%20OpenOffice/Companysecretary.ods'#$Boardmeeting.$E$4]" office:value-type="float" office:value="0">
            <text:p>0.00 </text:p>
          </table:table-cell>
          <table:table-cell table:style-name="ce41"/>
          <table:table-cell table:style-name="ce57" table:formula="of:=SUM([.EF48:.EH4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ofit &amp; Loss Retained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9:.N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9:.Y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9:.AJ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9:.AU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9:.BF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9:.BQ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9:.CB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9:.CM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9:.CX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9:.DI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9:.DT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9:.EE49])" office:value-type="float" office:value="0">
            <text:p>0.00 </text:p>
          </table:table-cell>
          <table:table-cell table:style-name="ce41"/>
          <table:table-cell table:formula="of:=[$'PubP&amp;L'.F54]" office:value-type="float" office:value="0">
            <text:p>0.00 </text:p>
          </table:table-cell>
          <table:table-cell table:style-name="ce41"/>
          <table:table-cell table:style-name="ce57" table:formula="of:=SUM([.EF49:.EH4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PROFIT &amp; LOSS ACCOUNT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INCOME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A</text:p>
          </table:table-cell>
          <table:table-cell table:style-name="ce52" office:value-type="string">
            <text:p>A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7-31%20(Jul10)%20OpenOffice/Sales.ods'#$Aug09.$O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3:.N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Sep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3:.Y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Oct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3:.AJ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Nov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3:.AU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Dec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3:.BF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an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3:.BQ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Feb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3:.CB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r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3:.CM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Apr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3:.CX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y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3:.DI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n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3:.DT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l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3:.EE5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3:.EH5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B</text:p>
          </table:table-cell>
          <table:table-cell table:style-name="ce52" office:value-type="string">
            <text:p>B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7-31%20(Jul10)%20OpenOffice/Sales.ods'#$Aug09.$P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4:.N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Sep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4:.Y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Oct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4:.AJ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Nov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4:.AU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Dec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4:.BF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an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4:.BQ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Feb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4:.CB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r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4:.CM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Apr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4:.CX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y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4:.DI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n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4:.DT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l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4:.EE5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4:.EH5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C</text:p>
          </table:table-cell>
          <table:table-cell table:style-name="ce52" office:value-type="string">
            <text:p>C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7-31%20(Jul10)%20OpenOffice/Sales.ods'#$Aug09.$Q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5:.N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Sep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5:.Y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Oct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5:.AJ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Nov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5:.AU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Dec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5:.BF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an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5:.BQ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Feb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5:.CB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r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5:.CM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Apr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5:.CX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y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5:.DI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n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5:.DT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l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5:.EE5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5:.EH5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Income</text:p>
          </table:table-cell>
          <table:table-cell table:style-name="ce52" office:value-type="string">
            <text:p>D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7-31%20(Jul10)%20OpenOffice/Sales.ods'#$Aug09.$R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6:.N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Sep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6:.Y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Oct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6:.AJ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Nov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6:.AU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Dec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6:.BF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an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6:.BQ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Feb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6:.CB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r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6:.CM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Apr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6:.CX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y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6:.DI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n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6:.DT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l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6:.EE5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6:.EH5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vestment Grants Received</text:p>
          </table:table-cell>
          <table:table-cell table:style-name="ce52" office:value-type="string">
            <text:p>G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7-31%20(Jul10)%20OpenOffice/Sales.ods'#$Aug09.$S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7:.N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Sep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7:.Y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Oct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7:.AJ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Nov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7:.AU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Dec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7:.BF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an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7:.BQ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Feb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7:.CB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r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7:.CM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Apr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7:.CX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y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7:.DI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n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7:.DT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l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7:.EE5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7:.EH5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erest Received</text:p>
          </table:table-cell>
          <table:table-cell table:style-name="ce52" office:value-type="string">
            <text:p>K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ug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ug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ug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ug09.$K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58:.N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Sep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Sep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Sep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Sep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58:.Y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Oct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Oct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Oct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Oct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58:.AJ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Nov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Nov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Nov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Nov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58:.AU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Dec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Dec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Dec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Dec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58:.BF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a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a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a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an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58:.BQ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Feb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Feb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Feb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Feb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58:.CB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r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58:.CM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p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p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p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Apr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58:.CX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y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y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y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May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58:.DI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n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58:.DT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l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l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l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ashaccount.ods'#$Jul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58:.EE58])" office:value-type="float" office:value="0">
            <text:p>0.00 </text:p>
          </table:table-cell>
          <table:table-cell table:style-name="ce41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1"/>
          <table:table-cell table:style-name="ce57" table:formula="of:=SUM([.EF58:.EH5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OST OF SAL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tock Materials</text:p>
          </table:table-cell>
          <table:table-cell table:style-name="ce52" office:value-type="string">
            <text:p>S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O$1]" office:value-type="float" office:value="0">
            <text:p>0.00 </text:p>
          </table:table-cell>
          <table:table-cell table:style-name="ce57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6"/>
          <table:table-cell table:style-name="ce57" table:formula="of:=SUM([.D60:.N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0]-[$Stock.$L$10]-[$Stock.$R$10]-[$Stock.$X$10]+[$Stock.$Z$10])" office:value-type="float" office:value="-0">
            <text:p>0.00 </text:p>
          </table:table-cell>
          <table:table-cell table:style-name="ce41"/>
          <table:table-cell table:style-name="ce57" table:formula="of:=SUM([.O60:.Y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2]-[$Stock.$L$12]-[$Stock.$R$12]-[$Stock.$X$12]+[$Stock.$Z$12])" office:value-type="float" office:value="-0">
            <text:p>0.00 </text:p>
          </table:table-cell>
          <table:table-cell table:style-name="ce41"/>
          <table:table-cell table:style-name="ce57" table:formula="of:=SUM([.Z60:.AJ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4]-[$Stock.$L$14]-[$Stock.$R$14]-[$Stock.$X$14]+[$Stock.$Z$14])" office:value-type="float" office:value="-0">
            <text:p>0.00 </text:p>
          </table:table-cell>
          <table:table-cell table:style-name="ce41"/>
          <table:table-cell table:style-name="ce57" table:formula="of:=SUM([.AK60:.AU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6]-[$Stock.$L$16]-[$Stock.$R$16]-[$Stock.$X$16]+[$Stock.$Z$16])" office:value-type="float" office:value="-0">
            <text:p>0.00 </text:p>
          </table:table-cell>
          <table:table-cell table:style-name="ce41"/>
          <table:table-cell table:style-name="ce57" table:formula="of:=SUM([.AV60:.BF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8]-[$Stock.$L$18]-[$Stock.$R$18]-[$Stock.$X$18]+[$Stock.$Z$18])" office:value-type="float" office:value="-0">
            <text:p>0.00 </text:p>
          </table:table-cell>
          <table:table-cell table:style-name="ce41"/>
          <table:table-cell table:style-name="ce57" table:formula="of:=SUM([.BG60:.BQ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0]-[$Stock.$L$20]-[$Stock.$R$20]-[$Stock.$X$20]+[$Stock.$Z$20])" office:value-type="float" office:value="-0">
            <text:p>0.00 </text:p>
          </table:table-cell>
          <table:table-cell table:style-name="ce41"/>
          <table:table-cell table:style-name="ce57" table:formula="of:=SUM([.BR60:.CB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2]-[$Stock.$L$22]-[$Stock.$R$22]-[$Stock.$X$22]+[$Stock.$Z$22])" office:value-type="float" office:value="-0">
            <text:p>0.00 </text:p>
          </table:table-cell>
          <table:table-cell table:style-name="ce41"/>
          <table:table-cell table:style-name="ce57" table:formula="of:=SUM([.CC60:.CM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4]-[$Stock.$L$24]-[$Stock.$R$24]-[$Stock.$X$24]+[$Stock.$Z$24])" office:value-type="float" office:value="-0">
            <text:p>0.00 </text:p>
          </table:table-cell>
          <table:table-cell table:style-name="ce41"/>
          <table:table-cell table:style-name="ce57" table:formula="of:=SUM([.CN60:.CX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6]-[$Stock.$L$26]-[$Stock.$R$26]-[$Stock.$X$26]+[$Stock.$Z$26])" office:value-type="float" office:value="-0">
            <text:p>0.00 </text:p>
          </table:table-cell>
          <table:table-cell table:style-name="ce41"/>
          <table:table-cell table:style-name="ce57" table:formula="of:=SUM([.CY60:.DI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8]-[$Stock.$L$28]-[$Stock.$R$28]-[$Stock.$X$28]+[$Stock.$Z$28])" office:value-type="float" office:value="-0">
            <text:p>0.00 </text:p>
          </table:table-cell>
          <table:table-cell table:style-name="ce41"/>
          <table:table-cell table:style-name="ce57" table:formula="of:=SUM([.DJ60:.DT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30]-[$Stock.$L$30]-[$Stock.$R$30]-[$Stock.$X$30]+[$Stock.$Z$30])" office:value-type="float" office:value="-0">
            <text:p>0.00 </text:p>
          </table:table-cell>
          <table:table-cell table:style-name="ce41"/>
          <table:table-cell table:style-name="ce57" table:formula="of:=SUM([.DU60:.EE6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0:.EH6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ub Contractors</text:p>
          </table:table-cell>
          <table:table-cell table:style-name="ce52" office:value-type="string">
            <text:p>C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P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1:.N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1:.Y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1:.AJ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1:.AU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1:.BF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1:.BQ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1:.CB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1:.CM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1:.CX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1:.DI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1:.DT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1:.EE6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1:.EH6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Other Direct Costs</text:p>
          </table:table-cell>
          <table:table-cell table:style-name="ce52" office:value-type="string">
            <text:p>O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Q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2:.N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2:.Y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2:.AJ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2:.AU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2:.BF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2:.BQ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2:.CB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2:.CM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2:.CX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2:.DI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2:.DT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2:.EE6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2:.EH6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EXPENS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Paye Net Wages</text:p>
          </table:table-cell>
          <table:table-cell table:style-name="ce52" office:value-type="string">
            <text:p>W</text:p>
          </table:table-cell>
          <table:table-cell table:style-name="ce56" table:number-columns-repeated="2"/>
          <table:table-cell table:style-name="ce57" table:number-columns-repeated="6"/>
          <table:table-cell table:style-name="ce57" table:formula="of:=[$WagesInterface.C4]-[$WagesInterface.I4]" office:value-type="float" office:value="0">
            <text:p>0.00 </text:p>
          </table:table-cell>
          <table:table-cell/>
          <table:table-cell table:style-name="ce56"/>
          <table:table-cell table:style-name="ce57" table:formula="of:=SUM([.D64:.N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5]-[$WagesInterface.I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4:.Y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6]-[$WagesInterface.I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4:.AJ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7]-[$WagesInterface.I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4:.AU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8]-[$WagesInterface.I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4:.BF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9]-[$WagesInterface.I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4:.BQ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0]-[$WagesInterface.I1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4:.CB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1]-[$WagesInterface.I1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4:.CM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2]-[$WagesInterface.I1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4:.CX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3]-[$WagesInterface.I1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4:.DI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4]-[$WagesInterface.I1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4:.DT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5]-[$WagesInterface.I1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4:.EE6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4:.EH6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Non Paye Casual Employee Wages</text:p>
          </table:table-cell>
          <table:table-cell table:style-name="ce52" office:value-type="string">
            <text:p>E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S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5:.N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5:.Y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5:.AJ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5:.AU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5:.BF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5:.BQ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5:.CB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5:.CM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5:.CX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5:.DI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5:.DT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5:.EE6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5:.EH6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Wages</text:p>
          </table:table-cell>
          <table:table-cell table:style-name="ce52" office:value-type="string">
            <text:p>D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7]-[$WagesInterface.I17]" office:value-type="float" office:value="0">
            <text:p>0.00 </text:p>
          </table:table-cell>
          <table:table-cell/>
          <table:table-cell table:style-name="ce56"/>
          <table:table-cell table:style-name="ce57" table:formula="of:=SUM([.D66:.N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8]-[$WagesInterface.I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6:.Y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9]-[$WagesInterface.I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6:.AJ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0]-[$WagesInterface.I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6:.AU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1]-[$WagesInterface.I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6:.BF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2]-[$WagesInterface.I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6:.BQ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3]-[$WagesInterface.I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6:.CB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4]-[$WagesInterface.I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6:.CM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5]-[$WagesInterface.I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6:.CX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6]-[$WagesInterface.I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6:.DI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7]-[$WagesInterface.I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6:.DT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8]-[$WagesInterface.I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6:.EE6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6:.EH6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mployers National Insurance</text:p>
          </table:table-cell>
          <table:table-cell table:style-name="ce52"/>
          <table:table-cell table:style-name="ce56" table:number-columns-repeated="2"/>
          <table:table-cell table:style-name="ce57" table:number-columns-repeated="6"/>
          <table:table-cell table:style-name="ce57" table:formula="of:=[$WagesInterface.H4]+[$WagesInterface.H17]" office:value-type="float" office:value="0">
            <text:p>0.00 </text:p>
          </table:table-cell>
          <table:table-cell/>
          <table:table-cell table:style-name="ce56"/>
          <table:table-cell table:style-name="ce57" table:formula="of:=SUM([.D67:.N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5]+[$WagesInterface.H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7:.Y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6]+[$WagesInterface.H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7:.AJ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7]+[$WagesInterface.H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7:.AU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8]+[$WagesInterface.H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7:.BF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9]+[$WagesInterface.H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7:.BQ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0]+[$WagesInterface.H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7:.CB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1]+[$WagesInterface.H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7:.CM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2]+[$WagesInterface.H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7:.CX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3]+[$WagesInterface.H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7:.DI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4]+[$WagesInterface.H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7:.DT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5]+[$WagesInterface.H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7:.EE6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7:.EH6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Rent &amp; Rates</text:p>
          </table:table-cell>
          <table:table-cell table:style-name="ce52" office:value-type="string">
            <text:p>R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T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8:.N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8:.Y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8:.AJ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8:.AU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8:.BF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8:.BQ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8:.CB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8:.CM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8:.CX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8:.DI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8:.DT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8:.EE6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8:.EH6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Light &amp; Heating</text:p>
          </table:table-cell>
          <table:table-cell table:style-name="ce52" office:value-type="string">
            <text:p>P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U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9:.N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9:.Y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9:.AJ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9:.AU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9:.BF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9:.BQ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9:.CB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9:.CM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9:.CX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9:.DI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9:.DT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9:.EE6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9:.EH6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stribution Transport Costs</text:p>
          </table:table-cell>
          <table:table-cell table:style-name="ce52" office:value-type="string">
            <text:p>T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V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0:.N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0:.Y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0:.AJ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0:.AU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0:.BF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0:.BQ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0:.CB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0:.CM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0:.CX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0:.DI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0:.DT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0:.EE7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0:.EH7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quipment Tools &amp; Plant Hire</text:p>
          </table:table-cell>
          <table:table-cell table:style-name="ce52" office:value-type="string">
            <text:p>Q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W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1:.N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1:.Y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1:.AJ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1:.AU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1:.BF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1:.BQ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1:.CB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1:.CM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1:.CX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1:.DI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1:.DT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1:.EE7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1:.EH7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pairs &amp; Maintenance</text:p>
          </table:table-cell>
          <table:table-cell table:style-name="ce52" office:value-type="string">
            <text:p>M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X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2:.N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2:.Y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2:.AJ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2:.AU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2:.BF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2:.BQ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2:.CB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2:.CM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2:.CX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2:.DI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2:.DT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2:.EE7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2:.EH7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nsumable Materials</text:p>
          </table:table-cell>
          <table:table-cell table:style-name="ce52" office:value-type="string">
            <text:p>U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Y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3:.N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3:.Y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3:.AJ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3:.AU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3:.BF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3:.BQ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3:.CB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3:.CM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3:.CX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3:.DI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3:.DT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3:.EE7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3:.EH7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dvertising &amp; Promotion</text:p>
          </table:table-cell>
          <table:table-cell table:style-name="ce52" office:value-type="string">
            <text:p>A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Z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4:.N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4:.Y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4:.AJ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4:.AU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4:.BF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4:.BQ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4:.CB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4:.CM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4:.CX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4:.DI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4:.DT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4:.EE7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4:.EH7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elephone Postage &amp; Stationery</text:p>
          </table:table-cell>
          <table:table-cell table:style-name="ce52" office:value-type="string">
            <text:p>G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AA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5:.N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5:.Y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5:.AJ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5:.AU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5:.BF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5:.BQ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5:.CB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5:.CM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5:.CX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5:.DI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5:.DT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5:.EE7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5:.EH7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vel &amp; Hotel Expenses</text:p>
          </table:table-cell>
          <table:table-cell table:style-name="ce52" office:value-type="string">
            <text:p>H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AB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6:.N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6:.Y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6:.AJ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6:.AU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6:.BF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6:.BQ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6:.CB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6:.CM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6:.CX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6:.DI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6:.DT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6:.EE7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6:.EH7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Motor Vehicle Expenses</text:p>
          </table:table-cell>
          <table:table-cell table:style-name="ce52" office:value-type="string">
            <text:p>V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AC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7:.N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7:.Y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7:.AJ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7:.AU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7:.BF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7:.BQ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7:.CB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7:.CM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7:.CX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7:.DI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7:.DT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7:.EE7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7:.EH7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surance Costs</text:p>
          </table:table-cell>
          <table:table-cell table:style-name="ce52" office:value-type="string">
            <text:p>N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AD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8:.N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8:.Y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8:.AJ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8:.AU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8:.BF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8:.BQ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8:.CB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8:.CM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8:.CX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8:.DI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8:.DT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8:.EE7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8:.EH7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asing Charges</text:p>
          </table:table-cell>
          <table:table-cell table:style-name="ce52" office:value-type="string">
            <text:p>F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AE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9:.N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9:.Y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9:.AJ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9:.AU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9:.BF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9:.BQ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9:.CB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9:.CM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9:.CX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9:.DI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9:.DT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9:.EE7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9:.EH7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gal &amp; Professional Fees</text:p>
          </table:table-cell>
          <table:table-cell table:style-name="ce52" office:value-type="string">
            <text:p>L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AF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0:.N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0:.Y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0:.AJ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0:.AU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0:.BF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0:.BQ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0:.CB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0:.CM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0:.CX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0:.DI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0:.DT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0:.EE8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0:.EH8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d Debts written off</text:p>
          </table:table-cell>
          <table:table-cell table:style-name="ce52" office:value-type="string">
            <text:p>O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7-31%20(Jul10)%20OpenOffice/Sales.ods'#$Aug09.$T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81:.N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Sep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81:.Y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Oct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81:.AJ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Nov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81:.AU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Dec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81:.BF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an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81:.BQ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Feb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81:.CB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r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81:.CM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Apr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81:.CX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May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81:.DI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n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81:.DT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7-31%20(Jul10)%20OpenOffice/Sales.ods'#$Jul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81:.EE8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1:.EH8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Interest Paid</text:p>
          </table:table-cell>
          <table:table-cell table:style-name="ce52" office:value-type="string">
            <text:p>J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ug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ug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ug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ug09.$AB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2:.N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Sep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Sep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Sep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Sep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2:.Y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Oct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Oct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Oct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Oct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2:.AJ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Nov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Nov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Nov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Nov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2:.AU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Dec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Dec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Dec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Dec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2:.BF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a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a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a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an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2:.BQ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Feb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Feb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Feb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Feb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2:.CB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r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2:.CM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p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p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p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pr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2:.CX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y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y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y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y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2:.DI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n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2:.DT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l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l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l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l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2:.EE8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2:.EH8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harges</text:p>
          </table:table-cell>
          <table:table-cell table:style-name="ce52" office:value-type="string">
            <text:p>B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ug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ug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ug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ug09.$AA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3:.N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Sep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Sep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Sep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Sep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3:.Y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Oct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Oct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Oct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Oct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3:.AJ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Nov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Nov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Nov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Nov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3:.AU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Dec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Dec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Dec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Dec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3:.BF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a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a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a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an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3:.BQ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Feb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Feb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Feb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Feb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3:.CB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r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3:.CM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p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p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p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Apr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3:.CX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y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y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y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May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3:.DI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n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3:.DT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l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l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l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ashaccount.ods'#$Jul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3:.EE8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3:.EH8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haritable Donations</text:p>
          </table:table-cell>
          <table:table-cell table:style-name="ce52" office:value-type="string">
            <text:p>Y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AG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4:.N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4:.Y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4:.AJ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4:.AU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4:.BF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4:.BQ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4:.CB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4:.CM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4:.CX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4:.DI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4:.DT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4:.EE8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4:.EH8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Goodwill written off</text:p>
          </table:table-cell>
          <table:table-cell table:style-name="ce52" office:value-type="string">
            <text:p>Z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7-31%20(Jul10)%20OpenOffice/Purchases.ods'#$Aug09.$AH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5:.N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Sep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5:.Y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Oct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5:.AJ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Nov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5:.AU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Dec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5:.BF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an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5:.BQ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Feb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5:.CB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r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5:.CM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Apr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5:.CX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May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5:.DI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n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5:.DT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7-31%20(Jul10)%20OpenOffice/Purchases.ods'#$Jul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5:.EE8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5:.EH8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oss on disposal of assets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56"/>
          <table:table-cell table:style-name="ce57" table:formula="of:=SUM([.D86:.N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O86:.Y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Z86:.AJ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K86:.AU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V86:.BF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G86:.BQ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R86:.CB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C86:.CM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N86:.CX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Y86:.DI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J86:.DT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7-31%20(Jul10)%20OpenOffice/Fixedassets.ods'#$Schedule.$W$1]-['file:///C:/Users/Antony/diy/GB%20Accounts/GB%20Accounts%202010/GB%20Accounts%20Company%202010-07-31%20(Jul10)%20OpenOffice/Fixedassets.ods'#$Schedule.$X$1]-['file:///C:/Users/Antony/diy/GB%20Accounts/GB%20Accounts%202010/GB%20Accounts%20Company%202010-07-31%20(Jul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U86:.EE8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6:.EH8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preciation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56"/>
          <table:table-cell table:style-name="ce57" table:formula="of:=SUM([.D87:.N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O87:.Y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Z87:.AJ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K87:.AU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V87:.BF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G87:.BQ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R87:.CB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C87:.CM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N87:.CX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Y87:.DI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J87:.DT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7-31%20(Jul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U87:.EE8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7:.EH8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Received</text:p>
          </table:table-cell>
          <table:table-cell table:style-name="ce52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ug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ug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ug09.$Q$1]" office:value-type="float" office:value="-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8:.N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Sep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Sep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Sep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8:.Y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Oct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Oct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Oct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8:.AJ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Nov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Nov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Nov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8:.AU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Dec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Dec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Dec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8:.BF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an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an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an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8:.BQ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Feb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Feb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Feb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8:.CB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r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r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r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8:.CM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Apr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Apr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Apr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8:.CX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May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May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May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8:.DI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n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n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n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8:.DT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7-31%20(Jul10)%20OpenOffice/Currentaccount.ods'#$Jul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Savingaccount.ods'#$Jul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7-31%20(Jul10)%20OpenOffice/Creditcardaccount.ods'#$Jul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8:.EE8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8:.EH8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Paid</text:p>
          </table:table-cell>
          <table:table-cell table:style-name="ce52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ug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ug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ug09.$AN$1]" office:value-type="float" office:value="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9:.N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Sep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Sep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Sep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9:.Y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Oct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Oct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Oct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9:.AJ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Nov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Nov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Nov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9:.AU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Dec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Dec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Dec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9:.BF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an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an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an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9:.BQ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Feb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Feb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Feb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9:.CB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r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r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r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9:.CM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Apr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Apr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Apr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9:.CX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May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May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May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9:.DI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n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n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n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9:.DT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7-31%20(Jul10)%20OpenOffice/Currentaccount.ods'#$Jul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Savingaccount.ods'#$Jul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7-31%20(Jul10)%20OpenOffice/Creditcardaccount.ods'#$Jul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9:.EE8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9:.EH8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2">
          <table:table-cell table:style-name="ce41" table:number-columns-repeated="2"/>
          <table:table-cell table:style-name="ce53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8" office:value-type="string">
            <text:p>AUDIT ACCURACY CHECK</text:p>
          </table:table-cell>
          <table:table-cell table:style-name="ce48"/>
          <table:table-cell table:style-name="ce57" table:content-validation-name="val2" table:formula="of:=SUM([.D4:.D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F4:.F90])" office:value-type="float" office:value="0">
            <text:p>0.00 </text:p>
          </table:table-cell>
          <table:table-cell table:style-name="ce57" table:content-validation-name="val4" table:formula="of:=SUM([.G4:.G90])" office:value-type="float" office:value="0">
            <text:p>0.00 </text:p>
          </table:table-cell>
          <table:table-cell table:style-name="ce57" table:content-validation-name="val5" table:formula="of:=SUM([.H4:.H90])" office:value-type="float" office:value="0">
            <text:p>0.00 </text:p>
          </table:table-cell>
          <table:table-cell table:style-name="ce57" table:content-validation-name="val6" table:formula="of:=SUM([.I4:.I90])" office:value-type="float" office:value="0">
            <text:p>0.00 </text:p>
          </table:table-cell>
          <table:table-cell table:style-name="ce57" table:content-validation-name="val7" table:formula="of:=SUM([.J4:.J90])" office:value-type="float" office:value="0">
            <text:p>0.00 </text:p>
          </table:table-cell>
          <table:table-cell table:style-name="ce57" table:content-validation-name="val8" table:formula="of:=SUM([.K4:.K90])" office:value-type="float" office:value="0">
            <text:p>0.00 </text:p>
          </table:table-cell>
          <table:table-cell table:style-name="ce57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O4:.O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Q4:.Q90])" office:value-type="float" office:value="0">
            <text:p>0.00 </text:p>
          </table:table-cell>
          <table:table-cell table:style-name="ce57" table:content-validation-name="val4" table:formula="of:=SUM([.R4:.R90])" office:value-type="float" office:value="0">
            <text:p>0.00 </text:p>
          </table:table-cell>
          <table:table-cell table:style-name="ce57" table:content-validation-name="val5" table:formula="of:=SUM([.S4:.S90])" office:value-type="float" office:value="0">
            <text:p>0.00 </text:p>
          </table:table-cell>
          <table:table-cell table:style-name="ce57" table:content-validation-name="val6" table:formula="of:=SUM([.T4:.T90])" office:value-type="float" office:value="0">
            <text:p>0.00 </text:p>
          </table:table-cell>
          <table:table-cell table:style-name="ce57" table:content-validation-name="val7" table:formula="of:=SUM([.U4:.U90])" office:value-type="float" office:value="0">
            <text:p>0.00 </text:p>
          </table:table-cell>
          <table:table-cell table:style-name="ce57" table:content-validation-name="val8" table:formula="of:=SUM([.V4:.V90])" office:value-type="float" office:value="0">
            <text:p>0.00 </text:p>
          </table:table-cell>
          <table:table-cell table:style-name="ce57" table:content-validation-name="val9" table:formula="of:=SUM([.W4:.W90])" office:value-type="float" office:value="0">
            <text:p>0.00 </text:p>
          </table:table-cell>
          <table:table-cell table:style-name="ce57" table:content-validation-name="val10" table:formula="of:=SUM([.X4:.X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Z4:.Z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B4:.AB90])" office:value-type="float" office:value="0">
            <text:p>0.00 </text:p>
          </table:table-cell>
          <table:table-cell table:style-name="ce57" table:content-validation-name="val4" table:formula="of:=SUM([.AC4:.AC90])" office:value-type="float" office:value="0">
            <text:p>0.00 </text:p>
          </table:table-cell>
          <table:table-cell table:style-name="ce57" table:content-validation-name="val5" table:formula="of:=SUM([.AD4:.AD90])" office:value-type="float" office:value="0">
            <text:p>0.00 </text:p>
          </table:table-cell>
          <table:table-cell table:style-name="ce57" table:content-validation-name="val6" table:formula="of:=SUM([.AE4:.AE90])" office:value-type="float" office:value="0">
            <text:p>0.00 </text:p>
          </table:table-cell>
          <table:table-cell table:style-name="ce57" table:content-validation-name="val7" table:formula="of:=SUM([.AF4:.AF90])" office:value-type="float" office:value="0">
            <text:p>0.00 </text:p>
          </table:table-cell>
          <table:table-cell table:style-name="ce57" table:content-validation-name="val8" table:formula="of:=SUM([.AG4:.AG90])" office:value-type="float" office:value="0">
            <text:p>0.00 </text:p>
          </table:table-cell>
          <table:table-cell table:style-name="ce57" table:content-validation-name="val9" table:formula="of:=SUM([.AH4:.AH90])" office:value-type="float" office:value="0">
            <text:p>0.00 </text:p>
          </table:table-cell>
          <table:table-cell table:style-name="ce57" table:content-validation-name="val10" table:formula="of:=SUM([.AI4:.AI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K4:.AK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M4:.AM90])" office:value-type="float" office:value="0">
            <text:p>0.00 </text:p>
          </table:table-cell>
          <table:table-cell table:style-name="ce57" table:content-validation-name="val4" table:formula="of:=SUM([.AN4:.AN90])" office:value-type="float" office:value="0">
            <text:p>0.00 </text:p>
          </table:table-cell>
          <table:table-cell table:style-name="ce57" table:content-validation-name="val5" table:formula="of:=SUM([.AO4:.AO90])" office:value-type="float" office:value="0">
            <text:p>0.00 </text:p>
          </table:table-cell>
          <table:table-cell table:style-name="ce57" table:content-validation-name="val6" table:formula="of:=SUM([.AP4:.AP90])" office:value-type="float" office:value="0">
            <text:p>0.00 </text:p>
          </table:table-cell>
          <table:table-cell table:style-name="ce57" table:content-validation-name="val7" table:formula="of:=SUM([.AQ4:.AQ90])" office:value-type="float" office:value="0">
            <text:p>0.00 </text:p>
          </table:table-cell>
          <table:table-cell table:style-name="ce57" table:content-validation-name="val8" table:formula="of:=SUM([.AR4:.AR90])" office:value-type="float" office:value="0">
            <text:p>0.00 </text:p>
          </table:table-cell>
          <table:table-cell table:style-name="ce57" table:content-validation-name="val9" table:formula="of:=SUM([.AS4:.AS90])" office:value-type="float" office:value="0">
            <text:p>0.00 </text:p>
          </table:table-cell>
          <table:table-cell table:style-name="ce57" table:content-validation-name="val10" table:formula="of:=SUM([.AT4:.AT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V4:.AV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X4:.AX90])" office:value-type="float" office:value="0">
            <text:p>0.00 </text:p>
          </table:table-cell>
          <table:table-cell table:style-name="ce57" table:content-validation-name="val4" table:formula="of:=SUM([.AY4:.AY90])" office:value-type="float" office:value="0">
            <text:p>0.00 </text:p>
          </table:table-cell>
          <table:table-cell table:style-name="ce57" table:content-validation-name="val5" table:formula="of:=SUM([.AZ4:.AZ90])" office:value-type="float" office:value="0">
            <text:p>0.00 </text:p>
          </table:table-cell>
          <table:table-cell table:style-name="ce57" table:content-validation-name="val6" table:formula="of:=SUM([.BA4:.BA90])" office:value-type="float" office:value="0">
            <text:p>0.00 </text:p>
          </table:table-cell>
          <table:table-cell table:style-name="ce57" table:content-validation-name="val7" table:formula="of:=SUM([.BB4:.BB90])" office:value-type="float" office:value="0">
            <text:p>0.00 </text:p>
          </table:table-cell>
          <table:table-cell table:style-name="ce57" table:content-validation-name="val8" table:formula="of:=SUM([.BC4:.BC90])" office:value-type="float" office:value="0">
            <text:p>0.00 </text:p>
          </table:table-cell>
          <table:table-cell table:style-name="ce57" table:content-validation-name="val9" table:formula="of:=SUM([.BD4:.BD90])" office:value-type="float" office:value="0">
            <text:p>0.00 </text:p>
          </table:table-cell>
          <table:table-cell table:style-name="ce57" table:content-validation-name="val10" table:formula="of:=SUM([.BE4:.BE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G4:.BG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I4:.BI90])" office:value-type="float" office:value="0">
            <text:p>0.00 </text:p>
          </table:table-cell>
          <table:table-cell table:style-name="ce57" table:content-validation-name="val4" table:formula="of:=SUM([.BJ4:.BJ90])" office:value-type="float" office:value="0">
            <text:p>0.00 </text:p>
          </table:table-cell>
          <table:table-cell table:style-name="ce57" table:content-validation-name="val5" table:formula="of:=SUM([.BK4:.BK90])" office:value-type="float" office:value="0">
            <text:p>0.00 </text:p>
          </table:table-cell>
          <table:table-cell table:style-name="ce57" table:content-validation-name="val6" table:formula="of:=SUM([.BL4:.BL90])" office:value-type="float" office:value="0">
            <text:p>0.00 </text:p>
          </table:table-cell>
          <table:table-cell table:style-name="ce57" table:content-validation-name="val7" table:formula="of:=SUM([.BM4:.BM90])" office:value-type="float" office:value="0">
            <text:p>0.00 </text:p>
          </table:table-cell>
          <table:table-cell table:style-name="ce57" table:content-validation-name="val8" table:formula="of:=SUM([.BN4:.BN90])" office:value-type="float" office:value="0">
            <text:p>0.00 </text:p>
          </table:table-cell>
          <table:table-cell table:style-name="ce57" table:content-validation-name="val9" table:formula="of:=SUM([.BO4:.BO90])" office:value-type="float" office:value="0">
            <text:p>0.00 </text:p>
          </table:table-cell>
          <table:table-cell table:style-name="ce57" table:content-validation-name="val10" table:formula="of:=SUM([.BP4:.BP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R4:.BR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T4:.BT90])" office:value-type="float" office:value="0">
            <text:p>0.00 </text:p>
          </table:table-cell>
          <table:table-cell table:style-name="ce57" table:content-validation-name="val4" table:formula="of:=SUM([.BU4:.BU90])" office:value-type="float" office:value="0">
            <text:p>0.00 </text:p>
          </table:table-cell>
          <table:table-cell table:style-name="ce57" table:content-validation-name="val5" table:formula="of:=SUM([.BV4:.BV90])" office:value-type="float" office:value="0">
            <text:p>0.00 </text:p>
          </table:table-cell>
          <table:table-cell table:style-name="ce57" table:content-validation-name="val6" table:formula="of:=SUM([.BW4:.BW90])" office:value-type="float" office:value="0">
            <text:p>0.00 </text:p>
          </table:table-cell>
          <table:table-cell table:style-name="ce57" table:content-validation-name="val7" table:formula="of:=SUM([.BX4:.BX90])" office:value-type="float" office:value="0">
            <text:p>0.00 </text:p>
          </table:table-cell>
          <table:table-cell table:style-name="ce57" table:content-validation-name="val8" table:formula="of:=SUM([.BY4:.BY90])" office:value-type="float" office:value="0">
            <text:p>0.00 </text:p>
          </table:table-cell>
          <table:table-cell table:style-name="ce57" table:content-validation-name="val9" table:formula="of:=SUM([.BZ4:.BZ90])" office:value-type="float" office:value="0">
            <text:p>0.00 </text:p>
          </table:table-cell>
          <table:table-cell table:style-name="ce57" table:content-validation-name="val10" table:formula="of:=SUM([.CA4:.CA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C4:.CC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E4:.CE90])" office:value-type="float" office:value="0">
            <text:p>0.00 </text:p>
          </table:table-cell>
          <table:table-cell table:style-name="ce57" table:content-validation-name="val4" table:formula="of:=SUM([.CF4:.CF90])" office:value-type="float" office:value="0">
            <text:p>0.00 </text:p>
          </table:table-cell>
          <table:table-cell table:style-name="ce57" table:content-validation-name="val5" table:formula="of:=SUM([.CG4:.CG90])" office:value-type="float" office:value="0">
            <text:p>0.00 </text:p>
          </table:table-cell>
          <table:table-cell table:style-name="ce57" table:content-validation-name="val6" table:formula="of:=SUM([.CH4:.CH90])" office:value-type="float" office:value="0">
            <text:p>0.00 </text:p>
          </table:table-cell>
          <table:table-cell table:style-name="ce57" table:content-validation-name="val7" table:formula="of:=SUM([.CI4:.CI90])" office:value-type="float" office:value="0">
            <text:p>0.00 </text:p>
          </table:table-cell>
          <table:table-cell table:style-name="ce57" table:content-validation-name="val8" table:formula="of:=SUM([.CJ4:.CJ90])" office:value-type="float" office:value="0">
            <text:p>0.00 </text:p>
          </table:table-cell>
          <table:table-cell table:style-name="ce57" table:content-validation-name="val9" table:formula="of:=SUM([.CK4:.CK90])" office:value-type="float" office:value="0">
            <text:p>0.00 </text:p>
          </table:table-cell>
          <table:table-cell table:style-name="ce57" table:content-validation-name="val10" table:formula="of:=SUM([.CL4:.CL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N4:.CN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P4:.CP90])" office:value-type="float" office:value="0">
            <text:p>0.00 </text:p>
          </table:table-cell>
          <table:table-cell table:style-name="ce57" table:content-validation-name="val4" table:formula="of:=SUM([.CQ4:.CQ90])" office:value-type="float" office:value="0">
            <text:p>0.00 </text:p>
          </table:table-cell>
          <table:table-cell table:style-name="ce57" table:content-validation-name="val5" table:formula="of:=SUM([.CR4:.CR90])" office:value-type="float" office:value="0">
            <text:p>0.00 </text:p>
          </table:table-cell>
          <table:table-cell table:style-name="ce57" table:content-validation-name="val6" table:formula="of:=SUM([.CS4:.CS90])" office:value-type="float" office:value="0">
            <text:p>0.00 </text:p>
          </table:table-cell>
          <table:table-cell table:style-name="ce57" table:content-validation-name="val7" table:formula="of:=SUM([.CT4:.CT90])" office:value-type="float" office:value="0">
            <text:p>0.00 </text:p>
          </table:table-cell>
          <table:table-cell table:style-name="ce57" table:content-validation-name="val8" table:formula="of:=SUM([.CU4:.CU90])" office:value-type="float" office:value="0">
            <text:p>0.00 </text:p>
          </table:table-cell>
          <table:table-cell table:style-name="ce57" table:content-validation-name="val9" table:formula="of:=SUM([.CV4:.CV90])" office:value-type="float" office:value="0">
            <text:p>0.00 </text:p>
          </table:table-cell>
          <table:table-cell table:style-name="ce57" table:content-validation-name="val10" table:formula="of:=SUM([.CW4:.CW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Y4:.CY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A4:.DA90])" office:value-type="float" office:value="0">
            <text:p>0.00 </text:p>
          </table:table-cell>
          <table:table-cell table:style-name="ce57" table:content-validation-name="val4" table:formula="of:=SUM([.DB4:.DB90])" office:value-type="float" office:value="0">
            <text:p>0.00 </text:p>
          </table:table-cell>
          <table:table-cell table:style-name="ce57" table:content-validation-name="val5" table:formula="of:=SUM([.DC4:.DC90])" office:value-type="float" office:value="0">
            <text:p>0.00 </text:p>
          </table:table-cell>
          <table:table-cell table:style-name="ce57" table:content-validation-name="val6" table:formula="of:=SUM([.DD4:.DD90])" office:value-type="float" office:value="0">
            <text:p>0.00 </text:p>
          </table:table-cell>
          <table:table-cell table:style-name="ce57" table:content-validation-name="val7" table:formula="of:=SUM([.DE4:.DE90])" office:value-type="float" office:value="0">
            <text:p>0.00 </text:p>
          </table:table-cell>
          <table:table-cell table:style-name="ce57" table:content-validation-name="val8" table:formula="of:=SUM([.DF4:.DF90])" office:value-type="float" office:value="0">
            <text:p>0.00 </text:p>
          </table:table-cell>
          <table:table-cell table:style-name="ce57" table:content-validation-name="val9" table:formula="of:=SUM([.DG4:.DG90])" office:value-type="float" office:value="0">
            <text:p>0.00 </text:p>
          </table:table-cell>
          <table:table-cell table:style-name="ce57" table:content-validation-name="val10" table:formula="of:=SUM([.DH4:.D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J4:.DJ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L4:.DL90])" office:value-type="float" office:value="0">
            <text:p>0.00 </text:p>
          </table:table-cell>
          <table:table-cell table:style-name="ce57" table:content-validation-name="val4" table:formula="of:=SUM([.DM4:.DM90])" office:value-type="float" office:value="0">
            <text:p>0.00 </text:p>
          </table:table-cell>
          <table:table-cell table:style-name="ce57" table:content-validation-name="val5" table:formula="of:=SUM([.DN4:.DN90])" office:value-type="float" office:value="0">
            <text:p>0.00 </text:p>
          </table:table-cell>
          <table:table-cell table:style-name="ce57" table:content-validation-name="val6" table:formula="of:=SUM([.DO4:.DO90])" office:value-type="float" office:value="0">
            <text:p>0.00 </text:p>
          </table:table-cell>
          <table:table-cell table:style-name="ce57" table:content-validation-name="val7" table:formula="of:=SUM([.DP4:.DP90])" office:value-type="float" office:value="0">
            <text:p>0.00 </text:p>
          </table:table-cell>
          <table:table-cell table:style-name="ce57" table:content-validation-name="val8" table:formula="of:=SUM([.DQ4:.DQ90])" office:value-type="float" office:value="0">
            <text:p>0.00 </text:p>
          </table:table-cell>
          <table:table-cell table:style-name="ce57" table:content-validation-name="val9" table:formula="of:=SUM([.DR4:.DR90])" office:value-type="float" office:value="0">
            <text:p>0.00 </text:p>
          </table:table-cell>
          <table:table-cell table:style-name="ce57" table:content-validation-name="val10" table:formula="of:=SUM([.DS4:.DS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U4:.DU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W4:.DW90])" office:value-type="float" office:value="0">
            <text:p>0.00 </text:p>
          </table:table-cell>
          <table:table-cell table:style-name="ce57" table:content-validation-name="val4" table:formula="of:=SUM([.DX4:.DX90])" office:value-type="float" office:value="0">
            <text:p>0.00 </text:p>
          </table:table-cell>
          <table:table-cell table:style-name="ce57" table:content-validation-name="val5" table:formula="of:=SUM([.DY4:.DY90])" office:value-type="float" office:value="0">
            <text:p>0.00 </text:p>
          </table:table-cell>
          <table:table-cell table:style-name="ce57" table:content-validation-name="val6" table:formula="of:=SUM([.DZ4:.DZ90])" office:value-type="float" office:value="0">
            <text:p>0.00 </text:p>
          </table:table-cell>
          <table:table-cell table:style-name="ce57" table:content-validation-name="val7" table:formula="of:=SUM([.EA4:.EA90])" office:value-type="float" office:value="0">
            <text:p>0.00 </text:p>
          </table:table-cell>
          <table:table-cell table:style-name="ce57" table:content-validation-name="val8" table:formula="of:=SUM([.EB4:.EB90])" office:value-type="float" office:value="0">
            <text:p>0.00 </text:p>
          </table:table-cell>
          <table:table-cell table:style-name="ce57" table:content-validation-name="val9" table:formula="of:=SUM([.EC4:.EC90])" office:value-type="float" office:value="0">
            <text:p>0.00 </text:p>
          </table:table-cell>
          <table:table-cell table:style-name="ce57" table:content-validation-name="val10" table:formula="of:=SUM([.ED4:.ED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F4:.EF90])" office:value-type="float" office:value="0">
            <text:p>0.00 </text:p>
          </table:table-cell>
          <table:table-cell table:style-name="ce41"/>
          <table:table-cell table:content-validation-name="val12" table:formula="of:=SUM([.EH4:.E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J4:.EJ9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6">
          <table:table-cell table:style-name="ce41" table:number-columns-repeated="2"/>
          <table:table-cell table:style-name="ce48"/>
          <table:table-cell table:style-name="ce41" table:number-columns-repeated="9"/>
          <table:table-cell table:style-name="ce56"/>
          <table:table-cell table:style-name="ce41" table:number-columns-repeated="124"/>
          <table:table-cell table:style-name="ce56"/>
          <table:table-cell table:style-name="ce41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4" table:default-cell-style-name="ce67"/>
        <table:table-column table:style-name="co11" table:default-cell-style-name="ce67"/>
        <table:table-column table:style-name="co15" table:number-columns-repeated="12" table:default-cell-style-name="ce42"/>
        <table:table-column table:style-name="co1" table:default-cell-style-name="ce42"/>
        <table:table-column table:style-name="co7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18]" office:value-type="date" office:date-value="2009-08-31" table:number-columns-spanned="1" table:number-rows-spanned="2">
            <text:p>Aug-09</text:p>
          </table:table-cell>
          <table:table-cell table:style-name="ce80" table:formula="of:=[$Admin.B20]" office:value-type="date" office:date-value="2009-09-30" table:number-columns-spanned="1" table:number-rows-spanned="2">
            <text:p>Sep-09</text:p>
          </table:table-cell>
          <table:table-cell table:style-name="ce80" table:formula="of:=[$Admin.B22]" office:value-type="date" office:date-value="2009-10-31" table:number-columns-spanned="1" table:number-rows-spanned="2">
            <text:p>Oct-09</text:p>
          </table:table-cell>
          <table:table-cell table:style-name="ce80" table:formula="of:=[$Admin.B24]" office:value-type="date" office:date-value="2009-11-30" table:number-columns-spanned="1" table:number-rows-spanned="2">
            <text:p>Nov-09</text:p>
          </table:table-cell>
          <table:table-cell table:style-name="ce80" table:formula="of:=[$Admin.B26]" office:value-type="date" office:date-value="2009-12-31" table:number-columns-spanned="1" table:number-rows-spanned="2">
            <text:p>Dec-09</text:p>
          </table:table-cell>
          <table:table-cell table:style-name="ce80" table:formula="of:=[$Admin.B28]" office:value-type="date" office:date-value="2010-01-31" table:number-columns-spanned="1" table:number-rows-spanned="2">
            <text:p>Jan-10</text:p>
          </table:table-cell>
          <table:table-cell table:style-name="ce80" table:formula="of:=[$Admin.B30]" office:value-type="date" office:date-value="2010-02-28" table:number-columns-spanned="1" table:number-rows-spanned="2">
            <text:p>Feb-10</text:p>
          </table:table-cell>
          <table:table-cell table:style-name="ce80" table:formula="of:=[$Admin.B32]" office:value-type="date" office:date-value="2010-03-31" table:number-columns-spanned="1" table:number-rows-spanned="2">
            <text:p>Mar-10</text:p>
          </table:table-cell>
          <table:table-cell table:style-name="ce80" table:formula="of:=[$Admin.B34]" office:value-type="date" office:date-value="2010-04-30" table:number-columns-spanned="1" table:number-rows-spanned="2">
            <text:p>Apr-10</text:p>
          </table:table-cell>
          <table:table-cell table:style-name="ce80" table:formula="of:=[$Admin.B36]" office:value-type="date" office:date-value="2010-05-31" table:number-columns-spanned="1" table:number-rows-spanned="2">
            <text:p>May-10</text:p>
          </table:table-cell>
          <table:table-cell table:style-name="ce80" table:formula="of:=[$Admin.B38]" office:value-type="date" office:date-value="2010-06-30" table:number-columns-spanned="1" table:number-rows-spanned="2">
            <text:p>Jun-10</text:p>
          </table:table-cell>
          <table:table-cell table:style-name="ce80" table:formula="of:=[$Admin.B40]" office:value-type="date" office:date-value="2010-07-31" table:number-columns-spanned="1" table:number-rows-spanned="2">
            <text:p>Jul-10</text:p>
          </table:table-cell>
          <table:table-cell table:style-name="ce85"/>
          <table:table-cell table:number-columns-repeated="1009"/>
        </table:table-row>
        <table:table-row table:style-name="ro11">
          <table:covered-table-cell/>
          <table:table-cell table:style-name="ce75" table:formula="of:=[$Admin.B40]" office:value-type="date" office:date-value="2010-07-31">
            <text:p>31-Jul-10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4">
        <table:table-column table:style-name="co16" table:number-columns-repeated="2" table:default-cell-style-name="ce90"/>
        <table:table-column table:style-name="co17" table:default-cell-style-name="ce114"/>
        <table:table-column table:style-name="co18" table:default-cell-style-name="ce114"/>
        <table:table-column table:style-name="co19" table:default-cell-style-name="ce90"/>
        <table:table-column table:style-name="co16" table:default-cell-style-name="ce90"/>
        <table:table-column table:style-name="co7" table:number-columns-repeated="1018" table:default-cell-style-name="ce114"/>
        <table:table-row table:style-name="ro10">
          <table:table-cell table:number-columns-repeated="2"/>
          <table:table-cell table:style-name="ce101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style-name="ce96"/>
          <table:table-cell table:style-name="ce102" office:value-type="string" table:number-columns-spanned="2" table:number-rows-spanned="1">
            <text:p>Profit and Loss Account</text:p>
          </table:table-cell>
          <table:covered-table-cell/>
          <table:table-cell table:style-name="ce96"/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1">
          <table:table-cell table:number-columns-repeated="2"/>
          <table:table-cell table:style-name="ce103" office:value-type="string">
            <text:p>for the year ended</text:p>
          </table:table-cell>
          <table:table-cell table:style-name="ce115" table:formula="of:=[$Admin.B40]" office:value-type="date" office:date-value="2010-07-31">
            <text:p>Saturday, July 31, 2010</text:p>
          </table:table-cell>
          <table:table-cell table:style-name="ce104"/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style-name="ce97"/>
          <table:table-cell table:style-name="ce104"/>
          <table:table-cell table:style-name="ce116"/>
          <table:table-cell table:style-name="ce122"/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1">
          <table:table-cell table:style-name="ce91" table:formula="of:=[$Admin.B16]" office:value-type="date" office:date-value="2009-07-31" table:number-columns-spanned="2" table:number-rows-spanned="1">
            <text:p>Friday, July 31, 2009</text:p>
          </table:table-cell>
          <table:covered-table-cell/>
          <table:table-cell table:style-name="ce105" table:number-columns-repeated="2"/>
          <table:table-cell table:style-name="ce91" table:formula="of:=[.D3]" office:value-type="date" office:date-value="2010-07-31" table:number-columns-spanned="2" table:number-rows-spanned="1">
            <text:p>Saturday, July 31, 2010</text:p>
          </table:table-cell>
          <table:covered-table-cell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 table:style-name="ce92" office:value-type="string">
            <text:p>£</text:p>
          </table:table-cell>
          <table:table-cell table:style-name="ce102"/>
          <table:table-cell table:style-name="ce117"/>
          <table:table-cell table:number-columns-repeated="2" table:style-name="ce92" office:value-type="string">
            <text:p>£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06" office:value-type="string">
            <text:p>Sales Turnover</text:p>
          </table:table-cell>
          <table:table-cell table:style-name="ce118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3"/>
          <table:table-cell table:style-name="ce98" table:formula="of:=[$OpenAccounts.E44]" office:value-type="float" office:value="0">
            <text:p>0 </text:p>
          </table:table-cell>
          <table:table-cell table:style-name="ce106" office:value-type="string">
            <text:p>Investment Grants received</text:p>
          </table:table-cell>
          <table:table-cell table:style-name="ce118"/>
          <table:table-cell/>
          <table:table-cell table:style-name="ce100" table:formula="of:=-([$TrialBalance.EJ57])" office:value-type="float" office:value="-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SUM([.B7:.B8])" office:value-type="float" office:value="0">
            <text:p>0 </text:p>
          </table:table-cell>
          <table:table-cell table:style-name="ce107" office:value-type="string">
            <text:p>Sales Turnover</text:p>
          </table:table-cell>
          <table:table-cell table:style-name="ce119"/>
          <table:table-cell table:style-name="ce94"/>
          <table:table-cell table:style-name="ce99" table:formula="of:=SUM([.F7:.F8])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6"/>
          <table:table-cell table:style-name="ce118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 table:number-columns-repeated="2"/>
          <table:table-cell table:style-name="ce108" office:value-type="string">
            <text:p>Cost of Sales</text:p>
          </table:table-cell>
          <table:table-cell table:style-name="ce120"/>
          <table:table-cell table:style-name="ce94" table:number-columns-repeated="2"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06" office:value-type="string">
            <text:p>Opening Stock at</text:p>
          </table:table-cell>
          <table:table-cell table:style-name="ce121" table:formula="of:=[$Admin.B15]" office:value-type="date" office:date-value="2009-07-01">
            <text:p>Wednesday, July 01, 2009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06" office:value-type="string">
            <text:p>Purchases</text:p>
          </table:table-cell>
          <table:table-cell table:style-name="ce118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06" office:value-type="string">
            <text:p>Less Closing Stock at</text:p>
          </table:table-cell>
          <table:table-cell table:style-name="ce121" table:formula="of:=[.D3]" office:value-type="date" office:date-value="2010-07-31">
            <text:p>Saturday, July 31, 2010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13"/>
          <table:table-cell table:style-name="ce90"/>
          <table:table-cell table:style-name="ce113" table:number-columns-repeated="5"/>
          <table:table-cell table:number-columns-repeated="1010"/>
        </table:table-row>
        <table:table-row table:style-name="ro10">
          <table:table-cell/>
          <table:table-cell table:style-name="ce100" table:formula="of:=[$OpenAccounts.E49]" office:value-type="float" office:value="0">
            <text:p>0 </text:p>
          </table:table-cell>
          <table:table-cell table:style-name="ce106" office:value-type="string">
            <text:p>Sub contractors</text:p>
          </table:table-cell>
          <table:table-cell table:style-name="ce106"/>
          <table:table-cell/>
          <table:table-cell table:style-name="ce100" table:formula="of:=[$TrialBalance.EJ61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SUM([.B14:.B15])" office:value-type="float" office:value="0">
            <text:p>0 </text:p>
          </table:table-cell>
          <table:table-cell table:style-name="ce107" office:value-type="string">
            <text:p>Cost of Sales</text:p>
          </table:table-cell>
          <table:table-cell table:style-name="ce107"/>
          <table:table-cell table:style-name="ce94"/>
          <table:table-cell table:style-name="ce99" table:formula="of:=SUM([.F14:.F15])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9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9]-[.B16]" office:value-type="float" office:value="0">
            <text:p>0 </text:p>
          </table:table-cell>
          <table:table-cell table:style-name="ce107" office:value-type="string">
            <text:p>Gross Profit</text:p>
          </table:table-cell>
          <table:table-cell table:style-name="ce107"/>
          <table:table-cell table:style-name="ce94"/>
          <table:table-cell table:style-name="ce99" table:formula="of:=[.F9]-[.F16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6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 table:number-columns-repeated="2"/>
          <table:table-cell table:style-name="ce108" office:value-type="string">
            <text:p>Administrative Expenses</text:p>
          </table:table-cell>
          <table:table-cell table:style-name="ce108"/>
          <table:table-cell table:style-name="ce94" table:number-columns-repeated="2"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10" office:value-type="string">
            <text:p>Wages and Salaries</text:p>
          </table:table-cell>
          <table:table-cell table:style-name="ce110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10" office:value-type="string">
            <text:p>Directors Wages</text:p>
          </table:table-cell>
          <table:table-cell table:style-name="ce110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10" office:value-type="string">
            <text:p>National Insurance</text:p>
          </table:table-cell>
          <table:table-cell table:style-name="ce110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11" office:value-type="string">
            <text:p>Premises Rent &amp; Rates</text:p>
          </table:table-cell>
          <table:table-cell table:style-name="ce111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11" office:value-type="string">
            <text:p>Premises Light &amp; Heating</text:p>
          </table:table-cell>
          <table:table-cell table:style-name="ce111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11" office:value-type="string">
            <text:p>Distribution Transport Costs</text:p>
          </table:table-cell>
          <table:table-cell table:style-name="ce111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11" office:value-type="string">
            <text:p>Equipment Tools &amp; Plant Hire</text:p>
          </table:table-cell>
          <table:table-cell table:style-name="ce111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11" office:value-type="string">
            <text:p>Repairs &amp; Maintenance</text:p>
          </table:table-cell>
          <table:table-cell table:style-name="ce111"/>
          <table:table-cell table:style-name="ce93" table:formula="of:=[$TrialBalance.EJ72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11" office:value-type="string">
            <text:p>Consumable Materials</text:p>
          </table:table-cell>
          <table:table-cell table:style-name="ce111"/>
          <table:table-cell table:style-name="ce93" table:formula="of:=[$TrialBalance.EJ73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11" office:value-type="string">
            <text:p>Advertising &amp; Promotion</text:p>
          </table:table-cell>
          <table:table-cell table:style-name="ce111"/>
          <table:table-cell table:style-name="ce93" table:formula="of:=[$TrialBalance.EJ74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11" office:value-type="string">
            <text:p>Telephone Postage &amp; Stationery</text:p>
          </table:table-cell>
          <table:table-cell table:style-name="ce111"/>
          <table:table-cell table:style-name="ce93" table:formula="of:=[$TrialBalance.EJ75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11" office:value-type="string">
            <text:p>Travel &amp; Hotel Expenses</text:p>
          </table:table-cell>
          <table:table-cell table:style-name="ce111"/>
          <table:table-cell table:style-name="ce93" table:formula="of:=[$TrialBalance.EJ76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11" office:value-type="string">
            <text:p>Motor Vehicle Expenses</text:p>
          </table:table-cell>
          <table:table-cell table:style-name="ce111"/>
          <table:table-cell table:style-name="ce93" table:formula="of:=[$TrialBalance.EJ77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11" office:value-type="string">
            <text:p>Insurance Costs</text:p>
          </table:table-cell>
          <table:table-cell table:style-name="ce111"/>
          <table:table-cell table:style-name="ce93" table:formula="of:=[$TrialBalance.EJ78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11" office:value-type="string">
            <text:p>Leasing Charges</text:p>
          </table:table-cell>
          <table:table-cell table:style-name="ce111"/>
          <table:table-cell table:style-name="ce93" table:formula="of:=[$TrialBalance.EJ79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11" office:value-type="string">
            <text:p>Legal &amp; Professional Fees</text:p>
          </table:table-cell>
          <table:table-cell table:style-name="ce111"/>
          <table:table-cell table:style-name="ce93" table:formula="of:=[$TrialBalance.EJ80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11" office:value-type="string">
            <text:p>Bad Debts written off</text:p>
          </table:table-cell>
          <table:table-cell table:style-name="ce111"/>
          <table:table-cell table:style-name="ce93" table:formula="of:=[$TrialBalance.EJ81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11" office:value-type="string">
            <text:p>Bank Interest Paid</text:p>
          </table:table-cell>
          <table:table-cell table:style-name="ce111"/>
          <table:table-cell table:style-name="ce93" table:formula="of:=[$TrialBalance.EJ82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11" office:value-type="string">
            <text:p>Bank Charges</text:p>
          </table:table-cell>
          <table:table-cell table:style-name="ce111"/>
          <table:table-cell table:style-name="ce93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11" office:value-type="string">
            <text:p>Charitable Donations</text:p>
          </table:table-cell>
          <table:table-cell table:style-name="ce111"/>
          <table:table-cell table:style-name="ce93" table:formula="of:=[$TrialBalance.EJ84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11" office:value-type="string">
            <text:p>Goodwill written off</text:p>
          </table:table-cell>
          <table:table-cell table:style-name="ce111"/>
          <table:table-cell table:style-name="ce93" table:formula="of:=[$TrialBalance.EJ85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10" office:value-type="string">
            <text:p>Loss on disposal of assets</text:p>
          </table:table-cell>
          <table:table-cell table:style-name="ce110"/>
          <table:table-cell table:style-name="ce93" table:formula="of:=[$TrialBalance.EJ86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10" office:value-type="string">
            <text:p>Depreciation</text:p>
          </table:table-cell>
          <table:table-cell table:style-name="ce110"/>
          <table:table-cell table:style-name="ce93" table:formula="of:=[$TrialBalance.EJ87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SUM([.A21:.A43])" office:value-type="float" office:value="0">
            <text:p>0 </text:p>
          </table:table-cell>
          <table:table-cell table:style-name="ce112" office:value-type="string" table:number-columns-spanned="2" table:number-rows-spanned="1">
            <text:p>Administrative Expenses</text:p>
          </table:table-cell>
          <table:covered-table-cell/>
          <table:table-cell table:style-name="ce94"/>
          <table:table-cell table:style-name="ce99" table:formula="of:=SUM([.E21:.E43])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style-name="ce100"/>
          <table:table-cell table:style-name="ce109" table:number-columns-repeated="2"/>
          <table:table-cell/>
          <table:table-cell table:style-name="ce100"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18]-[.B44]" office:value-type="float" office:value="0">
            <text:p>0 </text:p>
          </table:table-cell>
          <table:table-cell table:style-name="ce112" office:value-type="string" table:number-columns-spanned="2" table:number-rows-spanned="1">
            <text:p>Operating Profit</text:p>
          </table:table-cell>
          <table:covered-table-cell/>
          <table:table-cell table:style-name="ce94"/>
          <table:table-cell table:style-name="ce99" table:formula="of:=[.F18]-[.F44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6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06" office:value-type="string">
            <text:p>Other Income</text:p>
          </table:table-cell>
          <table:table-cell table:style-name="ce106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46]+[.B48]" office:value-type="float" office:value="0">
            <text:p>0 </text:p>
          </table:table-cell>
          <table:table-cell table:style-name="ce108" office:value-type="string">
            <text:p>Profit (Loss) before Tax</text:p>
          </table:table-cell>
          <table:table-cell table:style-name="ce108"/>
          <table:table-cell table:style-name="ce94"/>
          <table:table-cell table:style-name="ce99" table:formula="of:=[.F46]+[.F48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06" office:value-type="string">
            <text:p>Corporation tax</text:p>
          </table:table-cell>
          <table:table-cell table:style-name="ce106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49]-[.B50]" office:value-type="float" office:value="0">
            <text:p>0 </text:p>
          </table:table-cell>
          <table:table-cell table:style-name="ce108" office:value-type="string">
            <text:p>Profit (Loss) after Tax</text:p>
          </table:table-cell>
          <table:table-cell table:style-name="ce108"/>
          <table:table-cell table:style-name="ce94"/>
          <table:table-cell table:style-name="ce99" table:formula="of:=[.F49]-[.F50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06" office:value-type="string">
            <text:p>Dividends</text:p>
          </table:table-cell>
          <table:table-cell table:style-name="ce106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style-name="ce100"/>
          <table:table-cell table:style-name="ce106" table:number-columns-repeated="2"/>
          <table:table-cell/>
          <table:table-cell table:style-name="ce100"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5" office:value-type="string">
            <text:p>£</text:p>
          </table:table-cell>
          <table:table-cell table:style-name="ce99" table:formula="of:=[.B51]-[.B52]" office:value-type="float" office:value="0">
            <text:p>0 </text:p>
          </table:table-cell>
          <table:table-cell table:style-name="ce108" office:value-type="string">
            <text:p>Retained Profit (Loss) for the year</text:p>
          </table:table-cell>
          <table:table-cell table:style-name="ce108"/>
          <table:table-cell table:style-name="ce95" office:value-type="string">
            <text:p>£</text:p>
          </table:table-cell>
          <table:table-cell table:style-name="ce99" table:formula="of:=[.F51]-[.F52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3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1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5">
        <table:table-column table:style-name="co20" table:default-cell-style-name="ce90"/>
        <table:table-column table:style-name="co16" table:default-cell-style-name="ce90"/>
        <table:table-column table:style-name="co21" table:default-cell-style-name="ce101"/>
        <table:table-column table:style-name="co22" table:default-cell-style-name="ce101"/>
        <table:table-column table:style-name="co16" table:number-columns-repeated="2" table:default-cell-style-name="ce90"/>
        <table:table-column table:style-name="co7" table:number-columns-repeated="1018" table:default-cell-style-name="ce114"/>
        <table:table-row table:style-name="ro10">
          <table:table-cell/>
          <table:table-cell table:style-name="ce96"/>
          <table:table-cell table:style-name="ce136" office:value-type="string" table:number-columns-spanned="2" table:number-rows-spanned="1">
            <text:p>Balance Sheet</text:p>
          </table:table-cell>
          <table:covered-table-cell/>
          <table:table-cell table:style-name="ce96"/>
          <table:table-cell table:number-columns-repeated="1019"/>
        </table:table-row>
        <table:table-row table:style-name="ro10">
          <table:table-cell table:style-name="ce123" table:number-columns-repeated="2"/>
          <table:table-cell table:style-name="ce137" office:value-type="string">
            <text:p>as at</text:p>
          </table:table-cell>
          <table:table-cell table:style-name="ce142" table:formula="of:=[$'PubP&amp;L'.D3]" office:value-type="date" office:date-value="2010-07-31">
            <text:p>Saturday, July 31, 2010</text:p>
          </table:table-cell>
          <table:table-cell table:style-name="ce123" table:number-columns-repeated="2"/>
          <table:table-cell table:number-columns-repeated="1018"/>
        </table:table-row>
        <table:table-row table:style-name="ro11">
          <table:table-cell table:style-name="ce91" table:formula="of:=[$'PubP&amp;L'.A5:.B5]" office:value-type="date" office:date-value="2009-07-31" table:number-columns-spanned="2" table:number-rows-spanned="1">
            <text:p>Friday, July 31, 2009</text:p>
          </table:table-cell>
          <table:covered-table-cell/>
          <table:table-cell table:style-name="ce118" table:number-columns-repeated="2"/>
          <table:table-cell table:style-name="ce91" table:formula="of:=[$'PubP&amp;L'.D3]" office:value-type="date" office:date-value="2010-07-31" table:number-columns-spanned="2" table:number-rows-spanned="1">
            <text:p>Saturday, July 31, 2010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92" office:value-type="string">
            <text:p>£</text:p>
          </table:table-cell>
          <table:table-cell table:number-columns-repeated="2"/>
          <table:table-cell table:number-columns-repeated="2" table:style-name="ce92" office:value-type="string">
            <text:p>£</text:p>
          </table:table-cell>
          <table:table-cell table:style-name="ce143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24"/>
          <table:table-cell table:style-name="ce126" table:formula="of:=SUM([$TrialBalance.D6:.D17])" office:value-type="float" office:value="0">
            <text:p>0 </text:p>
          </table:table-cell>
          <table:table-cell table:style-name="ce138" office:value-type="string">
            <text:p>Fixed Assets</text:p>
          </table:table-cell>
          <table:table-cell table:style-name="ce138"/>
          <table:table-cell table:style-name="ce124"/>
          <table:table-cell table:style-name="ce126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24"/>
          <table:table-cell table:style-name="ce128"/>
          <table:table-cell office:value-type="string">
            <text:p>Tangible assets (note 1)</text:p>
          </table:table-cell>
          <table:table-cell/>
          <table:table-cell table:style-name="ce124"/>
          <table:table-cell table:style-name="ce128"/>
          <table:table-cell table:number-columns-repeated="1018"/>
        </table:table-row>
        <table:table-row table:style-name="ro10">
          <table:table-cell table:style-name="ce124" table:number-columns-repeated="2"/>
          <table:table-cell table:number-columns-repeated="2"/>
          <table:table-cell table:style-name="ce124" table:number-columns-repeated="2"/>
          <table:table-cell table:number-columns-repeated="1018"/>
        </table:table-row>
        <table:table-row table:style-name="ro10">
          <table:table-cell table:style-name="ce124" table:number-columns-repeated="2"/>
          <table:table-cell table:style-name="ce138" office:value-type="string">
            <text:p>Current Assets</text:p>
          </table:table-cell>
          <table:table-cell table:style-name="ce138"/>
          <table:table-cell table:style-name="ce124" table:number-columns-repeated="2"/>
          <table:table-cell table:number-columns-repeated="1018"/>
        </table:table-row>
        <table:table-row table:style-name="ro10">
          <table:table-cell table:style-name="ce124" table:formula="of:=[$TrialBalance.D19]" office:value-type="float" office:value="0">
            <text:p>0 </text:p>
          </table:table-cell>
          <table:table-cell table:style-name="ce124"/>
          <table:table-cell office:value-type="string">
            <text:p>Stock at cost</text:p>
          </table:table-cell>
          <table:table-cell/>
          <table:table-cell table:style-name="ce124" table:formula="of:=[$TrialBalance.EJ19]" office:value-type="float" office:value="0">
            <text:p>0 </text:p>
          </table:table-cell>
          <table:table-cell table:style-name="ce124"/>
          <table:table-cell table:number-columns-repeated="1018"/>
        </table:table-row>
        <table:table-row table:style-name="ro10">
          <table:table-cell table:style-name="ce124" table:formula="of:=[$TrialBalance.D20]" office:value-type="float" office:value="0">
            <text:p>0 </text:p>
          </table:table-cell>
          <table:table-cell table:style-name="ce124"/>
          <table:table-cell office:value-type="string">
            <text:p>Trade Debtors</text:p>
          </table:table-cell>
          <table:table-cell/>
          <table:table-cell table:style-name="ce124" table:formula="of:=[$TrialBalance.EJ20]" office:value-type="float" office:value="0">
            <text:p>0 </text:p>
          </table:table-cell>
          <table:table-cell table:style-name="ce124"/>
          <table:table-cell table:number-columns-repeated="1018"/>
        </table:table-row>
        <table:table-row table:style-name="ro10">
          <table:table-cell table:style-name="ce125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24"/>
          <table:table-cell office:value-type="string">
            <text:p>Cash at bank and in hand</text:p>
          </table:table-cell>
          <table:table-cell/>
          <table:table-cell table:style-name="ce125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24"/>
          <table:table-cell table:number-columns-repeated="1018"/>
        </table:table-row>
        <table:table-row table:style-name="ro10">
          <table:table-cell table:style-name="ce126" table:formula="of:=SUM([.A10:.A12])" office:value-type="float" office:value="0">
            <text:p>0 </text:p>
          </table:table-cell>
          <table:table-cell table:style-name="ce128"/>
          <table:table-cell table:style-name="ce138" office:value-type="string">
            <text:p>Current Assets</text:p>
          </table:table-cell>
          <table:table-cell table:style-name="ce138"/>
          <table:table-cell table:style-name="ce126" table:formula="of:=SUM([.E10:.E12])" office:value-type="float" office:value="0">
            <text:p>0 </text:p>
          </table:table-cell>
          <table:table-cell table:style-name="ce128"/>
          <table:table-cell table:style-name="ce144" table:number-columns-repeated="1018"/>
        </table:table-row>
        <table:table-row table:style-name="ro10">
          <table:table-cell table:style-name="ce124" table:number-columns-repeated="2"/>
          <table:table-cell table:number-columns-repeated="2"/>
          <table:table-cell table:style-name="ce124" table:number-columns-repeated="2"/>
          <table:table-cell table:number-columns-repeated="1018"/>
        </table:table-row>
        <table:table-row table:style-name="ro10">
          <table:table-cell table:style-name="ce124" table:number-columns-repeated="2"/>
          <table:table-cell table:style-name="ce138" office:value-type="string">
            <text:p>Current Liabilities (due within one year)</text:p>
          </table:table-cell>
          <table:table-cell table:style-name="ce138"/>
          <table:table-cell table:style-name="ce124" table:number-columns-repeated="2"/>
          <table:table-cell table:number-columns-repeated="1018"/>
        </table:table-row>
        <table:table-row table:style-name="ro10">
          <table:table-cell table:style-name="ce124" table:formula="of:=-SUM([$TrialBalance.D28:.D31])" office:value-type="float" office:value="-0">
            <text:p>0 </text:p>
          </table:table-cell>
          <table:table-cell table:style-name="ce124"/>
          <table:table-cell office:value-type="string">
            <text:p>Trade Creditors</text:p>
          </table:table-cell>
          <table:table-cell/>
          <table:table-cell table:style-name="ce124" table:formula="of:=-SUM([$TrialBalance.EJ28:.EJ31])" office:value-type="float" office:value="-0">
            <text:p>0 </text:p>
          </table:table-cell>
          <table:table-cell table:style-name="ce124"/>
          <table:table-cell table:number-columns-repeated="1018"/>
        </table:table-row>
        <table:table-row table:style-name="ro10">
          <table:table-cell table:style-name="ce127" table:formula="of:=-[$TrialBalance.D35]" office:value-type="float" office:value="0">
            <text:p>0 </text:p>
          </table:table-cell>
          <table:table-cell table:style-name="ce124"/>
          <table:table-cell office:value-type="string">
            <text:p>Corporation Tax</text:p>
          </table:table-cell>
          <table:table-cell/>
          <table:table-cell table:style-name="ce127" table:formula="of:=-[$TrialBalance.EJ35]" office:value-type="float" office:value="-0">
            <text:p>0 </text:p>
          </table:table-cell>
          <table:table-cell table:style-name="ce124"/>
          <table:table-cell table:number-columns-repeated="1018"/>
        </table:table-row>
        <table:table-row table:style-name="ro10">
          <table:table-cell table:style-name="ce124" table:formula="of:=-SUM([$TrialBalance.D32:.D34])" office:value-type="float" office:value="-0">
            <text:p>0 </text:p>
          </table:table-cell>
          <table:table-cell table:style-name="ce124"/>
          <table:table-cell office:value-type="string">
            <text:p>Taxation and Social Security</text:p>
          </table:table-cell>
          <table:table-cell/>
          <table:table-cell table:style-name="ce124" table:formula="of:=-SUM([$TrialBalance.EJ32:.EJ34])" office:value-type="float" office:value="-0">
            <text:p>0 </text:p>
          </table:table-cell>
          <table:table-cell table:style-name="ce124"/>
          <table:table-cell table:number-columns-repeated="1018"/>
        </table:table-row>
        <table:table-row table:style-name="ro10">
          <table:table-cell table:style-name="ce125" table:formula="of:=IF(SUM([$TrialBalance.D22:.D24])&lt;0;-SUM([$TrialBalance.D22:.D24]);0)" office:value-type="float" office:value="0">
            <text:p>0 </text:p>
          </table:table-cell>
          <table:table-cell table:style-name="ce124"/>
          <table:table-cell office:value-type="string">
            <text:p>Bank Overdraft</text:p>
          </table:table-cell>
          <table:table-cell/>
          <table:table-cell table:style-name="ce125" table:formula="of:=IF(SUM([$TrialBalance.EJ22:.EJ24])&lt;0;-SUM([$TrialBalance.EJ22:.EJ24]);0)" office:value-type="float" office:value="0">
            <text:p>0 </text:p>
          </table:table-cell>
          <table:table-cell table:style-name="ce124"/>
          <table:table-cell/>
          <table:table-cell table:style-name="ce144" table:number-columns-repeated="1017"/>
        </table:table-row>
        <table:table-row table:style-name="ro10">
          <table:table-cell table:style-name="ce126" table:formula="of:=SUM([.A16:.A19])" office:value-type="float" office:value="0">
            <text:p>0 </text:p>
          </table:table-cell>
          <table:table-cell table:style-name="ce128"/>
          <table:table-cell table:style-name="ce138" office:value-type="string">
            <text:p>Current Liabilities</text:p>
          </table:table-cell>
          <table:table-cell table:style-name="ce138"/>
          <table:table-cell table:style-name="ce126" table:formula="of:=SUM([.E16:.E19])" office:value-type="float" office:value="0">
            <text:p>0 </text:p>
          </table:table-cell>
          <table:table-cell table:style-name="ce128"/>
          <table:table-cell table:style-name="ce144"/>
          <table:table-cell table:number-columns-repeated="1017"/>
        </table:table-row>
        <table:table-row table:style-name="ro10">
          <table:table-cell table:style-name="ce124" table:number-columns-repeated="2"/>
          <table:table-cell table:number-columns-repeated="2"/>
          <table:table-cell table:style-name="ce124" table:number-columns-repeated="2"/>
          <table:table-cell/>
          <table:table-cell table:style-name="ce144" table:number-columns-repeated="1017"/>
        </table:table-row>
        <table:table-row table:style-name="ro10">
          <table:table-cell table:style-name="ce128"/>
          <table:table-cell table:style-name="ce126" table:formula="of:=[.A13]-[.A20]" office:value-type="float" office:value="0">
            <text:p>0 </text:p>
          </table:table-cell>
          <table:table-cell table:style-name="ce138" office:value-type="string">
            <text:p>Net Current Assets</text:p>
          </table:table-cell>
          <table:table-cell table:style-name="ce138"/>
          <table:table-cell table:style-name="ce128"/>
          <table:table-cell table:style-name="ce126" table:formula="of:=[.E13]-[.E20]" office:value-type="float" office:value="0">
            <text:p>0 </text:p>
          </table:table-cell>
          <table:table-cell table:style-name="ce144"/>
          <table:table-cell table:number-columns-repeated="1017"/>
        </table:table-row>
        <table:table-row table:style-name="ro10">
          <table:table-cell table:style-name="ce124" table:number-columns-repeated="2"/>
          <table:table-cell table:number-columns-repeated="2"/>
          <table:table-cell table:style-name="ce124" table:number-columns-repeated="2"/>
          <table:table-cell/>
          <table:table-cell table:style-name="ce144" table:number-columns-repeated="1017"/>
        </table:table-row>
        <table:table-row table:style-name="ro10">
          <table:table-cell table:style-name="ce128"/>
          <table:table-cell table:style-name="ce128" table:formula="of:=[$TrialBalance.D37]" office:value-type="float" office:value="0">
            <text:p>0 </text:p>
          </table:table-cell>
          <table:table-cell table:style-name="ce138" office:value-type="string">
            <text:p>Long Term Debtor (repayable within 3 - 5 years)</text:p>
          </table:table-cell>
          <table:table-cell table:style-name="ce138"/>
          <table:table-cell table:style-name="ce128"/>
          <table:table-cell table:style-name="ce126" table:formula="of:=[$TrialBalance.EJ37]" office:value-type="float" office:value="0">
            <text:p>0 </text:p>
          </table:table-cell>
          <table:table-cell table:style-name="ce144"/>
          <table:table-cell table:number-columns-repeated="1017"/>
        </table:table-row>
        <table:table-row table:style-name="ro10">
          <table:table-cell table:style-name="ce124"/>
          <table:table-cell table:style-name="ce125"/>
          <table:table-cell table:number-columns-repeated="2"/>
          <table:table-cell table:style-name="ce124"/>
          <table:table-cell table:style-name="ce125"/>
          <table:table-cell/>
          <table:table-cell table:style-name="ce144" table:number-columns-repeated="7"/>
          <table:table-cell/>
          <table:table-cell table:style-name="ce144" table:number-columns-repeated="1009"/>
        </table:table-row>
        <table:table-row table:style-name="ro10">
          <table:table-cell table:style-name="ce128"/>
          <table:table-cell table:style-name="ce126" table:formula="of:=SUM([.B6:.B25])" office:value-type="float" office:value="0">
            <text:p>0 </text:p>
          </table:table-cell>
          <table:table-cell table:style-name="ce138" office:value-type="string">
            <text:p>Total assets less current liabilities</text:p>
          </table:table-cell>
          <table:table-cell table:style-name="ce138"/>
          <table:table-cell table:style-name="ce128"/>
          <table:table-cell table:style-name="ce126" table:formula="of:=SUM([.F6:.F25])" office:value-type="float" office:value="0">
            <text:p>0 </text:p>
          </table:table-cell>
          <table:table-cell table:style-name="ce144"/>
          <table:table-cell table:number-columns-repeated="1017"/>
        </table:table-row>
        <table:table-row table:style-name="ro10">
          <table:table-cell table:style-name="ce124" table:number-columns-repeated="2"/>
          <table:table-cell table:number-columns-repeated="2"/>
          <table:table-cell table:style-name="ce124" table:number-columns-repeated="2"/>
          <table:table-cell table:number-columns-repeated="8"/>
          <table:table-cell table:style-name="ce144"/>
          <table:table-cell table:number-columns-repeated="1009"/>
        </table:table-row>
        <table:table-row table:style-name="ro10">
          <table:table-cell table:style-name="ce124" table:number-columns-repeated="2"/>
          <table:table-cell table:style-name="ce138" office:value-type="string">
            <text:p>Other Creditors</text:p>
          </table:table-cell>
          <table:table-cell table:style-name="ce138"/>
          <table:table-cell table:style-name="ce124" table:number-columns-repeated="2"/>
          <table:table-cell table:number-columns-repeated="1018"/>
        </table:table-row>
        <table:table-row table:style-name="ro10">
          <table:table-cell table:style-name="ce124" table:formula="of:=-[$TrialBalance.D39]" office:value-type="float" office:value="0">
            <text:p>0 </text:p>
          </table:table-cell>
          <table:table-cell table:style-name="ce124"/>
          <table:table-cell office:value-type="string">
            <text:p>Directors Loan Account</text:p>
          </table:table-cell>
          <table:table-cell/>
          <table:table-cell table:style-name="ce124" table:formula="of:=-[$TrialBalance.EJ39]" office:value-type="float" office:value="-0">
            <text:p>0 </text:p>
          </table:table-cell>
          <table:table-cell table:style-name="ce124"/>
          <table:table-cell/>
          <table:table-cell table:style-name="ce144" table:number-columns-repeated="7"/>
          <table:table-cell/>
          <table:table-cell table:style-name="ce144" table:number-columns-repeated="1009"/>
        </table:table-row>
        <table:table-row table:style-name="ro10">
          <table:table-cell table:style-name="ce124" table:formula="of:=-[$TrialBalance.D40]" office:value-type="float" office:value="0">
            <text:p>0 </text:p>
          </table:table-cell>
          <table:table-cell table:style-name="ce128"/>
          <table:table-cell table:style-name="ce138" office:value-type="string">
            <text:p>Creditors (falling due after more than one year)</text:p>
          </table:table-cell>
          <table:table-cell table:style-name="ce138"/>
          <table:table-cell table:style-name="ce124" table:formula="of:=-[$TrialBalance.EJ40]" office:value-type="float" office:value="-0">
            <text:p>0 </text:p>
          </table:table-cell>
          <table:table-cell table:style-name="ce128"/>
          <table:table-cell table:style-name="ce144"/>
          <table:table-cell table:number-columns-repeated="7"/>
          <table:table-cell table:style-name="ce144"/>
          <table:table-cell table:number-columns-repeated="1009"/>
        </table:table-row>
        <table:table-row table:style-name="ro10">
          <table:table-cell table:style-name="ce124"/>
          <table:table-cell table:style-name="ce126" table:formula="of:=SUM([.A29:.A30])" office:value-type="float" office:value="0">
            <text:p>0 </text:p>
          </table:table-cell>
          <table:table-cell table:number-columns-repeated="2"/>
          <table:table-cell table:style-name="ce124"/>
          <table:table-cell table:style-name="ce126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24"/>
          <table:table-cell table:style-name="ce125"/>
          <table:table-cell table:number-columns-repeated="2"/>
          <table:table-cell table:style-name="ce124"/>
          <table:table-cell table:style-name="ce125"/>
          <table:table-cell/>
          <table:table-cell table:style-name="ce144" table:number-columns-repeated="7"/>
          <table:table-cell/>
          <table:table-cell table:style-name="ce144" table:number-columns-repeated="1009"/>
        </table:table-row>
        <table:table-row table:style-name="ro10">
          <table:table-cell table:style-name="ce128" office:value-type="string">
            <text:p>£</text:p>
          </table:table-cell>
          <table:table-cell table:style-name="ce126" table:formula="of:=[.B26]-[.B31]" office:value-type="float" office:value="0">
            <text:p>0 </text:p>
          </table:table-cell>
          <table:table-cell table:style-name="ce138" office:value-type="string">
            <text:p>Net Assets</text:p>
          </table:table-cell>
          <table:table-cell table:style-name="ce138"/>
          <table:table-cell table:style-name="ce128" office:value-type="string">
            <text:p>£</text:p>
          </table:table-cell>
          <table:table-cell table:style-name="ce126" table:formula="of:=[.F26]-[.F31]" office:value-type="float" office:value="0">
            <text:p>0 </text:p>
          </table:table-cell>
          <table:table-cell table:style-name="ce144"/>
          <table:table-cell table:number-columns-repeated="1017"/>
        </table:table-row>
        <table:table-row table:style-name="ro10">
          <table:table-cell table:style-name="ce124" table:number-columns-repeated="2"/>
          <table:table-cell table:number-columns-repeated="2"/>
          <table:table-cell table:style-name="ce124" table:number-columns-repeated="2"/>
          <table:table-cell table:number-columns-repeated="1018"/>
        </table:table-row>
        <table:table-row table:style-name="ro10">
          <table:table-cell table:style-name="ce124" table:number-columns-repeated="2"/>
          <table:table-cell table:style-name="ce138" office:value-type="string">
            <text:p>Capital and Reserves</text:p>
          </table:table-cell>
          <table:table-cell table:style-name="ce138"/>
          <table:table-cell table:style-name="ce124" table:number-columns-repeated="2"/>
          <table:table-cell table:number-columns-repeated="8"/>
          <table:table-cell table:style-name="ce113"/>
          <table:table-cell table:number-columns-repeated="1009"/>
        </table:table-row>
        <table:table-row table:style-name="ro10">
          <table:table-cell table:style-name="ce124"/>
          <table:table-cell table:style-name="ce124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24"/>
          <table:table-cell table:style-name="ce124" table:formula="of:=-[$TrialBalance.EJ42]" office:value-type="float" office:value="-0">
            <text:p>0 </text:p>
          </table:table-cell>
          <table:table-cell table:number-columns-repeated="8"/>
          <table:table-cell table:style-name="ce144"/>
          <table:table-cell table:number-columns-repeated="1009"/>
        </table:table-row>
        <table:table-row table:style-name="ro10">
          <table:table-cell table:style-name="ce124"/>
          <table:table-cell table:style-name="ce124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24"/>
          <table:table-cell table:style-name="ce124" table:formula="of:=-[$TrialBalance.EJ43]" office:value-type="float" office:value="-0">
            <text:p>0 </text:p>
          </table:table-cell>
          <table:table-cell/>
          <table:table-cell table:style-name="ce113" table:number-columns-repeated="7"/>
          <table:table-cell/>
          <table:table-cell table:style-name="ce113" table:number-columns-repeated="1009"/>
        </table:table-row>
        <table:table-row table:style-name="ro10">
          <table:table-cell table:style-name="ce124"/>
          <table:table-cell table:style-name="ce124" table:formula="of:=-[$TrialBalance.D44]" office:value-type="float" office:value="0">
            <text:p>0 </text:p>
          </table:table-cell>
          <table:table-cell table:style-name="ce106" office:value-type="string">
            <text:p>Capital Reserves</text:p>
          </table:table-cell>
          <table:table-cell table:style-name="ce106"/>
          <table:table-cell table:style-name="ce124"/>
          <table:table-cell table:style-name="ce124" table:formula="of:=-[$TrialBalance.EJ44]" office:value-type="float" office:value="-0">
            <text:p>0 </text:p>
          </table:table-cell>
          <table:table-cell table:style-name="ce113"/>
          <table:table-cell table:style-name="ce144" table:number-columns-repeated="7"/>
          <table:table-cell/>
          <table:table-cell table:style-name="ce144" table:number-columns-repeated="1009"/>
        </table:table-row>
        <table:table-row table:style-name="ro10">
          <table:table-cell table:style-name="ce128" office:value-type="string">
            <text:p>£</text:p>
          </table:table-cell>
          <table:table-cell table:style-name="ce126" table:formula="of:=SUM([.B36:.B38])" office:value-type="float" office:value="0">
            <text:p>0 </text:p>
          </table:table-cell>
          <table:table-cell table:style-name="ce138" office:value-type="string">
            <text:p>Shareholders' Funds</text:p>
          </table:table-cell>
          <table:table-cell table:style-name="ce138"/>
          <table:table-cell table:style-name="ce128" office:value-type="string">
            <text:p>£</text:p>
          </table:table-cell>
          <table:table-cell table:style-name="ce126" table:formula="of:=SUM([.F36:.F38])" office:value-type="float" office:value="0">
            <text:p>0 </text:p>
          </table:table-cell>
          <table:table-cell table:style-name="ce144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29" office:value-type="string">
            <text:p>For the year ending</text:p>
          </table:table-cell>
          <table:table-cell table:style-name="ce135" table:formula="of:=[.E3]" office:value-type="date" office:date-value="2010-07-31">
            <text:p>31/07/2010</text:p>
          </table:table-cell>
          <table:table-cell table:style-name="ce139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1" office:value-type="string" table:number-columns-spanned="6" table:number-rows-spanned="1">
            <text:p>Directors responsibilities: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130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132" office:value-type="string" table:number-columns-spanned="6" table:number-rows-spanned="1">
            <text:p>e) <text:s/>T<text:span text:style-name="T1">he accounts have been prepared in accordance with </text:span><text:span text:style-name="T1">the special provisions of the Companies Act relating to </text:span><text:span text:style-name="T1">small </text:span>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133" table:number-columns-repeated="2"/>
          <table:table-cell table:style-name="ce140" table:number-columns-repeated="2"/>
          <table:table-cell table:style-name="ce133"/>
          <table:table-cell table:number-columns-repeated="1019"/>
        </table:table-row>
        <table:table-row table:style-name="ro11">
          <table:table-cell table:style-name="ce134" office:value-type="string" table:number-columns-spanned="2" table:number-rows-spanned="1">
            <text:p>Director's Signature</text:p>
          </table:table-cell>
          <table:covered-table-cell/>
          <table:table-cell table:style-name="ce140" table:number-columns-repeated="2"/>
          <table:table-cell table:style-name="ce133"/>
          <table:table-cell table:number-columns-repeated="1019"/>
        </table:table-row>
        <table:table-row table:style-name="ro11">
          <table:table-cell table:style-name="ce134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34" office:value-type="string" table:number-columns-spanned="2" table:number-rows-spanned="1">
            <text:p>Date Signed</text:p>
          </table:table-cell>
          <table:covered-table-cell/>
          <table:table-cell table:style-name="ce141" table:formula="of:=TODAY()" office:value-type="date" office:date-value="2012-01-14">
            <text:p>Saturday, January 14, 2012</text:p>
          </table:table-cell>
          <table:table-cell table:style-name="ce141"/>
          <table:table-cell table:number-columns-repeated="1020"/>
        </table:table-row>
        <table:table-row table:style-name="ro10">
          <table:table-cell table:style-name="ce124" table:number-columns-repeated="2"/>
          <table:table-cell table:number-columns-repeated="1022"/>
        </table:table-row>
        <table:table-row table:style-name="ro11">
          <table:table-cell table:style-name="ce134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33"/>
          <table:table-cell table:number-columns-repeated="1019"/>
        </table:table-row>
        <table:table-row table:style-name="ro11">
          <table:table-cell table:style-name="ce134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4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4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4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6">
        <table:table-column table:style-name="co23" table:default-cell-style-name="ce106"/>
        <table:table-column table:style-name="co16" table:number-columns-repeated="6" table:default-cell-style-name="ce113"/>
        <table:table-column table:style-name="co7" table:number-columns-repeated="1017" table:default-cell-style-name="ce114"/>
        <table:table-row table:style-name="ro10">
          <table:table-cell table:style-name="ce108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08" office:value-type="string">
            <text:p>1. Tangible Assets</text:p>
          </table:table-cell>
          <table:table-cell table:number-columns-repeated="1023"/>
        </table:table-row>
        <table:table-row table:style-name="ro15">
          <table:table-cell table:style-name="ce145"/>
          <table:table-cell table:style-name="ce146" office:value-type="string" table:number-columns-spanned="1" table:number-rows-spanned="2">
            <text:p>Land and Buildings</text:p>
          </table:table-cell>
          <table:table-cell table:style-name="ce146" office:value-type="string" table:number-columns-spanned="1" table:number-rows-spanned="2">
            <text:p>Plant and Machinery</text:p>
          </table:table-cell>
          <table:table-cell table:style-name="ce146" office:value-type="string" table:number-columns-spanned="1" table:number-rows-spanned="2">
            <text:p>Fixtures &amp; Fittings</text:p>
          </table:table-cell>
          <table:table-cell table:style-name="ce146" office:value-type="string" table:number-columns-spanned="1" table:number-rows-spanned="2">
            <text:p>Computer Equipment</text:p>
          </table:table-cell>
          <table:table-cell table:style-name="ce146" office:value-type="string" table:number-columns-spanned="1" table:number-rows-spanned="2">
            <text:p>Motor <text:s text:c="3"/>Vehicles</text:p>
          </table:table-cell>
          <table:table-cell table:style-name="ce146" office:value-type="string" table:number-columns-spanned="1" table:number-rows-spanned="2">
            <text:p>Total Tangible Assets</text:p>
          </table:table-cell>
          <table:table-cell table:style-name="ce143" table:number-columns-repeated="1017"/>
        </table:table-row>
        <table:table-row table:style-name="ro16">
          <table:table-cell table:style-name="ce145"/>
          <table:covered-table-cell table:number-columns-repeated="6"/>
          <table:table-cell table:style-name="ce143" table:number-columns-repeated="1017"/>
        </table:table-row>
        <table:table-row table:style-name="ro10">
          <table:table-cell/>
          <table:table-cell table:number-columns-repeated="6" table:style-name="ce145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08" office:value-type="string">
            <text:p>Original Cost</text:p>
          </table:table-cell>
          <table:table-cell table:style-name="ce145" table:number-columns-repeated="6"/>
          <table:table-cell table:number-columns-repeated="1017"/>
        </table:table-row>
        <table:table-row table:style-name="ro10">
          <table:table-cell table:style-name="ce120" table:formula="of:=[$Admin.B17]" office:value-type="date" office:date-value="2009-08-01">
            <text:p>Saturday, August 01, 2009</text:p>
          </table:table-cell>
          <table:table-cell table:style-name="ce109" table:formula="of:=IF(['file:///C:/Users/Antony/diy/GB%20Accounts/GB%20Accounts%202010/GB%20Accounts%20Company%202010-07-31%20(Jul10)%20OpenOffice/Fixedassets.ods'#$Schedule.$E$11]&gt;0;['file:///C:/Users/Antony/diy/GB%20Accounts/GB%20Accounts%202010/GB%20Accounts%20Company%202010-07-31%20(Jul10)%20OpenOffice/Fixedassets.ods'#$Schedule.$E$11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E$22]&gt;0;['file:///C:/Users/Antony/diy/GB%20Accounts/GB%20Accounts%202010/GB%20Accounts%20Company%202010-07-31%20(Jul10)%20OpenOffice/Fixedassets.ods'#$Schedule.$E$22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E$30]&gt;0;['file:///C:/Users/Antony/diy/GB%20Accounts/GB%20Accounts%202010/GB%20Accounts%20Company%202010-07-31%20(Jul10)%20OpenOffice/Fixedassets.ods'#$Schedule.$E$30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E$41]&gt;0;['file:///C:/Users/Antony/diy/GB%20Accounts/GB%20Accounts%202010/GB%20Accounts%20Company%202010-07-31%20(Jul10)%20OpenOffice/Fixedassets.ods'#$Schedule.$E$41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E$55]&gt;0;['file:///C:/Users/Antony/diy/GB%20Accounts/GB%20Accounts%202010/GB%20Accounts%20Company%202010-07-31%20(Jul10)%20OpenOffice/Fixedassets.ods'#$Schedule.$E$55];0)" office:value-type="float" office:value="0">
            <text:p>0</text:p>
          </table:table-cell>
          <table:table-cell table:style-name="ce109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18" office:value-type="string">
            <text:p>Additions</text:p>
          </table:table-cell>
          <table:table-cell table:style-name="ce109" table:formula="of:=IF(['file:///C:/Users/Antony/diy/GB%20Accounts/GB%20Accounts%202010/GB%20Accounts%20Company%202010-07-31%20(Jul10)%20OpenOffice/Fixedassets.ods'#$Schedule.$E$64]&gt;0;['file:///C:/Users/Antony/diy/GB%20Accounts/GB%20Accounts%202010/GB%20Accounts%20Company%202010-07-31%20(Jul10)%20OpenOffice/Fixedassets.ods'#$Schedule.$E$64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E$75]&gt;0;['file:///C:/Users/Antony/diy/GB%20Accounts/GB%20Accounts%202010/GB%20Accounts%20Company%202010-07-31%20(Jul10)%20OpenOffice/Fixedassets.ods'#$Schedule.$E$75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E$83]&gt;0;['file:///C:/Users/Antony/diy/GB%20Accounts/GB%20Accounts%202010/GB%20Accounts%20Company%202010-07-31%20(Jul10)%20OpenOffice/Fixedassets.ods'#$Schedule.$E$83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E$94]&gt;0;['file:///C:/Users/Antony/diy/GB%20Accounts/GB%20Accounts%202010/GB%20Accounts%20Company%202010-07-31%20(Jul10)%20OpenOffice/Fixedassets.ods'#$Schedule.$E$94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E$108]&gt;0;['file:///C:/Users/Antony/diy/GB%20Accounts/GB%20Accounts%202010/GB%20Accounts%20Company%202010-07-31%20(Jul10)%20OpenOffice/Fixedassets.ods'#$Schedule.$E$108];0)" office:value-type="float" office:value="0">
            <text:p>0</text:p>
          </table:table-cell>
          <table:table-cell table:style-name="ce109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18" office:value-type="string">
            <text:p>Disposals</text:p>
          </table:table-cell>
          <table:table-cell table:style-name="ce109" table:formula="of:=IF((['file:///C:/Users/Antony/diy/GB%20Accounts/GB%20Accounts%202010/GB%20Accounts%20Company%202010-07-31%20(Jul10)%20OpenOffice/Fixedassets.ods'#$Schedule.$W$11]+['file:///C:/Users/Antony/diy/GB%20Accounts/GB%20Accounts%202010/GB%20Accounts%20Company%202010-07-31%20(Jul10)%20OpenOffice/Fixedassets.ods'#$Schedule.$W$64])&gt;0;['file:///C:/Users/Antony/diy/GB%20Accounts/GB%20Accounts%202010/GB%20Accounts%20Company%202010-07-31%20(Jul10)%20OpenOffice/Fixedassets.ods'#$Schedule.$W$11]+['file:///C:/Users/Antony/diy/GB%20Accounts/GB%20Accounts%202010/GB%20Accounts%20Company%202010-07-31%20(Jul10)%20OpenOffice/Fixedassets.ods'#$Schedule.$W$6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W$22]+['file:///C:/Users/Antony/diy/GB%20Accounts/GB%20Accounts%202010/GB%20Accounts%20Company%202010-07-31%20(Jul10)%20OpenOffice/Fixedassets.ods'#$Schedule.$W$75])&gt;0;['file:///C:/Users/Antony/diy/GB%20Accounts/GB%20Accounts%202010/GB%20Accounts%20Company%202010-07-31%20(Jul10)%20OpenOffice/Fixedassets.ods'#$Schedule.$W$22]+['file:///C:/Users/Antony/diy/GB%20Accounts/GB%20Accounts%202010/GB%20Accounts%20Company%202010-07-31%20(Jul10)%20OpenOffice/Fixedassets.ods'#$Schedule.$W$75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W$30]+['file:///C:/Users/Antony/diy/GB%20Accounts/GB%20Accounts%202010/GB%20Accounts%20Company%202010-07-31%20(Jul10)%20OpenOffice/Fixedassets.ods'#$Schedule.$W$83])&gt;0;['file:///C:/Users/Antony/diy/GB%20Accounts/GB%20Accounts%202010/GB%20Accounts%20Company%202010-07-31%20(Jul10)%20OpenOffice/Fixedassets.ods'#$Schedule.$W$30]+['file:///C:/Users/Antony/diy/GB%20Accounts/GB%20Accounts%202010/GB%20Accounts%20Company%202010-07-31%20(Jul10)%20OpenOffice/Fixedassets.ods'#$Schedule.$W$83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W$41]+['file:///C:/Users/Antony/diy/GB%20Accounts/GB%20Accounts%202010/GB%20Accounts%20Company%202010-07-31%20(Jul10)%20OpenOffice/Fixedassets.ods'#$Schedule.$W$94])&gt;0;['file:///C:/Users/Antony/diy/GB%20Accounts/GB%20Accounts%202010/GB%20Accounts%20Company%202010-07-31%20(Jul10)%20OpenOffice/Fixedassets.ods'#$Schedule.$W$41]+['file:///C:/Users/Antony/diy/GB%20Accounts/GB%20Accounts%202010/GB%20Accounts%20Company%202010-07-31%20(Jul10)%20OpenOffice/Fixedassets.ods'#$Schedule.$W$9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W$55]+['file:///C:/Users/Antony/diy/GB%20Accounts/GB%20Accounts%202010/GB%20Accounts%20Company%202010-07-31%20(Jul10)%20OpenOffice/Fixedassets.ods'#$Schedule.$W$108])&gt;0;['file:///C:/Users/Antony/diy/GB%20Accounts/GB%20Accounts%202010/GB%20Accounts%20Company%202010-07-31%20(Jul10)%20OpenOffice/Fixedassets.ods'#$Schedule.$W$55]+['file:///C:/Users/Antony/diy/GB%20Accounts/GB%20Accounts%202010/GB%20Accounts%20Company%202010-07-31%20(Jul10)%20OpenOffice/Fixedassets.ods'#$Schedule.$W$108];0)" office:value-type="float" office:value="0">
            <text:p>0</text:p>
          </table:table-cell>
          <table:table-cell table:style-name="ce109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20" table:formula="of:=[$'PubP&amp;L'.D3]" office:value-type="date" office:date-value="2010-07-31">
            <text:p>Saturday, July 31, 2010</text:p>
          </table:table-cell>
          <table:table-cell table:style-name="ce109" table:formula="of:=[.B8]+[.B9]-[.B10]" office:value-type="float" office:value="0">
            <text:p>0</text:p>
          </table:table-cell>
          <table:table-cell table:style-name="ce109" table:formula="of:=[.C8]+[.C9]-[.C10]" office:value-type="float" office:value="0">
            <text:p>0</text:p>
          </table:table-cell>
          <table:table-cell table:style-name="ce109" table:formula="of:=[.D8]+[.D9]-[.D10]" office:value-type="float" office:value="0">
            <text:p>0</text:p>
          </table:table-cell>
          <table:table-cell table:style-name="ce109" table:formula="of:=[.E8]+[.E9]-[.E10]" office:value-type="float" office:value="0">
            <text:p>0</text:p>
          </table:table-cell>
          <table:table-cell table:style-name="ce109" table:formula="of:=[.F8]+[.F9]-[.F10]" office:value-type="float" office:value="0">
            <text:p>0</text:p>
          </table:table-cell>
          <table:table-cell table:style-name="ce109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18"/>
          <table:table-cell table:style-name="ce109" table:number-columns-repeated="6"/>
          <table:table-cell table:number-columns-repeated="1017"/>
        </table:table-row>
        <table:table-row table:style-name="ro10">
          <table:table-cell table:style-name="ce120" office:value-type="string">
            <text:p>Depreciation</text:p>
          </table:table-cell>
          <table:table-cell table:style-name="ce109" table:number-columns-repeated="6"/>
          <table:table-cell table:number-columns-repeated="1017"/>
        </table:table-row>
        <table:table-row table:style-name="ro10">
          <table:table-cell table:style-name="ce120" table:formula="of:=[.A8]" office:value-type="date" office:date-value="2009-08-01">
            <text:p>Saturday, August 01, 2009</text:p>
          </table:table-cell>
          <table:table-cell table:style-name="ce109" table:formula="of:=IF(['file:///C:/Users/Antony/diy/GB%20Accounts/GB%20Accounts%202010/GB%20Accounts%20Company%202010-07-31%20(Jul10)%20OpenOffice/Fixedassets.ods'#$Schedule.$F$11]&gt;0;['file:///C:/Users/Antony/diy/GB%20Accounts/GB%20Accounts%202010/GB%20Accounts%20Company%202010-07-31%20(Jul10)%20OpenOffice/Fixedassets.ods'#$Schedule.$F$11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F$22]&gt;0;['file:///C:/Users/Antony/diy/GB%20Accounts/GB%20Accounts%202010/GB%20Accounts%20Company%202010-07-31%20(Jul10)%20OpenOffice/Fixedassets.ods'#$Schedule.$F$22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F$30]&gt;0;['file:///C:/Users/Antony/diy/GB%20Accounts/GB%20Accounts%202010/GB%20Accounts%20Company%202010-07-31%20(Jul10)%20OpenOffice/Fixedassets.ods'#$Schedule.$F$30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F$41]&gt;0;['file:///C:/Users/Antony/diy/GB%20Accounts/GB%20Accounts%202010/GB%20Accounts%20Company%202010-07-31%20(Jul10)%20OpenOffice/Fixedassets.ods'#$Schedule.$F$41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7-31%20(Jul10)%20OpenOffice/Fixedassets.ods'#$Schedule.$F$55]&gt;0;['file:///C:/Users/Antony/diy/GB%20Accounts/GB%20Accounts%202010/GB%20Accounts%20Company%202010-07-31%20(Jul10)%20OpenOffice/Fixedassets.ods'#$Schedule.$F$55];0)" office:value-type="float" office:value="0">
            <text:p>0</text:p>
          </table:table-cell>
          <table:table-cell table:style-name="ce109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18" office:value-type="string">
            <text:p>Charge for the year</text:p>
          </table:table-cell>
          <table:table-cell table:style-name="ce109" table:formula="of:=IF((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)&gt;0;['file:///C:/Users/Antony/diy/GB%20Accounts/GB%20Accounts%202010/GB%20Accounts%20Company%202010-07-31%20(Jul10)%20OpenOffice/Fixedassets.ods'#$Schedule.$I$11]+['file:///C:/Users/Antony/diy/GB%20Accounts/GB%20Accounts%202010/GB%20Accounts%20Company%202010-07-31%20(Jul10)%20OpenOffice/Fixedassets.ods'#$Schedule.$I$6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)&gt;0;['file:///C:/Users/Antony/diy/GB%20Accounts/GB%20Accounts%202010/GB%20Accounts%20Company%202010-07-31%20(Jul10)%20OpenOffice/Fixedassets.ods'#$Schedule.$I$22]+['file:///C:/Users/Antony/diy/GB%20Accounts/GB%20Accounts%202010/GB%20Accounts%20Company%202010-07-31%20(Jul10)%20OpenOffice/Fixedassets.ods'#$Schedule.$I$75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)&gt;0;['file:///C:/Users/Antony/diy/GB%20Accounts/GB%20Accounts%202010/GB%20Accounts%20Company%202010-07-31%20(Jul10)%20OpenOffice/Fixedassets.ods'#$Schedule.$I$30]+['file:///C:/Users/Antony/diy/GB%20Accounts/GB%20Accounts%202010/GB%20Accounts%20Company%202010-07-31%20(Jul10)%20OpenOffice/Fixedassets.ods'#$Schedule.$I$83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)&gt;0;['file:///C:/Users/Antony/diy/GB%20Accounts/GB%20Accounts%202010/GB%20Accounts%20Company%202010-07-31%20(Jul10)%20OpenOffice/Fixedassets.ods'#$Schedule.$I$41]+['file:///C:/Users/Antony/diy/GB%20Accounts/GB%20Accounts%202010/GB%20Accounts%20Company%202010-07-31%20(Jul10)%20OpenOffice/Fixedassets.ods'#$Schedule.$I$9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)&gt;0;['file:///C:/Users/Antony/diy/GB%20Accounts/GB%20Accounts%202010/GB%20Accounts%20Company%202010-07-31%20(Jul10)%20OpenOffice/Fixedassets.ods'#$Schedule.$I$55]+['file:///C:/Users/Antony/diy/GB%20Accounts/GB%20Accounts%202010/GB%20Accounts%20Company%202010-07-31%20(Jul10)%20OpenOffice/Fixedassets.ods'#$Schedule.$I$108];0)" office:value-type="float" office:value="0">
            <text:p>0</text:p>
          </table:table-cell>
          <table:table-cell table:style-name="ce109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18" office:value-type="string">
            <text:p>On Disposals</text:p>
          </table:table-cell>
          <table:table-cell table:style-name="ce109" table:formula="of:=IF((['file:///C:/Users/Antony/diy/GB%20Accounts/GB%20Accounts%202010/GB%20Accounts%20Company%202010-07-31%20(Jul10)%20OpenOffice/Fixedassets.ods'#$Schedule.$X$11]+['file:///C:/Users/Antony/diy/GB%20Accounts/GB%20Accounts%202010/GB%20Accounts%20Company%202010-07-31%20(Jul10)%20OpenOffice/Fixedassets.ods'#$Schedule.$X$64])&gt;0;['file:///C:/Users/Antony/diy/GB%20Accounts/GB%20Accounts%202010/GB%20Accounts%20Company%202010-07-31%20(Jul10)%20OpenOffice/Fixedassets.ods'#$Schedule.$X$11]+['file:///C:/Users/Antony/diy/GB%20Accounts/GB%20Accounts%202010/GB%20Accounts%20Company%202010-07-31%20(Jul10)%20OpenOffice/Fixedassets.ods'#$Schedule.$X$6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X$22]+['file:///C:/Users/Antony/diy/GB%20Accounts/GB%20Accounts%202010/GB%20Accounts%20Company%202010-07-31%20(Jul10)%20OpenOffice/Fixedassets.ods'#$Schedule.$X$75])&gt;0;['file:///C:/Users/Antony/diy/GB%20Accounts/GB%20Accounts%202010/GB%20Accounts%20Company%202010-07-31%20(Jul10)%20OpenOffice/Fixedassets.ods'#$Schedule.$X$22]+['file:///C:/Users/Antony/diy/GB%20Accounts/GB%20Accounts%202010/GB%20Accounts%20Company%202010-07-31%20(Jul10)%20OpenOffice/Fixedassets.ods'#$Schedule.$X$75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X$30]+['file:///C:/Users/Antony/diy/GB%20Accounts/GB%20Accounts%202010/GB%20Accounts%20Company%202010-07-31%20(Jul10)%20OpenOffice/Fixedassets.ods'#$Schedule.$X$83])&gt;0;['file:///C:/Users/Antony/diy/GB%20Accounts/GB%20Accounts%202010/GB%20Accounts%20Company%202010-07-31%20(Jul10)%20OpenOffice/Fixedassets.ods'#$Schedule.$X$30]+['file:///C:/Users/Antony/diy/GB%20Accounts/GB%20Accounts%202010/GB%20Accounts%20Company%202010-07-31%20(Jul10)%20OpenOffice/Fixedassets.ods'#$Schedule.$X$83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X$41]+['file:///C:/Users/Antony/diy/GB%20Accounts/GB%20Accounts%202010/GB%20Accounts%20Company%202010-07-31%20(Jul10)%20OpenOffice/Fixedassets.ods'#$Schedule.$X$94])&gt;0;['file:///C:/Users/Antony/diy/GB%20Accounts/GB%20Accounts%202010/GB%20Accounts%20Company%202010-07-31%20(Jul10)%20OpenOffice/Fixedassets.ods'#$Schedule.$X$41]+['file:///C:/Users/Antony/diy/GB%20Accounts/GB%20Accounts%202010/GB%20Accounts%20Company%202010-07-31%20(Jul10)%20OpenOffice/Fixedassets.ods'#$Schedule.$X$9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7-31%20(Jul10)%20OpenOffice/Fixedassets.ods'#$Schedule.$X$55]+['file:///C:/Users/Antony/diy/GB%20Accounts/GB%20Accounts%202010/GB%20Accounts%20Company%202010-07-31%20(Jul10)%20OpenOffice/Fixedassets.ods'#$Schedule.$X$108])&gt;0;['file:///C:/Users/Antony/diy/GB%20Accounts/GB%20Accounts%202010/GB%20Accounts%20Company%202010-07-31%20(Jul10)%20OpenOffice/Fixedassets.ods'#$Schedule.$X$55]+['file:///C:/Users/Antony/diy/GB%20Accounts/GB%20Accounts%202010/GB%20Accounts%20Company%202010-07-31%20(Jul10)%20OpenOffice/Fixedassets.ods'#$Schedule.$X$108];0)" office:value-type="float" office:value="0">
            <text:p>0</text:p>
          </table:table-cell>
          <table:table-cell table:style-name="ce109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20" table:formula="of:=[.A11]" office:value-type="date" office:date-value="2010-07-31">
            <text:p>Saturday, July 31, 2010</text:p>
          </table:table-cell>
          <table:table-cell table:style-name="ce109" table:formula="of:=[.B14]-[.B16]+[.B15]" office:value-type="float" office:value="0">
            <text:p>0</text:p>
          </table:table-cell>
          <table:table-cell table:style-name="ce109" table:formula="of:=[.C14]-[.C16]+[.C15]" office:value-type="float" office:value="0">
            <text:p>0</text:p>
          </table:table-cell>
          <table:table-cell table:style-name="ce109" table:formula="of:=[.D14]-[.D16]+[.D15]" office:value-type="float" office:value="0">
            <text:p>0</text:p>
          </table:table-cell>
          <table:table-cell table:style-name="ce109" table:formula="of:=[.E14]-[.E16]+[.E15]" office:value-type="float" office:value="0">
            <text:p>0</text:p>
          </table:table-cell>
          <table:table-cell table:style-name="ce109" table:formula="of:=[.F14]-[.F16]+[.F15]" office:value-type="float" office:value="0">
            <text:p>0</text:p>
          </table:table-cell>
          <table:table-cell table:style-name="ce109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18"/>
          <table:table-cell table:style-name="ce109" table:number-columns-repeated="6"/>
          <table:table-cell table:number-columns-repeated="1017"/>
        </table:table-row>
        <table:table-row table:style-name="ro10">
          <table:table-cell table:style-name="ce120" office:value-type="string">
            <text:p>Net Book Value</text:p>
          </table:table-cell>
          <table:table-cell table:style-name="ce109" table:number-columns-repeated="6"/>
          <table:table-cell table:number-columns-repeated="1017"/>
        </table:table-row>
        <table:table-row table:style-name="ro10">
          <table:table-cell table:style-name="ce120" table:formula="of:=[.A11]" office:value-type="date" office:date-value="2010-07-31">
            <text:p>Saturday, July 31, 2010</text:p>
          </table:table-cell>
          <table:table-cell table:style-name="ce147" table:formula="of:=[.B11]-[.B17]" office:value-type="float" office:value="0">
            <text:p>0</text:p>
          </table:table-cell>
          <table:table-cell table:style-name="ce147" table:formula="of:=[.C11]-[.C17]" office:value-type="float" office:value="0">
            <text:p>0</text:p>
          </table:table-cell>
          <table:table-cell table:style-name="ce147" table:formula="of:=[.D11]-[.D17]" office:value-type="float" office:value="0">
            <text:p>0</text:p>
          </table:table-cell>
          <table:table-cell table:style-name="ce147" table:formula="of:=[.E11]-[.E17]" office:value-type="float" office:value="0">
            <text:p>0</text:p>
          </table:table-cell>
          <table:table-cell table:style-name="ce147" table:formula="of:=[.F11]-[.F17]" office:value-type="float" office:value="0">
            <text:p>0</text:p>
          </table:table-cell>
          <table:table-cell table:style-name="ce147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48" table:formula="of:=['file:///C:/Users/Antony/diy/GB%20Accounts/GB%20Accounts%202010/GB%20Accounts%20Company%202010-07-31%20(Jul10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48" table:formula="of:=['file:///C:/Users/Antony/diy/GB%20Accounts/GB%20Accounts%202010/GB%20Accounts%20Company%202010-07-31%20(Jul10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48" table:formula="of:=['file:///C:/Users/Antony/diy/GB%20Accounts/GB%20Accounts%202010/GB%20Accounts%20Company%202010-07-31%20(Jul10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48" table:formula="of:=['file:///C:/Users/Antony/diy/GB%20Accounts/GB%20Accounts%202010/GB%20Accounts%20Company%202010-07-31%20(Jul10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44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48" table:formula="of:=['file:///C:/Users/Antony/diy/GB%20Accounts/GB%20Accounts%202010/GB%20Accounts%20Company%202010-07-31%20(Jul10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08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50" table:formula="of:=[$TrialBalance.EJ66]" office:value-type="currency" office:currency="GBP" office:value="0">
            <text:p>£0</text:p>
          </table:table-cell>
          <table:table-cell table:style-name="ce114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08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declared for the year ended </text:p>
          </table:table-cell>
          <table:table-cell table:style-name="ce114"/>
          <table:table-cell/>
          <table:table-cell table:style-name="ce149" table:formula="of:=[$'PubP&amp;L'.D3]" office:value-type="date" office:date-value="2010-07-31" table:number-columns-spanned="2" table:number-rows-spanned="1">
            <text:p>Saturday, July 31, 2010</text:p>
          </table:table-cell>
          <table:covered-table-cell/>
          <table:table-cell table:style-name="ce150" table:formula="of:=['file:///C:/Users/Antony/diy/GB%20Accounts/GB%20Accounts%202010/GB%20Accounts%20Company%202010-07-31%20(Jul10)%20OpenOffice/Companysecretary.ods'#$Boardmeeting.$E$4]" office:value-type="currency" office:currency="GBP" office:value="0">
            <text:p>£0</text:p>
          </table:table-cell>
          <table:table-cell table:style-name="ce149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08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49" table:formula="of:=[$'PubP&amp;L'.D3]" office:value-type="date" office:date-value="2010-07-31" table:number-columns-spanned="2" table:number-rows-spanned="1">
            <text:p>Saturday, July 31, 2010</text:p>
          </table:table-cell>
          <table:covered-table-cell/>
          <table:table-cell table:style-name="ce150" table:formula="of:=[$CorporationTax.K35]" office:value-type="currency" office:currency="GBP" office:value="0">
            <text:p>£0</text:p>
          </table:table-cell>
          <table:table-cell table:style-name="ce114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7">
        <table:table-column table:style-name="co24" table:default-cell-style-name="ce151"/>
        <table:table-column table:style-name="co25" table:default-cell-style-name="ce151"/>
        <table:table-column table:style-name="co26" table:default-cell-style-name="ce151"/>
        <table:table-column table:style-name="co27" table:default-cell-style-name="ce151"/>
        <table:table-column table:style-name="co28" table:default-cell-style-name="ce151"/>
        <table:table-column table:style-name="co7" table:default-cell-style-name="ce151"/>
        <table:table-column table:style-name="co29" table:default-cell-style-name="ce151"/>
        <table:table-column table:style-name="co30" table:default-cell-style-name="ce151"/>
        <table:table-column table:style-name="co31" table:default-cell-style-name="ce151"/>
        <table:table-column table:style-name="co7" table:number-columns-repeated="1015" table:default-cell-style-name="ce151"/>
        <table:table-row table:style-name="ro4" table:number-rows-repeated="11">
          <table:table-cell table:number-columns-repeated="1024"/>
        </table:table-row>
        <table:table-row table:style-name="ro17">
          <table:table-cell table:style-name="ce15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7">
          <table:table-cell table:number-columns-repeated="1024"/>
        </table:table-row>
        <table:table-row table:style-name="ro18">
          <table:table-cell table:style-name="ce153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8">
          <table:table-cell table:style-name="ce154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76" table:formula="of:=[$PubBalSht.D2]" office:value-type="date" office:date-value="2010-07-31" table:number-columns-spanned="4" table:number-rows-spanned="1">
            <text:p>Saturday, July 31, 2010</text:p>
          </table:table-cell>
          <table:covered-table-cell table:number-columns-repeated="3"/>
          <table:table-cell table:number-columns-repeated="1015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/>
          <table:table-cell table:style-name="ce165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4">
          <table:table-cell/>
          <table:table-cell table:style-name="ce165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4">
          <table:table-cell/>
          <table:table-cell table:style-name="ce165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4">
          <table:table-cell/>
          <table:table-cell table:style-name="ce165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19">
          <table:table-cell/>
          <table:table-cell table:style-name="ce159" office:value-type="string">
            <text:p>Tel No.</text:p>
          </table:table-cell>
          <table:table-cell table:style-name="ce167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74"/>
          <table:table-cell table:style-name="ce174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67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4" table:number-rows-repeated="5">
          <table:table-cell table:number-columns-repeated="1024"/>
        </table:table-row>
        <table:table-row table:style-name="ro17">
          <table:table-cell table:style-name="ce15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69" office:value-type="string">
            <text:p>CLIENT CERTIFICATE</text:p>
          </table:table-cell>
          <table:table-cell table:style-name="ce169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77" table:formula="of:=[$'PubP&amp;L'.E5]" office:value-type="date" office:date-value="2010-07-31" table:number-columns-spanned="2" table:number-rows-spanned="1">
            <text:p>Saturday, July 31, 2010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IRECTOR</text:p>
          </table:table-cell>
          <table:table-cell/>
          <table:table-cell table:style-name="ce170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Dated</text:p>
          </table:table-cell>
          <table:table-cell/>
          <table:table-cell table:style-name="ce171" table:formula="of:=TODAY()" office:value-type="date" office:date-value="2012-01-14" table:number-columns-spanned="3" table:number-rows-spanned="1">
            <text:p>Saturday, January 14, 2012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style-name="ce155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69" table:number-columns-repeated="1015"/>
        </table:table-row>
        <table:table-row table:style-name="ro22">
          <table:table-cell table:style-name="ce156"/>
          <table:table-cell table:style-name="ce166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180" table:formula="of:=[$'PubP&amp;L'.E5]" office:value-type="date" office:date-value="2010-07-31" table:number-columns-spanned="3" table:number-rows-spanned="1">
            <text:p>Saturday, July 31, 2010</text:p>
          </table:table-cell>
          <table:covered-table-cell table:number-columns-repeated="2"/>
          <table:table-cell table:style-name="ce156" table:number-columns-repeated="1015"/>
        </table:table-row>
        <table:table-row table:style-name="ro4">
          <table:table-cell table:number-columns-repeated="1024"/>
        </table:table-row>
        <table:table-row table:style-name="ro19">
          <table:table-cell table:style-name="ce157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58" office:value-type="string" table:number-columns-spanned="2" table:number-rows-spanned="1">
            <text:p>12 months ended</text:p>
          </table:table-cell>
          <table:covered-table-cell/>
          <table:table-cell table:style-name="ce168" table:formula="of:=[$'PubP&amp;L'.E5]" office:value-type="date" office:date-value="2010-07-31" table:number-columns-spanned="2" table:number-rows-spanned="1">
            <text:p>Saturday, July 31, 2010</text:p>
          </table:table-cell>
          <table:covered-table-cell/>
          <table:table-cell table:style-name="ce159" table:number-columns-repeated="1020"/>
        </table:table-row>
        <table:table-row table:style-name="ro4">
          <table:table-cell table:style-name="ce159" table:number-columns-repeated="1024"/>
        </table:table-row>
        <table:table-row table:style-name="ro23">
          <table:table-cell table:style-name="ce160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75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59" table:number-columns-repeated="1015"/>
        </table:table-row>
        <table:table-row table:style-name="ro4">
          <table:table-cell table:style-name="ce161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2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182" table:number-columns-repeated="1015"/>
        </table:table-row>
        <table:table-row table:style-name="ro23">
          <table:table-cell table:style-name="ce160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73" table:formula="of:=[$'PubP&amp;L'.F9]" office:value-type="currency" office:currency="GBP" office:value="0">
            <text:p>£0</text:p>
          </table:table-cell>
          <table:table-cell table:style-name="ce178" office:value-type="string" table:number-columns-spanned="2" table:number-rows-spanned="1">
            <text:p>compared with</text:p>
          </table:table-cell>
          <table:covered-table-cell/>
          <table:table-cell table:style-name="ce173" table:formula="of:=[$'PubP&amp;L'.B9]" office:value-type="currency" office:currency="GBP" office:value="0">
            <text:p>£0</text:p>
          </table:table-cell>
          <table:table-cell table:style-name="ce159" office:value-type="string">
            <text:p>last year.</text:p>
          </table:table-cell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72" table:formula="of:=IF([$'PubP&amp;L'.F9]&gt;0;[$'PubP&amp;L'.F18]/[$'PubP&amp;L'.F9];&quot; &quot;)" office:value-type="string" office:string-value=" ">
            <text:p><text:s/></text:p>
          </table:table-cell>
          <table:table-cell table:style-name="ce164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72" table:formula="of:=IF([$'PubP&amp;L'.B9]&gt;0;[$'PubP&amp;L'.B18]/[$'PubP&amp;L'.B9];&quot; &quot;)" office:value-type="string" office:string-value=" ">
            <text:p><text:s/></text:p>
          </table:table-cell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2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182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59" table:number-columns-repeated="1015"/>
        </table:table-row>
        <table:table-row table:style-name="ro23">
          <table:table-cell table:style-name="ce160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73" table:formula="of:=['file:///C:/Users/Antony/diy/GB%20Accounts/GB%20Accounts%202010/GB%20Accounts%20Company%202010-07-31%20(Jul10)%20OpenOffice/Companysecretary.ods'#$Boardmeeting.$E$4]" office:value-type="currency" office:currency="GBP" office:value="0">
            <text:p>£0</text:p>
          </table:table-cell>
          <table:table-cell table:style-name="ce165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181" table:formula="of:=['file:///C:/Users/Antony/diy/GB%20Accounts/GB%20Accounts%202010/GB%20Accounts%20Company%202010-07-31%20(Jul10)%20OpenOffice/Companysecretary.ods'#$RegisterofMembers.$G$1]" office:value-type="float" office:value="2">
            <text:p>2</text:p>
          </table:table-cell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4" table:formula="of:=IF(['file:///C:/Users/Antony/diy/GB%20Accounts/GB%20Accounts%202010/GB%20Accounts%20Company%202010-07-31%20(Jul10)%20OpenOffice/Companysecretary.ods'#$RegisterofMembers.$A$3]&gt;0;['file:///C:/Users/Antony/diy/GB%20Accounts/GB%20Accounts%202010/GB%20Accounts%20Company%202010-07-31%20(Jul10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4" office:value-type="string" table:number-columns-spanned="2" table:number-rows-spanned="1">
            <text:p>Number of shares held</text:p>
          </table:table-cell>
          <table:covered-table-cell/>
          <table:table-cell table:style-name="ce179" table:formula="of:=['file:///C:/Users/Antony/diy/GB%20Accounts/GB%20Accounts%202010/GB%20Accounts%20Company%202010-07-31%20(Jul10)%20OpenOffice/Companysecretary.ods'#$RegisterofMembers.$G$3]" office:value-type="float" office:value="1">
            <text:p>1</text:p>
          </table:table-cell>
          <table:table-cell table:style-name="ce164" office:value-type="string">
            <text:p>as at</text:p>
          </table:table-cell>
          <table:table-cell table:style-name="ce168" table:formula="of:=[$'PubP&amp;L'.E5]" office:value-type="date" office:date-value="2010-07-31" table:number-columns-spanned="2" table:number-rows-spanned="1">
            <text:p>Saturday, July 31, 2010</text:p>
          </table:table-cell>
          <table:covered-table-cell/>
          <table:table-cell table:style-name="ce159" table:number-columns-repeated="1015"/>
        </table:table-row>
        <table:table-row table:style-name="ro4">
          <table:table-cell table:style-name="ce164" table:formula="of:=IF(['file:///C:/Users/Antony/diy/GB%20Accounts/GB%20Accounts%202010/GB%20Accounts%20Company%202010-07-31%20(Jul10)%20OpenOffice/Companysecretary.ods'#$RegisterofMembers.$A$4]&gt;0;['file:///C:/Users/Antony/diy/GB%20Accounts/GB%20Accounts%202010/GB%20Accounts%20Company%202010-07-31%20(Jul10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4" office:value-type="string" table:number-columns-spanned="2" table:number-rows-spanned="1">
            <text:p>Number of shares held</text:p>
          </table:table-cell>
          <table:covered-table-cell/>
          <table:table-cell table:style-name="ce179" table:formula="of:=['file:///C:/Users/Antony/diy/GB%20Accounts/GB%20Accounts%202010/GB%20Accounts%20Company%202010-07-31%20(Jul10)%20OpenOffice/Companysecretary.ods'#$RegisterofMembers.$G$4]" office:value-type="float" office:value="1">
            <text:p>1</text:p>
          </table:table-cell>
          <table:table-cell table:style-name="ce164" office:value-type="string">
            <text:p>as at</text:p>
          </table:table-cell>
          <table:table-cell table:style-name="ce168" table:formula="of:=[$'PubP&amp;L'.E5]" office:value-type="date" office:date-value="2010-07-31" table:number-columns-spanned="2" table:number-rows-spanned="1">
            <text:p>Saturday, July 31, 2010</text:p>
          </table:table-cell>
          <table:covered-table-cell/>
          <table:table-cell table:style-name="ce159" table:number-columns-repeated="1015"/>
        </table:table-row>
        <table:table-row table:style-name="ro4">
          <table:table-cell table:style-name="ce159" table:number-columns-repeated="1024"/>
        </table:table-row>
        <table:table-row table:style-name="ro19">
          <table:table-cell table:style-name="ce162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182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68" table:formula="of:=[$'PubP&amp;L'.E5]" office:value-type="date" office:date-value="2010-07-31" table:number-columns-spanned="2" table:number-rows-spanned="1">
            <text:p>Saturday, July 31, 2010</text:p>
          </table:table-cell>
          <table:covered-table-cell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59" table:number-columns-repeated="1024"/>
        </table:table-row>
        <table:table-row table:style-name="ro4">
          <table:table-cell table:style-name="ce159"/>
          <table:table-cell table:style-name="ce165" table:number-columns-spanned="2" table:number-rows-spanned="1"/>
          <table:covered-table-cell/>
          <table:table-cell table:style-name="ce159" office:value-type="string">
            <text:p>Signed by</text:p>
          </table:table-cell>
          <table:table-cell table:style-name="ce159" table:number-columns-repeated="1020"/>
        </table:table-row>
        <table:table-row table:style-name="ro4">
          <table:table-cell table:style-name="ce159"/>
          <table:table-cell table:style-name="ce165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59" office:value-type="string">
            <text:p>Director</text:p>
          </table:table-cell>
          <table:table-cell table:style-name="ce159"/>
          <table:table-cell table:style-name="ce159" office:value-type="string">
            <text:p>Date:</text:p>
          </table:table-cell>
          <table:table-cell table:style-name="ce168" table:formula="of:=TODAY()" office:value-type="date" office:date-value="2012-01-14" table:number-columns-spanned="2" table:number-rows-spanned="1">
            <text:p>Saturday, January 14, 2012</text:p>
          </table:table-cell>
          <table:covered-table-cell/>
          <table:table-cell table:style-name="ce159" table:number-columns-repeated="1016"/>
        </table:table-row>
        <table:table-row table:style-name="ro4" table:number-rows-repeated="2">
          <table:table-cell table:style-name="ce159" table:number-columns-repeated="1024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rporationTax" table:style-name="ta8" table:protected="true">
        <table:table-column table:style-name="co32" table:default-cell-style-name="ce196"/>
        <table:table-column table:style-name="co33" table:default-cell-style-name="ce114"/>
        <table:table-column table:style-name="co34" table:default-cell-style-name="ce114"/>
        <table:table-column table:style-name="co35" table:default-cell-style-name="ce114"/>
        <table:table-column table:style-name="co36" table:default-cell-style-name="ce114"/>
        <table:table-column table:style-name="co37" table:default-cell-style-name="ce113"/>
        <table:table-column table:style-name="co38" table:default-cell-style-name="ce113"/>
        <table:table-column table:style-name="co38" table:default-cell-style-name="ce145"/>
        <table:table-column table:style-name="co39" table:default-cell-style-name="ce113"/>
        <table:table-column table:style-name="co1" table:default-cell-style-name="ce113"/>
        <table:table-column table:style-name="co40" table:default-cell-style-name="ce113"/>
        <table:table-column table:style-name="co41" table:default-cell-style-name="ce114"/>
        <table:table-column table:style-name="co7" table:number-columns-repeated="1012" table:default-cell-style-name="ce114"/>
        <table:table-row table:style-name="ro6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24">
          <table:table-cell table:style-name="ce184"/>
          <table:table-cell table:style-name="ce198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2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53"/>
          <table:table-cell table:style-name="ce255" office:value-type="string">
            <text:p>Tax Calculation</text:p>
          </table:table-cell>
          <table:table-cell table:style-name="ce192"/>
          <table:table-cell table:style-name="ce144" table:number-columns-repeated="1012"/>
        </table:table-row>
        <table:table-row table:style-name="ro10">
          <table:table-cell table:style-name="ce183"/>
          <table:table-cell table:style-name="ce197" table:number-columns-repeated="4"/>
          <table:table-cell table:style-name="ce231"/>
          <table:table-cell table:style-name="ce234" table:number-columns-repeated="2"/>
          <table:table-cell table:style-name="ce235" office:value-type="string">
            <text:p>£</text:p>
          </table:table-cell>
          <table:table-cell table:style-name="ce235"/>
          <table:table-cell table:style-name="ce235" office:value-type="string">
            <text:p>£</text:p>
          </table:table-cell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197" table:number-columns-repeated="4"/>
          <table:table-cell table:style-name="ce231"/>
          <table:table-cell table:style-name="ce234" table:number-columns-repeated="2"/>
          <table:table-cell table:style-name="ce235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9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23" table:formula="of:=[$Admin.L6]" office:value-type="date" office:date-value="2009-08-01" table:number-columns-spanned="2" table:number-rows-spanned="1">
            <text:p>Saturday, August 01, 2009</text:p>
          </table:table-cell>
          <table:covered-table-cell/>
          <table:table-cell table:style-name="ce242" office:value-type="string">
            <text:p>to</text:p>
          </table:table-cell>
          <table:table-cell table:style-name="ce223" table:formula="of:=[$Admin.N7]" office:value-type="date" office:date-value="2010-07-31" table:number-columns-spanned="2" table:number-rows-spanned="1">
            <text:p>Saturday, July 31, 2010</text:p>
          </table:table-cell>
          <table:covered-table-cell/>
          <table:table-cell table:style-name="ce231"/>
          <table:table-cell table:style-name="ce256" table:formula="of:=[$'PubP&amp;L'.F46]" office:value-type="float" office:value="0">
            <text:p>0 </text:p>
          </table:table-cell>
          <table:table-cell table:style-name="ce192"/>
          <table:table-cell table:style-name="ce144" table:number-columns-repeated="1012"/>
        </table:table-row>
        <table:table-row table:style-name="ro10">
          <table:table-cell table:style-name="ce185"/>
          <table:table-cell table:style-name="ce192" table:number-columns-repeated="5"/>
          <table:table-cell table:style-name="ce231"/>
          <table:table-cell table:style-name="ce234"/>
          <table:table-cell table:style-name="ce231" table:number-columns-repeated="2"/>
          <table:table-cell table:style-name="ce257"/>
          <table:table-cell table:style-name="ce192"/>
          <table:table-cell table:style-name="ce144" table:number-columns-repeated="1012"/>
        </table:table-row>
        <table:table-row table:style-name="ro10">
          <table:table-cell table:style-name="ce183"/>
          <table:table-cell table:style-name="ce200"/>
          <table:table-cell table:style-name="ce200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31"/>
          <table:table-cell table:style-name="ce234"/>
          <table:table-cell table:style-name="ce238" table:formula="of:=IF([$TrialBalance.EJ85]&gt;0;[$TrialBalance.EJ85];&quot; &quot;)" office:value-type="string" office:string-value=" ">
            <text:p><text:s/></text:p>
          </table:table-cell>
          <table:table-cell table:style-name="ce231"/>
          <table:table-cell table:style-name="ce257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0"/>
          <table:table-cell table:style-name="ce200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31"/>
          <table:table-cell table:style-name="ce234"/>
          <table:table-cell table:style-name="ce238" table:formula="of:=IF([$TrialBalance.EJ87]&gt;0;[$TrialBalance.EJ87];&quot; &quot;)" office:value-type="string" office:string-value=" ">
            <text:p><text:s/></text:p>
          </table:table-cell>
          <table:table-cell table:style-name="ce231"/>
          <table:table-cell table:style-name="ce257"/>
          <table:table-cell table:style-name="ce197"/>
          <table:table-cell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7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1"/>
          <table:table-cell table:style-name="ce206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31"/>
          <table:table-cell table:style-name="ce234"/>
          <table:table-cell table:style-name="ce231" table:number-columns-repeated="2"/>
          <table:table-cell table:style-name="ce256" table:formula="of:=SUM([.I6:.I9])" office:value-type="float" office:value="0">
            <text:p>0 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7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2" office:value-type="string">
            <text:p>Operational profit chargeable to corporation tax</text:p>
          </table:table-cell>
          <table:table-cell table:style-name="ce192" table:number-columns-repeated="3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6" table:formula="of:=[.K5]+[.K10]" office:value-type="float" office:value="0">
            <text:p>0 </text:p>
          </table:table-cell>
          <table:table-cell table:style-name="ce192"/>
          <table:table-cell table:style-name="ce144" table:number-columns-repeated="1012"/>
        </table:table-row>
        <table:table-row table:style-name="ro8">
          <table:table-cell table:style-name="ce185"/>
          <table:table-cell table:style-name="ce192" table:number-columns-repeated="4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7"/>
          <table:table-cell table:style-name="ce192"/>
          <table:table-cell table:style-name="ce144" table:number-columns-repeated="1012"/>
        </table:table-row>
        <table:table-row table:style-name="ro10">
          <table:table-cell table:style-name="ce185"/>
          <table:table-cell table:style-name="ce192" office:value-type="string">
            <text:p>Deduct Capital Allowances</text:p>
          </table:table-cell>
          <table:table-cell table:style-name="ce192" table:number-columns-repeated="3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7"/>
          <table:table-cell table:style-name="ce192"/>
          <table:table-cell table:style-name="ce144" table:number-columns-repeated="1012"/>
        </table:table-row>
        <table:table-row table:style-name="ro4">
          <table:table-cell table:style-name="ce185"/>
          <table:table-cell table:style-name="ce202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24" table:formula="of:=[.E5]" office:value-type="date" office:date-value="2009-08-01">
            <text:p>01-Aug-09</text:p>
          </table:table-cell>
          <table:table-cell table:style-name="ce224" table:formula="of:=[.H5]" office:value-type="date" office:date-value="2010-07-31">
            <text:p>31-Jul-10</text:p>
          </table:table-cell>
          <table:table-cell table:style-name="ce186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46" table:formula="of:=IF([.K79]&gt;0;[.K79];0)" office:value-type="float" office:value="0">
            <text:p>0</text:p>
          </table:table-cell>
          <table:table-cell table:style-name="ce231"/>
          <table:table-cell table:style-name="ce258" office:value-type="string">
            <text:p>See Note 1</text:p>
          </table:table-cell>
          <table:table-cell table:style-name="ce240"/>
          <table:table-cell table:style-name="ce144" table:number-columns-repeated="1012"/>
        </table:table-row>
        <table:table-row table:style-name="ro4">
          <table:table-cell table:style-name="ce185"/>
          <table:table-cell table:style-name="ce200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24" table:formula="of:=[.E5]" office:value-type="date" office:date-value="2009-08-01">
            <text:p>01-Aug-09</text:p>
          </table:table-cell>
          <table:table-cell table:style-name="ce224" table:formula="of:=[.H5]" office:value-type="date" office:date-value="2010-07-31">
            <text:p>31-Jul-10</text:p>
          </table:table-cell>
          <table:table-cell table:style-name="ce18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46" table:formula="of:=IF([.K91]&gt;0;[.K91];0)" office:value-type="float" office:value="0">
            <text:p>0</text:p>
          </table:table-cell>
          <table:table-cell table:style-name="ce231"/>
          <table:table-cell table:style-name="ce258" office:value-type="string">
            <text:p>See Note 2</text:p>
          </table:table-cell>
          <table:table-cell table:style-name="ce240"/>
          <table:table-cell table:style-name="ce144" table:number-columns-repeated="1012"/>
        </table:table-row>
        <table:table-row table:style-name="ro4">
          <table:table-cell table:style-name="ce185"/>
          <table:table-cell table:style-name="ce200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19" table:formula="of:=[.E5]" office:value-type="date" office:date-value="2009-08-01" table:number-columns-spanned="2" table:number-rows-spanned="1">
            <text:p>01-Aug-09</text:p>
          </table:table-cell>
          <table:covered-table-cell/>
          <table:table-cell table:style-name="ce18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46" table:formula="of:=IF([.K99]&gt;0;[.K99];0)" office:value-type="float" office:value="0">
            <text:p>0</text:p>
          </table:table-cell>
          <table:table-cell table:style-name="ce231"/>
          <table:table-cell table:style-name="ce258" office:value-type="string">
            <text:p>See Note 3</text:p>
          </table:table-cell>
          <table:table-cell table:style-name="ce240"/>
          <table:table-cell table:style-name="ce144" table:number-columns-repeated="1012"/>
        </table:table-row>
        <table:table-row table:style-name="ro4">
          <table:table-cell table:style-name="ce185"/>
          <table:table-cell table:style-name="ce20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4" table:formula="of:=[.E5]" office:value-type="date" office:date-value="2009-08-01">
            <text:p>01-Aug-09</text:p>
          </table:table-cell>
          <table:table-cell table:style-name="ce224" table:formula="of:=[.H5]" office:value-type="date" office:date-value="2010-07-31">
            <text:p>31-Jul-10</text:p>
          </table:table-cell>
          <table:table-cell table:style-name="ce208"/>
          <table:table-cell table:style-name="ce245"/>
          <table:table-cell table:style-name="ce247" table:formula="of:=IF([.K102]&lt;&gt;0;-[.K102];0)" office:value-type="float" office:value="0">
            <text:p>0 </text:p>
          </table:table-cell>
          <table:table-cell table:style-name="ce231"/>
          <table:table-cell table:style-name="ce258" office:value-type="string">
            <text:p>See Note 4</text:p>
          </table:table-cell>
          <table:table-cell table:style-name="ce240"/>
          <table:table-cell table:style-name="ce144"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7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201"/>
          <table:table-cell table:style-name="ce206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6" table:formula="of:=SUM([.I14:.I19])" office:value-type="float" office:value="0">
            <text:p>0 </text:p>
          </table:table-cell>
          <table:table-cell table:style-name="ce192"/>
          <table:table-cell table:style-name="ce144"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7"/>
          <table:table-cell table:style-name="ce197"/>
          <table:table-cell table:number-columns-repeated="1012"/>
        </table:table-row>
        <table:table-row table:style-name="ro4">
          <table:table-cell table:style-name="ce185"/>
          <table:table-cell table:style-name="ce203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195" table:number-columns-repeated="3"/>
          <table:table-cell table:style-name="ce231" table:number-columns-repeated="2"/>
          <table:table-cell table:style-name="ce259" table:formula="of:=[.K12]-[.K20]" office:value-type="float" office:value="0">
            <text:p>0 </text:p>
          </table:table-cell>
          <table:table-cell table:style-name="ce192"/>
          <table:table-cell table:style-name="ce144" table:number-columns-repeated="1012"/>
        </table:table-row>
        <table:table-row table:style-name="ro8">
          <table:table-cell table:style-name="ce185"/>
          <table:table-cell table:style-name="ce204"/>
          <table:table-cell table:style-name="ce192" table:number-columns-repeated="2"/>
          <table:table-cell table:style-name="ce204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7"/>
          <table:table-cell table:style-name="ce192"/>
          <table:table-cell table:style-name="ce144" table:number-columns-repeated="1012"/>
        </table:table-row>
        <table:table-row table:style-name="ro10">
          <table:table-cell table:style-name="ce183"/>
          <table:table-cell table:style-name="ce205" office:value-type="string">
            <text:p>Add gross bank interest received</text:p>
          </table:table-cell>
          <table:table-cell table:style-name="ce197" table:number-columns-repeated="4"/>
          <table:table-cell table:style-name="ce231"/>
          <table:table-cell table:style-name="ce234"/>
          <table:table-cell table:style-name="ce231" table:number-columns-repeated="2"/>
          <table:table-cell table:style-name="ce260" table:formula="of:=-[$TrialBalance.EJ58]" office:value-type="float" office:value="-0">
            <text:p>0 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5"/>
          <table:table-cell table:style-name="ce231"/>
          <table:table-cell table:style-name="ce234"/>
          <table:table-cell table:style-name="ce231" table:number-columns-repeated="2"/>
          <table:table-cell table:style-name="ce257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5" office:value-type="string">
            <text:p>Deduct losses brought forward from previous years</text:p>
          </table:table-cell>
          <table:table-cell table:style-name="ce197" table:number-columns-repeated="4"/>
          <table:table-cell table:style-name="ce231"/>
          <table:table-cell table:style-name="ce234"/>
          <table:table-cell table:style-name="ce231" table:number-columns-repeated="2"/>
          <table:table-cell table:style-name="ce260" table:formula="of:=[$OpenAccounts.Q5]" office:value-type="float" office:value="0">
            <text:p>0 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2"/>
          <table:table-cell table:style-name="ce257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9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25" table:formula="of:=[.H5]" office:value-type="date" office:date-value="2010-07-31" table:number-columns-spanned="2" table:number-rows-spanned="1">
            <text:p>Saturday, July 31, 2010</text:p>
          </table:table-cell>
          <table:covered-table-cell/>
          <table:table-cell table:style-name="ce231"/>
          <table:table-cell table:style-name="ce234"/>
          <table:table-cell table:style-name="ce231" table:number-columns-repeated="2"/>
          <table:table-cell table:style-name="ce259" table:formula="of:=[.K22]+[.K24]-[.K26]" office:value-type="float" office:value="0">
            <text:p>0 </text:p>
          </table:table-cell>
          <table:table-cell table:style-name="ce192"/>
          <table:table-cell table:style-name="ce144" table:number-columns-repeated="1012"/>
        </table:table-row>
        <table:table-row table:style-name="ro10">
          <table:table-cell table:style-name="ce185"/>
          <table:table-cell table:style-name="ce206"/>
          <table:table-cell table:style-name="ce192" table:number-columns-repeated="2"/>
          <table:table-cell table:style-name="ce199"/>
          <table:table-cell table:style-name="ce232"/>
          <table:table-cell table:style-name="ce231"/>
          <table:table-cell table:style-name="ce234"/>
          <table:table-cell table:style-name="ce231" table:number-columns-repeated="2"/>
          <table:table-cell table:style-name="ce242"/>
          <table:table-cell table:style-name="ce192"/>
          <table:table-cell table:style-name="ce144" table:number-columns-repeated="1012"/>
        </table:table-row>
        <table:table-row table:style-name="ro10">
          <table:table-cell table:style-name="ce183"/>
          <table:table-cell table:style-name="ce192" table:number-columns-repeated="3"/>
          <table:table-cell table:style-name="ce226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2">
          <table:table-cell table:style-name="ce184" office:value-type="string">
            <text:p>Days</text:p>
          </table:table-cell>
          <table:table-cell table:style-name="ce207" office:value-type="string">
            <text:p>Tax Calculation</text:p>
          </table:table-cell>
          <table:table-cell table:style-name="ce216" office:value-type="string">
            <text:p>From</text:p>
          </table:table-cell>
          <table:table-cell table:style-name="ce216" office:value-type="string">
            <text:p>To</text:p>
          </table:table-cell>
          <table:table-cell table:style-name="ce216" office:value-type="string">
            <text:p>Tax Year</text:p>
          </table:table-cell>
          <table:table-cell table:style-name="ce233" office:value-type="string">
            <text:p>Taxable</text:p>
          </table:table-cell>
          <table:table-cell table:style-name="ce233" office:value-type="string" table:number-columns-spanned="2" table:number-rows-spanned="1">
            <text:p>%</text:p>
          </table:table-cell>
          <table:covered-table-cell/>
          <table:table-cell table:style-name="ce233" office:value-type="string">
            <text:p>Corp Tax</text:p>
          </table:table-cell>
          <table:table-cell table:style-name="ce234"/>
          <table:table-cell table:style-name="ce231"/>
          <table:table-cell table:style-name="ce197"/>
          <table:table-cell table:number-columns-repeated="1012"/>
        </table:table-row>
        <table:table-row table:style-name="ro2">
          <table:table-cell table:style-name="ce184"/>
          <table:table-cell table:style-name="ce203"/>
          <table:table-cell table:style-name="ce197" table:number-columns-repeated="2"/>
          <table:table-cell table:style-name="ce208"/>
          <table:table-cell table:style-name="ce234" table:number-columns-repeated="2"/>
          <table:table-cell table:style-name="ce195"/>
          <table:table-cell table:style-name="ce234" table:number-columns-repeated="2"/>
          <table:table-cell table:style-name="ce231"/>
          <table:table-cell table:style-name="ce197"/>
          <table:table-cell table:number-columns-repeated="1012"/>
        </table:table-row>
        <table:table-row table:style-name="ro25">
          <table:table-cell table:style-name="ce186" table:formula="of:=[.D33]-[.C33]+1" office:value-type="float" office:value="243">
            <text:p>243</text:p>
          </table:table-cell>
          <table:table-cell table:style-name="ce208" office:value-type="string">
            <text:p>Corporation Tax</text:p>
          </table:table-cell>
          <table:table-cell table:style-name="ce190" table:formula="of:=[$Admin.L6]" office:value-type="date" office:date-value="2009-08-01">
            <text:p>01-Aug-09</text:p>
          </table:table-cell>
          <table:table-cell table:style-name="ce190" table:formula="of:=[$Admin.N6]" office:value-type="date" office:date-value="2010-03-31">
            <text:p>31-Mar-10</text:p>
          </table:table-cell>
          <table:table-cell table:style-name="ce227" table:formula="of:=[$Admin.K6]" office:value-type="float" office:value="2009">
            <text:p>2009</text:p>
          </table:table-cell>
          <table:table-cell table:style-name="ce235" table:formula="of:=IF([.K28]&gt;0;[.K28]*[.A33]/[.A35];0)" office:value-type="float" office:value="0">
            <text:p>0</text:p>
          </table:table-cell>
          <table:table-cell table:style-name="ce243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248" table:formula="of:=[.F33]*[.G33]/100" office:value-type="float" office:value="0">
            <text:p>0.00</text:p>
          </table:table-cell>
          <table:table-cell table:style-name="ce254"/>
          <table:table-cell table:style-name="ce231"/>
          <table:table-cell table:style-name="ce197"/>
          <table:table-cell table:number-columns-repeated="1012"/>
        </table:table-row>
        <table:table-row table:style-name="ro25">
          <table:table-cell table:style-name="ce186" table:formula="of:=[.D34]-[.C34]+1" office:value-type="float" office:value="122">
            <text:p>122</text:p>
          </table:table-cell>
          <table:table-cell table:style-name="ce208" office:value-type="string">
            <text:p>Corporation Tax</text:p>
          </table:table-cell>
          <table:table-cell table:style-name="ce190" table:formula="of:=[$Admin.L7]" office:value-type="date" office:date-value="2010-04-01">
            <text:p>01-Apr-10</text:p>
          </table:table-cell>
          <table:table-cell table:style-name="ce190" table:formula="of:=[$Admin.N7]" office:value-type="date" office:date-value="2010-07-31">
            <text:p>31-Jul-10</text:p>
          </table:table-cell>
          <table:table-cell table:style-name="ce227" table:formula="of:=[$Admin.K7]" office:value-type="float" office:value="2010">
            <text:p>2010</text:p>
          </table:table-cell>
          <table:table-cell table:style-name="ce235" table:formula="of:=IF([.K28]&gt;0;[.K28]*[.A34]/[.A35];0)" office:value-type="float" office:value="0">
            <text:p>0</text:p>
          </table:table-cell>
          <table:table-cell table:style-name="ce243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248" table:formula="of:=[.F34]*[.G34]/100" office:value-type="float" office:value="0">
            <text:p>0.00</text:p>
          </table:table-cell>
          <table:table-cell table:style-name="ce254"/>
          <table:table-cell table:style-name="ce231"/>
          <table:table-cell table:style-name="ce197"/>
          <table:table-cell table:number-columns-repeated="1012"/>
        </table:table-row>
        <table:table-row table:style-name="ro25">
          <table:table-cell table:style-name="ce186" table:formula="of:=[.D34]-[.C33]+1" office:value-type="float" office:value="365">
            <text:p>365</text:p>
          </table:table-cell>
          <table:table-cell table:style-name="ce199"/>
          <table:table-cell table:style-name="ce206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49" table:number-columns-repeated="2"/>
          <table:table-cell table:style-name="ce261" table:formula="of:=SUM([.I33:.I34])" office:value-type="float" office:value="0">
            <text:p>0.00</text:p>
          </table:table-cell>
          <table:table-cell table:style-name="ce192"/>
          <table:table-cell table:style-name="ce144"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2"/>
          <table:table-cell table:style-name="ce206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31" table:number-columns-repeated="2"/>
          <table:table-cell table:style-name="ce262" table:formula="of:=[$TrialBalance.EH35]" office:value-type="float" office:value="-0">
            <text:p>0.00</text:p>
          </table:table-cell>
          <table:table-cell table:style-name="ce192"/>
          <table:table-cell table:style-name="ce144" table:number-columns-repeated="1012"/>
        </table:table-row>
        <table:table-row table:style-name="ro8">
          <table:table-cell table:style-name="ce185"/>
          <table:table-cell table:style-name="ce192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25">
          <table:table-cell table:style-name="ce185"/>
          <table:table-cell table:style-name="ce209"/>
          <table:table-cell table:style-name="ce206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50"/>
          <table:table-cell table:style-name="ce231"/>
          <table:table-cell table:style-name="ce263" table:formula="of:=[.K35]-[.K37]" office:value-type="float" office:value="0">
            <text:p>0.00 </text:p>
          </table:table-cell>
          <table:table-cell table:style-name="ce192"/>
          <table:table-cell table:style-name="ce144" table:number-columns-repeated="1012"/>
        </table:table-row>
        <table:table-row table:style-name="ro6">
          <table:table-cell table:style-name="ce185"/>
          <table:table-cell table:style-name="ce192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26">
          <table:table-cell table:style-name="ce187" table:number-columns-repeated="2"/>
          <table:table-cell table:style-name="ce217" table:number-columns-repeated="2"/>
          <table:table-cell table:style-name="ce187" table:number-columns-repeated="8"/>
          <table:table-cell table:style-name="ce217" table:number-columns-repeated="1012"/>
        </table:table-row>
        <table:table-row table:style-name="ro27">
          <table:table-cell table:style-name="ce187" table:number-columns-repeated="2"/>
          <table:table-cell table:style-name="ce217" table:number-columns-repeated="2"/>
          <table:table-cell table:style-name="ce187" table:number-columns-repeated="8"/>
          <table:table-cell table:style-name="ce217" table:number-columns-repeated="1012"/>
        </table:table-row>
        <table:table-row table:style-name="ro26">
          <table:table-cell table:style-name="ce185"/>
          <table:table-cell table:style-name="ce192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26">
          <table:table-cell table:style-name="ce185"/>
          <table:table-cell table:style-name="ce192" office:value-type="string">
            <text:p><text:s/>CAPITAL ALLOWANCES DEDUCTED </text:p>
          </table:table-cell>
          <table:table-cell table:style-name="ce192" table:number-columns-repeated="3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6" office:value-type="string" table:number-columns-spanned="1" table:number-rows-spanned="2">
            <text:p>Capital Expenditure</text:p>
          </table:table-cell>
          <table:table-cell table:style-name="ce231"/>
          <table:table-cell table:style-name="ce234"/>
          <table:table-cell table:style-name="ce236" office:value-type="string" table:number-columns-spanned="1" table:number-rows-spanned="2">
            <text:p>Annual Investment Allowances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28">
          <table:table-cell table:style-name="ce188" office:value-type="string">
            <text:p>Note 1</text:p>
          </table:table-cell>
          <table:table-cell table:style-name="ce210" office:value-type="string" table:number-columns-spanned="2" table:number-rows-spanned="1">
            <text:p>Annual Investment Allowances</text:p>
          </table:table-cell>
          <table:covered-table-cell/>
          <table:table-cell table:style-name="ce197"/>
          <table:table-cell table:style-name="ce227"/>
          <table:covered-table-cell/>
          <table:table-cell table:style-name="ce231"/>
          <table:table-cell table:style-name="ce234"/>
          <table:covered-table-cell/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11"/>
          <table:table-cell table:style-name="ce197" table:number-columns-repeated="2"/>
          <table:table-cell table:style-name="ce227"/>
          <table:table-cell table:style-name="ce237" office:value-type="string">
            <text:p>£</text:p>
          </table:table-cell>
          <table:table-cell table:style-name="ce231"/>
          <table:table-cell table:style-name="ce234"/>
          <table:table-cell table:style-name="ce251" office:value-type="string">
            <text:p>£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208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18" table:formula="of:=[.E5]" office:value-type="date" office:date-value="2009-08-01">
            <text:p>01-Aug-09</text:p>
          </table:table-cell>
          <table:table-cell table:style-name="ce218" table:formula="of:=[.H5]" office:value-type="date" office:date-value="2010-07-31">
            <text:p>31-Jul-10</text:p>
          </table:table-cell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67]&gt;0;['file:///C:/Users/Antony/diy/GB%20Accounts/GB%20Accounts%202010/GB%20Accounts%20Company%202010-07-31%20(Jul10)%20OpenOffice/Fixedassets.ods'#$Schedule.$B$67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67]&gt;0;['file:///C:/Users/Antony/diy/GB%20Accounts/GB%20Accounts%202010/GB%20Accounts%20Company%202010-07-31%20(Jul10)%20OpenOffice/Fixedassets.ods'#$Schedule.$C$67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67]&gt;0;['file:///C:/Users/Antony/diy/GB%20Accounts/GB%20Accounts%202010/GB%20Accounts%20Company%202010-07-31%20(Jul10)%20OpenOffice/Fixedassets.ods'#$Schedule.$E$67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67]&gt;0;['file:///C:/Users/Antony/diy/GB%20Accounts/GB%20Accounts%202010/GB%20Accounts%20Company%202010-07-31%20(Jul10)%20OpenOffice/Fixedassets.ods'#$Schedule.$Q$67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68]&gt;0;['file:///C:/Users/Antony/diy/GB%20Accounts/GB%20Accounts%202010/GB%20Accounts%20Company%202010-07-31%20(Jul10)%20OpenOffice/Fixedassets.ods'#$Schedule.$B$68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68]&gt;0;['file:///C:/Users/Antony/diy/GB%20Accounts/GB%20Accounts%202010/GB%20Accounts%20Company%202010-07-31%20(Jul10)%20OpenOffice/Fixedassets.ods'#$Schedule.$C$68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68]&gt;0;['file:///C:/Users/Antony/diy/GB%20Accounts/GB%20Accounts%202010/GB%20Accounts%20Company%202010-07-31%20(Jul10)%20OpenOffice/Fixedassets.ods'#$Schedule.$E$68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68]&gt;0;['file:///C:/Users/Antony/diy/GB%20Accounts/GB%20Accounts%202010/GB%20Accounts%20Company%202010-07-31%20(Jul10)%20OpenOffice/Fixedassets.ods'#$Schedule.$Q$68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69]&gt;0;['file:///C:/Users/Antony/diy/GB%20Accounts/GB%20Accounts%202010/GB%20Accounts%20Company%202010-07-31%20(Jul10)%20OpenOffice/Fixedassets.ods'#$Schedule.$B$69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69]&gt;0;['file:///C:/Users/Antony/diy/GB%20Accounts/GB%20Accounts%202010/GB%20Accounts%20Company%202010-07-31%20(Jul10)%20OpenOffice/Fixedassets.ods'#$Schedule.$C$69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69]&gt;0;['file:///C:/Users/Antony/diy/GB%20Accounts/GB%20Accounts%202010/GB%20Accounts%20Company%202010-07-31%20(Jul10)%20OpenOffice/Fixedassets.ods'#$Schedule.$E$69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69]&gt;0;['file:///C:/Users/Antony/diy/GB%20Accounts/GB%20Accounts%202010/GB%20Accounts%20Company%202010-07-31%20(Jul10)%20OpenOffice/Fixedassets.ods'#$Schedule.$Q$69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70]&gt;0;['file:///C:/Users/Antony/diy/GB%20Accounts/GB%20Accounts%202010/GB%20Accounts%20Company%202010-07-31%20(Jul10)%20OpenOffice/Fixedassets.ods'#$Schedule.$B$70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70]&gt;0;['file:///C:/Users/Antony/diy/GB%20Accounts/GB%20Accounts%202010/GB%20Accounts%20Company%202010-07-31%20(Jul10)%20OpenOffice/Fixedassets.ods'#$Schedule.$C$70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70]&gt;0;['file:///C:/Users/Antony/diy/GB%20Accounts/GB%20Accounts%202010/GB%20Accounts%20Company%202010-07-31%20(Jul10)%20OpenOffice/Fixedassets.ods'#$Schedule.$E$70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70]&gt;0;['file:///C:/Users/Antony/diy/GB%20Accounts/GB%20Accounts%202010/GB%20Accounts%20Company%202010-07-31%20(Jul10)%20OpenOffice/Fixedassets.ods'#$Schedule.$Q$70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71]&gt;0;['file:///C:/Users/Antony/diy/GB%20Accounts/GB%20Accounts%202010/GB%20Accounts%20Company%202010-07-31%20(Jul10)%20OpenOffice/Fixedassets.ods'#$Schedule.$B$71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71]&gt;0;['file:///C:/Users/Antony/diy/GB%20Accounts/GB%20Accounts%202010/GB%20Accounts%20Company%202010-07-31%20(Jul10)%20OpenOffice/Fixedassets.ods'#$Schedule.$C$71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71]&gt;0;['file:///C:/Users/Antony/diy/GB%20Accounts/GB%20Accounts%202010/GB%20Accounts%20Company%202010-07-31%20(Jul10)%20OpenOffice/Fixedassets.ods'#$Schedule.$E$71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71]&gt;0;['file:///C:/Users/Antony/diy/GB%20Accounts/GB%20Accounts%202010/GB%20Accounts%20Company%202010-07-31%20(Jul10)%20OpenOffice/Fixedassets.ods'#$Schedule.$Q$71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72]&gt;0;['file:///C:/Users/Antony/diy/GB%20Accounts/GB%20Accounts%202010/GB%20Accounts%20Company%202010-07-31%20(Jul10)%20OpenOffice/Fixedassets.ods'#$Schedule.$B$72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72]&gt;0;['file:///C:/Users/Antony/diy/GB%20Accounts/GB%20Accounts%202010/GB%20Accounts%20Company%202010-07-31%20(Jul10)%20OpenOffice/Fixedassets.ods'#$Schedule.$C$72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72]&gt;0;['file:///C:/Users/Antony/diy/GB%20Accounts/GB%20Accounts%202010/GB%20Accounts%20Company%202010-07-31%20(Jul10)%20OpenOffice/Fixedassets.ods'#$Schedule.$E$72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72]&gt;0;['file:///C:/Users/Antony/diy/GB%20Accounts/GB%20Accounts%202010/GB%20Accounts%20Company%202010-07-31%20(Jul10)%20OpenOffice/Fixedassets.ods'#$Schedule.$Q$72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73]&gt;0;['file:///C:/Users/Antony/diy/GB%20Accounts/GB%20Accounts%202010/GB%20Accounts%20Company%202010-07-31%20(Jul10)%20OpenOffice/Fixedassets.ods'#$Schedule.$B$73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73]&gt;0;['file:///C:/Users/Antony/diy/GB%20Accounts/GB%20Accounts%202010/GB%20Accounts%20Company%202010-07-31%20(Jul10)%20OpenOffice/Fixedassets.ods'#$Schedule.$C$73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73]&gt;0;['file:///C:/Users/Antony/diy/GB%20Accounts/GB%20Accounts%202010/GB%20Accounts%20Company%202010-07-31%20(Jul10)%20OpenOffice/Fixedassets.ods'#$Schedule.$E$73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73]&gt;0;['file:///C:/Users/Antony/diy/GB%20Accounts/GB%20Accounts%202010/GB%20Accounts%20Company%202010-07-31%20(Jul10)%20OpenOffice/Fixedassets.ods'#$Schedule.$Q$73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74]&gt;0;['file:///C:/Users/Antony/diy/GB%20Accounts/GB%20Accounts%202010/GB%20Accounts%20Company%202010-07-31%20(Jul10)%20OpenOffice/Fixedassets.ods'#$Schedule.$B$74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74]&gt;0;['file:///C:/Users/Antony/diy/GB%20Accounts/GB%20Accounts%202010/GB%20Accounts%20Company%202010-07-31%20(Jul10)%20OpenOffice/Fixedassets.ods'#$Schedule.$C$74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74]&gt;0;['file:///C:/Users/Antony/diy/GB%20Accounts/GB%20Accounts%202010/GB%20Accounts%20Company%202010-07-31%20(Jul10)%20OpenOffice/Fixedassets.ods'#$Schedule.$E$74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74]&gt;0;['file:///C:/Users/Antony/diy/GB%20Accounts/GB%20Accounts%202010/GB%20Accounts%20Company%202010-07-31%20(Jul10)%20OpenOffice/Fixedassets.ods'#$Schedule.$Q$74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90"/>
          <table:table-cell table:style-name="ce208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18" table:formula="of:=[.E5]" office:value-type="date" office:date-value="2009-08-01">
            <text:p>01-Aug-09</text:p>
          </table:table-cell>
          <table:table-cell table:style-name="ce218" table:formula="of:=[.H5]" office:value-type="date" office:date-value="2010-07-31">
            <text:p>31-Jul-10</text:p>
          </table:table-cell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78]&gt;0;['file:///C:/Users/Antony/diy/GB%20Accounts/GB%20Accounts%202010/GB%20Accounts%20Company%202010-07-31%20(Jul10)%20OpenOffice/Fixedassets.ods'#$Schedule.$B$78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78]&gt;0;['file:///C:/Users/Antony/diy/GB%20Accounts/GB%20Accounts%202010/GB%20Accounts%20Company%202010-07-31%20(Jul10)%20OpenOffice/Fixedassets.ods'#$Schedule.$C$78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78]&gt;0;['file:///C:/Users/Antony/diy/GB%20Accounts/GB%20Accounts%202010/GB%20Accounts%20Company%202010-07-31%20(Jul10)%20OpenOffice/Fixedassets.ods'#$Schedule.$E$78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78]&gt;0;['file:///C:/Users/Antony/diy/GB%20Accounts/GB%20Accounts%202010/GB%20Accounts%20Company%202010-07-31%20(Jul10)%20OpenOffice/Fixedassets.ods'#$Schedule.$Q$78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79]&gt;0;['file:///C:/Users/Antony/diy/GB%20Accounts/GB%20Accounts%202010/GB%20Accounts%20Company%202010-07-31%20(Jul10)%20OpenOffice/Fixedassets.ods'#$Schedule.$B$79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79]&gt;0;['file:///C:/Users/Antony/diy/GB%20Accounts/GB%20Accounts%202010/GB%20Accounts%20Company%202010-07-31%20(Jul10)%20OpenOffice/Fixedassets.ods'#$Schedule.$C$79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79]&gt;0;['file:///C:/Users/Antony/diy/GB%20Accounts/GB%20Accounts%202010/GB%20Accounts%20Company%202010-07-31%20(Jul10)%20OpenOffice/Fixedassets.ods'#$Schedule.$E$79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79]&gt;0;['file:///C:/Users/Antony/diy/GB%20Accounts/GB%20Accounts%202010/GB%20Accounts%20Company%202010-07-31%20(Jul10)%20OpenOffice/Fixedassets.ods'#$Schedule.$Q$79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80]&gt;0;['file:///C:/Users/Antony/diy/GB%20Accounts/GB%20Accounts%202010/GB%20Accounts%20Company%202010-07-31%20(Jul10)%20OpenOffice/Fixedassets.ods'#$Schedule.$B$80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80]&gt;0;['file:///C:/Users/Antony/diy/GB%20Accounts/GB%20Accounts%202010/GB%20Accounts%20Company%202010-07-31%20(Jul10)%20OpenOffice/Fixedassets.ods'#$Schedule.$C$80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80]&gt;0;['file:///C:/Users/Antony/diy/GB%20Accounts/GB%20Accounts%202010/GB%20Accounts%20Company%202010-07-31%20(Jul10)%20OpenOffice/Fixedassets.ods'#$Schedule.$E$80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80]&gt;0;['file:///C:/Users/Antony/diy/GB%20Accounts/GB%20Accounts%202010/GB%20Accounts%20Company%202010-07-31%20(Jul10)%20OpenOffice/Fixedassets.ods'#$Schedule.$Q$80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81]&gt;0;['file:///C:/Users/Antony/diy/GB%20Accounts/GB%20Accounts%202010/GB%20Accounts%20Company%202010-07-31%20(Jul10)%20OpenOffice/Fixedassets.ods'#$Schedule.$B$81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81]&gt;0;['file:///C:/Users/Antony/diy/GB%20Accounts/GB%20Accounts%202010/GB%20Accounts%20Company%202010-07-31%20(Jul10)%20OpenOffice/Fixedassets.ods'#$Schedule.$C$81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81]&gt;0;['file:///C:/Users/Antony/diy/GB%20Accounts/GB%20Accounts%202010/GB%20Accounts%20Company%202010-07-31%20(Jul10)%20OpenOffice/Fixedassets.ods'#$Schedule.$E$81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81]&gt;0;['file:///C:/Users/Antony/diy/GB%20Accounts/GB%20Accounts%202010/GB%20Accounts%20Company%202010-07-31%20(Jul10)%20OpenOffice/Fixedassets.ods'#$Schedule.$Q$81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82]&gt;0;['file:///C:/Users/Antony/diy/GB%20Accounts/GB%20Accounts%202010/GB%20Accounts%20Company%202010-07-31%20(Jul10)%20OpenOffice/Fixedassets.ods'#$Schedule.$B$82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82]&gt;0;['file:///C:/Users/Antony/diy/GB%20Accounts/GB%20Accounts%202010/GB%20Accounts%20Company%202010-07-31%20(Jul10)%20OpenOffice/Fixedassets.ods'#$Schedule.$C$82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82]&gt;0;['file:///C:/Users/Antony/diy/GB%20Accounts/GB%20Accounts%202010/GB%20Accounts%20Company%202010-07-31%20(Jul10)%20OpenOffice/Fixedassets.ods'#$Schedule.$E$82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82]&gt;0;['file:///C:/Users/Antony/diy/GB%20Accounts/GB%20Accounts%202010/GB%20Accounts%20Company%202010-07-31%20(Jul10)%20OpenOffice/Fixedassets.ods'#$Schedule.$Q$82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91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18" table:formula="of:=[.E5]" office:value-type="date" office:date-value="2009-08-01">
            <text:p>01-Aug-09</text:p>
          </table:table-cell>
          <table:table-cell table:style-name="ce218" table:formula="of:=[.H5]" office:value-type="date" office:date-value="2010-07-31">
            <text:p>31-Jul-10</text:p>
          </table:table-cell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86]&gt;0;['file:///C:/Users/Antony/diy/GB%20Accounts/GB%20Accounts%202010/GB%20Accounts%20Company%202010-07-31%20(Jul10)%20OpenOffice/Fixedassets.ods'#$Schedule.$B$86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86]&gt;0;['file:///C:/Users/Antony/diy/GB%20Accounts/GB%20Accounts%202010/GB%20Accounts%20Company%202010-07-31%20(Jul10)%20OpenOffice/Fixedassets.ods'#$Schedule.$C$86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86]&gt;0;['file:///C:/Users/Antony/diy/GB%20Accounts/GB%20Accounts%202010/GB%20Accounts%20Company%202010-07-31%20(Jul10)%20OpenOffice/Fixedassets.ods'#$Schedule.$E$86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86]&gt;0;['file:///C:/Users/Antony/diy/GB%20Accounts/GB%20Accounts%202010/GB%20Accounts%20Company%202010-07-31%20(Jul10)%20OpenOffice/Fixedassets.ods'#$Schedule.$Q$86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87]&gt;0;['file:///C:/Users/Antony/diy/GB%20Accounts/GB%20Accounts%202010/GB%20Accounts%20Company%202010-07-31%20(Jul10)%20OpenOffice/Fixedassets.ods'#$Schedule.$B$87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87]&gt;0;['file:///C:/Users/Antony/diy/GB%20Accounts/GB%20Accounts%202010/GB%20Accounts%20Company%202010-07-31%20(Jul10)%20OpenOffice/Fixedassets.ods'#$Schedule.$C$87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87]&gt;0;['file:///C:/Users/Antony/diy/GB%20Accounts/GB%20Accounts%202010/GB%20Accounts%20Company%202010-07-31%20(Jul10)%20OpenOffice/Fixedassets.ods'#$Schedule.$E$87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87]&gt;0;['file:///C:/Users/Antony/diy/GB%20Accounts/GB%20Accounts%202010/GB%20Accounts%20Company%202010-07-31%20(Jul10)%20OpenOffice/Fixedassets.ods'#$Schedule.$Q$87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5">
          <table:table-cell table:style-name="ce189" table:formula="of:=IF(['file:///C:/Users/Antony/diy/GB%20Accounts/GB%20Accounts%202010/GB%20Accounts%20Company%202010-07-31%20(Jul10)%20OpenOffice/Fixedassets.ods'#$Schedule.$E$88]&gt;0;['file:///C:/Users/Antony/diy/GB%20Accounts/GB%20Accounts%202010/GB%20Accounts%20Company%202010-07-31%20(Jul10)%20OpenOffice/Fixedassets.ods'#$Schedule.$B$88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88]&gt;0;['file:///C:/Users/Antony/diy/GB%20Accounts/GB%20Accounts%202010/GB%20Accounts%20Company%202010-07-31%20(Jul10)%20OpenOffice/Fixedassets.ods'#$Schedule.$C$88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88]&gt;0;['file:///C:/Users/Antony/diy/GB%20Accounts/GB%20Accounts%202010/GB%20Accounts%20Company%202010-07-31%20(Jul10)%20OpenOffice/Fixedassets.ods'#$Schedule.$E$88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88]&gt;0;['file:///C:/Users/Antony/diy/GB%20Accounts/GB%20Accounts%202010/GB%20Accounts%20Company%202010-07-31%20(Jul10)%20OpenOffice/Fixedassets.ods'#$Schedule.$Q$88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89]&gt;0;['file:///C:/Users/Antony/diy/GB%20Accounts/GB%20Accounts%202010/GB%20Accounts%20Company%202010-07-31%20(Jul10)%20OpenOffice/Fixedassets.ods'#$Schedule.$B$89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89]&gt;0;['file:///C:/Users/Antony/diy/GB%20Accounts/GB%20Accounts%202010/GB%20Accounts%20Company%202010-07-31%20(Jul10)%20OpenOffice/Fixedassets.ods'#$Schedule.$C$89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89]&gt;0;['file:///C:/Users/Antony/diy/GB%20Accounts/GB%20Accounts%202010/GB%20Accounts%20Company%202010-07-31%20(Jul10)%20OpenOffice/Fixedassets.ods'#$Schedule.$E$89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89]&gt;0;['file:///C:/Users/Antony/diy/GB%20Accounts/GB%20Accounts%202010/GB%20Accounts%20Company%202010-07-31%20(Jul10)%20OpenOffice/Fixedassets.ods'#$Schedule.$Q$89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90]&gt;0;['file:///C:/Users/Antony/diy/GB%20Accounts/GB%20Accounts%202010/GB%20Accounts%20Company%202010-07-31%20(Jul10)%20OpenOffice/Fixedassets.ods'#$Schedule.$B$90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90]&gt;0;['file:///C:/Users/Antony/diy/GB%20Accounts/GB%20Accounts%202010/GB%20Accounts%20Company%202010-07-31%20(Jul10)%20OpenOffice/Fixedassets.ods'#$Schedule.$C$90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90]&gt;0;['file:///C:/Users/Antony/diy/GB%20Accounts/GB%20Accounts%202010/GB%20Accounts%20Company%202010-07-31%20(Jul10)%20OpenOffice/Fixedassets.ods'#$Schedule.$E$90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90]&gt;0;['file:///C:/Users/Antony/diy/GB%20Accounts/GB%20Accounts%202010/GB%20Accounts%20Company%202010-07-31%20(Jul10)%20OpenOffice/Fixedassets.ods'#$Schedule.$Q$90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91]&gt;0;['file:///C:/Users/Antony/diy/GB%20Accounts/GB%20Accounts%202010/GB%20Accounts%20Company%202010-07-31%20(Jul10)%20OpenOffice/Fixedassets.ods'#$Schedule.$B$91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91]&gt;0;['file:///C:/Users/Antony/diy/GB%20Accounts/GB%20Accounts%202010/GB%20Accounts%20Company%202010-07-31%20(Jul10)%20OpenOffice/Fixedassets.ods'#$Schedule.$C$91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91]&gt;0;['file:///C:/Users/Antony/diy/GB%20Accounts/GB%20Accounts%202010/GB%20Accounts%20Company%202010-07-31%20(Jul10)%20OpenOffice/Fixedassets.ods'#$Schedule.$E$91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91]&gt;0;['file:///C:/Users/Antony/diy/GB%20Accounts/GB%20Accounts%202010/GB%20Accounts%20Company%202010-07-31%20(Jul10)%20OpenOffice/Fixedassets.ods'#$Schedule.$Q$91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92]&gt;0;['file:///C:/Users/Antony/diy/GB%20Accounts/GB%20Accounts%202010/GB%20Accounts%20Company%202010-07-31%20(Jul10)%20OpenOffice/Fixedassets.ods'#$Schedule.$B$92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92]&gt;0;['file:///C:/Users/Antony/diy/GB%20Accounts/GB%20Accounts%202010/GB%20Accounts%20Company%202010-07-31%20(Jul10)%20OpenOffice/Fixedassets.ods'#$Schedule.$C$92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92]&gt;0;['file:///C:/Users/Antony/diy/GB%20Accounts/GB%20Accounts%202010/GB%20Accounts%20Company%202010-07-31%20(Jul10)%20OpenOffice/Fixedassets.ods'#$Schedule.$E$92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92]&gt;0;['file:///C:/Users/Antony/diy/GB%20Accounts/GB%20Accounts%202010/GB%20Accounts%20Company%202010-07-31%20(Jul10)%20OpenOffice/Fixedassets.ods'#$Schedule.$Q$92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93]&gt;0;['file:///C:/Users/Antony/diy/GB%20Accounts/GB%20Accounts%202010/GB%20Accounts%20Company%202010-07-31%20(Jul10)%20OpenOffice/Fixedassets.ods'#$Schedule.$B$93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93]&gt;0;['file:///C:/Users/Antony/diy/GB%20Accounts/GB%20Accounts%202010/GB%20Accounts%20Company%202010-07-31%20(Jul10)%20OpenOffice/Fixedassets.ods'#$Schedule.$C$93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93]&gt;0;['file:///C:/Users/Antony/diy/GB%20Accounts/GB%20Accounts%202010/GB%20Accounts%20Company%202010-07-31%20(Jul10)%20OpenOffice/Fixedassets.ods'#$Schedule.$E$93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93]&gt;0;['file:///C:/Users/Antony/diy/GB%20Accounts/GB%20Accounts%202010/GB%20Accounts%20Company%202010-07-31%20(Jul10)%20OpenOffice/Fixedassets.ods'#$Schedule.$Q$93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5"/>
          <table:table-cell table:style-name="ce200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18" table:formula="of:=[.E5]" office:value-type="date" office:date-value="2009-08-01">
            <text:p>01-Aug-09</text:p>
          </table:table-cell>
          <table:table-cell table:style-name="ce218" table:formula="of:=[.H5]" office:value-type="date" office:date-value="2010-07-31">
            <text:p>31-Jul-10</text:p>
          </table:table-cell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103]&gt;0;['file:///C:/Users/Antony/diy/GB%20Accounts/GB%20Accounts%202010/GB%20Accounts%20Company%202010-07-31%20(Jul10)%20OpenOffice/Fixedassets.ods'#$Schedule.$B$103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103]&gt;0;['file:///C:/Users/Antony/diy/GB%20Accounts/GB%20Accounts%202010/GB%20Accounts%20Company%202010-07-31%20(Jul10)%20OpenOffice/Fixedassets.ods'#$Schedule.$C$103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103]&gt;0;['file:///C:/Users/Antony/diy/GB%20Accounts/GB%20Accounts%202010/GB%20Accounts%20Company%202010-07-31%20(Jul10)%20OpenOffice/Fixedassets.ods'#$Schedule.$E$103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103]&gt;0;['file:///C:/Users/Antony/diy/GB%20Accounts/GB%20Accounts%202010/GB%20Accounts%20Company%202010-07-31%20(Jul10)%20OpenOffice/Fixedassets.ods'#$Schedule.$Q$103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104]&gt;0;['file:///C:/Users/Antony/diy/GB%20Accounts/GB%20Accounts%202010/GB%20Accounts%20Company%202010-07-31%20(Jul10)%20OpenOffice/Fixedassets.ods'#$Schedule.$B$104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104]&gt;0;['file:///C:/Users/Antony/diy/GB%20Accounts/GB%20Accounts%202010/GB%20Accounts%20Company%202010-07-31%20(Jul10)%20OpenOffice/Fixedassets.ods'#$Schedule.$C$104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104]&gt;0;['file:///C:/Users/Antony/diy/GB%20Accounts/GB%20Accounts%202010/GB%20Accounts%20Company%202010-07-31%20(Jul10)%20OpenOffice/Fixedassets.ods'#$Schedule.$E$104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104]&gt;0;['file:///C:/Users/Antony/diy/GB%20Accounts/GB%20Accounts%202010/GB%20Accounts%20Company%202010-07-31%20(Jul10)%20OpenOffice/Fixedassets.ods'#$Schedule.$Q$104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105]&gt;0;['file:///C:/Users/Antony/diy/GB%20Accounts/GB%20Accounts%202010/GB%20Accounts%20Company%202010-07-31%20(Jul10)%20OpenOffice/Fixedassets.ods'#$Schedule.$B$105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105]&gt;0;['file:///C:/Users/Antony/diy/GB%20Accounts/GB%20Accounts%202010/GB%20Accounts%20Company%202010-07-31%20(Jul10)%20OpenOffice/Fixedassets.ods'#$Schedule.$C$105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105]&gt;0;['file:///C:/Users/Antony/diy/GB%20Accounts/GB%20Accounts%202010/GB%20Accounts%20Company%202010-07-31%20(Jul10)%20OpenOffice/Fixedassets.ods'#$Schedule.$E$105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105]&gt;0;['file:///C:/Users/Antony/diy/GB%20Accounts/GB%20Accounts%202010/GB%20Accounts%20Company%202010-07-31%20(Jul10)%20OpenOffice/Fixedassets.ods'#$Schedule.$Q$105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106]&gt;0;['file:///C:/Users/Antony/diy/GB%20Accounts/GB%20Accounts%202010/GB%20Accounts%20Company%202010-07-31%20(Jul10)%20OpenOffice/Fixedassets.ods'#$Schedule.$B$106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106]&gt;0;['file:///C:/Users/Antony/diy/GB%20Accounts/GB%20Accounts%202010/GB%20Accounts%20Company%202010-07-31%20(Jul10)%20OpenOffice/Fixedassets.ods'#$Schedule.$C$106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106]&gt;0;['file:///C:/Users/Antony/diy/GB%20Accounts/GB%20Accounts%202010/GB%20Accounts%20Company%202010-07-31%20(Jul10)%20OpenOffice/Fixedassets.ods'#$Schedule.$E$106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106]&gt;0;['file:///C:/Users/Antony/diy/GB%20Accounts/GB%20Accounts%202010/GB%20Accounts%20Company%202010-07-31%20(Jul10)%20OpenOffice/Fixedassets.ods'#$Schedule.$Q$106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0">
          <table:table-cell table:style-name="ce189" table:formula="of:=IF(['file:///C:/Users/Antony/diy/GB%20Accounts/GB%20Accounts%202010/GB%20Accounts%20Company%202010-07-31%20(Jul10)%20OpenOffice/Fixedassets.ods'#$Schedule.$E$107]&gt;0;['file:///C:/Users/Antony/diy/GB%20Accounts/GB%20Accounts%202010/GB%20Accounts%20Company%202010-07-31%20(Jul10)%20OpenOffice/Fixedassets.ods'#$Schedule.$B$107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107]&gt;0;['file:///C:/Users/Antony/diy/GB%20Accounts/GB%20Accounts%202010/GB%20Accounts%20Company%202010-07-31%20(Jul10)%20OpenOffice/Fixedassets.ods'#$Schedule.$C$107];&quot; &quot;)" office:value-type="string" office:string-value=" ">
            <text:p><text:s/></text:p>
          </table:table-cell>
          <table:table-cell table:style-name="ce144"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107]&gt;0;['file:///C:/Users/Antony/diy/GB%20Accounts/GB%20Accounts%202010/GB%20Accounts%20Company%202010-07-31%20(Jul10)%20OpenOffice/Fixedassets.ods'#$Schedule.$E$107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107]&gt;0;['file:///C:/Users/Antony/diy/GB%20Accounts/GB%20Accounts%202010/GB%20Accounts%20Company%202010-07-31%20(Jul10)%20OpenOffice/Fixedassets.ods'#$Schedule.$Q$107];&quot; &quot;)" office:value-type="string" office:string-value=" ">
            <text:p><text:s/>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213" office:value-type="string" table:number-columns-spanned="2" table:number-rows-spanned="1">
            <text:p>Total Capital Expenditure between</text:p>
          </table:table-cell>
          <table:covered-table-cell/>
          <table:table-cell table:style-name="ce190" table:formula="of:=[.E5]" office:value-type="date" office:date-value="2009-08-01">
            <text:p>01-Aug-09</text:p>
          </table:table-cell>
          <table:table-cell table:style-name="ce229" table:formula="of:=[.H5]" office:value-type="date" office:date-value="2010-07-31">
            <text:p>31-Jul-10</text:p>
          </table:table-cell>
          <table:table-cell table:style-name="ce239" table:formula="of:=SUM([.F48:.F78])" office:value-type="float" office:value="0">
            <text:p>0</text:p>
          </table:table-cell>
          <table:table-cell table:style-name="ce231"/>
          <table:table-cell table:style-name="ce234"/>
          <table:table-cell table:style-name="ce238" table:formula="of:=SUM([.I48:.I78])" office:value-type="float" office:value="0">
            <text:p>0</text:p>
          </table:table-cell>
          <table:table-cell table:style-name="ce231"/>
          <table:table-cell table:style-name="ce238" table:formula="of:=[.I79]" office:value-type="float" office:value="0">
            <text:p>0</text:p>
          </table:table-cell>
          <table:table-cell table:style-name="ce192"/>
          <table:table-cell table:style-name="ce144" table:number-columns-repeated="1012"/>
        </table:table-row>
        <table:table-row table:style-name="ro10">
          <table:table-cell table:style-name="ce185"/>
          <table:table-cell table:style-name="ce192" table:number-columns-repeated="4"/>
          <table:table-cell table:style-name="ce231" table:number-columns-repeated="2"/>
          <table:table-cell table:style-name="ce234"/>
          <table:table-cell table:style-name="ce192"/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8">
          <table:table-cell table:style-name="ce185"/>
          <table:table-cell table:style-name="ce214" table:number-columns-spanned="2" table:number-rows-spanned="1"/>
          <table:covered-table-cell/>
          <table:table-cell table:style-name="ce192" table:number-columns-repeated="2"/>
          <table:table-cell table:style-name="ce236" office:value-type="string" table:number-columns-spanned="1" table:number-rows-spanned="2">
            <text:p>Capital Expenditure</text:p>
          </table:table-cell>
          <table:table-cell table:style-name="ce231"/>
          <table:table-cell table:style-name="ce234"/>
          <table:table-cell table:style-name="ce236" office:value-type="string" table:number-columns-spanned="1" table:number-rows-spanned="2">
            <text:p>Writing Down Allowances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8">
          <table:table-cell table:style-name="ce192"/>
          <table:table-cell table:style-name="ce210" office:value-type="string" table:number-columns-spanned="2" table:number-rows-spanned="1">
            <text:p>WRITING DOWN ALLOWANCES</text:p>
          </table:table-cell>
          <table:covered-table-cell/>
          <table:table-cell table:style-name="ce192"/>
          <table:table-cell table:style-name="ce227"/>
          <table:covered-table-cell/>
          <table:table-cell table:style-name="ce231"/>
          <table:table-cell table:style-name="ce234"/>
          <table:covered-table-cell/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19">
          <table:table-cell table:style-name="ce192"/>
          <table:table-cell table:style-name="ce211"/>
          <table:table-cell table:style-name="ce192" table:number-columns-repeated="2"/>
          <table:table-cell table:style-name="ce227"/>
          <table:table-cell table:style-name="ce237" office:value-type="string">
            <text:p>£</text:p>
          </table:table-cell>
          <table:table-cell table:style-name="ce231"/>
          <table:table-cell table:style-name="ce234"/>
          <table:table-cell table:style-name="ce251" office:value-type="string">
            <text:p>£</text:p>
          </table:table-cell>
          <table:table-cell table:style-name="ce231" table:number-columns-repeated="2"/>
          <table:table-cell table:style-name="ce192"/>
          <table:table-cell table:style-name="ce144" table:number-columns-repeated="1012"/>
        </table:table-row>
        <table:table-row table:style-name="ro8">
          <table:table-cell table:style-name="ce193" office:value-type="string">
            <text:p>Note 2</text:p>
          </table:table-cell>
          <table:table-cell table:style-name="ce191" office:value-type="string" table:number-columns-spanned="2" table:number-rows-spanned="1">
            <text:p>Expenditure on Cars between</text:p>
          </table:table-cell>
          <table:covered-table-cell/>
          <table:table-cell table:style-name="ce219" table:formula="of:=[.E5]" office:value-type="date" office:date-value="2009-08-01">
            <text:p>01-Aug-09</text:p>
          </table:table-cell>
          <table:table-cell table:style-name="ce219" table:formula="of:=[.H5]" office:value-type="date" office:date-value="2010-07-31">
            <text:p>31-Jul-10</text:p>
          </table:table-cell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0/GB%20Accounts%20Company%202010-07-31%20(Jul10)%20OpenOffice/Fixedassets.ods'#$Schedule.$E$97]&gt;0;['file:///C:/Users/Antony/diy/GB%20Accounts/GB%20Accounts%202010/GB%20Accounts%20Company%202010-07-31%20(Jul10)%20OpenOffice/Fixedassets.ods'#$Schedule.$B$97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97]&gt;0;['file:///C:/Users/Antony/diy/GB%20Accounts/GB%20Accounts%202010/GB%20Accounts%20Company%202010-07-31%20(Jul10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97]&gt;0;['file:///C:/Users/Antony/diy/GB%20Accounts/GB%20Accounts%202010/GB%20Accounts%20Company%202010-07-31%20(Jul10)%20OpenOffice/Fixedassets.ods'#$Schedule.$E$97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97]&gt;0;['file:///C:/Users/Antony/diy/GB%20Accounts/GB%20Accounts%202010/GB%20Accounts%20Company%202010-07-31%20(Jul10)%20OpenOffice/Fixedassets.ods'#$Schedule.$R$97];&quot; &quot;)" office:value-type="string" office:string-value=" ">
            <text:p><text:s/>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0/GB%20Accounts%20Company%202010-07-31%20(Jul10)%20OpenOffice/Fixedassets.ods'#$Schedule.$E$98]&gt;0;['file:///C:/Users/Antony/diy/GB%20Accounts/GB%20Accounts%202010/GB%20Accounts%20Company%202010-07-31%20(Jul10)%20OpenOffice/Fixedassets.ods'#$Schedule.$B$98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98]&gt;0;['file:///C:/Users/Antony/diy/GB%20Accounts/GB%20Accounts%202010/GB%20Accounts%20Company%202010-07-31%20(Jul10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98]&gt;0;['file:///C:/Users/Antony/diy/GB%20Accounts/GB%20Accounts%202010/GB%20Accounts%20Company%202010-07-31%20(Jul10)%20OpenOffice/Fixedassets.ods'#$Schedule.$E$98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98]&gt;0;['file:///C:/Users/Antony/diy/GB%20Accounts/GB%20Accounts%202010/GB%20Accounts%20Company%202010-07-31%20(Jul10)%20OpenOffice/Fixedassets.ods'#$Schedule.$R$98];&quot; &quot;)" office:value-type="string" office:string-value=" ">
            <text:p><text:s/>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0/GB%20Accounts%20Company%202010-07-31%20(Jul10)%20OpenOffice/Fixedassets.ods'#$Schedule.$E$99]&gt;0;['file:///C:/Users/Antony/diy/GB%20Accounts/GB%20Accounts%202010/GB%20Accounts%20Company%202010-07-31%20(Jul10)%20OpenOffice/Fixedassets.ods'#$Schedule.$B$99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99]&gt;0;['file:///C:/Users/Antony/diy/GB%20Accounts/GB%20Accounts%202010/GB%20Accounts%20Company%202010-07-31%20(Jul10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99]&gt;0;['file:///C:/Users/Antony/diy/GB%20Accounts/GB%20Accounts%202010/GB%20Accounts%20Company%202010-07-31%20(Jul10)%20OpenOffice/Fixedassets.ods'#$Schedule.$E$99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99]&gt;0;['file:///C:/Users/Antony/diy/GB%20Accounts/GB%20Accounts%202010/GB%20Accounts%20Company%202010-07-31%20(Jul10)%20OpenOffice/Fixedassets.ods'#$Schedule.$R$99];&quot; &quot;)" office:value-type="string" office:string-value=" ">
            <text:p><text:s/>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0/GB%20Accounts%20Company%202010-07-31%20(Jul10)%20OpenOffice/Fixedassets.ods'#$Schedule.$E$100]&gt;0;['file:///C:/Users/Antony/diy/GB%20Accounts/GB%20Accounts%202010/GB%20Accounts%20Company%202010-07-31%20(Jul10)%20OpenOffice/Fixedassets.ods'#$Schedule.$B$100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100]&gt;0;['file:///C:/Users/Antony/diy/GB%20Accounts/GB%20Accounts%202010/GB%20Accounts%20Company%202010-07-31%20(Jul10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100]&gt;0;['file:///C:/Users/Antony/diy/GB%20Accounts/GB%20Accounts%202010/GB%20Accounts%20Company%202010-07-31%20(Jul10)%20OpenOffice/Fixedassets.ods'#$Schedule.$E$100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100]&gt;0;['file:///C:/Users/Antony/diy/GB%20Accounts/GB%20Accounts%202010/GB%20Accounts%20Company%202010-07-31%20(Jul10)%20OpenOffice/Fixedassets.ods'#$Schedule.$R$100];&quot; &quot;)" office:value-type="string" office:string-value=" ">
            <text:p><text:s/>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0/GB%20Accounts%20Company%202010-07-31%20(Jul10)%20OpenOffice/Fixedassets.ods'#$Schedule.$E$101]&gt;0;['file:///C:/Users/Antony/diy/GB%20Accounts/GB%20Accounts%202010/GB%20Accounts%20Company%202010-07-31%20(Jul10)%20OpenOffice/Fixedassets.ods'#$Schedule.$B$101];&quot; &quot;)" office:value-type="string" office:string-value=" ">
            <text:p><text:s/></text:p>
          </table:table-cell>
          <table:table-cell table:style-name="ce212" table:formula="of:=IF(['file:///C:/Users/Antony/diy/GB%20Accounts/GB%20Accounts%202010/GB%20Accounts%20Company%202010-07-31%20(Jul10)%20OpenOffice/Fixedassets.ods'#$Schedule.$E$101]&gt;0;['file:///C:/Users/Antony/diy/GB%20Accounts/GB%20Accounts%202010/GB%20Accounts%20Company%202010-07-31%20(Jul10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28"/>
          <table:table-cell table:style-name="ce238" table:formula="of:=IF(['file:///C:/Users/Antony/diy/GB%20Accounts/GB%20Accounts%202010/GB%20Accounts%20Company%202010-07-31%20(Jul10)%20OpenOffice/Fixedassets.ods'#$Schedule.$E$101]&gt;0;['file:///C:/Users/Antony/diy/GB%20Accounts/GB%20Accounts%202010/GB%20Accounts%20Company%202010-07-31%20(Jul10)%20OpenOffice/Fixedassets.ods'#$Schedule.$E$101];&quot; &quot;)" office:value-type="string" office:string-value=" ">
            <text:p><text:s/></text:p>
          </table:table-cell>
          <table:table-cell table:style-name="ce231"/>
          <table:table-cell table:style-name="ce234"/>
          <table:table-cell table:style-name="ce252" table:formula="of:=IF(['file:///C:/Users/Antony/diy/GB%20Accounts/GB%20Accounts%202010/GB%20Accounts%20Company%202010-07-31%20(Jul10)%20OpenOffice/Fixedassets.ods'#$Schedule.$E$101]&gt;0;['file:///C:/Users/Antony/diy/GB%20Accounts/GB%20Accounts%202010/GB%20Accounts%20Company%202010-07-31%20(Jul10)%20OpenOffice/Fixedassets.ods'#$Schedule.$R$101];&quot; &quot;)" office:value-type="string" office:string-value=" ">
            <text:p><text:s/>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15" office:value-type="string" table:number-columns-spanned="2" table:number-rows-spanned="1">
            <text:p>Writing Down Allowance on Cars bought</text:p>
          </table:table-cell>
          <table:covered-table-cell/>
          <table:table-cell table:style-name="ce220" table:formula="of:=[.E5]" office:value-type="date" office:date-value="2009-08-01">
            <text:p>01-Aug-09</text:p>
          </table:table-cell>
          <table:table-cell table:style-name="ce220" table:formula="of:=[.H5]" office:value-type="date" office:date-value="2010-07-31">
            <text:p>31-Jul-10</text:p>
          </table:table-cell>
          <table:table-cell table:style-name="ce240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31"/>
          <table:table-cell table:style-name="ce264" table:formula="of:=SUM([.I84:.I90])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06"/>
          <table:table-cell table:style-name="ce197" table:number-columns-repeated="2"/>
          <table:table-cell table:style-name="ce199"/>
          <table:table-cell table:style-name="ce235"/>
          <table:table-cell table:style-name="ce231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94" office:value-type="string">
            <text:p>Note 3</text:p>
          </table:table-cell>
          <table:table-cell table:style-name="ce20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30" table:formula="of:=[.E5]" office:value-type="date" office:date-value="2009-08-01">
            <text:p>01-Aug-09</text:p>
          </table:table-cell>
          <table:table-cell table:style-name="ce241" table:formula="of:=[$Admin.G6]/100" office:value-type="percentage" office:value="0.2">
            <text:p>20%</text:p>
          </table:table-cell>
          <table:table-cell table:style-name="ce231"/>
          <table:table-cell table:style-name="ce234"/>
          <table:table-cell table:style-name="ce231" table:number-columns-repeated="3"/>
          <table:table-cell table:style-name="ce192"/>
          <table:table-cell table:style-name="ce144" table:number-columns-repeated="1012"/>
        </table:table-row>
        <table:table-row table:style-name="ro10">
          <table:table-cell table:style-name="ce183"/>
          <table:table-cell table:style-name="ce205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21" table:formula="of:=[.E5]" office:value-type="date" office:date-value="2009-08-01">
            <text:p>01-Aug-09</text:p>
          </table:table-cell>
          <table:table-cell table:style-name="ce197"/>
          <table:table-cell table:style-name="ce208"/>
          <table:table-cell table:style-name="ce231"/>
          <table:table-cell table:style-name="ce234"/>
          <table:table-cell table:formula="of:=IF(['file:///C:/Users/Antony/diy/GB%20Accounts/GB%20Accounts%202010/GB%20Accounts%20Company%202010-07-31%20(Jul10)%20OpenOffice/Fixedassets.ods'#$Schedule.$R$22]&gt;0;['file:///C:/Users/Antony/diy/GB%20Accounts/GB%20Accounts%202010/GB%20Accounts%20Company%202010-07-31%20(Jul10)%20OpenOffice/Fixedassets.ods'#$Schedule.$R$22];&quot; &quot;)" office:value-type="string" office:string-value=" ">
            <text:p><text:s/>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5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21" table:formula="of:=[.E5]" office:value-type="date" office:date-value="2009-08-01">
            <text:p>01-Aug-09</text:p>
          </table:table-cell>
          <table:table-cell table:style-name="ce197"/>
          <table:table-cell table:style-name="ce208"/>
          <table:table-cell table:style-name="ce231"/>
          <table:table-cell table:style-name="ce234"/>
          <table:table-cell table:formula="of:=IF(['file:///C:/Users/Antony/diy/GB%20Accounts/GB%20Accounts%202010/GB%20Accounts%20Company%202010-07-31%20(Jul10)%20OpenOffice/Fixedassets.ods'#$Schedule.$R$30]&gt;0;['file:///C:/Users/Antony/diy/GB%20Accounts/GB%20Accounts%202010/GB%20Accounts%20Company%202010-07-31%20(Jul10)%20OpenOffice/Fixedassets.ods'#$Schedule.$R$30];&quot; &quot;)" office:value-type="string" office:string-value=" ">
            <text:p><text:s/>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5" office:value-type="string" table:number-columns-spanned="2" table:number-rows-spanned="1">
            <text:p>Computer Equipment purchased prior to</text:p>
          </table:table-cell>
          <table:covered-table-cell/>
          <table:table-cell table:style-name="ce221" table:formula="of:=[.E5]" office:value-type="date" office:date-value="2009-08-01">
            <text:p>01-Aug-09</text:p>
          </table:table-cell>
          <table:table-cell table:style-name="ce197"/>
          <table:table-cell table:style-name="ce208"/>
          <table:table-cell table:style-name="ce231"/>
          <table:table-cell table:style-name="ce234"/>
          <table:table-cell table:formula="of:=IF(['file:///C:/Users/Antony/diy/GB%20Accounts/GB%20Accounts%202010/GB%20Accounts%20Company%202010-07-31%20(Jul10)%20OpenOffice/Fixedassets.ods'#$Schedule.$R$41]&gt;0;['file:///C:/Users/Antony/diy/GB%20Accounts/GB%20Accounts%202010/GB%20Accounts%20Company%202010-07-31%20(Jul10)%20OpenOffice/Fixedassets.ods'#$Schedule.$R$41];&quot; &quot;)" office:value-type="string" office:string-value=" ">
            <text:p><text:s/>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4"/>
          <table:table-cell table:style-name="ce205" office:value-type="string" table:number-columns-spanned="2" table:number-rows-spanned="1">
            <text:p>Motor Vehicles purchased prior to</text:p>
          </table:table-cell>
          <table:covered-table-cell/>
          <table:table-cell table:style-name="ce221" table:formula="of:=[.E5]" office:value-type="date" office:date-value="2009-08-01">
            <text:p>01-Aug-09</text:p>
          </table:table-cell>
          <table:table-cell table:style-name="ce197"/>
          <table:table-cell table:style-name="ce208"/>
          <table:table-cell table:style-name="ce231"/>
          <table:table-cell table:style-name="ce234"/>
          <table:table-cell table:formula="of:=IF(['file:///C:/Users/Antony/diy/GB%20Accounts/GB%20Accounts%202010/GB%20Accounts%20Company%202010-07-31%20(Jul10)%20OpenOffice/Fixedassets.ods'#$Schedule.$R$55]&gt;0;['file:///C:/Users/Antony/diy/GB%20Accounts/GB%20Accounts%202010/GB%20Accounts%20Company%202010-07-31%20(Jul10)%20OpenOffice/Fixedassets.ods'#$Schedule.$R$55];&quot; &quot;)" office:value-type="string" office:string-value=" ">
            <text:p><text:s/></text:p>
          </table:table-cell>
          <table:table-cell table:style-name="ce231"/>
          <table:table-cell table:style-name="ce197" table:number-columns-repeated="2"/>
          <table:table-cell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4"/>
          <table:table-cell table:style-name="ce231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95"/>
          <table:table-cell table:style-name="ce20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30" table:formula="of:=[.E5]" office:value-type="date" office:date-value="2009-08-01">
            <text:p>01-Aug-09</text:p>
          </table:table-cell>
          <table:table-cell table:style-name="ce241" table:formula="of:=[.F93]" office:value-type="percentage" office:value="0.2">
            <text:p>20%</text:p>
          </table:table-cell>
          <table:table-cell table:style-name="ce231"/>
          <table:table-cell table:style-name="ce234"/>
          <table:table-cell table:style-name="ce244"/>
          <table:table-cell table:style-name="ce231"/>
          <table:table-cell table:style-name="ce238" table:formula="of:=SUM([.I93:.I98])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06" table:number-columns-spanned="3" table:number-rows-spanned="1"/>
          <table:covered-table-cell table:number-columns-repeated="2"/>
          <table:table-cell table:style-name="ce190" table:number-columns-repeated="2"/>
          <table:table-cell table:style-name="ce231"/>
          <table:table-cell table:style-name="ce234"/>
          <table:table-cell table:style-name="ce231" table:formula="of:=IF(['file:///C:/Users/Antony/diy/GB%20Accounts/GB%20Accounts%202010/GB%20Accounts%20Company%202010-07-31%20(Jul10)%20OpenOffice/Fixedassets.ods'#$Schedule.$W$1]&gt;0;['file:///C:/Users/Antony/diy/GB%20Accounts/GB%20Accounts%202010/GB%20Accounts%20Company%202010-07-31%20(Jul10)%20OpenOffice/Fixedassets.ods'#$Schedule.$Z$1]-['file:///C:/Users/Antony/diy/GB%20Accounts/GB%20Accounts%202010/GB%20Accounts%20Company%202010-07-31%20(Jul10)%20OpenOffice/Fixedassets.ods'#$Schedule.$Y$1];&quot; &quot;)" office:value-type="string" office:string-value=" ">
            <text:p><text:s/></text:p>
          </table:table-cell>
          <table:table-cell table:style-name="ce231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93" office:value-type="string">
            <text:p>Note 4</text:p>
          </table:table-cell>
          <table:table-cell table:style-name="ce20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30" table:formula="of:=[.E5]" office:value-type="date" office:date-value="2009-08-01">
            <text:p>01-Aug-09</text:p>
          </table:table-cell>
          <table:table-cell table:style-name="ce230" table:formula="of:=[.H5]" office:value-type="date" office:date-value="2010-07-31">
            <text:p>31-Jul-10</text:p>
          </table:table-cell>
          <table:table-cell table:style-name="ce244" table:number-columns-repeated="3"/>
          <table:table-cell table:style-name="ce231"/>
          <table:table-cell table:style-name="ce264" table:formula="of:=SUM([.I100:.I101])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95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25">
          <table:table-cell table:style-name="ce195"/>
          <table:table-cell table:style-name="ce209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09" table:number-columns-repeated="3"/>
          <table:table-cell table:style-name="ce231"/>
          <table:table-cell table:style-name="ce265" table:formula="of:=[.K79]+[.K99]+[.K91]-[.K102]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95"/>
          <table:table-cell table:style-name="ce197" table:number-columns-repeated="4"/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197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9" table:protected="true">
        <table:table-column table:style-name="co42" table:default-cell-style-name="ce151"/>
        <table:table-column table:style-name="co38" table:number-columns-repeated="2" table:default-cell-style-name="ce151"/>
        <table:table-column table:style-name="co41" table:default-cell-style-name="ce151"/>
        <table:table-column table:style-name="co38" table:number-columns-repeated="2" table:default-cell-style-name="ce151"/>
        <table:table-column table:style-name="co41" table:default-cell-style-name="ce151"/>
        <table:table-column table:style-name="co38" table:number-columns-repeated="5" table:default-cell-style-name="ce151"/>
        <table:table-column table:style-name="co43" table:default-cell-style-name="ce151"/>
        <table:table-column table:style-name="co38" table:default-cell-style-name="ce151"/>
        <table:table-column table:style-name="co41" table:default-cell-style-name="ce151"/>
        <table:table-column table:style-name="co38" table:number-columns-repeated="2" table:default-cell-style-name="ce151"/>
        <table:table-column table:style-name="co41" table:default-cell-style-name="ce151"/>
        <table:table-column table:style-name="co38" table:number-columns-repeated="5" table:default-cell-style-name="ce151"/>
        <table:table-column table:style-name="co1" table:default-cell-style-name="ce151"/>
        <table:table-column table:style-name="co44" table:default-cell-style-name="ce151"/>
        <table:table-column table:style-name="co38" table:number-columns-repeated="4" table:default-cell-style-name="ce151"/>
        <table:table-column table:style-name="co1" table:default-cell-style-name="ce151"/>
        <table:table-column table:style-name="co38" table:number-columns-repeated="2" table:default-cell-style-name="ce151"/>
        <table:table-column table:style-name="co42" table:default-cell-style-name="ce151"/>
        <table:table-column table:style-name="co45" table:default-cell-style-name="ce151"/>
        <table:table-column table:style-name="co38" table:number-columns-repeated="9" table:default-cell-style-name="ce151"/>
        <table:table-column table:style-name="co46" table:default-cell-style-name="ce151"/>
        <table:table-column table:style-name="co7" table:number-columns-repeated="980" table:default-cell-style-name="ce151"/>
        <table:table-row table:style-name="ro29">
          <table:table-cell table:style-name="ce266" table:number-columns-spanned="5" table:number-rows-spanned="2"/>
          <table:covered-table-cell table:number-columns-repeated="4"/>
          <table:table-cell table:style-name="ce325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66" table:number-columns-spanned="4" table:number-rows-spanned="2"/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5"/>
          <table:table-cell table:style-name="ce326" table:number-columns-spanned="35" table:number-rows-spanned="1"/>
          <table:covered-table-cell table:number-columns-repeated="38"/>
          <table:table-cell table:number-columns-repeated="980"/>
        </table:table-row>
        <table:table-row table:style-name="ro4">
          <table:table-cell table:style-name="ce187" table:number-columns-spanned="2" table:number-rows-spanned="5"/>
          <table:covered-table-cell/>
          <table:table-cell table:style-name="ce309" table:number-columns-spanned="38" table:number-rows-spanned="1"/>
          <table:covered-table-cell table:number-columns-repeated="37"/>
          <table:table-cell table:style-name="ce376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26">
          <table:covered-table-cell table:number-columns-repeated="2"/>
          <table:table-cell table:style-name="ce310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187" table:number-columns-spanned="12" table:number-rows-spanned="4"/>
          <table:covered-table-cell table:number-columns-repeated="11"/>
          <table:table-cell table:style-name="ce346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44"/>
          <table:table-cell table:number-columns-repeated="980"/>
        </table:table-row>
        <table:table-row table:style-name="ro25">
          <table:covered-table-cell table:number-columns-repeated="23"/>
          <table:table-cell table:style-name="ce347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23"/>
          <table:table-cell table:style-name="ce348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0">
          <table:table-cell table:style-name="ce266" table:number-columns-spanned="44" table:number-rows-spanned="1"/>
          <table:covered-table-cell table:number-columns-repeated="43"/>
          <table:table-cell table:number-columns-repeated="980"/>
        </table:table-row>
        <table:table-row table:style-name="ro29">
          <table:table-cell table:style-name="ce267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66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6">
          <table:table-cell table:style-name="ce268"/>
          <table:table-cell table:style-name="ce268" office:value-type="string">
            <text:p>If the revenue send the company a Notice to deliver a company tax return (form CT603) it has to comply by the filing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date, or the revenue charge a penalty, even if there is no tax to pay. A return includes a company tax return form, any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Supplementary Pages, accounts, computations and any relevant information.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In this the right form for the company? Read the advice on pages 3 to 6 of the Company tax return guide before you start.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The forms in the CT600 series set out the information we need and provide a standard format for calculations.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Use the Guide which contains general information you may need and box by box advice to help complete the return form.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31">
          <table:table-cell table:style-name="ce187" table:number-columns-spanned="11" table:number-rows-spanned="1"/>
          <table:covered-table-cell table:number-columns-repeated="10"/>
          <table:table-cell table:style-name="ce266" table:number-columns-spanned="33" table:number-rows-spanned="2"/>
          <table:covered-table-cell table:number-columns-repeated="32"/>
          <table:table-cell table:number-columns-repeated="980"/>
        </table:table-row>
        <table:table-row table:style-name="ro29">
          <table:table-cell table:style-name="ce269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68"/>
          <table:table-cell table:style-name="ce285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68" table:number-columns-repeated="35"/>
          <table:table-cell table:style-name="ce114" table:number-columns-repeated="980"/>
        </table:table-row>
        <table:table-row table:style-name="ro25">
          <table:table-cell table:style-name="ce268"/>
          <table:table-cell table:style-name="ce291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8"/>
          <table:table-cell table:style-name="ce114" table:number-columns-repeated="980"/>
        </table:table-row>
        <table:table-row table:style-name="ro10">
          <table:table-cell table:style-name="ce270"/>
          <table:table-cell table:style-name="ce270" office:value-type="string">
            <text:p>Company registration number</text:p>
          </table:table-cell>
          <table:table-cell table:style-name="ce270" table:number-columns-repeated="18"/>
          <table:table-cell table:style-name="ce270" office:value-type="string">
            <text:p>Tax Reference as shown on the CT603</text:p>
          </table:table-cell>
          <table:table-cell table:style-name="ce270" table:number-columns-repeated="16"/>
          <table:table-cell table:style-name="ce270" office:value-type="string">
            <text:p>Type of company</text:p>
          </table:table-cell>
          <table:table-cell table:style-name="ce270" table:number-columns-repeated="6"/>
          <table:table-cell table:style-name="ce144" table:number-columns-repeated="980"/>
        </table:table-row>
        <table:table-row table:style-name="ro25">
          <table:table-cell table:style-name="ce268"/>
          <table:table-cell table:style-name="ce292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68" table:number-columns-repeated="7"/>
          <table:table-cell table:style-name="ce313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9"/>
          <table:table-cell table:style-name="ce313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49"/>
          <table:table-cell table:style-name="ce313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8"/>
          <table:table-cell table:style-name="ce351" table:number-columns-spanned="2" table:number-rows-spanned="1"/>
          <table:covered-table-cell/>
          <table:table-cell table:style-name="ce268" table:number-columns-repeated="5"/>
          <table:table-cell table:style-name="ce114" table:number-columns-repeated="980"/>
        </table:table-row>
        <table:table-row table:style-name="ro10">
          <table:table-cell table:style-name="ce270"/>
          <table:table-cell table:style-name="ce270" office:value-type="string">
            <text:p>Registered office address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32">
          <table:table-cell table:style-name="ce268"/>
          <table:table-cell table:style-name="ce291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8"/>
          <table:table-cell table:style-name="ce114" table:number-columns-repeated="980"/>
        </table:table-row>
        <table:table-row table:style-name="ro32">
          <table:table-cell table:style-name="ce268"/>
          <table:table-cell table:style-name="ce291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8"/>
          <table:table-cell table:style-name="ce114" table:number-columns-repeated="980"/>
        </table:table-row>
        <table:table-row table:style-name="ro32">
          <table:table-cell table:style-name="ce268"/>
          <table:table-cell table:style-name="ce293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8"/>
          <table:table-cell table:style-name="ce114" table:number-columns-repeated="980"/>
        </table:table-row>
        <table:table-row table:style-name="ro32">
          <table:table-cell table:style-name="ce268"/>
          <table:table-cell table:style-name="ce294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60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0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68"/>
          <table:table-cell table:style-name="ce114" table:number-columns-repeated="980"/>
        </table:table-row>
        <table:table-row table:style-name="ro6">
          <table:table-cell table:style-name="ce271" table:number-columns-repeated="44"/>
          <table:table-cell table:number-columns-repeated="980"/>
        </table:table-row>
        <table:table-row table:style-name="ro33">
          <table:table-cell table:style-name="ce272" table:number-columns-spanned="10" table:number-rows-spanned="1"/>
          <table:covered-table-cell table:number-columns-repeated="9"/>
          <table:table-cell table:style-name="ce266" table:number-columns-spanned="34" table:number-rows-spanned="2"/>
          <table:covered-table-cell table:number-columns-repeated="33"/>
          <table:table-cell table:number-columns-repeated="980"/>
        </table:table-row>
        <table:table-row table:style-name="ro29">
          <table:table-cell table:style-name="ce269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69" table:number-columns-repeated="980"/>
        </table:table-row>
        <table:table-row table:style-name="ro34">
          <table:table-cell table:style-name="ce273" table:number-columns-spanned="23" table:number-rows-spanned="1"/>
          <table:covered-table-cell table:number-columns-repeated="22"/>
          <table:table-cell table:style-name="ce272" table:number-columns-spanned="1" table:number-rows-spanned="31"/>
          <table:table-cell table:style-name="ce328" table:number-columns-spanned="20" table:number-rows-spanned="1"/>
          <table:covered-table-cell table:number-columns-repeated="19"/>
          <table:table-cell table:style-name="ce169" table:number-columns-repeated="980"/>
        </table:table-row>
        <table:table-row table:style-name="ro10">
          <table:table-cell table:style-name="ce270"/>
          <table:table-cell table:style-name="ce270" office:value-type="string">
            <text:p>This is the above company's return for the period</text:p>
          </table:table-cell>
          <table:table-cell table:style-name="ce270" table:number-columns-repeated="21"/>
          <table:covered-table-cell/>
          <table:table-cell table:style-name="ce270"/>
          <table:table-cell table:style-name="ce270" office:value-type="string">
            <text:p>Accounts</text:p>
          </table:table-cell>
          <table:table-cell table:style-name="ce270" table:number-columns-repeated="18"/>
          <table:table-cell table:style-name="ce144" table:number-columns-repeated="980"/>
        </table:table-row>
        <table:table-row table:style-name="ro11">
          <table:table-cell table:style-name="ce268"/>
          <table:table-cell table:style-name="ce268" office:value-type="string">
            <text:p>from <text:span text:style-name="T2">(dd / mm / yyyy)</text:span></text:p>
          </table:table-cell>
          <table:table-cell table:style-name="ce268" table:number-columns-repeated="10"/>
          <table:table-cell table:style-name="ce268" office:value-type="string">
            <text:p>to<text:span text:style-name="T2"> (dd / mm / yyyy)</text:span></text:p>
          </table:table-cell>
          <table:table-cell table:style-name="ce268" table:number-columns-repeated="10"/>
          <table:covered-table-cell/>
          <table:table-cell table:style-name="ce268"/>
          <table:table-cell table:style-name="ce268" office:value-type="string">
            <text:p>I attach accounts and computations</text:p>
          </table:table-cell>
          <table:table-cell table:style-name="ce268" table:number-columns-repeated="18"/>
          <table:table-cell table:style-name="ce114" table:number-columns-repeated="980"/>
        </table:table-row>
        <table:table-row table:style-name="ro25">
          <table:table-cell table:style-name="ce268"/>
          <table:table-cell table:style-name="ce295" table:formula="of:=[$Admin.L6]" office:value-type="float" office:value="40026" table:number-columns-spanned="10" table:number-rows-spanned="1">
            <text:p>01/08/2009</text:p>
          </table:table-cell>
          <table:covered-table-cell table:number-columns-repeated="9"/>
          <table:table-cell table:style-name="ce268"/>
          <table:table-cell table:style-name="ce295" table:formula="of:=[$Admin.N7]" office:value-type="float" office:value="40390" table:number-columns-spanned="10" table:number-rows-spanned="1">
            <text:p>31/07/2010</text:p>
          </table:table-cell>
          <table:covered-table-cell table:number-columns-repeated="9"/>
          <table:table-cell table:style-name="ce268"/>
          <table:covered-table-cell/>
          <table:table-cell table:style-name="ce268" table:number-columns-repeated="20"/>
          <table:table-cell table:style-name="ce114" table:number-columns-repeated="980"/>
        </table:table-row>
        <table:table-row table:style-name="ro21">
          <table:table-cell table:style-name="ce268" table:number-columns-repeated="23"/>
          <table:covered-table-cell/>
          <table:table-cell table:style-name="ce268"/>
          <table:table-cell table:style-name="ce268" office:value-type="string">
            <text:p>for the period to which this return relates</text:p>
          </table:table-cell>
          <table:table-cell table:style-name="ce268" table:number-columns-repeated="16"/>
          <table:table-cell table:style-name="ce377" office:value-type="string">
            <text:p>X</text:p>
          </table:table-cell>
          <table:table-cell table:style-name="ce268"/>
          <table:table-cell table:style-name="ce114" table:number-columns-repeated="980"/>
        </table:table-row>
        <table:table-row table:style-name="ro11">
          <table:table-cell table:style-name="ce268"/>
          <table:table-cell table:style-name="ce296" office:value-type="string">
            <text:p>Put an 'X' in the appropriate box(es) below</text:p>
          </table:table-cell>
          <table:table-cell table:style-name="ce296" table:number-columns-repeated="15"/>
          <table:table-cell table:style-name="ce268" table:number-columns-repeated="6"/>
          <table:covered-table-cell/>
          <table:table-cell table:style-name="ce268" table:number-columns-repeated="20"/>
          <table:table-cell table:style-name="ce114" table:number-columns-repeated="980"/>
        </table:table-row>
        <table:table-row table:style-name="ro10">
          <table:table-cell table:style-name="ce268" table:number-columns-repeated="23"/>
          <table:covered-table-cell/>
          <table:table-cell table:style-name="ce268"/>
          <table:table-cell table:style-name="ce268" office:value-type="string">
            <text:p>for a different period</text:p>
          </table:table-cell>
          <table:table-cell table:style-name="ce268" table:number-columns-repeated="16"/>
          <table:table-cell table:style-name="ce351"/>
          <table:table-cell table:style-name="ce268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A repayment is due for this return period</text:p>
          </table:table-cell>
          <table:table-cell table:style-name="ce268" table:number-columns-repeated="18"/>
          <table:table-cell table:style-name="ce343"/>
          <table:table-cell table:style-name="ce268" table:number-columns-repeated="2"/>
          <table:covered-table-cell/>
          <table:table-cell table:style-name="ce268" table:number-columns-repeated="20"/>
          <table:table-cell table:style-name="ce114" table:number-columns-repeated="980"/>
        </table:table-row>
        <table:table-row table:style-name="ro33">
          <table:table-cell table:style-name="ce268" table:number-columns-repeated="23"/>
          <table:covered-table-cell/>
          <table:table-cell table:style-name="ce268" table:number-columns-repeated="20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A repayment is due for an earlier period</text:p>
          </table:table-cell>
          <table:table-cell table:style-name="ce268" table:number-columns-repeated="18"/>
          <table:table-cell table:style-name="ce343"/>
          <table:table-cell table:style-name="ce268" table:number-columns-repeated="2"/>
          <table:covered-table-cell/>
          <table:table-cell table:style-name="ce268"/>
          <table:table-cell table:style-name="ce268" office:value-type="string">
            <text:p>If you are not attaching accounts and</text:p>
          </table:table-cell>
          <table:table-cell table:style-name="ce268" table:number-columns-repeated="18"/>
          <table:table-cell table:style-name="ce114" table:number-columns-repeated="980"/>
        </table:table-row>
        <table:table-row table:style-name="ro10">
          <table:table-cell table:style-name="ce268" table:number-columns-repeated="23"/>
          <table:covered-table-cell/>
          <table:table-cell table:style-name="ce268"/>
          <table:table-cell table:style-name="ce268" office:value-type="string">
            <text:p>computations, say why not</text:p>
          </table:table-cell>
          <table:table-cell table:style-name="ce268" table:number-columns-repeated="18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Making more than one return for the</text:p>
          </table:table-cell>
          <table:table-cell table:style-name="ce268" table:number-columns-repeated="21"/>
          <table:covered-table-cell/>
          <table:table-cell table:style-name="ce268"/>
          <table:table-cell table:style-name="ce351" table:number-columns-spanned="18" table:number-rows-spanned="6"/>
          <table:covered-table-cell table:number-columns-repeated="17"/>
          <table:table-cell table:style-name="ce268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company now</text:p>
          </table:table-cell>
          <table:table-cell table:style-name="ce268" table:number-columns-repeated="18"/>
          <table:table-cell table:style-name="ce343"/>
          <table:table-cell table:style-name="ce268" table:number-columns-repeated="2"/>
          <table:covered-table-cell/>
          <table:table-cell table:style-name="ce268"/>
          <table:covered-table-cell table:number-columns-repeated="18"/>
          <table:table-cell table:style-name="ce268"/>
          <table:table-cell table:style-name="ce114" table:number-columns-repeated="980"/>
        </table:table-row>
        <table:table-row table:style-name="ro33">
          <table:table-cell table:style-name="ce268" table:number-columns-repeated="23"/>
          <table:covered-table-cell/>
          <table:table-cell table:style-name="ce268"/>
          <table:covered-table-cell table:number-columns-repeated="18"/>
          <table:table-cell table:style-name="ce268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This return contains estimated figures</text:p>
          </table:table-cell>
          <table:table-cell table:style-name="ce268" table:number-columns-repeated="18"/>
          <table:table-cell table:style-name="ce343"/>
          <table:table-cell table:style-name="ce268" table:number-columns-repeated="2"/>
          <table:covered-table-cell/>
          <table:table-cell table:style-name="ce268"/>
          <table:covered-table-cell table:number-columns-repeated="18"/>
          <table:table-cell table:style-name="ce268"/>
          <table:table-cell table:style-name="ce114" table:number-columns-repeated="980"/>
        </table:table-row>
        <table:table-row table:style-name="ro33">
          <table:table-cell table:style-name="ce268" table:number-columns-repeated="23"/>
          <table:covered-table-cell/>
          <table:table-cell table:style-name="ce268"/>
          <table:covered-table-cell table:number-columns-repeated="18"/>
          <table:table-cell table:style-name="ce268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Company part of a group that is not small</text:p>
          </table:table-cell>
          <table:table-cell table:style-name="ce268" table:number-columns-repeated="18"/>
          <table:table-cell table:style-name="ce343"/>
          <table:table-cell table:style-name="ce268" table:number-columns-repeated="2"/>
          <table:covered-table-cell/>
          <table:table-cell table:style-name="ce268"/>
          <table:covered-table-cell table:number-columns-repeated="18"/>
          <table:table-cell table:style-name="ce268"/>
          <table:table-cell table:style-name="ce114" table:number-columns-repeated="980"/>
        </table:table-row>
        <table:table-row table:style-name="ro10">
          <table:table-cell table:style-name="ce268" table:number-columns-repeated="23"/>
          <table:covered-table-cell/>
          <table:table-cell table:style-name="ce268" table:number-columns-repeated="20"/>
          <table:table-cell table:style-name="ce114" table:number-columns-repeated="980"/>
        </table:table-row>
        <table:table-row table:style-name="ro10">
          <table:table-cell table:style-name="ce268" table:number-columns-repeated="23"/>
          <table:covered-table-cell/>
          <table:table-cell table:style-name="ce268"/>
          <table:table-cell table:style-name="ce270" office:value-type="string">
            <text:p>Supplementary Pages</text:p>
          </table:table-cell>
          <table:table-cell table:style-name="ce270" table:number-columns-repeated="8"/>
          <table:table-cell table:style-name="ce268" table:number-columns-repeated="10"/>
          <table:table-cell table:style-name="ce114" table:number-columns-repeated="980"/>
        </table:table-row>
        <table:table-row table:style-name="ro10">
          <table:table-cell table:style-name="ce268"/>
          <table:table-cell table:style-name="ce270" office:value-type="string">
            <text:p>Disclosure of tax avoidance schemes</text:p>
          </table:table-cell>
          <table:table-cell table:style-name="ce270" table:number-columns-repeated="14"/>
          <table:table-cell table:style-name="ce268" table:number-columns-repeated="7"/>
          <table:covered-table-cell/>
          <table:table-cell table:style-name="ce268"/>
          <table:table-cell table:style-name="ce296" office:value-type="string">
            <text:p>If you are enclosing any Supplementary Pages put</text:p>
          </table:table-cell>
          <table:table-cell table:style-name="ce296" table:number-columns-repeated="17"/>
          <table:table-cell table:style-name="ce268"/>
          <table:table-cell table:style-name="ce114" table:number-columns-repeated="980"/>
        </table:table-row>
        <table:table-row table:style-name="ro11">
          <table:table-cell table:style-name="ce268" table:number-columns-repeated="23"/>
          <table:covered-table-cell/>
          <table:table-cell table:style-name="ce268"/>
          <table:table-cell table:style-name="ce296" office:value-type="string">
            <text:p>an 'X' in the appropriate box(es)</text:p>
          </table:table-cell>
          <table:table-cell table:style-name="ce296" table:number-columns-repeated="17"/>
          <table:table-cell table:style-name="ce268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Notice of disclosure avoidance schemes</text:p>
          </table:table-cell>
          <table:table-cell table:style-name="ce268" table:number-columns-repeated="18"/>
          <table:table-cell table:style-name="ce343"/>
          <table:table-cell table:style-name="ce268" table:number-columns-repeated="2"/>
          <table:covered-table-cell/>
          <table:table-cell table:style-name="ce268" table:number-columns-repeated="20"/>
          <table:table-cell table:style-name="ce114" table:number-columns-repeated="980"/>
        </table:table-row>
        <table:table-row table:style-name="ro10">
          <table:table-cell table:style-name="ce268" table:number-columns-repeated="23"/>
          <table:covered-table-cell/>
          <table:table-cell table:style-name="ce268"/>
          <table:table-cell table:style-name="ce268" office:value-type="string">
            <text:p>Loans to participation by close companies,</text:p>
          </table:table-cell>
          <table:table-cell table:style-name="ce268" table:number-columns-repeated="18"/>
          <table:table-cell table:style-name="ce114" table:number-columns-repeated="980"/>
        </table:table-row>
        <table:table-row table:style-name="ro11">
          <table:table-cell table:style-name="ce268" table:number-columns-repeated="23"/>
          <table:covered-table-cell/>
          <table:table-cell table:style-name="ce268"/>
          <table:table-cell table:style-name="ce268" office:value-type="string">
            <text:p>form <text:span text:style-name="T2">CT600A</text:span></text:p>
          </table:table-cell>
          <table:table-cell table:style-name="ce268" table:number-columns-repeated="16"/>
          <table:table-cell table:style-name="ce343"/>
          <table:table-cell table:style-name="ce268"/>
          <table:table-cell table:style-name="ce114" table:number-columns-repeated="980"/>
        </table:table-row>
        <table:table-row table:style-name="ro35">
          <table:table-cell table:style-name="ce268"/>
          <table:table-cell table:style-name="ce270" office:value-type="string">
            <text:p>Transfer pricing</text:p>
          </table:table-cell>
          <table:table-cell table:style-name="ce270" table:number-columns-repeated="7"/>
          <table:table-cell table:style-name="ce268" table:number-columns-repeated="14"/>
          <table:covered-table-cell/>
          <table:table-cell table:style-name="ce268" table:number-columns-repeated="20"/>
          <table:table-cell table:style-name="ce114" table:number-columns-repeated="980"/>
        </table:table-row>
        <table:table-row table:style-name="ro10">
          <table:table-cell table:style-name="ce268" table:number-columns-repeated="23"/>
          <table:covered-table-cell/>
          <table:table-cell table:style-name="ce268"/>
          <table:table-cell table:style-name="ce268" office:value-type="string">
            <text:p>Charities and Community Amateur Sports</text:p>
          </table:table-cell>
          <table:table-cell table:style-name="ce268" table:number-columns-repeated="18"/>
          <table:table-cell table:style-name="ce114" table:number-columns-repeated="980"/>
        </table:table-row>
        <table:table-row table:style-name="ro11">
          <table:table-cell table:style-name="ce268"/>
          <table:table-cell table:style-name="ce268" office:value-type="string">
            <text:p>Compensating adjustment claimed</text:p>
          </table:table-cell>
          <table:table-cell table:style-name="ce268" table:number-columns-repeated="18"/>
          <table:table-cell table:style-name="ce343"/>
          <table:table-cell table:style-name="ce268" table:number-columns-repeated="2"/>
          <table:covered-table-cell/>
          <table:table-cell table:style-name="ce268"/>
          <table:table-cell table:style-name="ce268" office:value-type="string">
            <text:p>Clubs (CASCs) form <text:span text:style-name="T2">CT600E</text:span></text:p>
          </table:table-cell>
          <table:table-cell table:style-name="ce268" table:number-columns-repeated="16"/>
          <table:table-cell table:style-name="ce343"/>
          <table:table-cell table:style-name="ce268"/>
          <table:table-cell table:style-name="ce114" table:number-columns-repeated="980"/>
        </table:table-row>
        <table:table-row table:style-name="ro33">
          <table:table-cell table:style-name="ce268" table:number-columns-repeated="23"/>
          <table:covered-table-cell/>
          <table:table-cell table:style-name="ce268" table:number-columns-repeated="20"/>
          <table:table-cell table:style-name="ce114" table:number-columns-repeated="980"/>
        </table:table-row>
        <table:table-row table:style-name="ro10">
          <table:table-cell table:style-name="ce268"/>
          <table:table-cell table:style-name="ce268" office:value-type="string">
            <text:p>Company qualifies for SME exemption</text:p>
          </table:table-cell>
          <table:table-cell table:style-name="ce268" table:number-columns-repeated="18"/>
          <table:table-cell table:style-name="ce343"/>
          <table:table-cell table:style-name="ce268" table:number-columns-repeated="2"/>
          <table:covered-table-cell/>
          <table:table-cell table:style-name="ce268"/>
          <table:table-cell table:style-name="ce268" office:value-type="string">
            <text:p>Disclosure of tax avoidance schemes,</text:p>
          </table:table-cell>
          <table:table-cell table:style-name="ce268" table:number-columns-repeated="18"/>
          <table:table-cell table:style-name="ce114" table:number-columns-repeated="980"/>
        </table:table-row>
        <table:table-row table:style-name="ro11">
          <table:table-cell table:style-name="ce268" table:number-columns-repeated="23"/>
          <table:covered-table-cell/>
          <table:table-cell table:style-name="ce268"/>
          <table:table-cell table:style-name="ce268" office:value-type="string">
            <text:p>form <text:span text:style-name="T2">CT600J</text:span></text:p>
          </table:table-cell>
          <table:table-cell table:style-name="ce268" table:number-columns-repeated="16"/>
          <table:table-cell table:style-name="ce343"/>
          <table:table-cell table:style-name="ce268"/>
          <table:table-cell table:style-name="ce114" table:number-columns-repeated="980"/>
        </table:table-row>
        <table:table-row table:style-name="ro4">
          <table:table-cell table:style-name="ce271" table:number-columns-repeated="23"/>
          <table:covered-table-cell/>
          <table:table-cell table:style-name="ce271" table:number-columns-repeated="20"/>
          <table:table-cell table:number-columns-repeated="980"/>
        </table:table-row>
        <table:table-row table:style-name="ro4">
          <table:table-cell table:style-name="ce187" table:number-columns-spanned="44" table:number-rows-spanned="1"/>
          <table:covered-table-cell table:number-columns-repeated="43"/>
          <table:table-cell table:style-name="ce379" table:number-columns-repeated="980"/>
        </table:table-row>
        <table:table-row table:style-name="ro20">
          <table:table-cell table:style-name="ce274" office:value-type="string" table:number-columns-spanned="5" table:number-rows-spanned="1">
            <text:p>Page 2</text:p>
          </table:table-cell>
          <table:covered-table-cell table:number-columns-repeated="4"/>
          <table:table-cell table:style-name="ce187" table:number-columns-spanned="39" table:number-rows-spanned="1"/>
          <table:covered-table-cell table:number-columns-repeated="38"/>
          <table:table-cell table:style-name="ce379" table:number-columns-repeated="980"/>
        </table:table-row>
        <table:table-row table:style-name="ro29">
          <table:table-cell table:style-name="ce275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36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9">
          <table:table-cell table:style-name="ce276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71"/>
          <table:table-cell table:style-name="ce187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6">
          <table:table-cell table:style-name="ce277" office:value-type="float" office:value="111">
            <text:p>111</text:p>
          </table:table-cell>
          <table:table-cell table:style-name="ce277" table:number-columns-repeated="5"/>
          <table:table-cell table:style-name="ce271"/>
          <table:table-cell table:style-name="ce328" table:number-columns-repeated="37"/>
          <table:table-cell table:number-columns-repeated="980"/>
        </table:table-row>
        <table:table-row table:style-name="ro25">
          <table:table-cell table:style-name="ce268"/>
          <table:table-cell table:style-name="ce270" office:value-type="float" office:value="1">
            <text:p>1</text:p>
          </table:table-cell>
          <table:table-cell table:style-name="ce270" office:value-type="string">
            <text:p>Total turnover from trade or profession</text:p>
          </table:table-cell>
          <table:table-cell table:style-name="ce270" table:number-columns-repeated="13"/>
          <table:table-cell table:style-name="ce268" table:number-columns-repeated="18"/>
          <table:table-cell table:style-name="ce298" office:value-type="float" office:value="1">
            <text:p>1</text:p>
          </table:table-cell>
          <table:table-cell table:style-name="ce334" office:value-type="string">
            <text:p>£</text:p>
          </table:table-cell>
          <table:table-cell table:style-name="ce371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8"/>
          <table:table-cell table:style-name="ce114" table:number-columns-repeated="980"/>
        </table:table-row>
        <table:table-row table:style-name="ro37">
          <table:table-cell table:style-name="ce271" table:number-columns-repeated="44"/>
          <table:table-cell table:number-columns-repeated="980"/>
        </table:table-row>
        <table:table-row table:style-name="ro29">
          <table:table-cell table:style-name="ce269" office:value-type="string" table:number-columns-spanned="6" table:number-rows-spanned="1">
            <text:p>Income</text:p>
          </table:table-cell>
          <table:covered-table-cell table:number-columns-repeated="5"/>
          <table:table-cell table:style-name="ce187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6">
          <table:table-cell table:style-name="ce271" table:number-columns-repeated="44"/>
          <table:table-cell table:number-columns-repeated="980"/>
        </table:table-row>
        <table:table-row table:style-name="ro25">
          <table:table-cell table:style-name="ce268"/>
          <table:table-cell table:style-name="ce270" office:value-type="float" office:value="3">
            <text:p>3</text:p>
          </table:table-cell>
          <table:table-cell table:style-name="ce270" office:value-type="string">
            <text:p>Trading and professional profits</text:p>
          </table:table-cell>
          <table:table-cell table:style-name="ce270" table:number-columns-repeated="19"/>
          <table:table-cell table:style-name="ce298" office:value-type="float" office:value="3" table:number-columns-spanned="2" table:number-rows-spanned="1">
            <text:p>3</text:p>
          </table:table-cell>
          <table:covered-table-cell/>
          <table:table-cell table:style-name="ce334" office:value-type="string">
            <text:p>£</text:p>
          </table:table-cell>
          <table:table-cell table:style-name="ce355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80" table:number-columns-repeated="2"/>
          <table:table-cell table:style-name="ce268" table:number-columns-repeated="10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21"/>
          <table:table-cell table:style-name="ce268" table:number-columns-repeated="22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4">
            <text:p>4</text:p>
          </table:table-cell>
          <table:table-cell table:style-name="ce270" office:value-type="string">
            <text:p>Trading losses brought forward claimed against profits</text:p>
          </table:table-cell>
          <table:table-cell table:style-name="ce270" table:number-columns-repeated="19"/>
          <table:table-cell table:style-name="ce298" office:value-type="float" office:value="4" table:number-columns-spanned="2" table:number-rows-spanned="1">
            <text:p>4</text:p>
          </table:table-cell>
          <table:covered-table-cell/>
          <table:table-cell table:style-name="ce334" office:value-type="string">
            <text:p>£</text:p>
          </table:table-cell>
          <table:table-cell table:style-name="ce355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80" table:number-columns-repeated="2"/>
          <table:table-cell table:style-name="ce268" table:number-columns-repeated="10"/>
          <table:table-cell table:style-name="ce114" table:number-columns-repeated="980"/>
        </table:table-row>
        <table:table-row table:style-name="ro38">
          <table:table-cell table:style-name="ce268" table:number-columns-repeated="33"/>
          <table:table-cell table:style-name="ce363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84" office:value-type="float" office:value="5">
            <text:p>5</text:p>
          </table:table-cell>
          <table:table-cell table:style-name="ce284" office:value-type="string">
            <text:p>Net trading and professional profits</text:p>
          </table:table-cell>
          <table:table-cell table:style-name="ce284" table:number-columns-repeated="16"/>
          <table:table-cell table:style-name="ce270" table:number-columns-repeated="4"/>
          <table:table-cell table:style-name="ce268" table:number-columns-repeated="10"/>
          <table:table-cell table:style-name="ce298" office:value-type="float" office:value="5">
            <text:p>5</text:p>
          </table:table-cell>
          <table:table-cell table:style-name="ce344" office:value-type="string">
            <text:p>£</text:p>
          </table:table-cell>
          <table:table-cell table:style-name="ce355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8"/>
          <table:table-cell table:style-name="ce114" table:number-columns-repeated="980"/>
        </table:table-row>
        <table:table-row table:style-name="ro8">
          <table:table-cell table:style-name="ce268"/>
          <table:table-cell table:style-name="ce270" office:value-type="float" office:value="6">
            <text:p>6</text:p>
          </table:table-cell>
          <table:table-cell table:style-name="ce270" office:value-type="string">
            <text:p>Bank, building society or other interest, and profits and</text:p>
          </table:table-cell>
          <table:table-cell table:style-name="ce270" table:number-columns-repeated="20"/>
          <table:table-cell table:style-name="ce268" table:number-columns-repeated="21"/>
          <table:table-cell table:style-name="ce114" table:number-columns-repeated="980"/>
        </table:table-row>
        <table:table-row table:style-name="ro25">
          <table:table-cell table:style-name="ce268"/>
          <table:table-cell table:style-name="ce270"/>
          <table:table-cell table:style-name="ce284" office:value-type="string">
            <text:p>gains from ono-trading loan relationships</text:p>
          </table:table-cell>
          <table:table-cell table:style-name="ce284" table:number-columns-repeated="17"/>
          <table:table-cell table:style-name="ce270" table:number-columns-repeated="3"/>
          <table:table-cell table:style-name="ce268" table:number-columns-repeated="10"/>
          <table:table-cell table:style-name="ce364" office:value-type="float" office:value="6">
            <text:p>6</text:p>
          </table:table-cell>
          <table:table-cell table:style-name="ce334" office:value-type="string">
            <text:p>£</text:p>
          </table:table-cell>
          <table:table-cell table:style-name="ce355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8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22"/>
          <table:table-cell table:style-name="ce268" table:number-columns-repeated="21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11">
            <text:p>11</text:p>
          </table:table-cell>
          <table:table-cell table:style-name="ce270" office:value-type="string">
            <text:p>Income from UK land and buildings</text:p>
          </table:table-cell>
          <table:table-cell table:style-name="ce270" table:number-columns-repeated="20"/>
          <table:table-cell table:style-name="ce268" table:number-columns-repeated="10"/>
          <table:table-cell table:style-name="ce298" office:value-type="float" office:value="11">
            <text:p>11</text:p>
          </table:table-cell>
          <table:table-cell table:style-name="ce334" office:value-type="string">
            <text:p>£</text:p>
          </table:table-cell>
          <table:table-cell table:style-name="ce355" table:number-columns-spanned="8" table:number-rows-spanned="1"/>
          <table:covered-table-cell table:number-columns-repeated="7"/>
          <table:table-cell table:style-name="ce268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22"/>
          <table:table-cell table:style-name="ce268" table:number-columns-repeated="21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12">
            <text:p>12</text:p>
          </table:table-cell>
          <table:table-cell table:style-name="ce270" office:value-type="string">
            <text:p>Annual profits and gains not falling under any other heading</text:p>
          </table:table-cell>
          <table:table-cell table:style-name="ce270" table:number-columns-repeated="20"/>
          <table:table-cell table:style-name="ce268" table:number-columns-repeated="10"/>
          <table:table-cell table:style-name="ce298" office:value-type="float" office:value="14">
            <text:p>14</text:p>
          </table:table-cell>
          <table:table-cell table:style-name="ce334" office:value-type="string">
            <text:p>£</text:p>
          </table:table-cell>
          <table:table-cell table:style-name="ce355" table:number-columns-spanned="8" table:number-rows-spanned="1"/>
          <table:covered-table-cell table:number-columns-repeated="7"/>
          <table:table-cell table:style-name="ce268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29">
          <table:table-cell table:style-name="ce278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31" table:number-columns-spanned="34" table:number-rows-spanned="1"/>
          <table:covered-table-cell table:number-columns-repeated="33"/>
          <table:table-cell table:style-name="ce380" table:number-columns-repeated="980"/>
        </table:table-row>
        <table:table-row table:style-name="ro37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16">
            <text:p>16</text:p>
          </table:table-cell>
          <table:table-cell table:style-name="ce270" office:value-type="string">
            <text:p>Gross chargeable gains</text:p>
          </table:table-cell>
          <table:table-cell table:style-name="ce270" table:number-columns-repeated="18"/>
          <table:table-cell table:style-name="ce268"/>
          <table:table-cell table:style-name="ce298" office:value-type="float" office:value="16" table:number-columns-spanned="2" table:number-rows-spanned="1">
            <text:p>16</text:p>
          </table:table-cell>
          <table:covered-table-cell/>
          <table:table-cell table:style-name="ce334" office:value-type="string">
            <text:p>£</text:p>
          </table:table-cell>
          <table:table-cell table:style-name="ce341" table:number-columns-spanned="7" table:number-rows-spanned="1"/>
          <table:covered-table-cell table:number-columns-repeated="6"/>
          <table:table-cell table:style-name="ce280"/>
          <table:table-cell table:style-name="ce268" table:number-columns-repeated="11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20"/>
          <table:table-cell table:style-name="ce268" table:number-columns-repeated="23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17">
            <text:p>17</text:p>
          </table:table-cell>
          <table:table-cell table:style-name="ce270" office:value-type="string">
            <text:p>Allowable losses including losses brought forward</text:p>
          </table:table-cell>
          <table:table-cell table:style-name="ce270" table:number-columns-repeated="18"/>
          <table:table-cell table:style-name="ce268"/>
          <table:table-cell table:style-name="ce298" office:value-type="float" office:value="17" table:number-columns-spanned="2" table:number-rows-spanned="1">
            <text:p>17</text:p>
          </table:table-cell>
          <table:covered-table-cell/>
          <table:table-cell table:style-name="ce334" office:value-type="string">
            <text:p>£</text:p>
          </table:table-cell>
          <table:table-cell table:style-name="ce341" table:number-columns-spanned="7" table:number-rows-spanned="1"/>
          <table:covered-table-cell table:number-columns-repeated="6"/>
          <table:table-cell table:style-name="ce280"/>
          <table:table-cell table:style-name="ce268" table:number-columns-repeated="11"/>
          <table:table-cell table:style-name="ce114" table:number-columns-repeated="980"/>
        </table:table-row>
        <table:table-row table:style-name="ro38">
          <table:table-cell table:style-name="ce268"/>
          <table:table-cell table:style-name="ce270" table:number-columns-repeated="20"/>
          <table:table-cell table:style-name="ce268" table:number-columns-repeated="12"/>
          <table:table-cell table:style-name="ce363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97" office:value-type="float" office:value="18">
            <text:p>18</text:p>
          </table:table-cell>
          <table:table-cell table:style-name="ce297" office:value-type="string">
            <text:p>Net chargeable gains</text:p>
          </table:table-cell>
          <table:table-cell table:style-name="ce297" table:number-columns-repeated="9"/>
          <table:table-cell table:style-name="ce270" table:number-columns-repeated="9"/>
          <table:table-cell table:style-name="ce268" table:number-columns-repeated="12"/>
          <table:table-cell table:style-name="ce298" office:value-type="float" office:value="18">
            <text:p>18</text:p>
          </table:table-cell>
          <table:table-cell table:style-name="ce344" office:value-type="string">
            <text:p>£</text:p>
          </table:table-cell>
          <table:table-cell table:style-name="ce341" table:number-columns-spanned="8" table:number-rows-spanned="1"/>
          <table:covered-table-cell table:number-columns-repeated="7"/>
          <table:table-cell table:style-name="ce268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34">
          <table:table-cell table:style-name="ce279" table:number-columns-spanned="44" table:number-rows-spanned="1"/>
          <table:covered-table-cell table:number-columns-repeated="43"/>
          <table:table-cell table:style-name="ce114" table:number-columns-repeated="980"/>
        </table:table-row>
        <table:table-row table:style-name="ro38">
          <table:table-cell table:style-name="ce268" table:number-columns-repeated="33"/>
          <table:table-cell table:style-name="ce363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97" office:value-type="float" office:value="21">
            <text:p>21</text:p>
          </table:table-cell>
          <table:table-cell table:style-name="ce290" office:value-type="string">
            <text:p>Profits before other deductions and reliefs</text:p>
          </table:table-cell>
          <table:table-cell table:style-name="ce290" table:number-columns-repeated="16"/>
          <table:table-cell table:style-name="ce284"/>
          <table:table-cell table:style-name="ce270"/>
          <table:table-cell table:style-name="ce268" table:number-columns-repeated="12"/>
          <table:table-cell table:style-name="ce298" office:value-type="float" office:value="21">
            <text:p>21</text:p>
          </table:table-cell>
          <table:table-cell table:style-name="ce344" office:value-type="string">
            <text:p>£</text:p>
          </table:table-cell>
          <table:table-cell table:style-name="ce355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8"/>
          <table:table-cell table:style-name="ce114" table:number-columns-repeated="980"/>
        </table:table-row>
        <table:table-row table:style-name="ro36">
          <table:table-cell table:style-name="ce280" table:number-columns-spanned="44" table:number-rows-spanned="1"/>
          <table:covered-table-cell table:number-columns-repeated="43"/>
          <table:table-cell table:style-name="ce380" table:number-columns-repeated="980"/>
        </table:table-row>
        <table:table-row table:style-name="ro29">
          <table:table-cell table:style-name="ce278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33" table:number-columns-spanned="32" table:number-rows-spanned="1"/>
          <table:covered-table-cell table:number-columns-repeated="31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24">
            <text:p>24</text:p>
          </table:table-cell>
          <table:table-cell table:style-name="ce270" office:value-type="string">
            <text:p>Management expenses under S75 ICTA 1988</text:p>
          </table:table-cell>
          <table:table-cell table:style-name="ce270" table:number-columns-repeated="17"/>
          <table:table-cell table:style-name="ce268" table:number-columns-repeated="2"/>
          <table:table-cell table:style-name="ce298" office:value-type="float" office:value="24" table:number-columns-spanned="2" table:number-rows-spanned="1">
            <text:p>24</text:p>
          </table:table-cell>
          <table:covered-table-cell/>
          <table:table-cell table:style-name="ce334" office:value-type="string">
            <text:p>£</text:p>
          </table:table-cell>
          <table:table-cell table:style-name="ce341" table:number-columns-spanned="7" table:number-rows-spanned="1"/>
          <table:covered-table-cell table:number-columns-repeated="6"/>
          <table:table-cell table:style-name="ce268" table:number-columns-repeated="12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39">
          <table:table-cell table:style-name="ce268"/>
          <table:table-cell table:style-name="ce270" office:value-type="float" office:value="30">
            <text:p>30</text:p>
          </table:table-cell>
          <table:table-cell table:style-name="ce270" office:value-type="string">
            <text:p>Trading losses of this or a later accounting period</text:p>
          </table:table-cell>
          <table:table-cell table:style-name="ce270" table:number-columns-repeated="17"/>
          <table:table-cell table:style-name="ce268" table:number-columns-repeated="2"/>
          <table:table-cell table:style-name="ce298" office:value-type="float" office:value="30" table:number-columns-spanned="2" table:number-rows-spanned="2">
            <text:p>30</text:p>
          </table:table-cell>
          <table:covered-table-cell/>
          <table:table-cell table:style-name="ce334" office:value-type="string" table:number-columns-spanned="1" table:number-rows-spanned="2">
            <text:p>£</text:p>
          </table:table-cell>
          <table:table-cell table:style-name="ce341" table:number-columns-spanned="7" table:number-rows-spanned="2"/>
          <table:covered-table-cell table:number-columns-repeated="6"/>
          <table:table-cell table:style-name="ce268" table:number-columns-repeated="12"/>
          <table:table-cell table:style-name="ce114" table:number-columns-repeated="980"/>
        </table:table-row>
        <table:table-row table:style-name="ro39">
          <table:table-cell table:style-name="ce268"/>
          <table:table-cell table:style-name="ce270"/>
          <table:table-cell table:style-name="ce270" office:value-type="string">
            <text:p>under S383A ICTA 1988</text:p>
          </table:table-cell>
          <table:table-cell table:style-name="ce270" table:number-columns-repeated="17"/>
          <table:table-cell table:style-name="ce268" table:number-columns-repeated="2"/>
          <table:covered-table-cell table:number-columns-repeated="10"/>
          <table:table-cell table:style-name="ce268" table:number-columns-repeated="12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39">
          <table:table-cell table:style-name="ce268"/>
          <table:table-cell table:style-name="ce270" office:value-type="float" office:value="31">
            <text:p>31</text:p>
          </table:table-cell>
          <table:table-cell table:style-name="ce296" office:value-type="string">
            <text:p>Put an 'X' in box 31 if amounts carried back from later</text:p>
          </table:table-cell>
          <table:table-cell table:style-name="ce296" table:number-columns-repeated="18"/>
          <table:table-cell table:style-name="ce268"/>
          <table:table-cell table:style-name="ce298" office:value-type="float" office:value="31" table:number-columns-spanned="2" table:number-rows-spanned="2">
            <text:p>31</text:p>
          </table:table-cell>
          <table:covered-table-cell/>
          <table:table-cell table:style-name="ce318" table:number-columns-spanned="2" table:number-rows-spanned="2"/>
          <table:covered-table-cell/>
          <table:table-cell table:style-name="ce280" table:number-columns-repeated="5"/>
          <table:table-cell table:style-name="ce268" table:number-columns-repeated="13"/>
          <table:table-cell table:style-name="ce114" table:number-columns-repeated="980"/>
        </table:table-row>
        <table:table-row table:style-name="ro39">
          <table:table-cell table:style-name="ce268" table:number-columns-repeated="2"/>
          <table:table-cell table:style-name="ce296" office:value-type="string">
            <text:p>accounting periods are included in box 30</text:p>
          </table:table-cell>
          <table:table-cell table:style-name="ce296" table:number-columns-repeated="18"/>
          <table:table-cell table:style-name="ce268"/>
          <table:covered-table-cell table:number-columns-repeated="4"/>
          <table:table-cell table:style-name="ce328" table:number-columns-repeated="5"/>
          <table:table-cell table:style-name="ce268" table:number-columns-repeated="13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32">
            <text:p>32</text:p>
          </table:table-cell>
          <table:table-cell table:style-name="ce270" office:value-type="string">
            <text:p>Non-trade capital allowances</text:p>
          </table:table-cell>
          <table:table-cell table:style-name="ce270" table:number-columns-repeated="10"/>
          <table:table-cell table:style-name="ce268" table:number-columns-repeated="9"/>
          <table:table-cell table:style-name="ce298" office:value-type="float" office:value="32" table:number-columns-spanned="2" table:number-rows-spanned="1">
            <text:p>32</text:p>
          </table:table-cell>
          <table:covered-table-cell/>
          <table:table-cell table:style-name="ce334" office:value-type="string">
            <text:p>£</text:p>
          </table:table-cell>
          <table:table-cell table:style-name="ce341" table:number-columns-spanned="7" table:number-rows-spanned="1"/>
          <table:covered-table-cell table:number-columns-repeated="6"/>
          <table:table-cell table:style-name="ce268" table:number-columns-repeated="12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35">
            <text:p>35</text:p>
          </table:table-cell>
          <table:table-cell table:style-name="ce270" office:value-type="string">
            <text:p>Charges paid</text:p>
          </table:table-cell>
          <table:table-cell table:style-name="ce270" table:number-columns-repeated="6"/>
          <table:table-cell table:style-name="ce268" table:number-columns-repeated="13"/>
          <table:table-cell table:style-name="ce298" office:value-type="float" office:value="35" table:number-columns-spanned="2" table:number-rows-spanned="2">
            <text:p>35</text:p>
          </table:table-cell>
          <table:covered-table-cell/>
          <table:table-cell table:style-name="ce334" office:value-type="string" table:number-columns-spanned="1" table:number-rows-spanned="2">
            <text:p>£</text:p>
          </table:table-cell>
          <table:table-cell table:style-name="ce341" table:number-columns-spanned="7" table:number-rows-spanned="2"/>
          <table:covered-table-cell table:number-columns-repeated="6"/>
          <table:table-cell table:style-name="ce268" table:number-columns-repeated="12"/>
          <table:table-cell table:style-name="ce114" table:number-columns-repeated="980"/>
        </table:table-row>
        <table:table-row table:style-name="ro37">
          <table:table-cell table:style-name="ce268" table:number-columns-repeated="22"/>
          <table:covered-table-cell table:number-columns-repeated="10"/>
          <table:table-cell table:style-name="ce268" table:number-columns-repeated="12"/>
          <table:table-cell table:style-name="ce114" table:number-columns-repeated="980"/>
        </table:table-row>
        <table:table-row table:style-name="ro34">
          <table:table-cell table:style-name="ce279" table:number-columns-spanned="44" table:number-rows-spanned="1"/>
          <table:covered-table-cell table:number-columns-repeated="43"/>
          <table:table-cell table:style-name="ce380" table:number-columns-repeated="980"/>
        </table:table-row>
        <table:table-row table:style-name="ro39">
          <table:table-cell table:style-name="ce268" table:number-columns-repeated="33"/>
          <table:table-cell table:style-name="ce363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68"/>
          <table:table-cell table:style-name="ce114" table:number-columns-repeated="980"/>
        </table:table-row>
        <table:table-row table:style-name="ro29">
          <table:table-cell table:style-name="ce268"/>
          <table:table-cell table:style-name="ce288" office:value-type="float" office:value="37">
            <text:p>37</text:p>
          </table:table-cell>
          <table:table-cell table:style-name="ce311" office:value-type="string">
            <text:p>Profits chargeable to corporation tax</text:p>
          </table:table-cell>
          <table:table-cell table:style-name="ce311" table:number-columns-repeated="11"/>
          <table:table-cell table:style-name="ce339" table:number-columns-repeated="5"/>
          <table:table-cell table:style-name="ce286" table:number-columns-repeated="3"/>
          <table:table-cell table:style-name="ce268" table:number-columns-repeated="11"/>
          <table:table-cell table:style-name="ce298" office:value-type="float" office:value="37">
            <text:p>37</text:p>
          </table:table-cell>
          <table:table-cell table:style-name="ce344" office:value-type="string">
            <text:p>£</text:p>
          </table:table-cell>
          <table:table-cell table:style-name="ce355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8"/>
          <table:table-cell table:style-name="ce114" table:number-columns-repeated="980"/>
        </table:table-row>
        <table:table-row table:style-name="ro37">
          <table:table-cell table:style-name="ce268" table:number-columns-repeated="44"/>
          <table:table-cell table:style-name="ce114" table:number-columns-repeated="980"/>
        </table:table-row>
        <table:table-row table:style-name="ro29">
          <table:table-cell table:style-name="ce278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29" table:number-columns-spanned="35" table:number-rows-spanned="1"/>
          <table:covered-table-cell table:number-columns-repeated="34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38">
            <text:p>38</text:p>
          </table:table-cell>
          <table:table-cell table:style-name="ce270" office:value-type="string">
            <text:p>Franked investment income</text:p>
          </table:table-cell>
          <table:table-cell table:style-name="ce270" table:number-columns-repeated="17"/>
          <table:table-cell table:style-name="ce268" table:number-columns-repeated="2"/>
          <table:table-cell table:style-name="ce298" office:value-type="float" office:value="38" table:number-columns-spanned="2" table:number-rows-spanned="1">
            <text:p>38</text:p>
          </table:table-cell>
          <table:covered-table-cell/>
          <table:table-cell table:style-name="ce334" office:value-type="string">
            <text:p>£</text:p>
          </table:table-cell>
          <table:table-cell table:style-name="ce341" table:number-columns-spanned="7" table:number-rows-spanned="1"/>
          <table:covered-table-cell table:number-columns-repeated="6"/>
          <table:table-cell table:style-name="ce268" table:number-columns-repeated="12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39">
            <text:p>39</text:p>
          </table:table-cell>
          <table:table-cell table:style-name="ce270" office:value-type="string">
            <text:p>Number or associated companies in this period</text:p>
          </table:table-cell>
          <table:table-cell table:style-name="ce270" table:number-columns-repeated="19"/>
          <table:table-cell table:style-name="ce298" office:value-type="float" office:value="39" table:number-columns-spanned="2" table:number-rows-spanned="1">
            <text:p>39</text:p>
          </table:table-cell>
          <table:covered-table-cell/>
          <table:table-cell table:style-name="ce353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68" table:number-columns-repeated="17"/>
          <table:table-cell table:style-name="ce114" table:number-columns-repeated="980"/>
        </table:table-row>
        <table:table-row table:style-name="ro33">
          <table:table-cell table:style-name="ce268"/>
          <table:table-cell table:style-name="ce270"/>
          <table:table-cell table:style-name="ce270" office:value-type="string">
            <text:p>or</text:p>
          </table:table-cell>
          <table:table-cell table:style-name="ce270" table:number-columns-repeated="19"/>
          <table:table-cell table:style-name="ce268" table:number-columns-repeated="22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40">
            <text:p>40</text:p>
          </table:table-cell>
          <table:table-cell table:style-name="ce270" office:value-type="string">
            <text:p>Associated companies in the first financial year</text:p>
          </table:table-cell>
          <table:table-cell table:style-name="ce270" table:number-columns-repeated="19"/>
          <table:table-cell table:style-name="ce298" office:value-type="float" office:value="40" table:number-columns-spanned="2" table:number-rows-spanned="1">
            <text:p>40</text:p>
          </table:table-cell>
          <table:covered-table-cell/>
          <table:table-cell table:style-name="ce351" table:number-columns-spanned="3" table:number-rows-spanned="1"/>
          <table:covered-table-cell table:number-columns-repeated="2"/>
          <table:table-cell table:style-name="ce268" table:number-columns-repeated="17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21"/>
          <table:table-cell table:style-name="ce268" table:number-columns-repeated="22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41">
            <text:p>41</text:p>
          </table:table-cell>
          <table:table-cell table:style-name="ce270" office:value-type="string">
            <text:p>Associated companies in the second financial year</text:p>
          </table:table-cell>
          <table:table-cell table:style-name="ce270" table:number-columns-repeated="19"/>
          <table:table-cell table:style-name="ce298" office:value-type="float" office:value="41" table:number-columns-spanned="2" table:number-rows-spanned="1">
            <text:p>41</text:p>
          </table:table-cell>
          <table:covered-table-cell/>
          <table:table-cell table:style-name="ce351" table:number-columns-spanned="3" table:number-rows-spanned="1"/>
          <table:covered-table-cell table:number-columns-repeated="2"/>
          <table:table-cell table:style-name="ce268" table:number-columns-repeated="17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39">
          <table:table-cell table:style-name="ce268"/>
          <table:table-cell table:style-name="ce270" office:value-type="float" office:value="42">
            <text:p>42</text:p>
          </table:table-cell>
          <table:table-cell table:style-name="ce296" office:value-type="string">
            <text:p>Put an 'X' in box 22 if the company claims to be charged at the starting rate or the</text:p>
          </table:table-cell>
          <table:table-cell table:style-name="ce268" table:number-columns-repeated="30"/>
          <table:table-cell table:style-name="ce332" office:value-type="float" office:value="42" table:number-columns-spanned="1" table:number-rows-spanned="2">
            <text:p>42</text:p>
          </table:table-cell>
          <table:table-cell table:style-name="ce366" office:value-type="string" table:number-columns-spanned="2" table:number-rows-spanned="2">
            <text:p>X</text:p>
          </table:table-cell>
          <table:covered-table-cell/>
          <table:table-cell table:style-name="ce268" table:number-columns-repeated="8"/>
          <table:table-cell table:style-name="ce114" table:number-columns-repeated="980"/>
        </table:table-row>
        <table:table-row table:style-name="ro39">
          <table:table-cell table:style-name="ce268" table:number-columns-repeated="2"/>
          <table:table-cell table:style-name="ce312" office:value-type="string">
            <text:p>small companies' rate on any part of its profits, or is claiming marginal rate relief</text:p>
          </table:table-cell>
          <table:table-cell table:style-name="ce317" table:number-columns-repeated="26"/>
          <table:table-cell table:style-name="ce268" table:number-columns-repeated="4"/>
          <table:covered-table-cell table:number-columns-repeated="3"/>
          <table:table-cell table:style-name="ce268" table:number-columns-repeated="8"/>
          <table:table-cell table:style-name="ce114" table:number-columns-repeated="980"/>
        </table:table-row>
        <table:table-row table:style-name="ro25">
          <table:table-cell table:style-name="ce270"/>
          <table:table-cell table:style-name="ce270" office:value-type="string">
            <text:p>Enter how much profits has to be charged and at what rate of tax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25">
          <table:table-cell table:style-name="ce270"/>
          <table:table-cell table:style-name="ce270" office:value-type="string">
            <text:p>Financial year <text:span text:style-name="T2">(yyyy)</text:span></text:p>
          </table:table-cell>
          <table:table-cell table:style-name="ce270" table:number-columns-repeated="9"/>
          <table:table-cell table:style-name="ce270" office:value-type="string">
            <text:p>Amount of profit</text:p>
          </table:table-cell>
          <table:table-cell table:style-name="ce270" table:number-columns-repeated="12"/>
          <table:table-cell table:style-name="ce270" office:value-type="string">
            <text:p>Rate of tax</text:p>
          </table:table-cell>
          <table:table-cell table:style-name="ce270" table:number-columns-repeated="8"/>
          <table:table-cell table:style-name="ce270" office:value-type="string">
            <text:p>Tax</text:p>
          </table:table-cell>
          <table:table-cell table:style-name="ce270" table:number-columns-repeated="10"/>
          <table:table-cell table:style-name="ce144" table:number-columns-repeated="980"/>
        </table:table-row>
        <table:table-row table:style-name="ro25">
          <table:table-cell table:style-name="ce268"/>
          <table:table-cell table:style-name="ce298" office:value-type="float" office:value="43">
            <text:p>43</text:p>
          </table:table-cell>
          <table:table-cell table:style-name="ce313" table:formula="of:=[$CorporationTax.E33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268" table:number-columns-repeated="3"/>
          <table:table-cell table:style-name="ce298" office:value-type="float" office:value="44">
            <text:p>44</text:p>
          </table:table-cell>
          <table:table-cell table:style-name="ce334" office:value-type="string">
            <text:p>£</text:p>
          </table:table-cell>
          <table:table-cell table:style-name="ce337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8" table:number-columns-repeated="4"/>
          <table:table-cell table:style-name="ce298" office:value-type="float" office:value="45" table:number-columns-spanned="2" table:number-rows-spanned="1">
            <text:p>45</text:p>
          </table:table-cell>
          <table:covered-table-cell/>
          <table:table-cell table:style-name="ce356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268" table:number-columns-repeated="5"/>
          <table:table-cell table:style-name="ce298" office:value-type="float" office:value="46">
            <text:p>46</text:p>
          </table:table-cell>
          <table:table-cell table:style-name="ce344" office:value-type="string">
            <text:p>£</text:p>
          </table:table-cell>
          <table:table-cell table:style-name="ce369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36">
          <table:table-cell table:style-name="ce268" table:number-columns-repeated="2"/>
          <table:table-cell table:style-name="ce314" table:number-columns-repeated="6"/>
          <table:table-cell table:style-name="ce268" table:number-columns-repeated="36"/>
          <table:table-cell table:style-name="ce114" table:number-columns-repeated="980"/>
        </table:table-row>
        <table:table-row table:style-name="ro25">
          <table:table-cell table:style-name="ce268"/>
          <table:table-cell table:style-name="ce298" office:value-type="float" office:value="53">
            <text:p>53</text:p>
          </table:table-cell>
          <table:table-cell table:style-name="ce313" table:formula="of:=[$CorporationTax.E34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268" table:number-columns-repeated="3"/>
          <table:table-cell table:style-name="ce298" office:value-type="float" office:value="54">
            <text:p>54</text:p>
          </table:table-cell>
          <table:table-cell table:style-name="ce334" office:value-type="string">
            <text:p>£</text:p>
          </table:table-cell>
          <table:table-cell table:style-name="ce337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8" table:number-columns-repeated="4"/>
          <table:table-cell table:style-name="ce298" office:value-type="float" office:value="55" table:number-columns-spanned="2" table:number-rows-spanned="1">
            <text:p>55</text:p>
          </table:table-cell>
          <table:covered-table-cell/>
          <table:table-cell table:style-name="ce356" table:formula="of:=[$CorporationTax.G34]" office:value-type="float" office:value="21" table:number-columns-spanned="2" table:number-rows-spanned="1">
            <text:p>21</text:p>
          </table:table-cell>
          <table:covered-table-cell/>
          <table:table-cell table:style-name="ce268" table:number-columns-repeated="5"/>
          <table:table-cell table:style-name="ce298" office:value-type="float" office:value="56">
            <text:p>56</text:p>
          </table:table-cell>
          <table:table-cell table:style-name="ce344" office:value-type="string">
            <text:p>£</text:p>
          </table:table-cell>
          <table:table-cell table:style-name="ce369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38">
          <table:table-cell table:style-name="ce268" table:number-columns-repeated="33"/>
          <table:table-cell table:style-name="ce363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61">
            <text:p>61</text:p>
          </table:table-cell>
          <table:table-cell table:style-name="ce270" office:value-type="string">
            <text:p>Corporation tax</text:p>
          </table:table-cell>
          <table:table-cell table:style-name="ce270" table:number-columns-repeated="17"/>
          <table:table-cell table:style-name="ce268" table:number-columns-repeated="13"/>
          <table:table-cell table:style-name="ce298" office:value-type="float" office:value="63">
            <text:p>63</text:p>
          </table:table-cell>
          <table:table-cell table:style-name="ce344" office:value-type="string">
            <text:p>£</text:p>
          </table:table-cell>
          <table:table-cell table:style-name="ce369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19"/>
          <table:table-cell table:style-name="ce268" table:number-columns-repeated="2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64">
            <text:p>64</text:p>
          </table:table-cell>
          <table:table-cell table:style-name="ce270" office:value-type="string">
            <text:p>Marginal rate relief</text:p>
          </table:table-cell>
          <table:table-cell table:style-name="ce270" table:number-columns-repeated="17"/>
          <table:table-cell table:style-name="ce268"/>
          <table:table-cell table:style-name="ce298" office:value-type="float" office:value="64">
            <text:p>64</text:p>
          </table:table-cell>
          <table:table-cell table:style-name="ce344" office:value-type="string">
            <text:p>£</text:p>
          </table:table-cell>
          <table:table-cell table:style-name="ce350"/>
          <table:table-cell table:style-name="ce354" table:number-columns-spanned="5" table:number-rows-spanned="1"/>
          <table:covered-table-cell table:number-columns-repeated="4"/>
          <table:table-cell table:style-name="ce350"/>
          <table:table-cell table:style-name="ce357" office:value-type="string">
            <text:p>p</text:p>
          </table:table-cell>
          <table:table-cell table:style-name="ce268" table:number-columns-repeated="13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19"/>
          <table:table-cell table:style-name="ce268" table:number-columns-repeated="2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65">
            <text:p>65</text:p>
          </table:table-cell>
          <table:table-cell table:style-name="ce270" office:value-type="string">
            <text:p>Corporation tax net of marginal rate relief</text:p>
          </table:table-cell>
          <table:table-cell table:style-name="ce270" table:number-columns-repeated="17"/>
          <table:table-cell table:style-name="ce268"/>
          <table:table-cell table:style-name="ce298" office:value-type="float" office:value="65">
            <text:p>65</text:p>
          </table:table-cell>
          <table:table-cell table:style-name="ce344" office:value-type="string">
            <text:p>£</text:p>
          </table:table-cell>
          <table:table-cell table:style-name="ce350"/>
          <table:table-cell table:style-name="ce354" table:number-columns-spanned="5" table:number-rows-spanned="1"/>
          <table:covered-table-cell table:number-columns-repeated="4"/>
          <table:table-cell table:style-name="ce350"/>
          <table:table-cell table:style-name="ce357" office:value-type="string">
            <text:p>p</text:p>
          </table:table-cell>
          <table:table-cell table:style-name="ce268" table:number-columns-repeated="13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19"/>
          <table:table-cell table:style-name="ce268" table:number-columns-repeated="2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66">
            <text:p>66</text:p>
          </table:table-cell>
          <table:table-cell table:style-name="ce270" office:value-type="string">
            <text:p>Underlying rate of corporation tax</text:p>
          </table:table-cell>
          <table:table-cell table:style-name="ce270" table:number-columns-repeated="17"/>
          <table:table-cell table:style-name="ce268"/>
          <table:table-cell table:style-name="ce298" office:value-type="float" office:value="66">
            <text:p>66</text:p>
          </table:table-cell>
          <table:table-cell table:style-name="ce345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57" office:value-type="string">
            <text:p>%</text:p>
          </table:table-cell>
          <table:table-cell table:style-name="ce268" table:number-columns-repeated="17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19"/>
          <table:table-cell table:style-name="ce268" table:number-columns-repeated="2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67">
            <text:p>67</text:p>
          </table:table-cell>
          <table:table-cell table:style-name="ce270" office:value-type="string">
            <text:p>Profits matched with non-corporate distribution</text:p>
          </table:table-cell>
          <table:table-cell table:style-name="ce270" table:number-columns-repeated="17"/>
          <table:table-cell table:style-name="ce268"/>
          <table:table-cell table:style-name="ce298" office:value-type="float" office:value="67">
            <text:p>67</text:p>
          </table:table-cell>
          <table:table-cell table:style-name="ce318" table:number-columns-spanned="7" table:number-rows-spanned="1"/>
          <table:covered-table-cell table:number-columns-repeated="6"/>
          <table:table-cell table:style-name="ce268" table:number-columns-repeated="15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19"/>
          <table:table-cell table:style-name="ce268" table:number-columns-repeated="2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68">
            <text:p>68</text:p>
          </table:table-cell>
          <table:table-cell table:style-name="ce270" office:value-type="string">
            <text:p>Tax at non-corporate distribution rate</text:p>
          </table:table-cell>
          <table:table-cell table:style-name="ce270" table:number-columns-repeated="17"/>
          <table:table-cell table:style-name="ce268"/>
          <table:table-cell table:style-name="ce298" office:value-type="float" office:value="68">
            <text:p>68</text:p>
          </table:table-cell>
          <table:table-cell table:style-name="ce344" office:value-type="string">
            <text:p>£</text:p>
          </table:table-cell>
          <table:table-cell table:style-name="ce350"/>
          <table:table-cell table:style-name="ce354" table:number-columns-spanned="5" table:number-rows-spanned="1"/>
          <table:covered-table-cell table:number-columns-repeated="4"/>
          <table:table-cell table:style-name="ce350"/>
          <table:table-cell table:style-name="ce357" office:value-type="string">
            <text:p>p</text:p>
          </table:table-cell>
          <table:table-cell table:style-name="ce268" table:number-columns-repeated="13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19"/>
          <table:table-cell table:style-name="ce268" table:number-columns-repeated="2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69">
            <text:p>69</text:p>
          </table:table-cell>
          <table:table-cell table:style-name="ce270" office:value-type="string">
            <text:p>Tax at underlying rate on remaining profits</text:p>
          </table:table-cell>
          <table:table-cell table:style-name="ce270" table:number-columns-repeated="17"/>
          <table:table-cell table:style-name="ce268"/>
          <table:table-cell table:style-name="ce298" office:value-type="float" office:value="69">
            <text:p>69</text:p>
          </table:table-cell>
          <table:table-cell table:style-name="ce344" office:value-type="string">
            <text:p>£</text:p>
          </table:table-cell>
          <table:table-cell table:style-name="ce350"/>
          <table:table-cell table:style-name="ce354" table:number-columns-spanned="5" table:number-rows-spanned="1"/>
          <table:covered-table-cell table:number-columns-repeated="4"/>
          <table:table-cell table:style-name="ce350"/>
          <table:table-cell table:style-name="ce357" office:value-type="string">
            <text:p>p</text:p>
          </table:table-cell>
          <table:table-cell table:style-name="ce268" table:number-columns-repeated="13"/>
          <table:table-cell table:style-name="ce114" table:number-columns-repeated="980"/>
        </table:table-row>
        <table:table-row table:style-name="ro38">
          <table:table-cell table:style-name="ce268"/>
          <table:table-cell table:style-name="ce270" table:number-columns-repeated="19"/>
          <table:table-cell table:style-name="ce268" table:number-columns-repeated="13"/>
          <table:table-cell table:style-name="ce363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68"/>
          <table:table-cell table:style-name="ce114" table:number-columns-repeated="980"/>
        </table:table-row>
        <table:table-row table:style-name="ro29">
          <table:table-cell table:style-name="ce268"/>
          <table:table-cell table:style-name="ce297" office:value-type="float" office:value="70">
            <text:p>70</text:p>
          </table:table-cell>
          <table:table-cell table:style-name="ce315" office:value-type="string">
            <text:p>Corporation tax chargeable</text:p>
          </table:table-cell>
          <table:table-cell table:style-name="ce315" table:number-columns-repeated="11"/>
          <table:table-cell table:style-name="ce297" table:number-columns-repeated="3"/>
          <table:table-cell table:style-name="ce270" table:number-columns-repeated="3"/>
          <table:table-cell table:style-name="ce268" table:number-columns-repeated="13"/>
          <table:table-cell table:style-name="ce298" office:value-type="float" office:value="70">
            <text:p>70</text:p>
          </table:table-cell>
          <table:table-cell table:style-name="ce344" office:value-type="string">
            <text:p>£</text:p>
          </table:table-cell>
          <table:table-cell table:style-name="ce369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40">
          <table:table-cell table:style-name="ce268" table:number-columns-repeated="44"/>
          <table:table-cell table:style-name="ce114" table:number-columns-repeated="980"/>
        </table:table-row>
        <table:table-row table:style-name="ro20">
          <table:table-cell table:style-name="ce279" table:number-columns-spanned="40" table:number-rows-spanned="1"/>
          <table:covered-table-cell table:number-columns-repeated="39"/>
          <table:table-cell table:style-name="ce376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14" table:number-columns-repeated="980"/>
        </table:table-row>
        <table:table-row table:style-name="ro34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79">
            <text:p>79</text:p>
          </table:table-cell>
          <table:table-cell table:style-name="ce270" office:value-type="string">
            <text:p>Tax payable under S419 ICTA 1988</text:p>
          </table:table-cell>
          <table:table-cell table:style-name="ce270" table:number-columns-repeated="16"/>
          <table:table-cell table:style-name="ce268" table:number-columns-repeated="13"/>
          <table:table-cell table:style-name="ce298" office:value-type="float" office:value="79" table:number-columns-spanned="2" table:number-rows-spanned="1">
            <text:p>79</text:p>
          </table:table-cell>
          <table:covered-table-cell/>
          <table:table-cell table:style-name="ce344" office:value-type="string">
            <text:p>£</text:p>
          </table:table-cell>
          <table:table-cell table:style-name="ce354" table:number-columns-spanned="7" table:number-rows-spanned="1"/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34">
          <table:table-cell table:style-name="ce268"/>
          <table:table-cell table:style-name="ce270"/>
          <table:table-cell table:style-name="ce268" table:number-columns-repeated="42"/>
          <table:table-cell table:style-name="ce114" table:number-columns-repeated="980"/>
        </table:table-row>
        <table:table-row table:style-name="ro39">
          <table:table-cell table:style-name="ce268"/>
          <table:table-cell table:style-name="ce270" office:value-type="float" office:value="80">
            <text:p>80</text:p>
          </table:table-cell>
          <table:table-cell table:style-name="ce296" office:value-type="string">
            <text:p>Put an 'X' in box 80 if you completed box A11 in the</text:p>
          </table:table-cell>
          <table:table-cell table:style-name="ce296" table:number-columns-repeated="18"/>
          <table:table-cell table:style-name="ce268"/>
          <table:table-cell table:style-name="ce298" office:value-type="float" office:value="80" table:number-columns-spanned="1" table:number-rows-spanned="2">
            <text:p>80</text:p>
          </table:table-cell>
          <table:table-cell table:style-name="ce351" table:number-columns-spanned="3" table:number-rows-spanned="2"/>
          <table:covered-table-cell table:number-columns-repeated="2"/>
          <table:table-cell table:style-name="ce268" table:number-columns-repeated="18"/>
          <table:table-cell table:style-name="ce114" table:number-columns-repeated="980"/>
        </table:table-row>
        <table:table-row table:style-name="ro39">
          <table:table-cell table:style-name="ce268" table:number-columns-repeated="2"/>
          <table:table-cell table:style-name="ce296" office:value-type="string">
            <text:p>Supplementary Pages CT600A</text:p>
          </table:table-cell>
          <table:table-cell table:style-name="ce296" table:number-columns-repeated="18"/>
          <table:table-cell table:style-name="ce268"/>
          <table:covered-table-cell table:number-columns-repeated="4"/>
          <table:table-cell table:style-name="ce268" table:number-columns-repeated="18"/>
          <table:table-cell table:style-name="ce114" table:number-columns-repeated="980"/>
        </table:table-row>
        <table:table-row table:style-name="ro34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float" office:value="84">
            <text:p>84</text:p>
          </table:table-cell>
          <table:table-cell table:style-name="ce270" office:value-type="string">
            <text:p>Income tax deducted from gross income included in profits</text:p>
          </table:table-cell>
          <table:table-cell table:style-name="ce270" table:number-columns-repeated="20"/>
          <table:table-cell table:style-name="ce268" table:number-columns-repeated="10"/>
          <table:table-cell table:style-name="ce298" office:value-type="float" office:value="84">
            <text:p>84</text:p>
          </table:table-cell>
          <table:table-cell table:style-name="ce344" office:value-type="string">
            <text:p>£</text:p>
          </table:table-cell>
          <table:table-cell table:style-name="ce369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34">
          <table:table-cell table:style-name="ce268"/>
          <table:table-cell table:style-name="ce270" table:number-columns-repeated="22"/>
          <table:table-cell table:style-name="ce268" table:number-columns-repeated="21"/>
          <table:table-cell table:style-name="ce114" table:number-columns-repeated="980"/>
        </table:table-row>
        <table:table-row table:style-name="ro4">
          <table:table-cell table:style-name="ce268"/>
          <table:table-cell table:style-name="ce270" office:value-type="float" office:value="85">
            <text:p>85</text:p>
          </table:table-cell>
          <table:table-cell table:style-name="ce270" office:value-type="string">
            <text:p>Income tax repayable to the company</text:p>
          </table:table-cell>
          <table:table-cell table:style-name="ce270" table:number-columns-repeated="20"/>
          <table:table-cell table:style-name="ce268" table:number-columns-repeated="10"/>
          <table:table-cell table:style-name="ce298" office:value-type="float" office:value="85">
            <text:p>85</text:p>
          </table:table-cell>
          <table:table-cell table:style-name="ce344" office:value-type="string">
            <text:p>£</text:p>
          </table:table-cell>
          <table:table-cell table:style-name="ce354" table:number-columns-spanned="7" table:number-rows-spanned="1"/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6">
          <table:table-cell table:style-name="ce268" table:number-columns-repeated="44"/>
          <table:table-cell table:style-name="ce114" table:number-columns-repeated="980"/>
        </table:table-row>
        <table:table-row table:style-name="ro10">
          <table:table-cell table:style-name="ce268" table:number-columns-repeated="33"/>
          <table:table-cell table:style-name="ce363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68"/>
          <table:table-cell table:style-name="ce114" table:number-columns-repeated="980"/>
        </table:table-row>
        <table:table-row table:style-name="ro21">
          <table:table-cell table:style-name="ce268"/>
          <table:table-cell table:style-name="ce297" office:value-type="float" office:value="86">
            <text:p>86</text:p>
          </table:table-cell>
          <table:table-cell table:style-name="ce316" office:value-type="string">
            <text:p>Tax payable - this is your self-assessment of tax payable</text:p>
          </table:table-cell>
          <table:table-cell table:style-name="ce316" table:number-columns-repeated="20"/>
          <table:table-cell table:style-name="ce317" table:number-columns-repeated="6"/>
          <table:table-cell table:style-name="ce268" table:number-columns-repeated="4"/>
          <table:table-cell table:style-name="ce298" office:value-type="float" office:value="86">
            <text:p>86</text:p>
          </table:table-cell>
          <table:table-cell table:style-name="ce344" office:value-type="string">
            <text:p>£</text:p>
          </table:table-cell>
          <table:table-cell table:style-name="ce369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6">
          <table:table-cell table:style-name="ce268" table:number-columns-repeated="44"/>
          <table:table-cell table:style-name="ce114" table:number-columns-repeated="980"/>
        </table:table-row>
        <table:table-row table:style-name="ro29">
          <table:table-cell table:style-name="ce278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279" table:number-columns-spanned="34" table:number-rows-spanned="1"/>
          <table:covered-table-cell table:number-columns-repeated="33"/>
          <table:table-cell table:style-name="ce114" table:number-columns-repeated="980"/>
        </table:table-row>
        <table:table-row table:style-name="ro34">
          <table:table-cell table:style-name="ce268" table:number-columns-repeated="44"/>
          <table:table-cell table:style-name="ce114" table:number-columns-repeated="980"/>
        </table:table-row>
        <table:table-row table:style-name="ro41">
          <table:table-cell table:style-name="ce268"/>
          <table:table-cell table:style-name="ce270" office:value-type="float" office:value="91">
            <text:p>91</text:p>
          </table:table-cell>
          <table:table-cell table:style-name="ce270" office:value-type="string">
            <text:p>Tax already paid (and not already repaid)</text:p>
          </table:table-cell>
          <table:table-cell table:style-name="ce270" table:number-columns-repeated="14"/>
          <table:table-cell table:style-name="ce268" table:number-columns-repeated="16"/>
          <table:table-cell table:style-name="ce298" office:value-type="float" office:value="91">
            <text:p>91</text:p>
          </table:table-cell>
          <table:table-cell table:style-name="ce344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6">
          <table:table-cell table:style-name="ce268" table:number-columns-repeated="44"/>
          <table:table-cell table:style-name="ce114" table:number-columns-repeated="980"/>
        </table:table-row>
        <table:table-row table:style-name="ro8">
          <table:table-cell table:style-name="ce268"/>
          <table:table-cell table:style-name="ce297" office:value-type="float" office:value="92" table:number-columns-spanned="1" table:number-rows-spanned="2">
            <text:p>92</text:p>
          </table:table-cell>
          <table:table-cell table:style-name="ce297" office:value-type="string" table:number-columns-spanned="7" table:number-rows-spanned="2">
            <text:p>Tax outstanding</text:p>
          </table:table-cell>
          <table:covered-table-cell table:number-columns-repeated="6"/>
          <table:table-cell table:style-name="ce268" table:number-columns-repeated="24"/>
          <table:table-cell table:style-name="ce363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covered-table-cell table:number-columns-repeated="8"/>
          <table:table-cell table:style-name="ce268" table:number-columns-repeated="24"/>
          <table:table-cell table:style-name="ce298" office:value-type="float" office:value="92">
            <text:p>92</text:p>
          </table:table-cell>
          <table:table-cell table:style-name="ce344" office:value-type="string">
            <text:p>£</text:p>
          </table:table-cell>
          <table:table-cell table:style-name="ce369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6">
          <table:table-cell table:style-name="ce268" table:number-columns-repeated="44"/>
          <table:table-cell table:style-name="ce114" table:number-columns-repeated="980"/>
        </table:table-row>
        <table:table-row table:style-name="ro8">
          <table:table-cell table:style-name="ce268"/>
          <table:table-cell table:style-name="ce270" office:value-type="float" office:value="93">
            <text:p>93</text:p>
          </table:table-cell>
          <table:table-cell table:style-name="ce270" office:value-type="string">
            <text:p>Tax overpaid</text:p>
          </table:table-cell>
          <table:table-cell table:style-name="ce270" table:number-columns-repeated="6"/>
          <table:table-cell table:style-name="ce268" table:number-columns-repeated="24"/>
          <table:table-cell table:style-name="ce363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68"/>
          <table:table-cell table:style-name="ce114" table:number-columns-repeated="980"/>
        </table:table-row>
        <table:table-row table:style-name="ro25">
          <table:table-cell table:style-name="ce268" table:number-columns-repeated="33"/>
          <table:table-cell table:style-name="ce298" office:value-type="float" office:value="93">
            <text:p>93</text:p>
          </table:table-cell>
          <table:table-cell table:style-name="ce344" office:value-type="string">
            <text:p>£</text:p>
          </table:table-cell>
          <table:table-cell table:style-name="ce369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7" office:value-type="string">
            <text:p>p</text:p>
          </table:table-cell>
          <table:table-cell table:style-name="ce268"/>
          <table:table-cell table:style-name="ce114" table:number-columns-repeated="980"/>
        </table:table-row>
        <table:table-row table:style-name="ro34">
          <table:table-cell table:style-name="ce268" table:number-columns-repeated="44"/>
          <table:table-cell table:style-name="ce114" table:number-columns-repeated="980"/>
        </table:table-row>
        <table:table-row table:style-name="ro42">
          <table:table-cell table:style-name="ce281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14" table:number-columns-repeated="980"/>
        </table:table-row>
        <table:table-row table:style-name="ro29">
          <table:table-cell table:style-name="ce278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33" table:number-columns-spanned="12" table:number-rows-spanned="1"/>
          <table:covered-table-cell table:number-columns-repeated="11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70" table:number-columns-repeated="22"/>
          <table:table-cell table:style-name="ce270" office:value-type="string">
            <text:p>Capital allowances</text:p>
          </table:table-cell>
          <table:table-cell table:style-name="ce270" table:number-columns-repeated="11"/>
          <table:table-cell table:style-name="ce270" office:value-type="string">
            <text:p>Balancing charges</text:p>
          </table:table-cell>
          <table:table-cell table:style-name="ce270" table:number-columns-repeated="9"/>
          <table:table-cell table:style-name="ce144" table:number-columns-repeated="980"/>
        </table:table-row>
        <table:table-row table:style-name="ro25">
          <table:table-cell table:style-name="ce268"/>
          <table:table-cell table:style-name="ce285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70" table:number-columns-repeated="2"/>
          <table:table-cell table:style-name="ce270" office:value-type="string">
            <text:p>Machinery and plant - long life assets</text:p>
          </table:table-cell>
          <table:table-cell table:style-name="ce270" table:number-columns-repeated="13"/>
          <table:table-cell table:style-name="ce268"/>
          <table:table-cell table:style-name="ce332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58" table:number-columns-spanned="6" table:number-rows-spanned="1"/>
          <table:covered-table-cell table:number-columns-repeated="5"/>
          <table:table-cell table:style-name="ce268" table:number-columns-repeated="2"/>
          <table:table-cell table:style-name="ce332" office:value-type="float" office:value="106" table:number-columns-spanned="2" table:number-rows-spanned="1">
            <text:p>106</text:p>
          </table:table-cell>
          <table:covered-table-cell/>
          <table:table-cell table:style-name="ce340" office:value-type="string">
            <text:p>£</text:p>
          </table:table-cell>
          <table:table-cell table:style-name="ce372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20"/>
          <table:table-cell table:style-name="ce268" table:number-columns-repeated="5"/>
          <table:table-cell table:style-name="ce359" table:number-columns-repeated="6"/>
          <table:table-cell table:style-name="ce268" table:number-columns-repeated="5"/>
          <table:table-cell table:style-name="ce373" table:number-columns-repeated="6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85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70" table:number-columns-repeated="2"/>
          <table:table-cell table:style-name="ce270" office:value-type="string">
            <text:p>Machinery and plant - other (general pool)</text:p>
          </table:table-cell>
          <table:table-cell table:style-name="ce270" table:number-columns-repeated="13"/>
          <table:table-cell table:style-name="ce268"/>
          <table:table-cell table:style-name="ce332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37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8" table:number-columns-repeated="2"/>
          <table:table-cell table:style-name="ce332" office:value-type="float" office:value="108" table:number-columns-spanned="2" table:number-rows-spanned="1">
            <text:p>108</text:p>
          </table:table-cell>
          <table:covered-table-cell/>
          <table:table-cell table:style-name="ce340" office:value-type="string">
            <text:p>£</text:p>
          </table:table-cell>
          <table:table-cell table:style-name="ce337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20"/>
          <table:table-cell table:style-name="ce268" table:number-columns-repeated="5"/>
          <table:table-cell table:style-name="ce359" table:number-columns-repeated="6"/>
          <table:table-cell table:style-name="ce268" table:number-columns-repeated="5"/>
          <table:table-cell table:style-name="ce373" table:number-columns-repeated="6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85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70" table:number-columns-repeated="2"/>
          <table:table-cell table:style-name="ce270" office:value-type="string">
            <text:p>Cars outside general pool</text:p>
          </table:table-cell>
          <table:table-cell table:style-name="ce270" table:number-columns-repeated="13"/>
          <table:table-cell table:style-name="ce268"/>
          <table:table-cell table:style-name="ce332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37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8" table:number-columns-repeated="2"/>
          <table:table-cell table:style-name="ce332" office:value-type="float" office:value="110" table:number-columns-spanned="2" table:number-rows-spanned="1">
            <text:p>110</text:p>
          </table:table-cell>
          <table:covered-table-cell/>
          <table:table-cell table:style-name="ce340" office:value-type="string">
            <text:p>£</text:p>
          </table:table-cell>
          <table:table-cell table:style-name="ce372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20"/>
          <table:table-cell table:style-name="ce268" table:number-columns-repeated="5"/>
          <table:table-cell table:style-name="ce359" table:number-columns-repeated="6"/>
          <table:table-cell table:style-name="ce268" table:number-columns-repeated="5"/>
          <table:table-cell table:style-name="ce373" table:number-columns-repeated="6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85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70" table:number-columns-repeated="2"/>
          <table:table-cell table:style-name="ce270" office:value-type="string">
            <text:p>Industrial buildings and structures</text:p>
          </table:table-cell>
          <table:table-cell table:style-name="ce270" table:number-columns-repeated="13"/>
          <table:table-cell table:style-name="ce268"/>
          <table:table-cell table:style-name="ce332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58" table:number-columns-spanned="6" table:number-rows-spanned="1"/>
          <table:covered-table-cell table:number-columns-repeated="5"/>
          <table:table-cell table:style-name="ce268" table:number-columns-repeated="2"/>
          <table:table-cell table:style-name="ce332" office:value-type="float" office:value="112" table:number-columns-spanned="2" table:number-rows-spanned="1">
            <text:p>112</text:p>
          </table:table-cell>
          <table:covered-table-cell/>
          <table:table-cell table:style-name="ce340" office:value-type="string">
            <text:p>£</text:p>
          </table:table-cell>
          <table:table-cell table:style-name="ce372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6">
          <table:table-cell table:style-name="ce268"/>
          <table:table-cell table:style-name="ce270" table:number-columns-repeated="20"/>
          <table:table-cell table:style-name="ce268" table:number-columns-repeated="5"/>
          <table:table-cell table:style-name="ce359" table:number-columns-repeated="6"/>
          <table:table-cell table:style-name="ce268" table:number-columns-repeated="5"/>
          <table:table-cell table:style-name="ce373" table:number-columns-repeated="6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85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70" table:number-columns-repeated="2"/>
          <table:table-cell table:style-name="ce270" office:value-type="string">
            <text:p>Other charges and allowances</text:p>
          </table:table-cell>
          <table:table-cell table:style-name="ce270" table:number-columns-repeated="13"/>
          <table:table-cell table:style-name="ce268"/>
          <table:table-cell table:style-name="ce332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58" table:number-columns-spanned="6" table:number-rows-spanned="1"/>
          <table:covered-table-cell table:number-columns-repeated="5"/>
          <table:table-cell table:style-name="ce268" table:number-columns-repeated="2"/>
          <table:table-cell table:style-name="ce332" office:value-type="float" office:value="114" table:number-columns-spanned="2" table:number-rows-spanned="1">
            <text:p>114</text:p>
          </table:table-cell>
          <table:covered-table-cell/>
          <table:table-cell table:style-name="ce340" office:value-type="string">
            <text:p>£</text:p>
          </table:table-cell>
          <table:table-cell table:style-name="ce372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1">
          <table:table-cell table:style-name="ce268" table:number-columns-repeated="44"/>
          <table:table-cell table:style-name="ce114" table:number-columns-repeated="980"/>
        </table:table-row>
        <table:table-row table:style-name="ro29">
          <table:table-cell table:style-name="ce278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33" table:number-columns-repeated="9"/>
          <table:table-cell table:style-name="ce114" table:number-columns-repeated="980"/>
        </table:table-row>
        <table:table-row table:style-name="ro25">
          <table:table-cell table:style-name="ce270" table:number-columns-repeated="22"/>
          <table:table-cell table:style-name="ce270" office:value-type="string">
            <text:p>Capital allowances</text:p>
          </table:table-cell>
          <table:table-cell table:style-name="ce270" table:number-columns-repeated="11"/>
          <table:table-cell table:style-name="ce270" office:value-type="string">
            <text:p>Balancing charges</text:p>
          </table:table-cell>
          <table:table-cell table:style-name="ce270" table:number-columns-repeated="9"/>
          <table:table-cell table:style-name="ce144" table:number-columns-repeated="980"/>
        </table:table-row>
        <table:table-row table:style-name="ro25">
          <table:table-cell table:style-name="ce268"/>
          <table:table-cell table:style-name="ce285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70" table:number-columns-repeated="2"/>
          <table:table-cell table:style-name="ce270" office:value-type="string">
            <text:p>Non-trading charges and allowances</text:p>
          </table:table-cell>
          <table:table-cell table:style-name="ce270" table:number-columns-repeated="13"/>
          <table:table-cell table:style-name="ce268"/>
          <table:table-cell table:style-name="ce332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41" table:number-columns-spanned="6" table:number-rows-spanned="1"/>
          <table:covered-table-cell table:number-columns-repeated="5"/>
          <table:table-cell table:style-name="ce268" table:number-columns-repeated="2"/>
          <table:table-cell table:style-name="ce332" office:value-type="float" office:value="116" table:number-columns-spanned="2" table:number-rows-spanned="1">
            <text:p>116</text:p>
          </table:table-cell>
          <table:covered-table-cell/>
          <table:table-cell table:style-name="ce340" office:value-type="string">
            <text:p>£</text:p>
          </table:table-cell>
          <table:table-cell table:style-name="ce341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43">
          <table:table-cell table:style-name="ce268" table:number-columns-repeated="44"/>
          <table:table-cell table:style-name="ce114" table:number-columns-repeated="980"/>
        </table:table-row>
        <table:table-row table:style-name="ro39">
          <table:table-cell table:style-name="ce268"/>
          <table:table-cell table:style-name="ce299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68" table:number-columns-repeated="2"/>
          <table:table-cell table:style-name="ce296" office:value-type="string">
            <text:p>Put an 'X' in box 117 if box 115</text:p>
          </table:table-cell>
          <table:table-cell table:style-name="ce296" table:number-columns-repeated="12"/>
          <table:table-cell table:style-name="ce268" table:number-columns-repeated="2"/>
          <table:table-cell table:style-name="ce332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18" table:number-columns-spanned="2" table:number-rows-spanned="2"/>
          <table:covered-table-cell/>
          <table:table-cell table:style-name="ce268" table:number-columns-repeated="17"/>
          <table:table-cell table:style-name="ce114" table:number-columns-repeated="980"/>
        </table:table-row>
        <table:table-row table:style-name="ro39">
          <table:table-cell table:style-name="ce268" table:number-columns-repeated="7"/>
          <table:table-cell table:style-name="ce296" office:value-type="string">
            <text:p>includes flat conversion allowances</text:p>
          </table:table-cell>
          <table:table-cell table:style-name="ce296" table:number-columns-repeated="12"/>
          <table:table-cell table:style-name="ce268" table:number-columns-repeated="2"/>
          <table:covered-table-cell table:number-columns-repeated="5"/>
          <table:table-cell table:style-name="ce268" table:number-columns-repeated="17"/>
          <table:table-cell table:style-name="ce114" table:number-columns-repeated="980"/>
        </table:table-row>
        <table:table-row table:style-name="ro31">
          <table:table-cell table:style-name="ce268" table:number-columns-repeated="44"/>
          <table:table-cell table:style-name="ce114" table:number-columns-repeated="980"/>
        </table:table-row>
        <table:table-row table:style-name="ro29">
          <table:table-cell table:style-name="ce278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29" table:number-columns-spanned="36" table:number-rows-spanned="1"/>
          <table:covered-table-cell table:number-columns-repeated="35"/>
          <table:table-cell table:style-name="ce114" table:number-columns-repeated="980"/>
        </table:table-row>
        <table:table-row table:style-name="ro31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99" office:value-type="float" office:value="118" table:number-columns-spanned="2" table:number-rows-spanned="1">
            <text:p>118</text:p>
          </table:table-cell>
          <table:covered-table-cell/>
          <table:table-cell table:style-name="ce268"/>
          <table:table-cell table:style-name="ce270" office:value-type="string">
            <text:p>Expenditure on machinery and plant on which first year allowance is claimed</text:p>
          </table:table-cell>
          <table:table-cell table:style-name="ce268" table:number-columns-repeated="29"/>
          <table:table-cell table:style-name="ce332" office:value-type="float" office:value="118" table:number-columns-spanned="2" table:number-rows-spanned="1">
            <text:p>118</text:p>
          </table:table-cell>
          <table:covered-table-cell/>
          <table:table-cell table:style-name="ce340" office:value-type="string">
            <text:p>£</text:p>
          </table:table-cell>
          <table:table-cell table:style-name="ce337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9">
          <table:table-cell table:style-name="ce268" table:number-columns-repeated="44"/>
          <table:table-cell table:style-name="ce114" table:number-columns-repeated="980"/>
        </table:table-row>
        <table:table-row table:style-name="ro39">
          <table:table-cell table:style-name="ce268"/>
          <table:table-cell table:style-name="ce300" office:value-type="float" office:value="119" table:number-columns-spanned="2" table:number-rows-spanned="2">
            <text:p>119</text:p>
          </table:table-cell>
          <table:covered-table-cell/>
          <table:table-cell table:style-name="ce299"/>
          <table:table-cell table:style-name="ce322" office:value-type="string">
            <text:p>Put an 'X' in box 119 if claim includes enhanced capital</text:p>
          </table:table-cell>
          <table:table-cell table:style-name="ce268" table:number-columns-repeated="2"/>
          <table:table-cell table:style-name="ce296" table:number-columns-repeated="13"/>
          <table:table-cell table:style-name="ce268" table:number-columns-repeated="2"/>
          <table:table-cell table:style-name="ce332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18" table:number-columns-spanned="2" table:number-rows-spanned="2"/>
          <table:covered-table-cell/>
          <table:table-cell table:style-name="ce268" table:number-columns-repeated="17"/>
          <table:table-cell table:style-name="ce114" table:number-columns-repeated="980"/>
        </table:table-row>
        <table:table-row table:style-name="ro39">
          <table:table-cell table:style-name="ce268"/>
          <table:covered-table-cell table:number-columns-repeated="2"/>
          <table:table-cell table:style-name="ce268"/>
          <table:table-cell table:style-name="ce323" office:value-type="string">
            <text:p>allowances for designated energy-saving investments</text:p>
          </table:table-cell>
          <table:table-cell table:style-name="ce268" table:number-columns-repeated="2"/>
          <table:table-cell table:style-name="ce296" table:number-columns-repeated="13"/>
          <table:table-cell table:style-name="ce268" table:number-columns-repeated="2"/>
          <table:covered-table-cell table:number-columns-repeated="5"/>
          <table:table-cell table:style-name="ce268" table:number-columns-repeated="17"/>
          <table:table-cell table:style-name="ce114" table:number-columns-repeated="980"/>
        </table:table-row>
        <table:table-row table:style-name="ro29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99" office:value-type="float" office:value="120" table:number-columns-spanned="2" table:number-rows-spanned="1">
            <text:p>120</text:p>
          </table:table-cell>
          <table:covered-table-cell/>
          <table:table-cell table:style-name="ce268"/>
          <table:table-cell table:style-name="ce270" office:value-type="string">
            <text:p>Qualifying expenditure on machinery and plant on long life assets</text:p>
          </table:table-cell>
          <table:table-cell table:style-name="ce268" table:number-columns-repeated="29"/>
          <table:table-cell table:style-name="ce332" office:value-type="float" office:value="120" table:number-columns-spanned="2" table:number-rows-spanned="1">
            <text:p>120</text:p>
          </table:table-cell>
          <table:covered-table-cell/>
          <table:table-cell table:style-name="ce340" office:value-type="string">
            <text:p>£</text:p>
          </table:table-cell>
          <table:table-cell table:style-name="ce341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99" office:value-type="float" office:value="121" table:number-columns-spanned="2" table:number-rows-spanned="1">
            <text:p>121</text:p>
          </table:table-cell>
          <table:covered-table-cell/>
          <table:table-cell table:style-name="ce268"/>
          <table:table-cell table:style-name="ce270" office:value-type="string">
            <text:p>Qualifying expenditure on machinery and plant on other assets</text:p>
          </table:table-cell>
          <table:table-cell table:style-name="ce268" table:number-columns-repeated="29"/>
          <table:table-cell table:style-name="ce332" office:value-type="float" office:value="121" table:number-columns-spanned="2" table:number-rows-spanned="1">
            <text:p>121</text:p>
          </table:table-cell>
          <table:covered-table-cell/>
          <table:table-cell table:style-name="ce340" office:value-type="string">
            <text:p>£</text:p>
          </table:table-cell>
          <table:table-cell table:style-name="ce341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6">
          <table:table-cell table:style-name="ce268" table:number-columns-repeated="44"/>
          <table:table-cell table:style-name="ce114" table:number-columns-repeated="980"/>
        </table:table-row>
        <table:table-row table:style-name="ro42">
          <table:table-cell table:style-name="ce281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14" table:number-columns-repeated="980"/>
        </table:table-row>
        <table:table-row table:style-name="ro6">
          <table:table-cell table:style-name="ce268" table:number-columns-repeated="44"/>
          <table:table-cell table:style-name="ce114" table:number-columns-repeated="980"/>
        </table:table-row>
        <table:table-row table:style-name="ro8">
          <table:table-cell table:style-name="ce268"/>
          <table:table-cell table:style-name="ce299" office:value-type="float" office:value="122" table:number-columns-spanned="2" table:number-rows-spanned="1">
            <text:p>122</text:p>
          </table:table-cell>
          <table:covered-table-cell/>
          <table:table-cell table:style-name="ce270" office:value-type="string">
            <text:p>Trading losses Case 1</text:p>
          </table:table-cell>
          <table:table-cell table:style-name="ce270" table:number-columns-repeated="4"/>
          <table:table-cell table:style-name="ce268" table:number-columns-repeated="4"/>
          <table:table-cell table:style-name="ce335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68"/>
          <table:table-cell table:style-name="ce270" office:value-type="string">
            <text:p>124 Trading losses</text:p>
          </table:table-cell>
          <table:table-cell table:style-name="ce270" table:number-columns-repeated="8"/>
          <table:table-cell table:style-name="ce367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table:number-columns-repeated="7"/>
          <table:table-cell table:style-name="ce268" table:number-columns-repeated="4"/>
          <table:table-cell table:style-name="ce332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37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8"/>
          <table:table-cell table:style-name="ce284" office:value-type="string">
            <text:p>Case V</text:p>
          </table:table-cell>
          <table:table-cell table:style-name="ce284" table:number-columns-repeated="2"/>
          <table:table-cell table:style-name="ce270" table:number-columns-repeated="6"/>
          <table:table-cell table:style-name="ce332" office:value-type="float" office:value="124" table:number-columns-spanned="2" table:number-rows-spanned="1">
            <text:p>124</text:p>
          </table:table-cell>
          <table:covered-table-cell/>
          <table:table-cell table:style-name="ce340" office:value-type="string">
            <text:p>£</text:p>
          </table:table-cell>
          <table:table-cell table:style-name="ce341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2">
          <table:table-cell table:style-name="ce268"/>
          <table:table-cell table:style-name="ce270" table:number-columns-repeated="7"/>
          <table:table-cell table:style-name="ce268" table:number-columns-repeated="17"/>
          <table:table-cell table:style-name="ce270" table:number-columns-repeated="10"/>
          <table:table-cell table:style-name="ce268" table:number-columns-repeated="9"/>
          <table:table-cell table:style-name="ce114" table:number-columns-repeated="980"/>
        </table:table-row>
        <table:table-row table:style-name="ro8">
          <table:table-cell table:style-name="ce268"/>
          <table:table-cell table:style-name="ce299" office:value-type="float" office:value="125" table:number-columns-spanned="2" table:number-rows-spanned="1">
            <text:p>125</text:p>
          </table:table-cell>
          <table:covered-table-cell/>
          <table:table-cell table:style-name="ce270" office:value-type="string">
            <text:p>Non-trade deficits on</text:p>
          </table:table-cell>
          <table:table-cell table:style-name="ce270" table:number-columns-repeated="8"/>
          <table:table-cell table:style-name="ce335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68"/>
          <table:table-cell table:style-name="ce270" office:value-type="string">
            <text:p>127 Schedule A losses</text:p>
          </table:table-cell>
          <table:table-cell table:style-name="ce299"/>
          <table:table-cell table:style-name="ce270" table:number-columns-repeated="7"/>
          <table:table-cell table:style-name="ce367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table:number-columns-repeated="2"/>
          <table:table-cell table:style-name="ce297" office:value-type="string">
            <text:p>loan relationships and</text:p>
          </table:table-cell>
          <table:table-cell table:style-name="ce284" table:number-columns-repeated="8"/>
          <table:table-cell table:style-name="ce332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41" table:number-columns-spanned="8" table:number-rows-spanned="1"/>
          <table:covered-table-cell table:number-columns-repeated="7"/>
          <table:table-cell table:style-name="ce268"/>
          <table:table-cell table:style-name="ce270" table:number-columns-repeated="9"/>
          <table:table-cell table:style-name="ce332" office:value-type="float" office:value="127" table:number-columns-spanned="2" table:number-rows-spanned="1">
            <text:p>127</text:p>
          </table:table-cell>
          <table:covered-table-cell/>
          <table:table-cell table:style-name="ce340" office:value-type="string">
            <text:p>£</text:p>
          </table:table-cell>
          <table:table-cell table:style-name="ce341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9">
          <table:table-cell table:style-name="ce268"/>
          <table:table-cell table:style-name="ce270" table:number-columns-repeated="2"/>
          <table:table-cell table:style-name="ce270" office:value-type="string">
            <text:p>derivative contracts</text:p>
          </table:table-cell>
          <table:table-cell table:style-name="ce284" table:number-columns-repeated="7"/>
          <table:table-cell table:style-name="ce270"/>
          <table:table-cell table:style-name="ce268" table:number-columns-repeated="13"/>
          <table:table-cell table:style-name="ce270" table:number-columns-repeated="10"/>
          <table:table-cell table:style-name="ce268" table:number-columns-repeated="9"/>
          <table:table-cell table:style-name="ce114" table:number-columns-repeated="980"/>
        </table:table-row>
        <table:table-row table:style-name="ro6">
          <table:table-cell table:style-name="ce268"/>
          <table:table-cell table:style-name="ce270" table:number-columns-repeated="7"/>
          <table:table-cell table:style-name="ce268" table:number-columns-repeated="17"/>
          <table:table-cell table:style-name="ce270" table:number-columns-repeated="10"/>
          <table:table-cell table:style-name="ce268" table:number-columns-repeated="9"/>
          <table:table-cell table:style-name="ce114" table:number-columns-repeated="980"/>
        </table:table-row>
        <table:table-row table:style-name="ro8">
          <table:table-cell table:style-name="ce268"/>
          <table:table-cell table:style-name="ce299" office:value-type="float" office:value="129" table:number-columns-spanned="2" table:number-rows-spanned="1">
            <text:p>129</text:p>
          </table:table-cell>
          <table:covered-table-cell/>
          <table:table-cell table:style-name="ce285" office:value-type="string">
            <text:p>Overseas property</text:p>
          </table:table-cell>
          <table:table-cell table:style-name="ce285" table:number-columns-repeated="4"/>
          <table:table-cell table:style-name="ce280" table:number-columns-repeated="4"/>
          <table:table-cell table:style-name="ce335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68"/>
          <table:table-cell table:style-name="ce270" office:value-type="string">
            <text:p>130 <text:s/>Losses Case VI</text:p>
          </table:table-cell>
          <table:table-cell table:style-name="ce299"/>
          <table:table-cell table:style-name="ce270" table:number-columns-repeated="7"/>
          <table:table-cell table:style-name="ce367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68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table:number-columns-repeated="2"/>
          <table:table-cell table:style-name="ce270" office:value-type="string">
            <text:p>business loss Case V</text:p>
          </table:table-cell>
          <table:table-cell table:style-name="ce284" table:number-columns-repeated="4"/>
          <table:table-cell table:style-name="ce286" table:number-columns-repeated="4"/>
          <table:table-cell table:style-name="ce332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41" table:number-columns-spanned="8" table:number-rows-spanned="1"/>
          <table:covered-table-cell table:number-columns-repeated="7"/>
          <table:table-cell table:style-name="ce268"/>
          <table:table-cell table:style-name="ce270" table:number-columns-repeated="9"/>
          <table:table-cell table:style-name="ce332" office:value-type="float" office:value="130" table:number-columns-spanned="2" table:number-rows-spanned="1">
            <text:p>130</text:p>
          </table:table-cell>
          <table:covered-table-cell/>
          <table:table-cell table:style-name="ce340" office:value-type="string">
            <text:p>£</text:p>
          </table:table-cell>
          <table:table-cell table:style-name="ce341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32">
          <table:table-cell table:style-name="ce268"/>
          <table:table-cell table:style-name="ce270" table:number-columns-repeated="7"/>
          <table:table-cell table:style-name="ce268" table:number-columns-repeated="17"/>
          <table:table-cell table:style-name="ce270" table:number-columns-repeated="10"/>
          <table:table-cell table:style-name="ce268" table:number-columns-repeated="9"/>
          <table:table-cell table:style-name="ce114" table:number-columns-repeated="980"/>
        </table:table-row>
        <table:table-row table:style-name="ro8">
          <table:table-cell table:style-name="ce268"/>
          <table:table-cell table:style-name="ce299" office:value-type="float" office:value="131" table:number-columns-spanned="2" table:number-rows-spanned="1">
            <text:p>131</text:p>
          </table:table-cell>
          <table:covered-table-cell/>
          <table:table-cell table:style-name="ce270" office:value-type="string">
            <text:p>Capital losses</text:p>
          </table:table-cell>
          <table:table-cell table:style-name="ce270" table:number-columns-repeated="4"/>
          <table:table-cell table:style-name="ce268" table:number-columns-repeated="4"/>
          <table:table-cell table:style-name="ce335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68"/>
          <table:table-cell table:style-name="ce270" office:value-type="string">
            <text:p>136 Excess</text:p>
          </table:table-cell>
          <table:table-cell table:style-name="ce299"/>
          <table:table-cell table:style-name="ce270" table:number-columns-repeated="7"/>
          <table:table-cell table:style-name="ce367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68"/>
          <table:table-cell table:style-name="ce114" table:number-columns-repeated="980"/>
        </table:table-row>
        <table:table-row table:style-name="ro25">
          <table:table-cell table:style-name="ce268" table:number-columns-repeated="12"/>
          <table:table-cell table:style-name="ce332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40" office:value-type="string">
            <text:p>£</text:p>
          </table:table-cell>
          <table:table-cell table:style-name="ce341" table:number-columns-spanned="8" table:number-rows-spanned="1"/>
          <table:covered-table-cell table:number-columns-repeated="7"/>
          <table:table-cell table:style-name="ce268"/>
          <table:table-cell table:style-name="ce284" office:value-type="string">
            <text:p>management expenses</text:p>
          </table:table-cell>
          <table:table-cell table:style-name="ce284" table:number-columns-repeated="8"/>
          <table:table-cell table:style-name="ce332" office:value-type="float" office:value="136" table:number-columns-spanned="2" table:number-rows-spanned="1">
            <text:p>136</text:p>
          </table:table-cell>
          <table:covered-table-cell/>
          <table:table-cell table:style-name="ce340" office:value-type="string">
            <text:p>£</text:p>
          </table:table-cell>
          <table:table-cell table:style-name="ce341" table:number-columns-spanned="6" table:number-rows-spanned="1"/>
          <table:covered-table-cell table:number-columns-repeated="5"/>
          <table:table-cell table:style-name="ce268"/>
          <table:table-cell table:style-name="ce114" table:number-columns-repeated="980"/>
        </table:table-row>
        <table:table-row table:style-name="ro6">
          <table:table-cell table:style-name="ce268" table:number-columns-repeated="44"/>
          <table:table-cell table:style-name="ce114" table:number-columns-repeated="980"/>
        </table:table-row>
        <table:table-row table:style-name="ro44">
          <table:table-cell table:style-name="ce282" office:value-type="string" table:number-columns-spanned="3" table:number-rows-spanned="1">
            <text:p>Page 4</text:p>
          </table:table-cell>
          <table:covered-table-cell table:number-columns-repeated="2"/>
          <table:table-cell table:style-name="ce279" table:number-columns-spanned="41" table:number-rows-spanned="1"/>
          <table:covered-table-cell table:number-columns-repeated="40"/>
          <table:table-cell table:style-name="ce114" table:number-columns-repeated="980"/>
        </table:table-row>
        <table:table-row table:style-name="ro42">
          <table:table-cell table:style-name="ce275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14" table:number-columns-repeated="980"/>
        </table:table-row>
        <table:table-row table:style-name="ro29">
          <table:table-cell table:style-name="ce283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30" table:number-columns-spanned="35" table:number-rows-spanned="1"/>
          <table:covered-table-cell table:number-columns-repeated="34"/>
          <table:table-cell table:style-name="ce114" table:number-columns-repeated="980"/>
        </table:table-row>
        <table:table-row table:style-name="ro32">
          <table:table-cell table:style-name="ce270"/>
          <table:table-cell table:style-name="ce270" office:value-type="string">
            <text:p>If you do not want us to make small repayments please either put an 'X' in box 139 or complete box 140 below.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32">
          <table:table-cell table:style-name="ce284"/>
          <table:table-cell table:style-name="ce284" office:value-type="string">
            <text:p>Repayments' here include tax, interest, and late filing penalties or any combination of them.</text:p>
          </table:table-cell>
          <table:table-cell table:style-name="ce284" table:number-columns-repeated="42"/>
          <table:table-cell table:style-name="ce381" table:number-columns-repeated="980"/>
        </table:table-row>
        <table:table-row table:style-name="ro34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string">
            <text:p>Do not repay £20 or less</text:p>
          </table:table-cell>
          <table:table-cell table:style-name="ce270" table:number-columns-repeated="8"/>
          <table:table-cell table:style-name="ce268"/>
          <table:table-cell table:style-name="ce332" office:value-type="float" office:value="139" table:number-columns-spanned="2" table:number-rows-spanned="1">
            <text:p>139</text:p>
          </table:table-cell>
          <table:covered-table-cell/>
          <table:table-cell table:style-name="ce338" table:number-columns-spanned="3" table:number-rows-spanned="1"/>
          <table:covered-table-cell table:number-columns-repeated="2"/>
          <table:table-cell table:style-name="ce268" table:number-columns-repeated="2"/>
          <table:table-cell table:style-name="ce270" office:value-type="string">
            <text:p>Do not repay sums of </text:p>
          </table:table-cell>
          <table:table-cell table:style-name="ce268" table:number-columns-repeated="7"/>
          <table:table-cell table:style-name="ce332" office:value-type="float" office:value="140" table:number-columns-spanned="2" table:number-rows-spanned="1">
            <text:p>140</text:p>
          </table:table-cell>
          <table:covered-table-cell/>
          <table:table-cell table:style-name="ce340" office:value-type="string">
            <text:p>£</text:p>
          </table:table-cell>
          <table:table-cell table:style-name="ce341" table:number-columns-spanned="5" table:number-rows-spanned="1"/>
          <table:covered-table-cell table:number-columns-repeated="4"/>
          <table:table-cell table:style-name="ce270" office:value-type="string">
            <text:p><text:s/>or less,<text:span text:style-name="T1"> Enter whole figure only</text:span></text:p>
          </table:table-cell>
          <table:table-cell table:style-name="ce268" table:number-columns-repeated="9"/>
          <table:table-cell table:style-name="ce114" table:number-columns-repeated="980"/>
        </table:table-row>
        <table:table-row table:style-name="ro6">
          <table:table-cell table:style-name="ce268" table:number-columns-repeated="44"/>
          <table:table-cell table:style-name="ce114" table:number-columns-repeated="980"/>
        </table:table-row>
        <table:table-row table:style-name="ro29">
          <table:table-cell table:style-name="ce278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33" table:number-columns-spanned="17" table:number-rows-spanned="1"/>
          <table:covered-table-cell table:number-columns-repeated="16"/>
          <table:table-cell table:style-name="ce114" table:number-columns-repeated="980"/>
        </table:table-row>
        <table:table-row table:style-name="ro32">
          <table:table-cell table:style-name="ce270"/>
          <table:table-cell table:style-name="ce270" office:value-type="string">
            <text:p>Repayment is made quickly and safely by direct credit to a bank or building society account.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32">
          <table:table-cell table:style-name="ce284"/>
          <table:table-cell table:style-name="ce284" office:value-type="string">
            <text:p>Please complete the following details</text:p>
          </table:table-cell>
          <table:table-cell table:style-name="ce284" table:number-columns-repeated="42"/>
          <table:table-cell table:style-name="ce381" table:number-columns-repeated="980"/>
        </table:table-row>
        <table:table-row table:style-name="ro25">
          <table:table-cell table:style-name="ce270"/>
          <table:table-cell table:style-name="ce270" office:value-type="string">
            <text:p>Name of bank or building society</text:p>
          </table:table-cell>
          <table:table-cell table:style-name="ce270" table:number-columns-repeated="33"/>
          <table:table-cell table:style-name="ce270" office:value-type="string">
            <text:p>Branch sort code</text:p>
          </table:table-cell>
          <table:table-cell table:style-name="ce270" table:number-columns-repeated="8"/>
          <table:table-cell table:style-name="ce144" table:number-columns-repeated="980"/>
        </table:table-row>
        <table:table-row table:style-name="ro25">
          <table:table-cell table:style-name="ce268"/>
          <table:table-cell table:style-name="ce301" office:value-type="float" office:value="149" table:number-columns-spanned="2" table:number-rows-spanned="1">
            <text:p>149</text:p>
          </table:table-cell>
          <table:covered-table-cell/>
          <table:table-cell table:style-name="ce318" table:number-columns-spanned="29" table:number-rows-spanned="1"/>
          <table:covered-table-cell table:number-columns-repeated="28"/>
          <table:table-cell table:style-name="ce268" table:number-columns-repeated="3"/>
          <table:table-cell table:style-name="ce302" office:value-type="float" office:value="150" table:number-columns-spanned="2" table:number-rows-spanned="1">
            <text:p>150</text:p>
          </table:table-cell>
          <table:covered-table-cell/>
          <table:table-cell table:style-name="ce324"/>
          <table:table-cell table:style-name="ce374"/>
          <table:table-cell table:style-name="ce375"/>
          <table:table-cell table:style-name="ce374"/>
          <table:table-cell table:style-name="ce375"/>
          <table:table-cell table:style-name="ce324"/>
          <table:table-cell table:style-name="ce268"/>
          <table:table-cell table:style-name="ce380" table:number-columns-repeated="2"/>
          <table:table-cell table:style-name="ce114" table:number-columns-repeated="978"/>
        </table:table-row>
        <table:table-row table:style-name="ro37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70"/>
          <table:table-cell table:style-name="ce270" office:value-type="string">
            <text:p>Account number</text:p>
          </table:table-cell>
          <table:table-cell table:style-name="ce270" table:number-columns-repeated="18"/>
          <table:table-cell table:style-name="ce270" office:value-type="string">
            <text:p>Name of account</text:p>
          </table:table-cell>
          <table:table-cell table:style-name="ce270" table:number-columns-repeated="23"/>
          <table:table-cell table:style-name="ce217" table:number-columns-repeated="2"/>
          <table:table-cell table:style-name="ce144" table:number-columns-repeated="978"/>
        </table:table-row>
        <table:table-row table:style-name="ro25">
          <table:table-cell table:style-name="ce268"/>
          <table:table-cell table:style-name="ce302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24" table:number-columns-repeated="2"/>
          <table:table-cell table:style-name="ce327" table:number-columns-spanned="2" table:number-rows-spanned="1"/>
          <table:covered-table-cell/>
          <table:table-cell table:style-name="ce324" table:number-columns-repeated="5"/>
          <table:table-cell table:style-name="ce268" table:number-columns-repeated="7"/>
          <table:table-cell table:style-name="ce332" office:value-type="float" office:value="152" table:number-columns-spanned="2" table:number-rows-spanned="1">
            <text:p>152</text:p>
          </table:table-cell>
          <table:covered-table-cell/>
          <table:table-cell table:style-name="ce318" table:number-columns-spanned="21" table:number-rows-spanned="1"/>
          <table:covered-table-cell table:number-columns-repeated="20"/>
          <table:table-cell table:style-name="ce378"/>
          <table:table-cell table:style-name="ce279"/>
          <table:table-cell table:style-name="ce380"/>
          <table:table-cell table:style-name="ce114" table:number-columns-repeated="978"/>
        </table:table-row>
        <table:table-row table:style-name="ro37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70"/>
          <table:table-cell table:style-name="ce270" office:value-type="string">
            <text:p>Building society reference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25">
          <table:table-cell table:style-name="ce268"/>
          <table:table-cell table:style-name="ce302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24" table:number-columns-repeated="2"/>
          <table:table-cell table:style-name="ce327" table:number-columns-spanned="2" table:number-rows-spanned="1"/>
          <table:covered-table-cell/>
          <table:table-cell table:style-name="ce324" table:number-columns-repeated="5"/>
          <table:table-cell table:style-name="ce318" table:number-columns-spanned="2" table:number-rows-spanned="1"/>
          <table:covered-table-cell/>
          <table:table-cell table:style-name="ce324"/>
          <table:table-cell table:style-name="ce318" table:number-columns-spanned="2" table:number-rows-spanned="1"/>
          <table:covered-table-cell/>
          <table:table-cell table:style-name="ce324" table:number-columns-repeated="5"/>
          <table:table-cell table:style-name="ce318" table:number-columns-spanned="2" table:number-rows-spanned="1"/>
          <table:covered-table-cell/>
          <table:table-cell table:style-name="ce324"/>
          <table:table-cell table:style-name="ce268" table:number-columns-repeated="18"/>
          <table:table-cell table:style-name="ce114" table:number-columns-repeated="980"/>
        </table:table-row>
        <table:table-row table:style-name="ro6">
          <table:table-cell table:style-name="ce268" table:number-columns-repeated="44"/>
          <table:table-cell table:style-name="ce114" table:number-columns-repeated="980"/>
        </table:table-row>
        <table:table-row table:style-name="ro29">
          <table:table-cell table:style-name="ce278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29" table:number-columns-spanned="23" table:number-rows-spanned="1"/>
          <table:covered-table-cell table:number-columns-repeated="22"/>
          <table:table-cell table:style-name="ce114" table:number-columns-repeated="980"/>
        </table:table-row>
        <table:table-row table:style-name="ro25">
          <table:table-cell table:style-name="ce285"/>
          <table:table-cell table:style-name="ce285" office:value-type="string">
            <text:p>Complete the authority below if you want the repayment to be made to a person other than the company.</text:p>
          </table:table-cell>
          <table:table-cell table:style-name="ce285" table:number-columns-repeated="42"/>
          <table:table-cell table:style-name="ce382" table:number-columns-repeated="980"/>
        </table:table-row>
        <table:table-row table:style-name="ro25">
          <table:table-cell table:style-name="ce286"/>
          <table:table-cell table:style-name="ce284" office:value-type="string">
            <text:p>1, as<text:span text:style-name="T1"> </text:span><text:span text:style-name="T2">(enter status - company secretary, treasurer, </text:span><text:span text:style-name="T2">liquidator or authorised agent, etc..)</text:span></text:p>
          </table:table-cell>
          <table:table-cell table:style-name="ce286" table:number-columns-repeated="42"/>
          <table:table-cell table:style-name="ce383" table:number-columns-repeated="980"/>
        </table:table-row>
        <table:table-row table:style-name="ro25">
          <table:table-cell table:style-name="ce268"/>
          <table:table-cell table:style-name="ce301" office:value-type="float" office:value="154" table:number-columns-spanned="2" table:number-rows-spanned="1">
            <text:p>154</text:p>
          </table:table-cell>
          <table:covered-table-cell/>
          <table:table-cell table:style-name="ce318" table:number-columns-spanned="29" table:number-rows-spanned="1"/>
          <table:covered-table-cell table:number-columns-repeated="28"/>
          <table:table-cell table:style-name="ce268" table:number-columns-repeated="12"/>
          <table:table-cell table:style-name="ce114" table:number-columns-repeated="980"/>
        </table:table-row>
        <table:table-row table:style-name="ro34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string">
            <text:p>of<text:span text:style-name="T2"> (enter name of company)</text:span>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25">
          <table:table-cell table:style-name="ce268"/>
          <table:table-cell table:style-name="ce301" office:value-type="float" office:value="155" table:number-columns-spanned="2" table:number-rows-spanned="1">
            <text:p>155</text:p>
          </table:table-cell>
          <table:covered-table-cell/>
          <table:table-cell table:style-name="ce318" table:number-columns-spanned="29" table:number-rows-spanned="1"/>
          <table:covered-table-cell table:number-columns-repeated="28"/>
          <table:table-cell table:style-name="ce268" table:number-columns-repeated="12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string">
            <text:p>authorise<text:span text:style-name="T2"> (enter name)</text:span>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25">
          <table:table-cell table:style-name="ce268"/>
          <table:table-cell table:style-name="ce302" office:value-type="float" office:value="156" table:number-columns-spanned="2" table:number-rows-spanned="1">
            <text:p>156</text:p>
          </table:table-cell>
          <table:covered-table-cell/>
          <table:table-cell table:style-name="ce318" table:number-columns-spanned="29" table:number-rows-spanned="1"/>
          <table:covered-table-cell table:number-columns-repeated="28"/>
          <table:table-cell table:style-name="ce268" table:number-columns-repeated="12"/>
          <table:table-cell table:style-name="ce114" table:number-columns-repeated="980"/>
        </table:table-row>
        <table:table-row table:style-name="ro25">
          <table:table-cell table:style-name="ce268"/>
          <table:table-cell table:style-name="ce296" office:value-type="string">
            <text:p>(enter address)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25">
          <table:table-cell table:style-name="ce268"/>
          <table:table-cell table:style-name="ce303" office:value-type="float" office:value="157" table:number-columns-spanned="2" table:number-rows-spanned="1">
            <text:p>157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8" table:number-columns-repeated="12"/>
          <table:table-cell table:style-name="ce114" table:number-columns-repeated="980"/>
        </table:table-row>
        <table:table-row table:style-name="ro25">
          <table:table-cell table:style-name="ce268"/>
          <table:table-cell table:style-name="ce304" table:number-columns-spanned="31" table:number-rows-spanned="1"/>
          <table:covered-table-cell table:number-columns-repeated="30"/>
          <table:table-cell table:style-name="ce268" table:number-columns-repeated="12"/>
          <table:table-cell table:style-name="ce114" table:number-columns-repeated="980"/>
        </table:table-row>
        <table:table-row table:style-name="ro25">
          <table:table-cell table:style-name="ce268"/>
          <table:table-cell table:style-name="ce304" table:number-columns-spanned="31" table:number-rows-spanned="1"/>
          <table:covered-table-cell table:number-columns-repeated="30"/>
          <table:table-cell table:style-name="ce268" table:number-columns-repeated="12"/>
          <table:table-cell table:style-name="ce114" table:number-columns-repeated="980"/>
        </table:table-row>
        <table:table-row table:style-name="ro25">
          <table:table-cell table:style-name="ce268"/>
          <table:table-cell table:style-name="ce305" table:number-columns-spanned="16" table:number-rows-spanned="1"/>
          <table:covered-table-cell table:number-columns-repeated="15"/>
          <table:table-cell table:style-name="ce342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52" table:number-columns-spanned="9" table:number-rows-spanned="1"/>
          <table:covered-table-cell table:number-columns-repeated="8"/>
          <table:table-cell table:style-name="ce268" table:number-columns-repeated="12"/>
          <table:table-cell table:style-name="ce114" table:number-columns-repeated="980"/>
        </table:table-row>
        <table:table-row table:style-name="ro25">
          <table:table-cell table:style-name="ce270"/>
          <table:table-cell table:style-name="ce270" office:value-type="string">
            <text:p>Nominee reference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25">
          <table:table-cell table:style-name="ce268"/>
          <table:table-cell table:style-name="ce302" office:value-type="float" office:value="158" table:number-columns-spanned="2" table:number-rows-spanned="1">
            <text:p>158</text:p>
          </table:table-cell>
          <table:covered-table-cell/>
          <table:table-cell table:style-name="ce318" table:number-columns-spanned="29" table:number-rows-spanned="1"/>
          <table:covered-table-cell table:number-columns-repeated="28"/>
          <table:table-cell table:style-name="ce268" table:number-columns-repeated="12"/>
          <table:table-cell table:style-name="ce114" table:number-columns-repeated="980"/>
        </table:table-row>
        <table:table-row table:style-name="ro25">
          <table:table-cell table:style-name="ce270"/>
          <table:table-cell table:style-name="ce270" office:value-type="string">
            <text:p>to receive payment on the company's behalf.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31">
          <table:table-cell table:style-name="ce268" table:number-columns-repeated="44"/>
          <table:table-cell table:style-name="ce114" table:number-columns-repeated="980"/>
        </table:table-row>
        <table:table-row table:style-name="ro25">
          <table:table-cell table:style-name="ce270"/>
          <table:table-cell table:style-name="ce270" office:value-type="string">
            <text:p>Signature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25">
          <table:table-cell table:style-name="ce268"/>
          <table:table-cell table:style-name="ce301" office:value-type="float" office:value="159" table:number-columns-spanned="2" table:number-rows-spanned="1">
            <text:p>159</text:p>
          </table:table-cell>
          <table:covered-table-cell/>
          <table:table-cell table:style-name="ce320" table:number-columns-spanned="29" table:number-rows-spanned="1"/>
          <table:covered-table-cell table:number-columns-repeated="28"/>
          <table:table-cell table:style-name="ce268" table:number-columns-repeated="12"/>
          <table:table-cell table:style-name="ce114" table:number-columns-repeated="980"/>
        </table:table-row>
        <table:table-row table:style-name="ro32">
          <table:table-cell table:style-name="ce268"/>
          <table:table-cell table:style-name="ce306" table:number-columns-spanned="31" table:number-rows-spanned="2"/>
          <table:covered-table-cell table:number-columns-repeated="30"/>
          <table:table-cell table:style-name="ce268" table:number-columns-repeated="12"/>
          <table:table-cell table:style-name="ce114" table:number-columns-repeated="980"/>
        </table:table-row>
        <table:table-row table:style-name="ro32">
          <table:table-cell table:style-name="ce268"/>
          <table:covered-table-cell table:number-columns-repeated="31"/>
          <table:table-cell table:style-name="ce268" table:number-columns-repeated="12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string">
            <text:p>Name<text:span text:style-name="T1"> </text:span><text:span text:style-name="T2">(in capitals)</text:span></text:p>
          </table:table-cell>
          <table:table-cell table:style-name="ce268" table:number-columns-repeated="42"/>
          <table:table-cell table:style-name="ce114" table:number-columns-repeated="980"/>
        </table:table-row>
        <table:table-row table:style-name="ro25">
          <table:table-cell table:style-name="ce268"/>
          <table:table-cell table:style-name="ce301" office:value-type="float" office:value="160" table:number-columns-spanned="2" table:number-rows-spanned="1">
            <text:p>160</text:p>
          </table:table-cell>
          <table:covered-table-cell/>
          <table:table-cell table:style-name="ce321" table:number-columns-spanned="29" table:number-rows-spanned="1"/>
          <table:covered-table-cell table:number-columns-repeated="28"/>
          <table:table-cell table:style-name="ce268" table:number-columns-repeated="12"/>
          <table:table-cell table:style-name="ce114" table:number-columns-repeated="980"/>
        </table:table-row>
        <table:table-row table:style-name="ro34">
          <table:table-cell table:style-name="ce268" table:number-columns-repeated="44"/>
          <table:table-cell table:style-name="ce114" table:number-columns-repeated="980"/>
        </table:table-row>
        <table:table-row table:style-name="ro42">
          <table:table-cell table:style-name="ce281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14" table:number-columns-repeated="980"/>
        </table:table-row>
        <table:table-row table:style-name="ro25">
          <table:table-cell table:style-name="ce287"/>
          <table:table-cell table:style-name="ce287" office:value-type="string">
            <text:p>Warning - Giving false information in the return, or exceeding any part of the company's profits or tax</text:p>
          </table:table-cell>
          <table:table-cell table:style-name="ce287" table:number-columns-repeated="42"/>
          <table:table-cell table:style-name="ce169" table:number-columns-repeated="980"/>
        </table:table-row>
        <table:table-row table:style-name="ro25">
          <table:table-cell table:style-name="ce288"/>
          <table:table-cell table:style-name="ce288" office:value-type="string">
            <text:p>payable, can lead to both the company and yourself being prosecuted.</text:p>
          </table:table-cell>
          <table:table-cell table:style-name="ce288" table:number-columns-repeated="42"/>
          <table:table-cell table:style-name="ce384" table:number-columns-repeated="980"/>
        </table:table-row>
        <table:table-row table:style-name="ro25">
          <table:table-cell table:style-name="ce289"/>
          <table:table-cell table:style-name="ce289" office:value-type="string">
            <text:p>Declaration</text:p>
          </table:table-cell>
          <table:table-cell table:style-name="ce289" table:number-columns-repeated="42"/>
          <table:table-cell table:style-name="ce385" table:number-columns-repeated="980"/>
        </table:table-row>
        <table:table-row table:style-name="ro25">
          <table:table-cell table:style-name="ce287"/>
          <table:table-cell table:style-name="ce287" office:value-type="string">
            <text:p>The information I have given in this company tax return is correct and complete to the best of my</text:p>
          </table:table-cell>
          <table:table-cell table:style-name="ce287" table:number-columns-repeated="42"/>
          <table:table-cell table:style-name="ce169" table:number-columns-repeated="980"/>
        </table:table-row>
        <table:table-row table:style-name="ro25">
          <table:table-cell table:style-name="ce290"/>
          <table:table-cell table:style-name="ce290" office:value-type="string">
            <text:p>knowledge and belief.</text:p>
          </table:table-cell>
          <table:table-cell table:style-name="ce290" table:number-columns-repeated="42"/>
          <table:table-cell table:style-name="ce386" table:number-columns-repeated="980"/>
        </table:table-row>
        <table:table-row table:style-name="ro25">
          <table:table-cell table:style-name="ce270"/>
          <table:table-cell table:style-name="ce270" office:value-type="string">
            <text:p>Signature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32">
          <table:table-cell table:style-name="ce270"/>
          <table:table-cell table:style-name="ce307" table:number-columns-spanned="32" table:number-rows-spanned="3"/>
          <table:covered-table-cell table:number-columns-repeated="31"/>
          <table:table-cell table:style-name="ce270" table:number-columns-repeated="11"/>
          <table:table-cell table:style-name="ce144" table:number-columns-repeated="980"/>
        </table:table-row>
        <table:table-row table:style-name="ro32">
          <table:table-cell table:style-name="ce268"/>
          <table:covered-table-cell table:number-columns-repeated="32"/>
          <table:table-cell table:style-name="ce268" table:number-columns-repeated="11"/>
          <table:table-cell table:style-name="ce114" table:number-columns-repeated="980"/>
        </table:table-row>
        <table:table-row table:style-name="ro32">
          <table:table-cell table:style-name="ce268"/>
          <table:covered-table-cell table:number-columns-repeated="32"/>
          <table:table-cell table:style-name="ce268" table:number-columns-repeated="11"/>
          <table:table-cell table:style-name="ce114" table:number-columns-repeated="980"/>
        </table:table-row>
        <table:table-row table:style-name="ro25">
          <table:table-cell table:style-name="ce268"/>
          <table:table-cell table:style-name="ce270" office:value-type="string">
            <text:p>Name<text:span text:style-name="T1"> </text:span><text:span text:style-name="T2">(in capitals)</text:span></text:p>
          </table:table-cell>
          <table:table-cell table:style-name="ce268" table:number-columns-repeated="28"/>
          <table:table-cell table:style-name="ce270" office:value-type="string">
            <text:p>Date<text:span text:style-name="T1"> </text:span><text:span text:style-name="T2">(dd / mm / yyyy)</text:span></text:p>
          </table:table-cell>
          <table:table-cell table:style-name="ce268" table:number-columns-repeated="13"/>
          <table:table-cell table:style-name="ce114" table:number-columns-repeated="980"/>
        </table:table-row>
        <table:table-row table:style-name="ro25">
          <table:table-cell table:style-name="ce268"/>
          <table:table-cell table:style-name="ce308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68" table:number-columns-repeated="4"/>
          <table:table-cell table:style-name="ce361"/>
          <table:table-cell table:style-name="ce362" table:number-columns-spanned="2" table:number-rows-spanned="1"/>
          <table:covered-table-cell/>
          <table:table-cell table:style-name="ce365"/>
          <table:table-cell table:style-name="ce368"/>
          <table:table-cell table:style-name="ce365"/>
          <table:table-cell table:style-name="ce361" table:number-columns-repeated="3"/>
          <table:table-cell table:style-name="ce268" table:number-columns-repeated="5"/>
          <table:table-cell table:style-name="ce114" table:number-columns-repeated="980"/>
        </table:table-row>
        <table:table-row table:style-name="ro25">
          <table:table-cell table:style-name="ce270"/>
          <table:table-cell table:style-name="ce270" office:value-type="string">
            <text:p>Status</text:p>
          </table:table-cell>
          <table:table-cell table:style-name="ce270" table:number-columns-repeated="42"/>
          <table:table-cell table:style-name="ce144" table:number-columns-repeated="980"/>
        </table:table-row>
        <table:table-row table:style-name="ro25">
          <table:table-cell table:style-name="ce268"/>
          <table:table-cell table:style-name="ce308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68" table:number-columns-repeated="18"/>
          <table:table-cell table:style-name="ce114" table:number-columns-repeated="980"/>
        </table:table-row>
        <table:table-row table:style-name="ro34">
          <table:table-cell table:style-name="ce268" table:number-columns-repeated="44"/>
          <table:table-cell table:style-name="ce114" table:number-columns-repeated="980"/>
        </table:table-row>
        <table:table-row table:style-name="ro34" table:number-rows-repeated="1048298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WagesInterface" table:style-name="ta10">
        <table:table-column table:style-name="co47" table:default-cell-style-name="ce42"/>
        <table:table-column table:style-name="co7" table:default-cell-style-name="ce50"/>
        <table:table-column table:style-name="co11" table:number-columns-repeated="7" table:default-cell-style-name="ce57"/>
        <table:table-column table:style-name="co47" table:default-cell-style-name="ce42"/>
        <table:table-column table:style-name="co48" table:default-cell-style-name="ce42"/>
        <table:table-column table:style-name="co47" table:default-cell-style-name="ce42"/>
        <table:table-column table:style-name="co7" table:number-columns-repeated="1012" table:default-cell-style-name="ce42"/>
        <table:table-row table:style-name="ro14">
          <table:table-cell table:style-name="ce387"/>
          <table:table-cell table:style-name="ce391"/>
          <table:table-cell table:style-name="ce397" table:number-columns-repeated="7"/>
          <table:table-cell table:style-name="ce400" table:number-columns-repeated="2"/>
          <table:table-cell table:style-name="ce85"/>
          <table:table-cell table:number-columns-repeated="1012"/>
        </table:table-row>
        <table:table-row table:style-name="ro45">
          <table:table-cell table:style-name="ce388"/>
          <table:table-cell table:style-name="ce392" office:value-type="string">
            <text:p>Month</text:p>
          </table:table-cell>
          <table:table-cell table:style-name="ce398" office:value-type="string">
            <text:p>Gross Wages paid</text:p>
          </table:table-cell>
          <table:table-cell table:style-name="ce398" office:value-type="string">
            <text:p>Income Tax deducted</text:p>
          </table:table-cell>
          <table:table-cell table:style-name="ce398" office:value-type="string">
            <text:p>Employees National Insurance deducted</text:p>
          </table:table-cell>
          <table:table-cell table:style-name="ce398" office:value-type="string">
            <text:p>Other Deductions</text:p>
          </table:table-cell>
          <table:table-cell table:style-name="ce398" office:value-type="string">
            <text:p>Net Wages Paid</text:p>
          </table:table-cell>
          <table:table-cell table:style-name="ce398" office:value-type="string">
            <text:p>Employers National Insurance</text:p>
          </table:table-cell>
          <table:table-cell table:style-name="ce398" office:value-type="string">
            <text:p>Recoverable Statutory Payments</text:p>
          </table:table-cell>
          <table:table-cell table:style-name="ce40"/>
          <table:table-cell table:style-name="ce392" office:value-type="string">
            <text:p>WAGES INTERFACE</text:p>
          </table:table-cell>
          <table:table-cell table:style-name="ce403"/>
          <table:table-cell table:style-name="ce65" table:number-columns-repeated="1012"/>
        </table:table-row>
        <table:table-row table:style-name="ro25">
          <table:table-cell table:style-name="ce388"/>
          <table:table-cell table:style-name="ce393" office:value-type="string" table:number-columns-spanned="2" table:number-rows-spanned="1">
            <text:p>EMPLOYEES</text:p>
          </table:table-cell>
          <table:covered-table-cell/>
          <table:table-cell table:style-name="ce61" table:number-columns-repeated="6"/>
          <table:table-cell table:style-name="ce40"/>
          <table:table-cell table:style-name="ce60"/>
          <table:table-cell table:style-name="ce403"/>
          <table:table-cell table:style-name="ce65" table:number-columns-repeated="1012"/>
        </table:table-row>
        <table:table-row table:style-name="ro10">
          <table:table-cell table:style-name="ce389"/>
          <table:table-cell table:style-name="ce394" table:formula="of:=[$Admin.B18]" office:value-type="date" office:date-value="2009-08-31">
            <text:p>Aug-09</text:p>
          </table:table-cell>
          <table:table-cell table:formula="of:=['file:///C:/Users/Antony/diy/GB%20Accounts/GB%20Accounts%202010/GB%20Accounts%20Company%202010-07-31%20(Jul10)%20OpenOffice/Payrollyearto050410.ods'#$Aug09.$M$1]-[.C17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Aug09.$N$1]-[.D17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Aug09.$O$1]-[.E17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Aug09.$P$1]+['file:///C:/Users/Antony/diy/GB%20Accounts/GB%20Accounts%202010/GB%20Accounts%20Company%202010-07-31%20(Jul10)%20OpenOffice/Payrollyearto050410.ods'#$Aug09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Aug09.$T$1]-[.H17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Aug09.$G$1]" office:value-type="float" office:value="0">
            <text:p>0.00 </text:p>
          </table:table-cell>
          <table:table-cell table:style-name="ce41"/>
          <table:table-cell table:style-name="ce402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20]" office:value-type="date" office:date-value="2009-09-30">
            <text:p>Sep-09</text:p>
          </table:table-cell>
          <table:table-cell table:formula="of:=['file:///C:/Users/Antony/diy/GB%20Accounts/GB%20Accounts%202010/GB%20Accounts%20Company%202010-07-31%20(Jul10)%20OpenOffice/Payrollyearto050410.ods'#$Sep09.$M$1]-[.C18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Sep09.$N$1]-[.D18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Sep09.$O$1]-[.E18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Sep09.$P$1]+['file:///C:/Users/Antony/diy/GB%20Accounts/GB%20Accounts%202010/GB%20Accounts%20Company%202010-07-31%20(Jul10)%20OpenOffice/Payrollyearto050410.ods'#$Sep09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Sep09.$T$1]-[.H18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Sep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22]" office:value-type="date" office:date-value="2009-10-31">
            <text:p>Oct-09</text:p>
          </table:table-cell>
          <table:table-cell table:formula="of:=['file:///C:/Users/Antony/diy/GB%20Accounts/GB%20Accounts%202010/GB%20Accounts%20Company%202010-07-31%20(Jul10)%20OpenOffice/Payrollyearto050410.ods'#$Oct09.$M$1]-[.C19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Oct09.$N$1]-[.D19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Oct09.$O$1]-[.E19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Oct09.$P$1]+['file:///C:/Users/Antony/diy/GB%20Accounts/GB%20Accounts%202010/GB%20Accounts%20Company%202010-07-31%20(Jul10)%20OpenOffice/Payrollyearto050410.ods'#$Oct09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Oct09.$T$1]-[.H19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Oct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24]" office:value-type="date" office:date-value="2009-11-30">
            <text:p>Nov-09</text:p>
          </table:table-cell>
          <table:table-cell table:formula="of:=['file:///C:/Users/Antony/diy/GB%20Accounts/GB%20Accounts%202010/GB%20Accounts%20Company%202010-07-31%20(Jul10)%20OpenOffice/Payrollyearto050410.ods'#$Nov09.$M$1]-[.C20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Nov09.$N$1]-[.D20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Nov09.$O$1]-[.E20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Nov09.$P$1]+['file:///C:/Users/Antony/diy/GB%20Accounts/GB%20Accounts%202010/GB%20Accounts%20Company%202010-07-31%20(Jul10)%20OpenOffice/Payrollyearto050410.ods'#$Nov09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Nov09.$T$1]-[.H20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Nov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26]" office:value-type="date" office:date-value="2009-12-31">
            <text:p>Dec-09</text:p>
          </table:table-cell>
          <table:table-cell table:formula="of:=['file:///C:/Users/Antony/diy/GB%20Accounts/GB%20Accounts%202010/GB%20Accounts%20Company%202010-07-31%20(Jul10)%20OpenOffice/Payrollyearto050410.ods'#$Dec09.$M$1]-[.C21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Dec09.$N$1]-[.D21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Dec09.$O$1]-[.E21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Dec09.$P$1]+['file:///C:/Users/Antony/diy/GB%20Accounts/GB%20Accounts%202010/GB%20Accounts%20Company%202010-07-31%20(Jul10)%20OpenOffice/Payrollyearto050410.ods'#$Dec09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Dec09.$T$1]-[.H21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Dec09.$G$1]" office:value-type="float" office:value="0">
            <text:p>0.00 </text:p>
          </table:table-cell>
          <table:table-cell table:style-name="ce41"/>
          <table:table-cell table:style-name="ce402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28]" office:value-type="date" office:date-value="2010-01-31">
            <text:p>Jan-10</text:p>
          </table:table-cell>
          <table:table-cell table:formula="of:=['file:///C:/Users/Antony/diy/GB%20Accounts/GB%20Accounts%202010/GB%20Accounts%20Company%202010-07-31%20(Jul10)%20OpenOffice/Payrollyearto050410.ods'#$Jan10.$M$1]-[.C2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Jan10.$N$1]-[.D2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Jan10.$O$1]-[.E2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Jan10.$P$1]+['file:///C:/Users/Antony/diy/GB%20Accounts/GB%20Accounts%202010/GB%20Accounts%20Company%202010-07-31%20(Jul10)%20OpenOffice/Payrollyearto050410.ods'#$Jan10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Jan10.$T$1]-[.H2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Jan10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30]" office:value-type="date" office:date-value="2010-02-28">
            <text:p>Feb-10</text:p>
          </table:table-cell>
          <table:table-cell table:formula="of:=['file:///C:/Users/Antony/diy/GB%20Accounts/GB%20Accounts%202010/GB%20Accounts%20Company%202010-07-31%20(Jul10)%20OpenOffice/Payrollyearto050410.ods'#$Feb10.$M$1]-[.C23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Feb10.$N$1]-[.D23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Feb10.$O$1]-[.E23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Feb10.$P$1]+['file:///C:/Users/Antony/diy/GB%20Accounts/GB%20Accounts%202010/GB%20Accounts%20Company%202010-07-31%20(Jul10)%20OpenOffice/Payrollyearto050410.ods'#$Feb10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Feb10.$T$1]-[.H23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Feb10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32]" office:value-type="date" office:date-value="2010-03-31">
            <text:p>Mar-10</text:p>
          </table:table-cell>
          <table:table-cell table:formula="of:=['file:///C:/Users/Antony/diy/GB%20Accounts/GB%20Accounts%202010/GB%20Accounts%20Company%202010-07-31%20(Jul10)%20OpenOffice/Payrollyearto050410.ods'#$Mar10.$M$1]-[.C24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Mar10.$N$1]-[.D24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Mar10.$O$1]-[.E24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Mar10.$P$1]+['file:///C:/Users/Antony/diy/GB%20Accounts/GB%20Accounts%202010/GB%20Accounts%20Company%202010-07-31%20(Jul10)%20OpenOffice/Payrollyearto050410.ods'#$Mar10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Mar10.$T$1]-[.H24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Mar10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9"/>
          <table:table-cell table:style-name="ce394" table:formula="of:=[$Admin.B34]" office:value-type="date" office:date-value="2010-04-30">
            <text:p>Apr-10</text:p>
          </table:table-cell>
          <table:table-cell table:formula="of:=['file:///C:/Users/Antony/diy/GB%20Accounts/GB%20Accounts%202010/GB%20Accounts%20Company%202010-07-31%20(Jul10)%20OpenOffice/Payrollyearto050411.ods'#$Apr10.$M$1]-[.C25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Apr10.$N$1]-[.D25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Apr10.$O$1]-[.E25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Apr10.$P$1]+['file:///C:/Users/Antony/diy/GB%20Accounts/GB%20Accounts%202010/GB%20Accounts%20Company%202010-07-31%20(Jul10)%20OpenOffice/Payrollyearto050411.ods'#$Apr10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Apr10.$T$1]-[.H25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Apr10.$G$1]" office:value-type="float" office:value="0">
            <text:p>0.00 </text:p>
          </table:table-cell>
          <table:table-cell table:style-name="ce41"/>
          <table:table-cell table:style-name="ce402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36]" office:value-type="date" office:date-value="2010-05-31">
            <text:p>May-10</text:p>
          </table:table-cell>
          <table:table-cell table:formula="of:=['file:///C:/Users/Antony/diy/GB%20Accounts/GB%20Accounts%202010/GB%20Accounts%20Company%202010-07-31%20(Jul10)%20OpenOffice/Payrollyearto050411.ods'#$May10.$M$1]-[.C26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May10.$N$1]-[.D26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May10.$O$1]-[.E26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May10.$P$1]+['file:///C:/Users/Antony/diy/GB%20Accounts/GB%20Accounts%202010/GB%20Accounts%20Company%202010-07-31%20(Jul10)%20OpenOffice/Payrollyearto050411.ods'#$May10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May10.$T$1]-[.H26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May10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38]" office:value-type="date" office:date-value="2010-06-30">
            <text:p>Jun-10</text:p>
          </table:table-cell>
          <table:table-cell table:formula="of:=['file:///C:/Users/Antony/diy/GB%20Accounts/GB%20Accounts%202010/GB%20Accounts%20Company%202010-07-31%20(Jul10)%20OpenOffice/Payrollyearto050411.ods'#$Jun10.$M$1]-[.C27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n10.$N$1]-[.D27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n10.$O$1]-[.E27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n10.$P$1]+['file:///C:/Users/Antony/diy/GB%20Accounts/GB%20Accounts%202010/GB%20Accounts%20Company%202010-07-31%20(Jul10)%20OpenOffice/Payrollyearto050411.ods'#$Jun10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n10.$T$1]-[.H27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n10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$Admin.B40]" office:value-type="date" office:date-value="2010-07-31">
            <text:p>Jul-10</text:p>
          </table:table-cell>
          <table:table-cell table:formula="of:=['file:///C:/Users/Antony/diy/GB%20Accounts/GB%20Accounts%202010/GB%20Accounts%20Company%202010-07-31%20(Jul10)%20OpenOffice/Payrollyearto050411.ods'#$Jul10.$M$1]-[.C28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l10.$N$1]-[.D28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l10.$O$1]-[.E28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l10.$P$1]+['file:///C:/Users/Antony/diy/GB%20Accounts/GB%20Accounts%202010/GB%20Accounts%20Company%202010-07-31%20(Jul10)%20OpenOffice/Payrollyearto050411.ods'#$Jul10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l10.$T$1]-[.H28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l10.$G$1]" office:value-type="float" office:value="0">
            <text:p>0.00 </text:p>
          </table:table-cell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25">
          <table:table-cell table:style-name="ce389"/>
          <table:table-cell table:style-name="ce395" office:value-type="string" table:number-columns-spanned="2" table:number-rows-spanned="1">
            <text:p>DIRECTORS</text:p>
          </table:table-cell>
          <table:covered-table-cell/>
          <table:table-cell table:style-name="ce56" table:number-columns-repeated="6"/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4]" office:value-type="date" office:date-value="2009-08-31">
            <text:p>Aug-09</text:p>
          </table:table-cell>
          <table:table-cell table:formula="of:=['file:///C:/Users/Antony/diy/GB%20Accounts/GB%20Accounts%202010/GB%20Accounts%20Company%202010-07-31%20(Jul10)%20OpenOffice/Payrollyearto050410.ods'#$Aug09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Aug09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Aug09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Aug09.$P$2]+['file:///C:/Users/Antony/diy/GB%20Accounts/GB%20Accounts%202010/GB%20Accounts%20Company%202010-07-31%20(Jul10)%20OpenOffice/Payrollyearto050410.ods'#$Aug09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Aug09.$T$2]" office:value-type="float" office:value="0">
            <text:p>0.00 </text:p>
          </table:table-cell>
          <table:table-cell/>
          <table:table-cell table:style-name="ce41"/>
          <table:table-cell table:style-name="ce402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5]" office:value-type="date" office:date-value="2009-09-30">
            <text:p>Sep-09</text:p>
          </table:table-cell>
          <table:table-cell table:formula="of:=['file:///C:/Users/Antony/diy/GB%20Accounts/GB%20Accounts%202010/GB%20Accounts%20Company%202010-07-31%20(Jul10)%20OpenOffice/Payrollyearto050410.ods'#$Sep09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Sep09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Sep09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Sep09.$P$2]+['file:///C:/Users/Antony/diy/GB%20Accounts/GB%20Accounts%202010/GB%20Accounts%20Company%202010-07-31%20(Jul10)%20OpenOffice/Payrollyearto050410.ods'#$Sep09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Sep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6]" office:value-type="date" office:date-value="2009-10-31">
            <text:p>Oct-09</text:p>
          </table:table-cell>
          <table:table-cell table:formula="of:=['file:///C:/Users/Antony/diy/GB%20Accounts/GB%20Accounts%202010/GB%20Accounts%20Company%202010-07-31%20(Jul10)%20OpenOffice/Payrollyearto050410.ods'#$Oct09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Oct09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Oct09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Oct09.$P$2]+['file:///C:/Users/Antony/diy/GB%20Accounts/GB%20Accounts%202010/GB%20Accounts%20Company%202010-07-31%20(Jul10)%20OpenOffice/Payrollyearto050410.ods'#$Oct09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Oct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7]" office:value-type="date" office:date-value="2009-11-30">
            <text:p>Nov-09</text:p>
          </table:table-cell>
          <table:table-cell table:formula="of:=['file:///C:/Users/Antony/diy/GB%20Accounts/GB%20Accounts%202010/GB%20Accounts%20Company%202010-07-31%20(Jul10)%20OpenOffice/Payrollyearto050410.ods'#$Nov09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Nov09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Nov09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Nov09.$P$2]+['file:///C:/Users/Antony/diy/GB%20Accounts/GB%20Accounts%202010/GB%20Accounts%20Company%202010-07-31%20(Jul10)%20OpenOffice/Payrollyearto050410.ods'#$Nov09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Nov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8]" office:value-type="date" office:date-value="2009-12-31">
            <text:p>Dec-09</text:p>
          </table:table-cell>
          <table:table-cell table:formula="of:=['file:///C:/Users/Antony/diy/GB%20Accounts/GB%20Accounts%202010/GB%20Accounts%20Company%202010-07-31%20(Jul10)%20OpenOffice/Payrollyearto050410.ods'#$Dec09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Dec09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Dec09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Dec09.$P$2]+['file:///C:/Users/Antony/diy/GB%20Accounts/GB%20Accounts%202010/GB%20Accounts%20Company%202010-07-31%20(Jul10)%20OpenOffice/Payrollyearto050410.ods'#$Dec09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Dec09.$T$2]" office:value-type="float" office:value="0">
            <text:p>0.00 </text:p>
          </table:table-cell>
          <table:table-cell/>
          <table:table-cell table:style-name="ce41"/>
          <table:table-cell table:style-name="ce402" table:number-columns-spanned="1" table:number-rows-spanned="4"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9]" office:value-type="date" office:date-value="2010-01-31">
            <text:p>Jan-10</text:p>
          </table:table-cell>
          <table:table-cell table:formula="of:=['file:///C:/Users/Antony/diy/GB%20Accounts/GB%20Accounts%202010/GB%20Accounts%20Company%202010-07-31%20(Jul10)%20OpenOffice/Payrollyearto050410.ods'#$Jan10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Jan10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Jan10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Jan10.$P$2]+['file:///C:/Users/Antony/diy/GB%20Accounts/GB%20Accounts%202010/GB%20Accounts%20Company%202010-07-31%20(Jul10)%20OpenOffice/Payrollyearto050410.ods'#$Jan10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Jan10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10]" office:value-type="date" office:date-value="2010-02-28">
            <text:p>Feb-10</text:p>
          </table:table-cell>
          <table:table-cell table:formula="of:=['file:///C:/Users/Antony/diy/GB%20Accounts/GB%20Accounts%202010/GB%20Accounts%20Company%202010-07-31%20(Jul10)%20OpenOffice/Payrollyearto050410.ods'#$Feb10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Feb10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Feb10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Feb10.$P$2]+['file:///C:/Users/Antony/diy/GB%20Accounts/GB%20Accounts%202010/GB%20Accounts%20Company%202010-07-31%20(Jul10)%20OpenOffice/Payrollyearto050410.ods'#$Feb10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Feb10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11]" office:value-type="date" office:date-value="2010-03-31">
            <text:p>Mar-10</text:p>
          </table:table-cell>
          <table:table-cell table:formula="of:=['file:///C:/Users/Antony/diy/GB%20Accounts/GB%20Accounts%202010/GB%20Accounts%20Company%202010-07-31%20(Jul10)%20OpenOffice/Payrollyearto050410.ods'#$Mar10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Mar10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Mar10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Mar10.$P$2]+['file:///C:/Users/Antony/diy/GB%20Accounts/GB%20Accounts%202010/GB%20Accounts%20Company%202010-07-31%20(Jul10)%20OpenOffice/Payrollyearto050410.ods'#$Mar10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0.ods'#$Mar10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12]" office:value-type="date" office:date-value="2010-04-30">
            <text:p>Apr-10</text:p>
          </table:table-cell>
          <table:table-cell table:formula="of:=['file:///C:/Users/Antony/diy/GB%20Accounts/GB%20Accounts%202010/GB%20Accounts%20Company%202010-07-31%20(Jul10)%20OpenOffice/Payrollyearto050411.ods'#$Apr10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Apr10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Apr10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Apr10.$P$2]+['file:///C:/Users/Antony/diy/GB%20Accounts/GB%20Accounts%202010/GB%20Accounts%20Company%202010-07-31%20(Jul10)%20OpenOffice/Payrollyearto050411.ods'#$Apr10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Apr10.$T$2]" office:value-type="float" office:value="0">
            <text:p>0.00 </text:p>
          </table:table-cell>
          <table:table-cell/>
          <table:table-cell table:style-name="ce41"/>
          <table:table-cell table:style-name="ce402" table:number-columns-spanned="1" table:number-rows-spanned="3"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13]" office:value-type="date" office:date-value="2010-05-31">
            <text:p>May-10</text:p>
          </table:table-cell>
          <table:table-cell table:formula="of:=['file:///C:/Users/Antony/diy/GB%20Accounts/GB%20Accounts%202010/GB%20Accounts%20Company%202010-07-31%20(Jul10)%20OpenOffice/Payrollyearto050411.ods'#$May10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May10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May10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May10.$P$2]+['file:///C:/Users/Antony/diy/GB%20Accounts/GB%20Accounts%202010/GB%20Accounts%20Company%202010-07-31%20(Jul10)%20OpenOffice/Payrollyearto050411.ods'#$May10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May10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14]" office:value-type="date" office:date-value="2010-06-30">
            <text:p>Jun-10</text:p>
          </table:table-cell>
          <table:table-cell table:formula="of:=['file:///C:/Users/Antony/diy/GB%20Accounts/GB%20Accounts%202010/GB%20Accounts%20Company%202010-07-31%20(Jul10)%20OpenOffice/Payrollyearto050411.ods'#$Jun10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n10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n10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n10.$P$2]+['file:///C:/Users/Antony/diy/GB%20Accounts/GB%20Accounts%202010/GB%20Accounts%20Company%202010-07-31%20(Jul10)%20OpenOffice/Payrollyearto050411.ods'#$Jun10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n10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9"/>
          <table:table-cell table:style-name="ce394" table:formula="of:=[.B15]" office:value-type="date" office:date-value="2010-07-31">
            <text:p>Jul-10</text:p>
          </table:table-cell>
          <table:table-cell table:formula="of:=['file:///C:/Users/Antony/diy/GB%20Accounts/GB%20Accounts%202010/GB%20Accounts%20Company%202010-07-31%20(Jul10)%20OpenOffice/Payrollyearto050411.ods'#$Jul10.$M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l10.$N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l10.$O$2]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l10.$P$2]+['file:///C:/Users/Antony/diy/GB%20Accounts/GB%20Accounts%202010/GB%20Accounts%20Company%202010-07-31%20(Jul10)%20OpenOffice/Payrollyearto050411.ods'#$Jul10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0/GB%20Accounts%20Company%202010-07-31%20(Jul10)%20OpenOffice/Payrollyearto050411.ods'#$Jul10.$T$2]" office:value-type="float" office:value="0">
            <text:p>0.00 </text:p>
          </table:table-cell>
          <table:table-cell/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390"/>
          <table:table-cell table:style-name="ce396"/>
          <table:table-cell table:style-name="ce399" table:number-columns-repeated="7"/>
          <table:table-cell table:style-name="ce401" table:number-columns-repeated="2"/>
          <table:table-cell table:style-name="ce88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1">
        <table:table-column table:style-name="co49" table:default-cell-style-name="ce42"/>
        <table:table-column table:style-name="co11" table:default-cell-style-name="ce413"/>
        <table:table-column table:style-name="co1" table:default-cell-style-name="ce415"/>
        <table:table-column table:style-name="co15" table:default-cell-style-name="ce81"/>
        <table:table-column table:style-name="co1" table:default-cell-style-name="ce422"/>
        <table:table-column table:style-name="co15" table:default-cell-style-name="ce81"/>
        <table:table-column table:style-name="co1" table:default-cell-style-name="ce81"/>
        <table:table-column table:style-name="co50" table:default-cell-style-name="ce431"/>
        <table:table-column table:style-name="co1" table:default-cell-style-name="ce81"/>
        <table:table-column table:style-name="co51" table:default-cell-style-name="ce81"/>
        <table:table-column table:style-name="co1" table:default-cell-style-name="ce81"/>
        <table:table-column table:style-name="co50" table:default-cell-style-name="ce81"/>
        <table:table-column table:style-name="co1" table:default-cell-style-name="ce81"/>
        <table:table-column table:style-name="co50" table:default-cell-style-name="ce435"/>
        <table:table-column table:style-name="co1" table:default-cell-style-name="ce81"/>
        <table:table-column table:style-name="co51" table:default-cell-style-name="ce81"/>
        <table:table-column table:style-name="co1" table:default-cell-style-name="ce81"/>
        <table:table-column table:style-name="co50" table:default-cell-style-name="ce436"/>
        <table:table-column table:style-name="co1" table:default-cell-style-name="ce81"/>
        <table:table-column table:style-name="co50" table:default-cell-style-name="ce435"/>
        <table:table-column table:style-name="co1" table:default-cell-style-name="ce81"/>
        <table:table-column table:style-name="co51" table:default-cell-style-name="ce81"/>
        <table:table-column table:style-name="co1" table:default-cell-style-name="ce81"/>
        <table:table-column table:style-name="co50" table:default-cell-style-name="ce436"/>
        <table:table-column table:style-name="co1" table:default-cell-style-name="ce81"/>
        <table:table-column table:style-name="co5" table:default-cell-style-name="ce81"/>
        <table:table-column table:style-name="co1" table:default-cell-style-name="ce81"/>
        <table:table-column table:style-name="co11" table:default-cell-style-name="ce81"/>
        <table:table-column table:style-name="co47" table:default-cell-style-name="ce42"/>
        <table:table-column table:style-name="co12" table:number-columns-repeated="3" table:default-cell-style-name="ce450"/>
        <table:table-column table:style-name="co52" table:default-cell-style-name="ce450"/>
        <table:table-column table:style-name="co38" table:default-cell-style-name="ce42"/>
        <table:table-column table:style-name="co7" table:number-columns-repeated="990" table:default-cell-style-name="ce42"/>
        <table:table-row table:style-name="ro11">
          <table:table-cell table:style-name="ce387"/>
          <table:table-cell table:style-name="ce405" table:number-columns-repeated="2"/>
          <table:table-cell table:style-name="ce416" table:number-columns-repeated="4"/>
          <table:table-cell table:style-name="ce42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6"/>
          <table:table-cell table:style-name="ce42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6"/>
          <table:table-cell table:style-name="ce437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39"/>
          <table:table-cell table:style-name="ce416" table:number-columns-repeated="3"/>
          <table:table-cell table:style-name="ce85"/>
          <table:table-cell table:style-name="ce447"/>
          <table:table-cell table:style-name="ce454" table:number-columns-repeated="3"/>
          <table:table-cell table:style-name="ce85"/>
          <table:table-cell table:number-columns-repeated="990"/>
        </table:table-row>
        <table:table-row table:style-name="ro46">
          <table:table-cell table:style-name="ce404"/>
          <table:table-cell table:style-name="ce406" office:value-type="string">
            <text:p>Date</text:p>
          </table:table-cell>
          <table:table-cell table:style-name="ce414"/>
          <table:table-cell table:style-name="ce417" office:value-type="string">
            <text:p>Calculated Stock value</text:p>
          </table:table-cell>
          <table:table-cell table:style-name="ce421"/>
          <table:table-cell table:style-name="ce417" office:value-type="string">
            <text:p>Direct Material BOUGHT</text:p>
          </table:table-cell>
          <table:table-cell table:style-name="ce421"/>
          <table:table-cell table:style-name="ce425" office:value-type="string">
            <text:p>Stock % Prod A</text:p>
          </table:table-cell>
          <table:table-cell table:style-name="ce421"/>
          <table:table-cell table:style-name="ce417" office:value-type="string">
            <text:p>Net Sales Product A</text:p>
          </table:table-cell>
          <table:table-cell table:style-name="ce421"/>
          <table:table-cell table:style-name="ce417" office:value-type="string">
            <text:p>Direct Material SOLD</text:p>
          </table:table-cell>
          <table:table-cell table:style-name="ce421"/>
          <table:table-cell table:style-name="ce425" office:value-type="string">
            <text:p>Stock % Prod B</text:p>
          </table:table-cell>
          <table:table-cell table:style-name="ce421"/>
          <table:table-cell table:style-name="ce417" office:value-type="string">
            <text:p>Net Sales Product B</text:p>
          </table:table-cell>
          <table:table-cell table:style-name="ce421"/>
          <table:table-cell table:style-name="ce417" office:value-type="string">
            <text:p>Direct Material SOLD</text:p>
          </table:table-cell>
          <table:table-cell table:style-name="ce421"/>
          <table:table-cell table:style-name="ce425" office:value-type="string">
            <text:p>Stock % Prod C</text:p>
          </table:table-cell>
          <table:table-cell table:style-name="ce421"/>
          <table:table-cell table:style-name="ce417" office:value-type="string">
            <text:p>Net Sales Product C</text:p>
          </table:table-cell>
          <table:table-cell table:style-name="ce421"/>
          <table:table-cell table:style-name="ce438" office:value-type="string">
            <text:p>Direct Material SOLD</text:p>
          </table:table-cell>
          <table:table-cell table:style-name="ce440"/>
          <table:table-cell table:style-name="ce417" office:value-type="string">
            <text:p>Stock Loss Adjustment</text:p>
          </table:table-cell>
          <table:table-cell table:style-name="ce421"/>
          <table:table-cell table:style-name="ce417" office:value-type="string">
            <text:p>ACTUAL STOCK VALUE</text:p>
          </table:table-cell>
          <table:table-cell table:style-name="ce446"/>
          <table:table-cell table:style-name="ce448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46"/>
          <table:table-cell table:style-name="ce458" table:number-columns-repeated="990"/>
        </table:table-row>
        <table:table-row table:style-name="ro10">
          <table:table-cell table:style-name="ce389"/>
          <table:table-cell table:style-name="ce407" table:number-columns-repeated="2"/>
          <table:table-cell table:style-name="ce418" table:number-columns-repeated="2"/>
          <table:table-cell table:style-name="ce423" table:number-columns-repeated="2"/>
          <table:table-cell table:style-name="ce426"/>
          <table:table-cell table:style-name="ce423" table:number-columns-repeated="3"/>
          <table:table-cell table:style-name="ce432"/>
          <table:table-cell table:style-name="ce423"/>
          <table:table-cell table:style-name="ce426"/>
          <table:table-cell table:style-name="ce423" table:number-columns-repeated="3"/>
          <table:table-cell table:style-name="ce432"/>
          <table:table-cell table:style-name="ce423"/>
          <table:table-cell table:style-name="ce426"/>
          <table:table-cell table:style-name="ce423" table:number-columns-repeated="4"/>
          <table:table-cell table:style-name="ce441"/>
          <table:table-cell table:style-name="ce423" table:number-columns-repeated="3"/>
          <table:table-cell table:style-name="ce86"/>
          <table:table-cell table:style-name="ce449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1">
          <table:table-cell table:style-name="ce389"/>
          <table:table-cell table:style-name="ce408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23"/>
          <table:table-cell table:style-name="ce427" office:value-type="percentage" office:value="0">
            <text:p>0%</text:p>
          </table:table-cell>
          <table:table-cell table:style-name="ce423" table:number-columns-repeated="3"/>
          <table:table-cell table:style-name="ce432"/>
          <table:table-cell table:style-name="ce423"/>
          <table:table-cell table:style-name="ce427" office:value-type="percentage" office:value="0">
            <text:p>0%</text:p>
          </table:table-cell>
          <table:table-cell table:style-name="ce423" table:number-columns-repeated="3"/>
          <table:table-cell table:style-name="ce432"/>
          <table:table-cell table:style-name="ce423"/>
          <table:table-cell table:style-name="ce427" office:value-type="percentage" office:value="0">
            <text:p>0%</text:p>
          </table:table-cell>
          <table:table-cell table:style-name="ce423" table:number-columns-repeated="4"/>
          <table:table-cell table:style-name="ce441"/>
          <table:table-cell table:style-name="ce423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09" table:number-columns-repeated="2"/>
          <table:table-cell table:style-name="ce78" table:number-columns-repeated="4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0" table:formula="of:=[$Admin.B17]" office:value-type="date" office:date-value="2009-08-01">
            <text:p>01-Aug-09</text:p>
          </table:table-cell>
          <table:table-cell table:style-name="ce411"/>
          <table:table-cell table:style-name="ce419" table:formula="of:=[$OpenAccounts.$E$15]" office:value-type="float" office:value="0">
            <text:p>0 </text:p>
          </table:table-cell>
          <table:table-cell table:style-name="ce420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/>
          <table:table-cell table:style-name="ce78"/>
          <table:table-cell table:style-name="ce444" table:formula="of:=[$OpenAccounts.$E$15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0" table:formula="of:=[$Admin.B18]" office:value-type="date" office:date-value="2009-08-31">
            <text:p>31-Aug-09</text:p>
          </table:table-cell>
          <table:table-cell table:style-name="ce411"/>
          <table:table-cell table:style-name="ce419" table:formula="of:=[.D6]+[.F8]-[.L8]-[.R8]-[.X8]+[.Z6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Aug09.O$1])" office:value-type="float" office:value="0">
            <text:p>0 </text:p>
          </table:table-cell>
          <table:table-cell table:style-name="ce78"/>
          <table:table-cell table:style-name="ce429" table:formula="of:=[.H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Aug09.$O$1]" office:value-type="float" office:value="0">
            <text:p>0 </text:p>
          </table:table-cell>
          <table:table-cell table:style-name="ce78"/>
          <table:table-cell table:style-name="ce433" table:formula="of:=[.J8]*[.H8]" office:value-type="float" office:value="0">
            <text:p>0 </text:p>
          </table:table-cell>
          <table:table-cell table:style-name="ce78"/>
          <table:table-cell table:style-name="ce429" table:formula="of:=[.N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Aug09.$P$1]" office:value-type="float" office:value="0">
            <text:p>0 </text:p>
          </table:table-cell>
          <table:table-cell table:style-name="ce78"/>
          <table:table-cell table:style-name="ce433" table:formula="of:=[.P8]*[.N8]" office:value-type="float" office:value="0">
            <text:p>0 </text:p>
          </table:table-cell>
          <table:table-cell table:style-name="ce78"/>
          <table:table-cell table:style-name="ce429" table:formula="of:=[.T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Aug09.$Q$1]" office:value-type="float" office:value="0">
            <text:p>0 </text:p>
          </table:table-cell>
          <table:table-cell table:style-name="ce78"/>
          <table:table-cell table:style-name="ce78" table:formula="of:=[.V8]*[.T8]" office:value-type="float" office:value="0">
            <text:p>0 </text:p>
          </table:table-cell>
          <table:table-cell table:style-name="ce442"/>
          <table:table-cell table:style-name="ce78" table:formula="of:=IF([.AB8]&lt;&gt;[.D8];[.AB8]-[.D8];0)" office:value-type="float" office:value="0">
            <text:p>0 </text:p>
          </table:table-cell>
          <table:table-cell table:style-name="ce78"/>
          <table:table-cell table:style-name="ce445" table:formula="of:=[.AB6]+[.F8]-[.L8]-[.R8]-[.X8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4">
          <table:table-cell table:style-name="ce389"/>
          <table:table-cell table:style-name="ce410" table:formula="of:=[$Admin.B20]" office:value-type="date" office:date-value="2009-09-30">
            <text:p>30-Sep-09</text:p>
          </table:table-cell>
          <table:table-cell table:style-name="ce411"/>
          <table:table-cell table:style-name="ce419" table:formula="of:=[.D8]+[.F10]-[.L10]-[.R10]-[.X10]+[.Z8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Sep09.O$1])" office:value-type="float" office:value="0">
            <text:p>0 </text:p>
          </table:table-cell>
          <table:table-cell table:style-name="ce78"/>
          <table:table-cell table:style-name="ce429" table:formula="of:=[.H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Sep09.$O$1]" office:value-type="float" office:value="0">
            <text:p>0 </text:p>
          </table:table-cell>
          <table:table-cell table:style-name="ce78"/>
          <table:table-cell table:style-name="ce433" table:formula="of:=[.J10]*[.H10]" office:value-type="float" office:value="0">
            <text:p>0 </text:p>
          </table:table-cell>
          <table:table-cell table:style-name="ce78"/>
          <table:table-cell table:style-name="ce429" table:formula="of:=[.N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Sep09.$P$1]" office:value-type="float" office:value="0">
            <text:p>0 </text:p>
          </table:table-cell>
          <table:table-cell table:style-name="ce78"/>
          <table:table-cell table:style-name="ce433" table:formula="of:=[.P10]*[.N10]" office:value-type="float" office:value="0">
            <text:p>0 </text:p>
          </table:table-cell>
          <table:table-cell table:style-name="ce78"/>
          <table:table-cell table:style-name="ce429" table:formula="of:=[.T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Sep09.$Q$1]" office:value-type="float" office:value="0">
            <text:p>0 </text:p>
          </table:table-cell>
          <table:table-cell table:style-name="ce78"/>
          <table:table-cell table:style-name="ce78" table:formula="of:=[.V10]*[.T10]" office:value-type="float" office:value="0">
            <text:p>0 </text:p>
          </table:table-cell>
          <table:table-cell table:style-name="ce442"/>
          <table:table-cell table:style-name="ce78" table:formula="of:=IF([.AB10]&lt;&gt;[.D10];[.AB10]-[.D10];0)" office:value-type="float" office:value="0">
            <text:p>0 </text:p>
          </table:table-cell>
          <table:table-cell table:style-name="ce78"/>
          <table:table-cell table:style-name="ce445" table:formula="of:=[.AB8]+[.F10]-[.L10]-[.R10]-[.X10]" office:value-type="float" office:value="0">
            <text:p>0 </text:p>
          </table:table-cell>
          <table:table-cell table:style-name="ce86"/>
          <table:table-cell table:style-name="ce451"/>
          <table:table-cell table:style-name="ce455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table-cell table:style-name="ce449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0" table:formula="of:=[$Admin.B22]" office:value-type="date" office:date-value="2009-10-31">
            <text:p>31-Oct-09</text:p>
          </table:table-cell>
          <table:table-cell table:style-name="ce411"/>
          <table:table-cell table:style-name="ce419" table:formula="of:=[.D10]+[.F12]-[.L12]-[.R12]-[.X12]+[.Z10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Oct09.O$1])" office:value-type="float" office:value="0">
            <text:p>0 </text:p>
          </table:table-cell>
          <table:table-cell table:style-name="ce78"/>
          <table:table-cell table:style-name="ce429" table:formula="of:=[.H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Oct09.$O$1]" office:value-type="float" office:value="0">
            <text:p>0 </text:p>
          </table:table-cell>
          <table:table-cell table:style-name="ce78"/>
          <table:table-cell table:style-name="ce433" table:formula="of:=[.J12]*[.H12]" office:value-type="float" office:value="0">
            <text:p>0 </text:p>
          </table:table-cell>
          <table:table-cell table:style-name="ce78"/>
          <table:table-cell table:style-name="ce429" table:formula="of:=[.N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Oct09.$P$1]" office:value-type="float" office:value="0">
            <text:p>0 </text:p>
          </table:table-cell>
          <table:table-cell table:style-name="ce78"/>
          <table:table-cell table:style-name="ce433" table:formula="of:=[.P12]*[.N12]" office:value-type="float" office:value="0">
            <text:p>0 </text:p>
          </table:table-cell>
          <table:table-cell table:style-name="ce78"/>
          <table:table-cell table:style-name="ce429" table:formula="of:=[.T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Oct09.$Q$1]" office:value-type="float" office:value="0">
            <text:p>0 </text:p>
          </table:table-cell>
          <table:table-cell table:style-name="ce78"/>
          <table:table-cell table:style-name="ce78" table:formula="of:=[.V12]*[.T12]" office:value-type="float" office:value="0">
            <text:p>0 </text:p>
          </table:table-cell>
          <table:table-cell table:style-name="ce442"/>
          <table:table-cell table:style-name="ce78" table:formula="of:=IF([.AB12]&lt;&gt;[.D12];[.AB12]-[.D12];0)" office:value-type="float" office:value="0">
            <text:p>0 </text:p>
          </table:table-cell>
          <table:table-cell table:style-name="ce78"/>
          <table:table-cell table:style-name="ce445" table:formula="of:=[.AB10]+[.F12]-[.L12]-[.R12]-[.X12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9"/>
          <table:table-cell table:style-name="ce410" table:formula="of:=[$Admin.B24]" office:value-type="date" office:date-value="2009-11-30">
            <text:p>30-Nov-09</text:p>
          </table:table-cell>
          <table:table-cell table:style-name="ce411"/>
          <table:table-cell table:style-name="ce419" table:formula="of:=[.D12]+[.F14]-[.L14]-[.R14]-[.X14]+[.Z12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Nov09.O$1])" office:value-type="float" office:value="0">
            <text:p>0 </text:p>
          </table:table-cell>
          <table:table-cell table:style-name="ce78"/>
          <table:table-cell table:style-name="ce429" table:formula="of:=[.H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Nov09.$O$1]" office:value-type="float" office:value="0">
            <text:p>0 </text:p>
          </table:table-cell>
          <table:table-cell table:style-name="ce78"/>
          <table:table-cell table:style-name="ce433" table:formula="of:=[.J14]*[.H14]" office:value-type="float" office:value="0">
            <text:p>0 </text:p>
          </table:table-cell>
          <table:table-cell table:style-name="ce78"/>
          <table:table-cell table:style-name="ce429" table:formula="of:=[.N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Nov09.$P$1]" office:value-type="float" office:value="0">
            <text:p>0 </text:p>
          </table:table-cell>
          <table:table-cell table:style-name="ce78"/>
          <table:table-cell table:style-name="ce433" table:formula="of:=[.P14]*[.N14]" office:value-type="float" office:value="0">
            <text:p>0 </text:p>
          </table:table-cell>
          <table:table-cell table:style-name="ce78"/>
          <table:table-cell table:style-name="ce429" table:formula="of:=[.T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Nov09.$Q$1]" office:value-type="float" office:value="0">
            <text:p>0 </text:p>
          </table:table-cell>
          <table:table-cell table:style-name="ce78"/>
          <table:table-cell table:style-name="ce78" table:formula="of:=[.V14]*[.T14]" office:value-type="float" office:value="0">
            <text:p>0 </text:p>
          </table:table-cell>
          <table:table-cell table:style-name="ce442"/>
          <table:table-cell table:style-name="ce78" table:formula="of:=IF([.AB14]&lt;&gt;[.D14];[.AB14]-[.D14];0)" office:value-type="float" office:value="0">
            <text:p>0 </text:p>
          </table:table-cell>
          <table:table-cell table:style-name="ce78"/>
          <table:table-cell table:style-name="ce445" table:formula="of:=[.AB12]+[.F14]-[.L14]-[.R14]-[.X14]" office:value-type="float" office:value="0">
            <text:p>0 </text:p>
          </table:table-cell>
          <table:table-cell table:style-name="ce86"/>
          <table:table-cell table:style-name="ce452"/>
          <table:table-cell table:style-name="ce456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table-cell table:style-name="ce449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9"/>
          <table:table-cell table:style-name="ce410" table:formula="of:=[$Admin.B26]" office:value-type="date" office:date-value="2009-12-31">
            <text:p>31-Dec-09</text:p>
          </table:table-cell>
          <table:table-cell table:style-name="ce411"/>
          <table:table-cell table:style-name="ce419" table:formula="of:=[.D14]+[.F16]-[.L16]-[.R16]-[.X16]+[.Z14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Dec09.O$1])" office:value-type="float" office:value="0">
            <text:p>0 </text:p>
          </table:table-cell>
          <table:table-cell table:style-name="ce78"/>
          <table:table-cell table:style-name="ce429" table:formula="of:=[.H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Dec09.$O$1]" office:value-type="float" office:value="0">
            <text:p>0 </text:p>
          </table:table-cell>
          <table:table-cell table:style-name="ce78"/>
          <table:table-cell table:style-name="ce433" table:formula="of:=[.J16]*[.H16]" office:value-type="float" office:value="0">
            <text:p>0 </text:p>
          </table:table-cell>
          <table:table-cell table:style-name="ce78"/>
          <table:table-cell table:style-name="ce429" table:formula="of:=[.N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Dec09.$P$1]" office:value-type="float" office:value="0">
            <text:p>0 </text:p>
          </table:table-cell>
          <table:table-cell table:style-name="ce78"/>
          <table:table-cell table:style-name="ce433" table:formula="of:=[.P16]*[.N16]" office:value-type="float" office:value="0">
            <text:p>0 </text:p>
          </table:table-cell>
          <table:table-cell table:style-name="ce78"/>
          <table:table-cell table:style-name="ce429" table:formula="of:=[.T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Dec09.$Q$1]" office:value-type="float" office:value="0">
            <text:p>0 </text:p>
          </table:table-cell>
          <table:table-cell table:style-name="ce78"/>
          <table:table-cell table:style-name="ce78" table:formula="of:=[.V16]*[.T16]" office:value-type="float" office:value="0">
            <text:p>0 </text:p>
          </table:table-cell>
          <table:table-cell table:style-name="ce442"/>
          <table:table-cell table:style-name="ce78" table:formula="of:=IF([.AB16]&lt;&gt;[.D16];[.AB16]-[.D16];0)" office:value-type="float" office:value="0">
            <text:p>0 </text:p>
          </table:table-cell>
          <table:table-cell table:style-name="ce78"/>
          <table:table-cell table:style-name="ce445" table:formula="of:=[.AB14]+[.F16]-[.L16]-[.R16]-[.X1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9"/>
          <table:table-cell table:style-name="ce410" table:formula="of:=[$Admin.B28]" office:value-type="date" office:date-value="2010-01-31">
            <text:p>31-Jan-10</text:p>
          </table:table-cell>
          <table:table-cell table:style-name="ce411"/>
          <table:table-cell table:style-name="ce419" table:formula="of:=[.D16]+[.F18]-[.L18]-[.R18]-[.X18]+[.Z16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Jan10.O$1])" office:value-type="float" office:value="0">
            <text:p>0 </text:p>
          </table:table-cell>
          <table:table-cell table:style-name="ce78"/>
          <table:table-cell table:style-name="ce429" table:formula="of:=[.H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Jan10.$O$1]" office:value-type="float" office:value="0">
            <text:p>0 </text:p>
          </table:table-cell>
          <table:table-cell table:style-name="ce78"/>
          <table:table-cell table:style-name="ce433" table:formula="of:=[.J18]*[.H18]" office:value-type="float" office:value="0">
            <text:p>0 </text:p>
          </table:table-cell>
          <table:table-cell table:style-name="ce78"/>
          <table:table-cell table:style-name="ce429" table:formula="of:=[.N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Jan10.$P$1]" office:value-type="float" office:value="0">
            <text:p>0 </text:p>
          </table:table-cell>
          <table:table-cell table:style-name="ce78"/>
          <table:table-cell table:style-name="ce433" table:formula="of:=[.P18]*[.N18]" office:value-type="float" office:value="0">
            <text:p>0 </text:p>
          </table:table-cell>
          <table:table-cell table:style-name="ce78"/>
          <table:table-cell table:style-name="ce429" table:formula="of:=[.T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Jan10.$Q$1]" office:value-type="float" office:value="0">
            <text:p>0 </text:p>
          </table:table-cell>
          <table:table-cell table:style-name="ce78"/>
          <table:table-cell table:style-name="ce78" table:formula="of:=[.V18]*[.T18]" office:value-type="float" office:value="0">
            <text:p>0 </text:p>
          </table:table-cell>
          <table:table-cell table:style-name="ce442"/>
          <table:table-cell table:style-name="ce78" table:formula="of:=IF([.AB18]&lt;&gt;[.D18];[.AB18]-[.D18];0)" office:value-type="float" office:value="0">
            <text:p>0 </text:p>
          </table:table-cell>
          <table:table-cell table:style-name="ce78"/>
          <table:table-cell table:style-name="ce445" table:formula="of:=[.AB16]+[.F18]-[.L18]-[.R18]-[.X18]" office:value-type="float" office:value="0">
            <text:p>0 </text:p>
          </table:table-cell>
          <table:table-cell table:style-name="ce86"/>
          <table:table-cell table:style-name="ce452"/>
          <table:table-cell table:style-name="ce456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table-cell table:style-name="ce449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9"/>
          <table:table-cell table:style-name="ce410" table:formula="of:=[$Admin.B30]" office:value-type="date" office:date-value="2010-02-28">
            <text:p>28-Feb-10</text:p>
          </table:table-cell>
          <table:table-cell table:style-name="ce411"/>
          <table:table-cell table:style-name="ce419" table:formula="of:=[.D18]+[.F20]-[.L20]-[.R20]-[.X20]+[.Z18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Feb10.O$1])" office:value-type="float" office:value="0">
            <text:p>0 </text:p>
          </table:table-cell>
          <table:table-cell table:style-name="ce78"/>
          <table:table-cell table:style-name="ce429" table:formula="of:=[.H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Feb10.$O$1]" office:value-type="float" office:value="0">
            <text:p>0 </text:p>
          </table:table-cell>
          <table:table-cell table:style-name="ce78"/>
          <table:table-cell table:style-name="ce433" table:formula="of:=[.J20]*[.H20]" office:value-type="float" office:value="0">
            <text:p>0 </text:p>
          </table:table-cell>
          <table:table-cell table:style-name="ce78"/>
          <table:table-cell table:style-name="ce429" table:formula="of:=[.N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Feb10.$P$1]" office:value-type="float" office:value="0">
            <text:p>0 </text:p>
          </table:table-cell>
          <table:table-cell table:style-name="ce78"/>
          <table:table-cell table:style-name="ce433" table:formula="of:=[.P20]*[.N20]" office:value-type="float" office:value="0">
            <text:p>0 </text:p>
          </table:table-cell>
          <table:table-cell table:style-name="ce78"/>
          <table:table-cell table:style-name="ce429" table:formula="of:=[.T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Feb10.$Q$1]" office:value-type="float" office:value="0">
            <text:p>0 </text:p>
          </table:table-cell>
          <table:table-cell table:style-name="ce78"/>
          <table:table-cell table:style-name="ce78" table:formula="of:=[.V20]*[.T20]" office:value-type="float" office:value="0">
            <text:p>0 </text:p>
          </table:table-cell>
          <table:table-cell table:style-name="ce442"/>
          <table:table-cell table:style-name="ce78" table:formula="of:=IF([.AB20]&lt;&gt;[.D20];[.AB20]-[.D20];0)" office:value-type="float" office:value="0">
            <text:p>0 </text:p>
          </table:table-cell>
          <table:table-cell table:style-name="ce78"/>
          <table:table-cell table:style-name="ce445" table:formula="of:=[.AB18]+[.F20]-[.L20]-[.R20]-[.X2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9"/>
          <table:table-cell table:style-name="ce410" table:formula="of:=[$Admin.B32]" office:value-type="date" office:date-value="2010-03-31">
            <text:p>31-Mar-10</text:p>
          </table:table-cell>
          <table:table-cell table:style-name="ce411"/>
          <table:table-cell table:style-name="ce419" table:formula="of:=[.D20]+[.F22]-[.L22]-[.R22]-[.X22]+[.Z20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Mar10.O$1])" office:value-type="float" office:value="0">
            <text:p>0 </text:p>
          </table:table-cell>
          <table:table-cell table:style-name="ce78"/>
          <table:table-cell table:style-name="ce429" table:formula="of:=[.H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Mar10.$O$1]" office:value-type="float" office:value="0">
            <text:p>0 </text:p>
          </table:table-cell>
          <table:table-cell table:style-name="ce78"/>
          <table:table-cell table:style-name="ce433" table:formula="of:=[.J22]*[.H22]" office:value-type="float" office:value="0">
            <text:p>0 </text:p>
          </table:table-cell>
          <table:table-cell table:style-name="ce78"/>
          <table:table-cell table:style-name="ce429" table:formula="of:=[.N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Mar10.$P$1]" office:value-type="float" office:value="0">
            <text:p>0 </text:p>
          </table:table-cell>
          <table:table-cell table:style-name="ce78"/>
          <table:table-cell table:style-name="ce433" table:formula="of:=[.P22]*[.N22]" office:value-type="float" office:value="0">
            <text:p>0 </text:p>
          </table:table-cell>
          <table:table-cell table:style-name="ce78"/>
          <table:table-cell table:style-name="ce429" table:formula="of:=[.T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Mar10.$Q$1]" office:value-type="float" office:value="0">
            <text:p>0 </text:p>
          </table:table-cell>
          <table:table-cell table:style-name="ce78"/>
          <table:table-cell table:style-name="ce78" table:formula="of:=[.V22]*[.T22]" office:value-type="float" office:value="0">
            <text:p>0 </text:p>
          </table:table-cell>
          <table:table-cell table:style-name="ce442"/>
          <table:table-cell table:style-name="ce78" table:formula="of:=IF([.AB22]&lt;&gt;[.D22];[.AB22]-[.D22];0)" office:value-type="float" office:value="0">
            <text:p>0 </text:p>
          </table:table-cell>
          <table:table-cell table:style-name="ce78"/>
          <table:table-cell table:style-name="ce445" table:formula="of:=[.AB20]+[.F22]-[.L22]-[.R22]-[.X22]" office:value-type="float" office:value="0">
            <text:p>0 </text:p>
          </table:table-cell>
          <table:table-cell table:style-name="ce86"/>
          <table:table-cell table:style-name="ce452"/>
          <table:table-cell table:style-name="ce456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table-cell table:style-name="ce449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0" table:formula="of:=[$Admin.B34]" office:value-type="date" office:date-value="2010-04-30">
            <text:p>30-Apr-10</text:p>
          </table:table-cell>
          <table:table-cell table:style-name="ce411"/>
          <table:table-cell table:style-name="ce419" table:formula="of:=[.D22]+[.F24]-[.L24]-[.R24]-[.X24]+[.Z22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Apr10.O$1])" office:value-type="float" office:value="0">
            <text:p>0 </text:p>
          </table:table-cell>
          <table:table-cell table:style-name="ce78"/>
          <table:table-cell table:style-name="ce429" table:formula="of:=[.H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Apr10.$O$1]" office:value-type="float" office:value="0">
            <text:p>0 </text:p>
          </table:table-cell>
          <table:table-cell table:style-name="ce78"/>
          <table:table-cell table:style-name="ce433" table:formula="of:=[.J24]*[.H24]" office:value-type="float" office:value="0">
            <text:p>0 </text:p>
          </table:table-cell>
          <table:table-cell table:style-name="ce78"/>
          <table:table-cell table:style-name="ce429" table:formula="of:=[.N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Apr10.$P$1]" office:value-type="float" office:value="0">
            <text:p>0 </text:p>
          </table:table-cell>
          <table:table-cell table:style-name="ce78"/>
          <table:table-cell table:style-name="ce433" table:formula="of:=[.P24]*[.N24]" office:value-type="float" office:value="0">
            <text:p>0 </text:p>
          </table:table-cell>
          <table:table-cell table:style-name="ce78"/>
          <table:table-cell table:style-name="ce429" table:formula="of:=[.T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Apr10.$Q$1]" office:value-type="float" office:value="0">
            <text:p>0 </text:p>
          </table:table-cell>
          <table:table-cell table:style-name="ce78"/>
          <table:table-cell table:style-name="ce78" table:formula="of:=[.V24]*[.T24]" office:value-type="float" office:value="0">
            <text:p>0 </text:p>
          </table:table-cell>
          <table:table-cell table:style-name="ce442"/>
          <table:table-cell table:style-name="ce78" table:formula="of:=IF([.AB24]&lt;&gt;[.D24];[.AB24]-[.D24];0)" office:value-type="float" office:value="0">
            <text:p>0 </text:p>
          </table:table-cell>
          <table:table-cell table:style-name="ce78"/>
          <table:table-cell table:style-name="ce445" table:formula="of:=[.AB22]+[.F24]-[.L24]-[.R24]-[.X24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0" table:formula="of:=[$Admin.B36]" office:value-type="date" office:date-value="2010-05-31">
            <text:p>31-May-10</text:p>
          </table:table-cell>
          <table:table-cell table:style-name="ce411"/>
          <table:table-cell table:style-name="ce419" table:formula="of:=[.D24]+[.F26]-[.L26]-[.R26]-[.X26]+[.Z24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May10.O$1])" office:value-type="float" office:value="0">
            <text:p>0 </text:p>
          </table:table-cell>
          <table:table-cell table:style-name="ce78"/>
          <table:table-cell table:style-name="ce429" table:formula="of:=[.H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May10.$O$1]" office:value-type="float" office:value="0">
            <text:p>0 </text:p>
          </table:table-cell>
          <table:table-cell table:style-name="ce78"/>
          <table:table-cell table:style-name="ce433" table:formula="of:=[.J26]*[.H26]" office:value-type="float" office:value="0">
            <text:p>0 </text:p>
          </table:table-cell>
          <table:table-cell table:style-name="ce78"/>
          <table:table-cell table:style-name="ce429" table:formula="of:=[.N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May10.$P$1]" office:value-type="float" office:value="0">
            <text:p>0 </text:p>
          </table:table-cell>
          <table:table-cell table:style-name="ce78"/>
          <table:table-cell table:style-name="ce433" table:formula="of:=[.P26]*[.N26]" office:value-type="float" office:value="0">
            <text:p>0 </text:p>
          </table:table-cell>
          <table:table-cell table:style-name="ce78"/>
          <table:table-cell table:style-name="ce429" table:formula="of:=[.T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May10.$Q$1]" office:value-type="float" office:value="0">
            <text:p>0 </text:p>
          </table:table-cell>
          <table:table-cell table:style-name="ce78"/>
          <table:table-cell table:style-name="ce78" table:formula="of:=[.V26]*[.T26]" office:value-type="float" office:value="0">
            <text:p>0 </text:p>
          </table:table-cell>
          <table:table-cell table:style-name="ce442"/>
          <table:table-cell table:style-name="ce78" table:formula="of:=IF([.AB26]&lt;&gt;[.D26];[.AB26]-[.D26];0)" office:value-type="float" office:value="0">
            <text:p>0 </text:p>
          </table:table-cell>
          <table:table-cell table:style-name="ce78"/>
          <table:table-cell table:style-name="ce445" table:formula="of:=[.AB24]+[.F26]-[.L26]-[.R26]-[.X2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table-cell table:style-name="ce452"/>
          <table:table-cell table:style-name="ce456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0" table:formula="of:=[$Admin.B38]" office:value-type="date" office:date-value="2010-06-30">
            <text:p>30-Jun-10</text:p>
          </table:table-cell>
          <table:table-cell table:style-name="ce411"/>
          <table:table-cell table:style-name="ce419" table:formula="of:=[.D26]+[.F28]-[.L28]-[.R28]-[.X28]+[.Z26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Jun10.O$1])" office:value-type="float" office:value="0">
            <text:p>0 </text:p>
          </table:table-cell>
          <table:table-cell table:style-name="ce78"/>
          <table:table-cell table:style-name="ce429" table:formula="of:=[.H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Jun10.$O$1]" office:value-type="float" office:value="0">
            <text:p>0 </text:p>
          </table:table-cell>
          <table:table-cell table:style-name="ce78"/>
          <table:table-cell table:style-name="ce433" table:formula="of:=[.J28]*[.H28]" office:value-type="float" office:value="0">
            <text:p>0 </text:p>
          </table:table-cell>
          <table:table-cell table:style-name="ce78"/>
          <table:table-cell table:style-name="ce429" table:formula="of:=[.N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Jun10.$P$1]" office:value-type="float" office:value="0">
            <text:p>0 </text:p>
          </table:table-cell>
          <table:table-cell table:style-name="ce78"/>
          <table:table-cell table:style-name="ce433" table:formula="of:=[.P28]*[.N28]" office:value-type="float" office:value="0">
            <text:p>0 </text:p>
          </table:table-cell>
          <table:table-cell table:style-name="ce78"/>
          <table:table-cell table:style-name="ce429" table:formula="of:=[.T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Jun10.$Q$1]" office:value-type="float" office:value="0">
            <text:p>0 </text:p>
          </table:table-cell>
          <table:table-cell table:style-name="ce78"/>
          <table:table-cell table:style-name="ce78" table:formula="of:=[.V28]*[.T28]" office:value-type="float" office:value="0">
            <text:p>0 </text:p>
          </table:table-cell>
          <table:table-cell table:style-name="ce442"/>
          <table:table-cell table:style-name="ce78" table:formula="of:=IF([.AB28]&lt;&gt;[.D28];[.AB28]-[.D28];0)" office:value-type="float" office:value="0">
            <text:p>0 </text:p>
          </table:table-cell>
          <table:table-cell table:style-name="ce78"/>
          <table:table-cell table:style-name="ce445" table:formula="of:=[.AB26]+[.F28]-[.L28]-[.R28]-[.X28]" office:value-type="float" office:value="0">
            <text:p>0 </text:p>
          </table:table-cell>
          <table:table-cell table:style-name="ce86"/>
          <table:table-cell table:style-name="ce449" office:value-type="string" table:number-columns-spanned="4" table:number-rows-spanned="3">
            <text:p>6. If the % of stock sold in net sales is correct then Column Z should be zero unless stock has been lost.. <text:s text:c="32"/><text:s text:c="3"/><text:span text:style-name="T3">Investigate significant Stock Loss Adjustments</text:span>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1" table:number-columns-repeated="2"/>
          <table:table-cell table:style-name="ce420" table:number-columns-repeated="2"/>
          <table:table-cell table:style-name="ce78" table:number-columns-repeated="2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3"/>
          <table:table-cell table:style-name="ce433"/>
          <table:table-cell table:style-name="ce78"/>
          <table:table-cell table:style-name="ce428"/>
          <table:table-cell table:style-name="ce78" table:number-columns-repeated="4"/>
          <table:table-cell table:style-name="ce442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9"/>
          <table:table-cell table:style-name="ce410" table:formula="of:=[$Admin.B40]" office:value-type="date" office:date-value="2010-07-31">
            <text:p>31-Jul-10</text:p>
          </table:table-cell>
          <table:table-cell table:style-name="ce411"/>
          <table:table-cell table:style-name="ce419" table:formula="of:=[.D28]+[.F30]-[.L30]-[.R30]-[.X30]+[.Z28]" office:value-type="float" office:value="0">
            <text:p>0 </text:p>
          </table:table-cell>
          <table:table-cell table:style-name="ce420"/>
          <table:table-cell table:style-name="ce78" table:formula="of:=IF(([.H$4]+[.N$4]+[.T$4])=0;0;['file:///C:/Users/Antony/diy/GB%20Accounts/GB%20Accounts%202010/GB%20Accounts%20Company%202010-07-31%20(Jul10)%20OpenOffice/Purchases.ods'#$Jul10.O$1])" office:value-type="float" office:value="0">
            <text:p>0 </text:p>
          </table:table-cell>
          <table:table-cell table:style-name="ce78"/>
          <table:table-cell table:style-name="ce429" table:formula="of:=[.H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Jul10.$O$1]" office:value-type="float" office:value="0">
            <text:p>0 </text:p>
          </table:table-cell>
          <table:table-cell table:style-name="ce78"/>
          <table:table-cell table:style-name="ce433" table:formula="of:=[.J30]*[.H30]" office:value-type="float" office:value="0">
            <text:p>0 </text:p>
          </table:table-cell>
          <table:table-cell table:style-name="ce78"/>
          <table:table-cell table:style-name="ce429" table:formula="of:=[.N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Jul10.$P$1]" office:value-type="float" office:value="0">
            <text:p>0 </text:p>
          </table:table-cell>
          <table:table-cell table:style-name="ce78"/>
          <table:table-cell table:style-name="ce433" table:formula="of:=[.P30]*[.N30]" office:value-type="float" office:value="0">
            <text:p>0 </text:p>
          </table:table-cell>
          <table:table-cell table:style-name="ce78"/>
          <table:table-cell table:style-name="ce429" table:formula="of:=[.T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7-31%20(Jul10)%20OpenOffice/Sales.ods'#$Jul10.$Q$1]" office:value-type="float" office:value="0">
            <text:p>0 </text:p>
          </table:table-cell>
          <table:table-cell table:style-name="ce78"/>
          <table:table-cell table:style-name="ce78" table:formula="of:=[.V30]*[.T30]" office:value-type="float" office:value="0">
            <text:p>0 </text:p>
          </table:table-cell>
          <table:table-cell table:style-name="ce442"/>
          <table:table-cell table:style-name="ce78" table:formula="of:=IF([.AB30]&lt;&gt;[.D30];[.AB30]-[.D30];0)" office:value-type="float" office:value="0">
            <text:p>0 </text:p>
          </table:table-cell>
          <table:table-cell table:style-name="ce78"/>
          <table:table-cell table:style-name="ce445" table:formula="of:=[.AB28]+[.F30]-[.L30]-[.R30]-[.X3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79" table:number-columns-repeated="4"/>
          <table:table-cell table:style-name="ce430"/>
          <table:table-cell table:style-name="ce79" table:number-columns-repeated="3"/>
          <table:table-cell table:style-name="ce434"/>
          <table:table-cell table:style-name="ce79"/>
          <table:table-cell table:style-name="ce430"/>
          <table:table-cell table:style-name="ce79" table:number-columns-repeated="3"/>
          <table:table-cell table:style-name="ce434"/>
          <table:table-cell table:style-name="ce79"/>
          <table:table-cell table:style-name="ce430"/>
          <table:table-cell table:style-name="ce79" table:number-columns-repeated="4"/>
          <table:table-cell table:style-name="ce443"/>
          <table:table-cell table:style-name="ce79" table:number-columns-repeated="3"/>
          <table:table-cell table:style-name="ce88"/>
          <table:table-cell table:style-name="ce453"/>
          <table:table-cell table:style-name="ce457" table:number-columns-repeated="3"/>
          <table:table-cell table:style-name="ce88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3" table:default-cell-style-name="ce460"/>
        <table:table-column table:style-name="co40" table:default-cell-style-name="ce465"/>
        <table:table-column table:style-name="co54" table:default-cell-style-name="ce460"/>
        <table:table-column table:style-name="co55" table:default-cell-style-name="ce460"/>
        <table:table-column table:style-name="co56" table:default-cell-style-name="ce460"/>
        <table:table-column table:style-name="co57" table:default-cell-style-name="ce460"/>
        <table:table-column table:style-name="co7" table:default-cell-style-name="ce480"/>
        <table:table-column table:style-name="co54" table:default-cell-style-name="ce460"/>
        <table:table-column table:style-name="co7" table:default-cell-style-name="ce460"/>
        <table:table-column table:style-name="co58" table:default-cell-style-name="ce460"/>
        <table:table-column table:style-name="co59" table:default-cell-style-name="ce460"/>
        <table:table-column table:style-name="co7" table:default-cell-style-name="ce460"/>
        <table:table-column table:style-name="co60" table:default-cell-style-name="ce460"/>
        <table:table-column table:style-name="co7" table:default-cell-style-name="ce460"/>
        <table:table-column table:style-name="co61" table:default-cell-style-name="ce460"/>
        <table:table-column table:style-name="co7" table:default-cell-style-name="ce460"/>
        <table:table-column table:style-name="co45" table:default-cell-style-name="ce460"/>
        <table:table-column table:style-name="co7" table:number-columns-repeated="1007" table:default-cell-style-name="ce460"/>
        <table:table-row table:style-name="ro10">
          <table:table-cell table:style-name="ce459"/>
          <table:table-cell table:style-name="ce461" office:value-type="string">
            <text:p>Dates</text:p>
          </table:table-cell>
          <table:table-cell table:style-name="ce459" table:number-columns-repeated="4"/>
          <table:table-cell table:style-name="ce472"/>
          <table:table-cell table:style-name="ce459" table:number-columns-repeated="10"/>
          <table:table-cell table:number-columns-repeated="1007"/>
        </table:table-row>
        <table:table-row table:style-name="ro8">
          <table:table-cell table:style-name="ce459"/>
          <table:table-cell table:style-name="ce462" office:value-type="date" office:date-value="2008-12-31">
            <text:p>31-Dec-08</text:p>
          </table:table-cell>
          <table:table-cell table:style-name="ce459"/>
          <table:table-cell table:style-name="ce467" table:number-columns-spanned="3" table:number-rows-spanned="1"/>
          <table:covered-table-cell table:number-columns-repeated="2"/>
          <table:table-cell table:style-name="ce467"/>
          <table:table-cell table:style-name="ce459" table:number-columns-repeated="10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1-01">
            <text:p>01-Jan-09</text:p>
          </table:table-cell>
          <table:table-cell table:style-name="ce459"/>
          <table:table-cell table:style-name="ce468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6" office:value-type="string">
            <text:p>2009-10</text:p>
          </table:table-cell>
          <table:table-cell table:style-name="ce459" table:number-columns-repeated="3"/>
          <table:table-cell table:style-name="ce483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8" table:formula="of:=[.G3]" office:value-type="string" office:string-value="2009-10">
            <text:p>2009-10</text:p>
          </table:table-cell>
          <table:table-cell table:style-name="ce459" table:number-columns-repeated="3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1-31">
            <text:p>31-Jan-09</text:p>
          </table:table-cell>
          <table:table-cell table:style-name="ce459" table:number-columns-repeated="3"/>
          <table:table-cell table:style-name="ce472" office:value-type="string">
            <text:p>Year to</text:p>
          </table:table-cell>
          <table:table-cell table:style-name="ce472" office:value-type="string">
            <text:p>%</text:p>
          </table:table-cell>
          <table:table-cell table:style-name="ce459" table:number-columns-repeated="3"/>
          <table:table-cell table:style-name="ce484" table:number-columns-repeated="3"/>
          <table:table-cell table:style-name="ce467"/>
          <table:table-cell table:style-name="ce459" table:number-columns-repeated="3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2-01">
            <text:p>01-Feb-09</text:p>
          </table:table-cell>
          <table:table-cell table:style-name="ce459"/>
          <table:table-cell table:style-name="ce466" office:value-type="string">
            <text:p>Annual Investment Allowance</text:p>
          </table:table-cell>
          <table:table-cell table:style-name="ce466"/>
          <table:table-cell table:style-name="ce473" table:formula="of:=[.B8]" office:value-type="date" office:date-value="2009-03-31">
            <text:p>31-Mar-09</text:p>
          </table:table-cell>
          <table:table-cell table:style-name="ce477" office:value-type="float" office:value="100">
            <text:p>100</text:p>
          </table:table-cell>
          <table:table-cell table:style-name="ce459" table:number-columns-repeated="8"/>
          <table:table-cell table:style-name="ce472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2-28">
            <text:p>28-Feb-09</text:p>
          </table:table-cell>
          <table:table-cell table:style-name="ce459"/>
          <table:table-cell table:style-name="ce466" office:value-type="string">
            <text:p>Writing down allowance</text:p>
          </table:table-cell>
          <table:table-cell table:style-name="ce466"/>
          <table:table-cell table:style-name="ce473" table:formula="of:=[.B8]" office:value-type="date" office:date-value="2009-03-31">
            <text:p>31-Mar-09</text:p>
          </table:table-cell>
          <table:table-cell table:style-name="ce477" office:value-type="float" office:value="20">
            <text:p>20</text:p>
          </table:table-cell>
          <table:table-cell table:style-name="ce459"/>
          <table:table-cell table:style-name="ce481" office:value-type="string">
            <text:p>Corporation Tax</text:p>
          </table:table-cell>
          <table:table-cell table:style-name="ce481"/>
          <table:table-cell table:style-name="ce481" office:value-type="float" office:value="2009">
            <text:p>2009</text:p>
          </table:table-cell>
          <table:table-cell table:style-name="ce485" table:formula="of:=[.B17]" office:value-type="date" office:date-value="2009-08-01" table:number-columns-spanned="2" table:number-rows-spanned="1">
            <text:p>Saturday, August 01, 2009</text:p>
          </table:table-cell>
          <table:covered-table-cell/>
          <table:table-cell table:style-name="ce489" table:formula="of:=[.B32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477" office:value-type="float" office:value="21">
            <text:p>21</text:p>
          </table:table-cell>
          <table:table-cell table:style-name="ce472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3-01">
            <text:p>01-Mar-09</text:p>
          </table:table-cell>
          <table:table-cell table:style-name="ce459"/>
          <table:table-cell table:style-name="ce466" office:value-type="string">
            <text:p>Annual Investment Allowance</text:p>
          </table:table-cell>
          <table:table-cell table:style-name="ce466"/>
          <table:table-cell table:style-name="ce473" table:formula="of:=[.B32]" office:value-type="date" office:date-value="2010-03-31">
            <text:p>31-Mar-10</text:p>
          </table:table-cell>
          <table:table-cell table:style-name="ce477" office:value-type="float" office:value="100">
            <text:p>100</text:p>
          </table:table-cell>
          <table:table-cell table:style-name="ce459"/>
          <table:table-cell table:style-name="ce481" office:value-type="string">
            <text:p>Corporation Tax</text:p>
          </table:table-cell>
          <table:table-cell table:style-name="ce481"/>
          <table:table-cell table:style-name="ce481" office:value-type="float" office:value="2010">
            <text:p>2010</text:p>
          </table:table-cell>
          <table:table-cell table:style-name="ce485" table:formula="of:=[.B33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489" table:formula="of:=[.B40]" office:value-type="date" office:date-value="2010-07-31" table:number-columns-spanned="2" table:number-rows-spanned="1">
            <text:p>Saturday, July 31, 2010</text:p>
          </table:table-cell>
          <table:covered-table-cell/>
          <table:table-cell table:style-name="ce477" office:value-type="float" office:value="21">
            <text:p>21</text:p>
          </table:table-cell>
          <table:table-cell table:style-name="ce472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3-31">
            <text:p>31-Mar-09</text:p>
          </table:table-cell>
          <table:table-cell table:style-name="ce459"/>
          <table:table-cell table:style-name="ce466" office:value-type="string">
            <text:p>Writing down allowance</text:p>
          </table:table-cell>
          <table:table-cell table:style-name="ce466"/>
          <table:table-cell table:style-name="ce473" table:formula="of:=[.B32]" office:value-type="date" office:date-value="2010-03-31">
            <text:p>31-Mar-10</text:p>
          </table:table-cell>
          <table:table-cell table:style-name="ce477" office:value-type="float" office:value="20">
            <text:p>20</text:p>
          </table:table-cell>
          <table:table-cell table:style-name="ce459" table:number-columns-repeated="8"/>
          <table:table-cell table:style-name="ce472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4-01">
            <text:p>01-Apr-09</text:p>
          </table:table-cell>
          <table:table-cell table:style-name="ce459" table:number-columns-repeated="4"/>
          <table:table-cell table:style-name="ce472"/>
          <table:table-cell table:style-name="ce459"/>
          <table:table-cell table:style-name="ce466" table:number-columns-repeated="3"/>
          <table:table-cell table:style-name="ce486" office:value-type="string">
            <text:p>Date</text:p>
          </table:table-cell>
          <table:table-cell table:style-name="ce466"/>
          <table:table-cell table:style-name="ce490" office:value-type="string">
            <text:p>Number</text:p>
          </table:table-cell>
          <table:table-cell table:style-name="ce493"/>
          <table:table-cell table:style-name="ce497"/>
          <table:table-cell table:style-name="ce47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4-30">
            <text:p>30-Apr-09</text:p>
          </table:table-cell>
          <table:table-cell table:style-name="ce459"/>
          <table:table-cell table:style-name="ce466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2"/>
          <table:table-cell table:style-name="ce459" table:number-columns-repeated="4"/>
          <table:table-cell table:style-name="ce473" table:formula="of:=[.B8]" office:value-type="date" office:date-value="2009-03-31">
            <text:p>31-Mar-09</text:p>
          </table:table-cell>
          <table:table-cell table:style-name="ce472" office:value-type="string">
            <text:p>=</text:p>
          </table:table-cell>
          <table:table-cell table:style-name="ce491" table:formula="of:=[.B8]" office:value-type="float" office:value="39903">
            <text:p>39903</text:p>
          </table:table-cell>
          <table:table-cell table:style-name="ce459"/>
          <table:table-cell table:style-name="ce472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5-01">
            <text:p>01-May-09</text:p>
          </table:table-cell>
          <table:table-cell table:style-name="ce459"/>
          <table:table-cell table:style-name="ce459" office:value-type="string">
            <text:p>Costing over </text:p>
          </table:table-cell>
          <table:table-cell table:style-name="ce471" office:value-type="float" office:value="12000">
            <text:p>12000</text:p>
          </table:table-cell>
          <table:table-cell table:style-name="ce459" office:value-type="string">
            <text:p>Restricted to</text:p>
          </table:table-cell>
          <table:table-cell table:style-name="ce471" office:value-type="float" office:value="3000">
            <text:p>3000</text:p>
          </table:table-cell>
          <table:table-cell table:style-name="ce459" table:number-columns-repeated="4"/>
          <table:table-cell table:style-name="ce473" table:formula="of:=[.B32]" office:value-type="date" office:date-value="2010-03-31">
            <text:p>31-Mar-10</text:p>
          </table:table-cell>
          <table:table-cell table:style-name="ce487" office:value-type="string">
            <text:p>=</text:p>
          </table:table-cell>
          <table:table-cell table:style-name="ce491" table:formula="of:=[.B32]" office:value-type="float" office:value="40268">
            <text:p>40268</text:p>
          </table:table-cell>
          <table:table-cell table:style-name="ce472" table:number-columns-repeated="3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5-31">
            <text:p>31-May-09</text:p>
          </table:table-cell>
          <table:table-cell table:style-name="ce459" table:number-columns-repeated="2"/>
          <table:table-cell table:style-name="ce472"/>
          <table:table-cell table:style-name="ce459"/>
          <table:table-cell table:style-name="ce472"/>
          <table:table-cell table:style-name="ce459" table:number-columns-repeated="5"/>
          <table:table-cell table:style-name="ce487"/>
          <table:table-cell table:style-name="ce472"/>
          <table:table-cell table:style-name="ce459"/>
          <table:table-cell table:style-name="ce472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6-01">
            <text:p>01-Jun-09</text:p>
          </table:table-cell>
          <table:table-cell table:style-name="ce459"/>
          <table:table-cell table:style-name="ce468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2" office:value-type="string">
            <text:p>%</text:p>
          </table:table-cell>
          <table:table-cell table:style-name="ce459" table:number-columns-repeated="10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6-30">
            <text:p>30-Jun-09</text:p>
          </table:table-cell>
          <table:table-cell table:style-name="ce459" table:number-columns-repeated="4"/>
          <table:table-cell table:style-name="ce472"/>
          <table:table-cell table:style-name="ce459"/>
          <table:table-cell table:style-name="ce468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7"/>
          <table:table-cell table:style-name="ce459"/>
          <table:table-cell table:style-name="ce472" office:value-type="string">
            <text:p>Miles</text:p>
          </table:table-cell>
          <table:table-cell table:style-name="ce472" office:value-type="string">
            <text:p>p per mile</text:p>
          </table:table-cell>
          <table:table-cell table:style-name="ce459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7-01">
            <text:p>01-Jul-09</text:p>
          </table:table-cell>
          <table:table-cell table:style-name="ce459"/>
          <table:table-cell table:style-name="ce466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78" office:value-type="percentage" office:value="0">
            <text:p>0%</text:p>
          </table:table-cell>
          <table:table-cell table:style-name="ce459"/>
          <table:table-cell table:style-name="ce467" table:number-columns-repeated="4"/>
          <table:table-cell table:style-name="ce459"/>
          <table:table-cell table:style-name="ce472" table:number-columns-repeated="2"/>
          <table:table-cell table:style-name="ce459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7-31">
            <text:p>31-Jul-09</text:p>
          </table:table-cell>
          <table:table-cell table:style-name="ce459"/>
          <table:table-cell table:style-name="ce466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78" office:value-type="percentage" office:value="0.1">
            <text:p>10%</text:p>
          </table:table-cell>
          <table:table-cell table:style-name="ce459"/>
          <table:table-cell table:style-name="ce466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71" office:value-type="float" office:value="10000">
            <text:p>10000</text:p>
          </table:table-cell>
          <table:table-cell table:style-name="ce494" office:value-type="float" office:value="0.4">
            <text:p>0.40</text:p>
          </table:table-cell>
          <table:table-cell table:style-name="ce459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8-01">
            <text:p>01-Aug-09</text:p>
          </table:table-cell>
          <table:table-cell table:style-name="ce459"/>
          <table:table-cell table:style-name="ce466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78" office:value-type="percentage" office:value="0.2">
            <text:p>20%</text:p>
          </table:table-cell>
          <table:table-cell table:style-name="ce459"/>
          <table:table-cell table:style-name="ce466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71" office:value-type="float" office:value="10001">
            <text:p>10001</text:p>
          </table:table-cell>
          <table:table-cell table:style-name="ce494" office:value-type="float" office:value="0.25">
            <text:p>0.25</text:p>
          </table:table-cell>
          <table:table-cell table:style-name="ce459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8-31">
            <text:p>31-Aug-09</text:p>
          </table:table-cell>
          <table:table-cell table:style-name="ce459"/>
          <table:table-cell table:style-name="ce466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78" office:value-type="percentage" office:value="0.33">
            <text:p>33%</text:p>
          </table:table-cell>
          <table:table-cell table:style-name="ce466" table:number-columns-repeated="8"/>
          <table:table-cell table:style-name="ce459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9-01">
            <text:p>01-Sep-09</text:p>
          </table:table-cell>
          <table:table-cell table:style-name="ce466"/>
          <table:table-cell table:style-name="ce466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78" office:value-type="percentage" office:value="0.25">
            <text:p>25%</text:p>
          </table:table-cell>
          <table:table-cell table:style-name="ce466"/>
          <table:table-cell table:style-name="ce482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6"/>
          <table:table-cell table:style-name="ce488" office:value-type="float" office:value="15">
            <text:p>15.0</text:p>
          </table:table-cell>
          <table:table-cell table:style-name="ce461" table:formula="of:=[.B17]" office:value-type="date" office:date-value="2009-08-01">
            <text:p>01-Aug-09</text:p>
          </table:table-cell>
          <table:table-cell table:style-name="ce495" table:formula="of:=[.B26]" office:value-type="date" office:date-value="2009-12-31">
            <text:p>31-Dec-09</text:p>
          </table:table-cell>
          <table:table-cell table:style-name="ce459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09-30">
            <text:p>30-Sep-09</text:p>
          </table:table-cell>
          <table:table-cell table:style-name="ce466" table:number-columns-repeated="4"/>
          <table:table-cell table:style-name="ce472"/>
          <table:table-cell table:style-name="ce466" table:number-columns-repeated="6"/>
          <table:table-cell table:style-name="ce492"/>
          <table:table-cell table:style-name="ce496"/>
          <table:table-cell table:style-name="ce459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10-01">
            <text:p>01-Oct-09</text:p>
          </table:table-cell>
          <table:table-cell table:style-name="ce466" table:number-columns-repeated="4"/>
          <table:table-cell table:style-name="ce472"/>
          <table:table-cell table:style-name="ce466"/>
          <table:table-cell table:style-name="ce482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6"/>
          <table:table-cell table:style-name="ce482" office:value-type="float" office:value="17.5">
            <text:p>17.5</text:p>
          </table:table-cell>
          <table:table-cell table:style-name="ce461" table:formula="of:=[.B27]" office:value-type="date" office:date-value="2010-01-01">
            <text:p>01-Jan-10</text:p>
          </table:table-cell>
          <table:table-cell table:style-name="ce496"/>
          <table:table-cell table:style-name="ce459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10-31">
            <text:p>31-Oct-09</text:p>
          </table:table-cell>
          <table:table-cell table:style-name="ce466" table:number-columns-repeated="4"/>
          <table:table-cell table:style-name="ce472"/>
          <table:table-cell table:style-name="ce466" table:number-columns-repeated="6"/>
          <table:table-cell table:style-name="ce487"/>
          <table:table-cell table:style-name="ce466"/>
          <table:table-cell table:style-name="ce459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11-01">
            <text:p>01-Nov-09</text:p>
          </table:table-cell>
          <table:table-cell table:style-name="ce466"/>
          <table:table-cell table:style-name="ce469" table:number-columns-repeated="2"/>
          <table:table-cell table:style-name="ce474"/>
          <table:table-cell table:style-name="ce475"/>
          <table:table-cell table:style-name="ce469" table:number-columns-repeated="8"/>
          <table:table-cell table:style-name="ce470" table:number-columns-repeated="2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11-30">
            <text:p>30-Nov-09</text:p>
          </table:table-cell>
          <table:table-cell table:style-name="ce466"/>
          <table:table-cell table:style-name="ce469" table:number-columns-repeated="3"/>
          <table:table-cell table:style-name="ce475"/>
          <table:table-cell table:style-name="ce470" table:number-columns-repeated="10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12-01">
            <text:p>01-Dec-09</text:p>
          </table:table-cell>
          <table:table-cell table:style-name="ce459"/>
          <table:table-cell table:style-name="ce469" table:number-columns-repeated="2"/>
          <table:table-cell table:style-name="ce475"/>
          <table:table-cell table:style-name="ce479"/>
          <table:table-cell table:style-name="ce470" table:number-columns-repeated="10"/>
          <table:table-cell table:number-columns-repeated="1007"/>
        </table:table-row>
        <table:table-row table:style-name="ro8">
          <table:table-cell table:style-name="ce459"/>
          <table:table-cell table:style-name="ce463" office:value-type="date" office:date-value="2009-12-31">
            <text:p>31-Dec-09</text:p>
          </table:table-cell>
          <table:table-cell table:style-name="ce459"/>
          <table:table-cell table:style-name="ce470" table:number-columns-repeated="4"/>
          <table:table-cell/>
          <table:table-cell table:style-name="ce470" table:number-columns-repeated="9"/>
          <table:table-cell table:number-columns-repeated="1007"/>
        </table:table-row>
        <table:table-row table:style-name="ro10">
          <table:table-cell table:style-name="ce459"/>
          <table:table-cell table:style-name="ce463" office:value-type="date" office:date-value="2010-01-01">
            <text:p>01-Jan-10</text:p>
          </table:table-cell>
          <table:table-cell table:style-name="ce459"/>
          <table:table-cell table:style-name="ce470" table:number-columns-repeated="4"/>
          <table:table-cell table:number-columns-repeated="1017"/>
        </table:table-row>
        <table:table-row table:style-name="ro10">
          <table:table-cell table:style-name="ce459"/>
          <table:table-cell table:style-name="ce463" office:value-type="date" office:date-value="2010-01-31">
            <text:p>31-Jan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2-01">
            <text:p>01-Feb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2-28">
            <text:p>28-Feb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3-01">
            <text:p>01-Mar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3-31">
            <text:p>31-Mar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4-01">
            <text:p>01-Apr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4-30">
            <text:p>30-Apr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5-01">
            <text:p>01-May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5-31">
            <text:p>31-May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6-01">
            <text:p>01-Jun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6-30">
            <text:p>30-Jun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7-01">
            <text:p>01-Jul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7-31">
            <text:p>31-Jul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8-01">
            <text:p>01-Aug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8-31">
            <text:p>31-Aug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9-01">
            <text:p>01-Sep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09-30">
            <text:p>30-Sep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10-01">
            <text:p>01-Oct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10-31">
            <text:p>31-Oct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11-01">
            <text:p>01-Nov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11-30">
            <text:p>30-Nov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12-01">
            <text:p>01-Dec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0-12-31">
            <text:p>31-Dec-10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1-01-01">
            <text:p>01-Jan-11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1-01-31">
            <text:p>31-Jan-11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1-02-01">
            <text:p>01-Feb-11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1-02-28">
            <text:p>28-Feb-11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3" office:value-type="date" office:date-value="2011-03-01">
            <text:p>01-Mar-11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4" office:value-type="date" office:date-value="2011-03-31">
            <text:p>31-Mar-11</text:p>
          </table:table-cell>
          <table:table-cell table:style-name="ce459"/>
          <table:table-cell table:number-columns-repeated="1021"/>
        </table:table-row>
        <table:table-row table:style-name="ro10">
          <table:table-cell table:style-name="ce459"/>
          <table:table-cell table:style-name="ce461"/>
          <table:table-cell table:style-name="ce459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0/GB%20Accounts%20Company%202010-07-31%20(Jul10)%20OpenOffice/Fixedassets.ods'#Schedule" table:print="false" table:style-name="ta_extref">
        <table:table-source xlink:type="simple" xlink:href="../Fixedassets.ods" table:table-name="Schedule" table:mode="copy-results-only"/>
        <table:table-column table:number-columns-repeated="26"/>
        <table:table-row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7"/>
          <table:table-cell table:style-name="ce1" office:value-type="float" office:value="0">
            <text:p>0</text:p>
          </table:table-cell>
        </table:table-row>
        <table:table-row table:number-rows-repeated="3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1">
            <text:p>0.1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">
            <text:p>0.2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33">
            <text:p>0.33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5">
            <text:p>0.25</text:p>
          </table:table-cell>
        </table:table-row>
        <table:table-row table:number-rows-repeated="11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Fixedassets.ods'#HPfinance" table:print="false" table:style-name="ta_extref">
        <table:table-source xlink:type="simple" xlink:href="../Fixedassets.ods" table:table-name="HPfinance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Aug09" table:print="false" table:style-name="ta_extref">
        <table:table-source xlink:type="simple" xlink:href="../Purchases.ods" table:table-name="Aug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Sep09" table:print="false" table:style-name="ta_extref">
        <table:table-source xlink:type="simple" xlink:href="../Purchases.ods" table:table-name="Sep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Oct09" table:print="false" table:style-name="ta_extref">
        <table:table-source xlink:type="simple" xlink:href="../Purchases.ods" table:table-name="Oct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Nov09" table:print="false" table:style-name="ta_extref">
        <table:table-source xlink:type="simple" xlink:href="../Purchases.ods" table:table-name="Nov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Dec09" table:print="false" table:style-name="ta_extref">
        <table:table-source xlink:type="simple" xlink:href="../Purchases.ods" table:table-name="Dec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Jan10" table:print="false" table:style-name="ta_extref">
        <table:table-source xlink:type="simple" xlink:href="../Purchases.ods" table:table-name="Jan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Feb10" table:print="false" table:style-name="ta_extref">
        <table:table-source xlink:type="simple" xlink:href="../Purchases.ods" table:table-name="Feb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Mar10" table:print="false" table:style-name="ta_extref">
        <table:table-source xlink:type="simple" xlink:href="../Purchases.ods" table:table-name="Mar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Apr10" table:print="false" table:style-name="ta_extref">
        <table:table-source xlink:type="simple" xlink:href="../Purchases.ods" table:table-name="Apr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May10" table:print="false" table:style-name="ta_extref">
        <table:table-source xlink:type="simple" xlink:href="../Purchases.ods" table:table-name="May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Jun10" table:print="false" table:style-name="ta_extref">
        <table:table-source xlink:type="simple" xlink:href="../Purchases.ods" table:table-name="Jun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Jul10" table:print="false" table:style-name="ta_extref">
        <table:table-source xlink:type="simple" xlink:href="../Purchases.ods" table:table-name="Jul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Aug09" table:print="false" table:style-name="ta_extref">
        <table:table-source xlink:type="simple" xlink:href="../Sales.ods" table:table-name="Aug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Sep09" table:print="false" table:style-name="ta_extref">
        <table:table-source xlink:type="simple" xlink:href="../Sales.ods" table:table-name="Sep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Oct09" table:print="false" table:style-name="ta_extref">
        <table:table-source xlink:type="simple" xlink:href="../Sales.ods" table:table-name="Oct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Nov09" table:print="false" table:style-name="ta_extref">
        <table:table-source xlink:type="simple" xlink:href="../Sales.ods" table:table-name="Nov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Dec09" table:print="false" table:style-name="ta_extref">
        <table:table-source xlink:type="simple" xlink:href="../Sales.ods" table:table-name="Dec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Jan10" table:print="false" table:style-name="ta_extref">
        <table:table-source xlink:type="simple" xlink:href="../Sales.ods" table:table-name="Jan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Feb10" table:print="false" table:style-name="ta_extref">
        <table:table-source xlink:type="simple" xlink:href="../Sales.ods" table:table-name="Feb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Mar10" table:print="false" table:style-name="ta_extref">
        <table:table-source xlink:type="simple" xlink:href="../Sales.ods" table:table-name="Mar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Apr10" table:print="false" table:style-name="ta_extref">
        <table:table-source xlink:type="simple" xlink:href="../Sales.ods" table:table-name="Apr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May10" table:print="false" table:style-name="ta_extref">
        <table:table-source xlink:type="simple" xlink:href="../Sales.ods" table:table-name="May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Jun10" table:print="false" table:style-name="ta_extref">
        <table:table-source xlink:type="simple" xlink:href="../Sales.ods" table:table-name="Jun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Jul10" table:print="false" table:style-name="ta_extref">
        <table:table-source xlink:type="simple" xlink:href="../Sales.ods" table:table-name="Jul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Aug09" table:print="false" table:style-name="ta_extref">
        <table:table-source xlink:type="simple" xlink:href="../Currentaccount.ods" table:table-name="Aug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Sep09" table:print="false" table:style-name="ta_extref">
        <table:table-source xlink:type="simple" xlink:href="../Currentaccount.ods" table:table-name="Sep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Oct09" table:print="false" table:style-name="ta_extref">
        <table:table-source xlink:type="simple" xlink:href="../Currentaccount.ods" table:table-name="Oct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Nov09" table:print="false" table:style-name="ta_extref">
        <table:table-source xlink:type="simple" xlink:href="../Currentaccount.ods" table:table-name="Nov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Dec09" table:print="false" table:style-name="ta_extref">
        <table:table-source xlink:type="simple" xlink:href="../Currentaccount.ods" table:table-name="Dec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Jan10" table:print="false" table:style-name="ta_extref">
        <table:table-source xlink:type="simple" xlink:href="../Currentaccount.ods" table:table-name="Ja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Feb10" table:print="false" table:style-name="ta_extref">
        <table:table-source xlink:type="simple" xlink:href="../Currentaccount.ods" table:table-name="Feb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Mar10" table:print="false" table:style-name="ta_extref">
        <table:table-source xlink:type="simple" xlink:href="../Currentaccount.ods" table:table-name="Ma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Apr10" table:print="false" table:style-name="ta_extref">
        <table:table-source xlink:type="simple" xlink:href="../Currentaccount.ods" table:table-name="Ap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May10" table:print="false" table:style-name="ta_extref">
        <table:table-source xlink:type="simple" xlink:href="../Currentaccount.ods" table:table-name="May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Jun10" table:print="false" table:style-name="ta_extref">
        <table:table-source xlink:type="simple" xlink:href="../Currentaccount.ods" table:table-name="Ju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urrentaccount.ods'#Jul10" table:print="false" table:style-name="ta_extref">
        <table:table-source xlink:type="simple" xlink:href="../Currentaccount.ods" table:table-name="Jul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Aug09" table:print="false" table:style-name="ta_extref">
        <table:table-source xlink:type="simple" xlink:href="../Savingaccount.ods" table:table-name="Aug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Sep09" table:print="false" table:style-name="ta_extref">
        <table:table-source xlink:type="simple" xlink:href="../Savingaccount.ods" table:table-name="Sep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Oct09" table:print="false" table:style-name="ta_extref">
        <table:table-source xlink:type="simple" xlink:href="../Savingaccount.ods" table:table-name="Oct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Nov09" table:print="false" table:style-name="ta_extref">
        <table:table-source xlink:type="simple" xlink:href="../Savingaccount.ods" table:table-name="Nov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Dec09" table:print="false" table:style-name="ta_extref">
        <table:table-source xlink:type="simple" xlink:href="../Savingaccount.ods" table:table-name="Dec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Jan10" table:print="false" table:style-name="ta_extref">
        <table:table-source xlink:type="simple" xlink:href="../Savingaccount.ods" table:table-name="Ja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Feb10" table:print="false" table:style-name="ta_extref">
        <table:table-source xlink:type="simple" xlink:href="../Savingaccount.ods" table:table-name="Feb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Mar10" table:print="false" table:style-name="ta_extref">
        <table:table-source xlink:type="simple" xlink:href="../Savingaccount.ods" table:table-name="Ma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Apr10" table:print="false" table:style-name="ta_extref">
        <table:table-source xlink:type="simple" xlink:href="../Savingaccount.ods" table:table-name="Ap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May10" table:print="false" table:style-name="ta_extref">
        <table:table-source xlink:type="simple" xlink:href="../Savingaccount.ods" table:table-name="May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Jun10" table:print="false" table:style-name="ta_extref">
        <table:table-source xlink:type="simple" xlink:href="../Savingaccount.ods" table:table-name="Ju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vingaccount.ods'#Jul10" table:print="false" table:style-name="ta_extref">
        <table:table-source xlink:type="simple" xlink:href="../Savingaccount.ods" table:table-name="Jul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Aug09" table:print="false" table:style-name="ta_extref">
        <table:table-source xlink:type="simple" xlink:href="../Creditcardaccount.ods" table:table-name="Aug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Sep09" table:print="false" table:style-name="ta_extref">
        <table:table-source xlink:type="simple" xlink:href="../Creditcardaccount.ods" table:table-name="Sep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Oct09" table:print="false" table:style-name="ta_extref">
        <table:table-source xlink:type="simple" xlink:href="../Creditcardaccount.ods" table:table-name="Oct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Nov09" table:print="false" table:style-name="ta_extref">
        <table:table-source xlink:type="simple" xlink:href="../Creditcardaccount.ods" table:table-name="Nov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Dec09" table:print="false" table:style-name="ta_extref">
        <table:table-source xlink:type="simple" xlink:href="../Creditcardaccount.ods" table:table-name="Dec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Jan10" table:print="false" table:style-name="ta_extref">
        <table:table-source xlink:type="simple" xlink:href="../Creditcardaccount.ods" table:table-name="Ja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Feb10" table:print="false" table:style-name="ta_extref">
        <table:table-source xlink:type="simple" xlink:href="../Creditcardaccount.ods" table:table-name="Feb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Mar10" table:print="false" table:style-name="ta_extref">
        <table:table-source xlink:type="simple" xlink:href="../Creditcardaccount.ods" table:table-name="Ma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Apr10" table:print="false" table:style-name="ta_extref">
        <table:table-source xlink:type="simple" xlink:href="../Creditcardaccount.ods" table:table-name="Ap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May10" table:print="false" table:style-name="ta_extref">
        <table:table-source xlink:type="simple" xlink:href="../Creditcardaccount.ods" table:table-name="May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Jun10" table:print="false" table:style-name="ta_extref">
        <table:table-source xlink:type="simple" xlink:href="../Creditcardaccount.ods" table:table-name="Ju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reditcardaccount.ods'#Jul10" table:print="false" table:style-name="ta_extref">
        <table:table-source xlink:type="simple" xlink:href="../Creditcardaccount.ods" table:table-name="Jul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Aug09" table:print="false" table:style-name="ta_extref">
        <table:table-source xlink:type="simple" xlink:href="../Cashaccount.ods" table:table-name="Aug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Sep09" table:print="false" table:style-name="ta_extref">
        <table:table-source xlink:type="simple" xlink:href="../Cashaccount.ods" table:table-name="Sep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Oct09" table:print="false" table:style-name="ta_extref">
        <table:table-source xlink:type="simple" xlink:href="../Cashaccount.ods" table:table-name="Oct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Nov09" table:print="false" table:style-name="ta_extref">
        <table:table-source xlink:type="simple" xlink:href="../Cashaccount.ods" table:table-name="Nov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Dec09" table:print="false" table:style-name="ta_extref">
        <table:table-source xlink:type="simple" xlink:href="../Cashaccount.ods" table:table-name="Dec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Jan10" table:print="false" table:style-name="ta_extref">
        <table:table-source xlink:type="simple" xlink:href="../Cashaccount.ods" table:table-name="Jan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Feb10" table:print="false" table:style-name="ta_extref">
        <table:table-source xlink:type="simple" xlink:href="../Cashaccount.ods" table:table-name="Feb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Mar10" table:print="false" table:style-name="ta_extref">
        <table:table-source xlink:type="simple" xlink:href="../Cashaccount.ods" table:table-name="Mar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Apr10" table:print="false" table:style-name="ta_extref">
        <table:table-source xlink:type="simple" xlink:href="../Cashaccount.ods" table:table-name="Apr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May10" table:print="false" table:style-name="ta_extref">
        <table:table-source xlink:type="simple" xlink:href="../Cashaccount.ods" table:table-name="May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Jun10" table:print="false" table:style-name="ta_extref">
        <table:table-source xlink:type="simple" xlink:href="../Cashaccount.ods" table:table-name="Jun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ashaccount.ods'#Jul10" table:print="false" table:style-name="ta_extref">
        <table:table-source xlink:type="simple" xlink:href="../Cashaccount.ods" table:table-name="Jul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Companysecretary.ods'#Boardmeeting" table:print="false" table:style-name="ta_extref">
        <table:table-source xlink:type="simple" xlink:href="../Companysecretary.ods" table:table-name="Boardmeeting" table:mode="copy-results-only"/>
        <table:table-column/>
      </table:table>
      <table:table table:name="'file:///C:/Users/Antony/diy/GB%20Accounts/GB%20Accounts%202010/GB%20Accounts%20Company%202010-07-31%20(Jul10)%20OpenOffice/Companysecretary.ods'#RegisterofMembers" table:print="false" table:style-name="ta_extref">
        <table:table-source xlink:type="simple" xlink:href="../Companysecretary.ods" table:table-name="RegisterofMembers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</table:table>
      <table:table table:name="'file:///C:/Users/Antony/diy/GB%20Accounts/GB%20Accounts%202010/GB%20Accounts%20Company%202010-07-31%20(Jul10)%20OpenOffice/Payrollyearto050410.ods'#Aug09" table:print="false" table:style-name="ta_extref">
        <table:table-source xlink:type="simple" xlink:href="../Payrollyearto050410.ods" table:table-name="Aug09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0.ods'#Sep09" table:print="false" table:style-name="ta_extref">
        <table:table-source xlink:type="simple" xlink:href="../Payrollyearto050410.ods" table:table-name="Sep09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0.ods'#Oct09" table:print="false" table:style-name="ta_extref">
        <table:table-source xlink:type="simple" xlink:href="../Payrollyearto050410.ods" table:table-name="Oct09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0.ods'#Nov09" table:print="false" table:style-name="ta_extref">
        <table:table-source xlink:type="simple" xlink:href="../Payrollyearto050410.ods" table:table-name="Nov09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0.ods'#Dec09" table:print="false" table:style-name="ta_extref">
        <table:table-source xlink:type="simple" xlink:href="../Payrollyearto050410.ods" table:table-name="Dec09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0.ods'#Jan10" table:print="false" table:style-name="ta_extref">
        <table:table-source xlink:type="simple" xlink:href="../Payrollyearto050410.ods" table:table-name="Jan10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0.ods'#Feb10" table:print="false" table:style-name="ta_extref">
        <table:table-source xlink:type="simple" xlink:href="../Payrollyearto050410.ods" table:table-name="Feb10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0.ods'#Mar10" table:print="false" table:style-name="ta_extref">
        <table:table-source xlink:type="simple" xlink:href="../Payrollyearto050410.ods" table:table-name="Mar10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1.ods'#Apr10" table:print="false" table:style-name="ta_extref">
        <table:table-source xlink:type="simple" xlink:href="../Payrollyearto050411.ods" table:table-name="Apr10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1.ods'#May10" table:print="false" table:style-name="ta_extref">
        <table:table-source xlink:type="simple" xlink:href="../Payrollyearto050411.ods" table:table-name="May10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1.ods'#Jun10" table:print="false" table:style-name="ta_extref">
        <table:table-source xlink:type="simple" xlink:href="../Payrollyearto050411.ods" table:table-name="Jun10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ayrollyearto050411.ods'#Jul10" table:print="false" table:style-name="ta_extref">
        <table:table-source xlink:type="simple" xlink:href="../Payrollyearto050411.ods" table:table-name="Jul10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14/01/2012</text:date>, <text:time>23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1-14">14/01/2012</text:date> <text:s/><text:time>23:06:1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1-14">14/01/2012</text:date> <text:s/><text:time>23:06:1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1-14">14/01/2012</text:date> <text:s/><text:time>23:06:1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1-14">14/01/2012</text:date> <text:s/><text:time>23:06:1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1-14">14/01/2012</text:date> <text:s/><text:time>23:06:1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1-14">14/01/2012</text:date> <text:s/><text:time>23:06:1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2-01-14T23:06:16.21</dc:date>
    <meta:print-date>2008-12-27T16:45:41Z</meta:print-date>
    <meta:editing-duration>PT3M58S</meta:editing-duration>
    <meta:editing-cycles>1</meta:editing-cycles>
    <meta:document-statistic meta:table-count="12" meta:cell-count="5270" meta:object-count="0"/>
  </office:meta>
</office:document-meta>
</file>